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mm"/>
    </style:style>
    <style:style style:name="co2" style:family="table-column">
      <style:table-column-properties fo:break-before="auto" style:column-width="7.41mm"/>
    </style:style>
    <style:style style:name="co3" style:family="table-column">
      <style:table-column-properties fo:break-before="auto" style:column-width="42.33mm"/>
    </style:style>
    <style:style style:name="co4" style:family="table-column">
      <style:table-column-properties fo:break-before="auto" style:column-width="50.01mm"/>
    </style:style>
    <style:style style:name="co5" style:family="table-column">
      <style:table-column-properties fo:break-before="auto" style:column-width="33.87mm"/>
    </style:style>
    <style:style style:name="co6" style:family="table-column">
      <style:table-column-properties fo:break-before="auto" style:column-width="63.24mm"/>
    </style:style>
    <style:style style:name="co7" style:family="table-column">
      <style:table-column-properties fo:break-before="auto" style:column-width="33.34mm"/>
    </style:style>
    <style:style style:name="co8" style:family="table-column">
      <style:table-column-properties fo:break-before="auto" style:column-width="51.33mm"/>
    </style:style>
    <style:style style:name="co9" style:family="table-column">
      <style:table-column-properties fo:break-before="auto" style:column-width="18.26mm"/>
    </style:style>
    <style:style style:name="co10" style:family="table-column">
      <style:table-column-properties fo:break-before="auto" style:column-width="29.63mm"/>
    </style:style>
    <style:style style:name="co11" style:family="table-column">
      <style:table-column-properties fo:break-before="auto" style:column-width="39.69mm"/>
    </style:style>
    <style:style style:name="co12" style:family="table-column">
      <style:table-column-properties fo:break-before="auto" style:column-width="23.02mm"/>
    </style:style>
    <style:style style:name="co13" style:family="table-column">
      <style:table-column-properties fo:break-before="auto" style:column-width="16.93mm"/>
    </style:style>
    <style:style style:name="co14" style:family="table-column">
      <style:table-column-properties fo:break-before="auto" style:column-width="21.96mm"/>
    </style:style>
    <style:style style:name="co15" style:family="table-column">
      <style:table-column-properties fo:break-before="auto" style:column-width="71.1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NEP2035_5f_confirmed">
      <style:table-properties table:display="true" style:writing-mode="lr-tb"/>
    </style:style>
    <style:style style:name="ta2" style:family="table" style:master-page-name="PageStyle_5f_NEP2035_5f_B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Rückbau_20_nach_20_sql">
      <style:table-properties table:display="true" style:writing-mode="lr-tb"/>
    </style:style>
    <style:style style:name="ta5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e7e6e6" style:rotation-align="none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ffff66" style:rotation-align="none"/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99ff99" style:rotation-align="none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able-cell-properties fo:background-color="#ff9999" style:rotation-align="none"/>
    </style:style>
    <style:style style:name="ce10" style:family="table-cell" style:parent-style-name="Default">
      <style:table-cell-properties fo:background-color="#ff9999"/>
    </style:style>
    <style:style style:name="ce11" style:family="table-cell" style:parent-style-name="Default">
      <style:table-cell-properties fo:background-color="#66ccff"/>
    </style:style>
    <style:style style:name="ce12" style:family="table-cell" style:parent-style-name="Default">
      <style:table-cell-properties fo:background-color="#66ccff" style:rotation-align="non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ackground-color="#e7e6e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able-cell-properties fo:background-color="#e7e6e6" style:rotation-align="none"/>
      <style:text-properties fo:color="#000000"/>
    </style:style>
    <style:style style:name="ce18" style:family="table-cell" style:parent-style-name="Default">
      <style:table-cell-properties fo:background-color="#ffe699" style:rotation-align="none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rotation-align="none"/>
    </style:style>
    <style:style style:name="ce2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ackground-color="#ff66cc"/>
    </style:style>
    <style:style style:name="ce24" style:family="table-cell" style:parent-style-name="Default">
      <style:table-cell-properties fo:background-color="#ff66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EP2035_confirm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Projekt</text:p>
          </table:table-cell>
          <table:table-cell table:style-name="ce1" office:value-type="string" calcext:value-type="string">
            <text:p>Abschnitt</text:p>
          </table:table-cell>
          <table:table-cell table:style-name="ce1" office:value-type="string" calcext:value-type="string">
            <text:p>Startpunkt</text:p>
          </table:table-cell>
          <table:table-cell table:style-name="ce1" office:value-type="string" calcext:value-type="string">
            <text:p>Endpunkt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Leistung (MW)</text:p>
          </table:table-cell>
          <table:table-cell table:style-name="ce1" office:value-type="string" calcext:value-type="string">
            <text:p>Technik</text:p>
          </table:table-cell>
          <table:table-cell table:style-name="ce1" office:value-type="string" calcext:value-type="string">
            <text:p>Erdkabelpilot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Rückbau</text:p>
          </table:table-cell>
          <table:table-cell table:style-name="ce1" office:value-type="string" calcext:value-type="string">
            <text:p>Anzahl Kabel</text:p>
          </table:table-cell>
          <table:table-cell table:style-name="ce1" office:value-type="string" calcext:value-type="string">
            <text:p>Anmerkung</text:p>
          </table:table-cell>
          <table:table-cell table:style-name="ce1" office:value-type="string" calcext:value-type="string">
            <text:p>Kosten pro km</text:p>
          </table:table-cell>
          <table:table-cell table:style-name="ce1" table:number-columns-repeated="1011"/>
        </table:table-row>
        <table:table-row table:style-name="ro2">
          <table:table-cell table:style-name="ce2" office:value-type="string" calcext:value-type="string">
            <text:p>BBPlG1</text:p>
          </table:table-cell>
          <table:table-cell table:style-name="ce2"/>
          <table:table-cell table:style-name="ce2" office:value-type="string" calcext:value-type="string">
            <text:p>Emden Ost</text:p>
          </table:table-cell>
          <table:table-cell table:style-name="ce2" office:value-type="string" calcext:value-type="string">
            <text:p>Osterath</text:p>
          </table:table-cell>
          <table:table-cell table:style-name="ce2" office:value-type="string" calcext:value-type="string">
            <text:p>320 oder 525 kV</text:p>
          </table:table-cell>
          <table:table-cell table:style-name="ce7" office:value-type="float" office:value="2000" calcext:value-type="float">
            <text:p>20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3"/>
          <table:table-cell table:style-name="ce2" office:value-type="float" office:value="1500000" calcext:value-type="float">
            <text:p>1500000</text:p>
          </table:table-cell>
          <table:table-cell table:style-name="ce2" table:number-columns-repeated="1011"/>
        </table:table-row>
        <table:table-row table:style-name="ro2">
          <table:table-cell office:value-type="string" calcext:value-type="string">
            <text:p>BBPlG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lmirstedt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nein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office:value-type="float" office:value="1150000" calcext:value-type="float">
            <text:p>11500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BPlG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Wahle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nein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office:value-type="float" office:value="1150000" calcext:value-type="float">
            <text:p>1150000</text:p>
          </table:table-cell>
          <table:table-cell table:style-name="ce8" office:value-type="string" calcext:value-type="string">
            <text:p>NEP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BPlG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lmirstedt</text:p>
          </table:table-cell>
          <table:table-cell office:value-type="string" calcext:value-type="string">
            <text:p>Wahle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office:value-type="float" office:value="1150000" calcext:value-type="float">
            <text:p>1150000</text:p>
          </table:table-cell>
          <table:table-cell table:style-name="ce10" office:value-type="string" calcext:value-type="string">
            <text:p>Anzahl neuer Systeme = Anzahl Rückgebauter Systeme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BPlG11</text:p>
          </table:table-cell>
          <table:table-cell table:style-name="ce2"/>
          <table:table-cell table:style-name="ce2" office:value-type="string" calcext:value-type="string">
            <text:p>Bertikow</text:p>
          </table:table-cell>
          <table:table-cell table:style-name="ce2" office:value-type="string" calcext:value-type="string">
            <text:p>Pasewalk</text:p>
          </table:table-cell>
          <table:table-cell table:style-name="ce2" office:value-type="string" calcext:value-type="string">
            <text:p>380 kV</text:p>
          </table:table-cell>
          <table:table-cell table:style-name="ce9" table:formula="of:= 2*1790*1.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6" calcext:value-type="float">
            <text:p>6</text:p>
          </table:table-cell>
          <table:table-cell table:style-name="ce2" office:value-type="string" calcext:value-type="string">
            <text:p>Hochstrombeseilung</text:p>
          </table:table-cell>
          <table:table-cell table:style-name="ce2" office:value-type="float" office:value="1500000" calcext:value-type="float">
            <text:p>1500000</text:p>
          </table:table-cell>
          <table:table-cell table:style-name="ce12" office:value-type="string" calcext:value-type="string">
            <text:p>ÜNB</text:p>
          </table:table-cell>
          <table:table-cell table:style-name="ce2" table:number-columns-repeated="1010"/>
        </table:table-row>
        <table:table-row table:style-name="ro2">
          <table:table-cell office:value-type="string" calcext:value-type="string">
            <text:p>BBPlG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eselbach</text:p>
          </table:table-cell>
          <table:table-cell office:value-type="string" calcext:value-type="string">
            <text:p>Punkt Sonneborn</text:p>
          </table:table-cell>
          <table:table-cell office:value-type="string" calcext:value-type="string">
            <text:p>380 kV</text:p>
          </table:table-cell>
          <table:table-cell table:style-name="ce8" table:formula="of:=4*1790*1.5" office:value-type="float" office:value="10740" calcext:value-type="float">
            <text:p>1074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Ersatz 380</text:p>
          </table:table-cell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Hochstrombeseilung, dann 4 Systeme</text:p>
          </table:table-cell>
          <table:table-cell table:formula="of:= 2* 1600000" office:value-type="float" office:value="3200000" calcext:value-type="float">
            <text:p>32000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BPlG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kt Sonneborn</text:p>
          </table:table-cell>
          <table:table-cell office:value-type="string" calcext:value-type="string">
            <text:p>Mecklar</text:p>
          </table:table-cell>
          <table:table-cell office:value-type="string" calcext:value-type="string">
            <text:p>380 kV</text:p>
          </table:table-cell>
          <table:table-cell table:style-name="ce8" table:formula="of:=4*1790*1.5" office:value-type="float" office:value="10740" calcext:value-type="float">
            <text:p>1074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Ersatz 380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formula="of:= 2* 1600000" office:value-type="float" office:value="3200000" calcext:value-type="float">
            <text:p>32000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BPlG13</text:p>
          </table:table-cell>
          <table:table-cell table:style-name="ce2"/>
          <table:table-cell table:style-name="ce2" office:value-type="string" calcext:value-type="string">
            <text:p>Pulgar</text:p>
          </table:table-cell>
          <table:table-cell table:style-name="ce2" office:value-type="string" calcext:value-type="string">
            <text:p>Vieselbach</text:p>
          </table:table-cell>
          <table:table-cell table:style-name="ce2" office:value-type="string" calcext:value-type="string">
            <text:p>380 kV</text:p>
          </table:table-cell>
          <table:table-cell table:style-name="ce7" table:formula="of:=1.5 * 1790" office:value-type="float" office:value="2685" calcext:value-type="float">
            <text:p>2685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/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Hochstrombeseilung</text:p>
          </table:table-cell>
          <table:table-cell table:style-name="ce2" table:formula="of:= 1600000/2" office:value-type="float" office:value="800000" calcext:value-type="float">
            <text:p>800000</text:p>
          </table:table-cell>
          <table:table-cell table:style-name="ce2" table:number-columns-repeated="1011"/>
        </table:table-row>
        <table:table-row table:style-name="ro2">
          <table:table-cell office:value-type="string" calcext:value-type="string">
            <text:p>BBPlG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da</text:p>
          </table:table-cell>
          <table:table-cell office:value-type="string" calcext:value-type="string">
            <text:p>Remptendorf</text:p>
          </table:table-cell>
          <table:table-cell office:value-type="string" calcext:value-type="string">
            <text:p>380 kV</text:p>
          </table:table-cell>
          <table:table-cell table:style-name="ce10" table:formula="of:= 3*1790*1.5" office:value-type="float" office:value="8055" calcext:value-type="float">
            <text:p>8055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float" office:value="380" calcext:value-type="float">
            <text:p>380</text:p>
          </table:table-cell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Hochstrombeseilung</text:p>
          </table:table-cell>
          <table:table-cell table:formula="of:= 1.5*1600000" office:value-type="float" office:value="2400000" calcext:value-type="float">
            <text:p>24000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BPlG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öhrsdorf</text:p>
          </table:table-cell>
          <table:table-cell office:value-type="string" calcext:value-type="string">
            <text:p>Weida</text:p>
          </table:table-cell>
          <table:table-cell office:value-type="string" calcext:value-type="string">
            <text:p>380 kV</text:p>
          </table:table-cell>
          <table:table-cell table:style-name="ce10" table:formula="of:= 3*1790*1.5" office:value-type="float" office:value="8055" calcext:value-type="float">
            <text:p>8055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float" office:value="380" calcext:value-type="float">
            <text:p>380</text:p>
          </table:table-cell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Hochstrombeseilung</text:p>
          </table:table-cell>
          <table:table-cell table:formula="of:= 1.5*1600000" office:value-type="float" office:value="2400000" calcext:value-type="float">
            <text:p>24000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BPlG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nkt Metternich</text:p>
          </table:table-cell>
          <table:table-cell table:style-name="ce2" office:value-type="string" calcext:value-type="string">
            <text:p>Punkt Pillig</text:p>
          </table:table-cell>
          <table:table-cell table:style-name="ce2" office:value-type="string" calcext:value-type="string">
            <text:p>380 kV</text:p>
          </table:table-cell>
          <table:table-cell table:style-name="ce9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12" office:value-type="float" office:value="220" calcext:value-type="float">
            <text:p>220</text:p>
          </table:table-cell>
          <table:table-cell table:style-name="ce9" office:value-type="float" office:value="6" calcext:value-type="float">
            <text:p>6</text:p>
          </table:table-cell>
          <table:table-cell table:style-name="ce2"/>
          <table:table-cell table:style-name="ce2" office:value-type="float" office:value="1600000" calcext:value-type="float">
            <text:p>1600000</text:p>
          </table:table-cell>
          <table:table-cell table:style-name="ce2" table:number-columns-repeated="1011"/>
        </table:table-row>
        <table:table-row table:style-name="ro2">
          <table:table-cell table:style-name="ce2" office:value-type="string" calcext:value-type="string">
            <text:p>BBPlG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unkt Pillig</text:p>
          </table:table-cell>
          <table:table-cell table:style-name="ce2" office:value-type="string" calcext:value-type="string">
            <text:p>Wengerohr</text:p>
          </table:table-cell>
          <table:table-cell table:style-name="ce2" office:value-type="string" calcext:value-type="string">
            <text:p>380 kV</text:p>
          </table:table-cell>
          <table:table-cell table:style-name="ce9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12" office:value-type="float" office:value="220" calcext:value-type="float">
            <text:p>220</text:p>
          </table:table-cell>
          <table:table-cell table:style-name="ce9" office:value-type="float" office:value="6" calcext:value-type="float">
            <text:p>6</text:p>
          </table:table-cell>
          <table:table-cell table:style-name="ce2"/>
          <table:table-cell table:style-name="ce2" office:value-type="float" office:value="1600000" calcext:value-type="float">
            <text:p>1600000</text:p>
          </table:table-cell>
          <table:table-cell table:style-name="ce2" table:number-columns-repeated="1011"/>
        </table:table-row>
        <table:table-row table:style-name="ro2">
          <table:table-cell table:style-name="ce2" office:value-type="string" calcext:value-type="string">
            <text:p>BBPlG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Wengerohr</text:p>
          </table:table-cell>
          <table:table-cell table:style-name="ce2" office:value-type="string" calcext:value-type="string">
            <text:p>Niederstedem</text:p>
          </table:table-cell>
          <table:table-cell table:style-name="ce2" office:value-type="string" calcext:value-type="string">
            <text:p>380 kV</text:p>
          </table:table-cell>
          <table:table-cell table:style-name="ce9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11" office:value-type="float" office:value="220" calcext:value-type="float">
            <text:p>220</text:p>
          </table:table-cell>
          <table:table-cell table:style-name="ce10" office:value-type="float" office:value="6" calcext:value-type="float">
            <text:p>6</text:p>
          </table:table-cell>
          <table:table-cell table:style-name="ce3"/>
          <table:table-cell table:style-name="ce2" office:value-type="float" office:value="1600000" calcext:value-type="float">
            <text:p>16000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BPlG17</text:p>
          </table:table-cell>
          <table:table-cell/>
          <table:table-cell office:value-type="string" calcext:value-type="string">
            <text:p>Mecklar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380 kV</text:p>
          </table:table-cell>
          <table:table-cell table:style-name="ce11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nein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office:value-type="float" office:value="1400000" calcext:value-type="float">
            <text:p>14000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BPlG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dwitz</text:p>
          </table:table-cell>
          <table:table-cell table:style-name="ce2" office:value-type="string" calcext:value-type="string">
            <text:p>Mechlenreuth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/>
          <table:table-cell table:style-name="ce7" office:value-type="float" office:value="3" calcext:value-type="float">
            <text:p>3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BBPlG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echlenreuth</text:p>
          </table:table-cell>
          <table:table-cell table:style-name="ce2" office:value-type="string" calcext:value-type="string">
            <text:p>Etzenricht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 x 1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formula="of:=1600000/2" office:value-type="float" office:value="800000" calcext:value-type="float">
            <text:p>8000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BPlG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tzenricht</text:p>
          </table:table-cell>
          <table:table-cell table:style-name="ce2" office:value-type="string" calcext:value-type="string">
            <text:p>Schwandorf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 x 1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formula="of:=1600000/2" office:value-type="float" office:value="800000" calcext:value-type="float">
            <text:p>8000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Urberach</text:p>
          </table:table-cell>
          <table:table-cell office:value-type="string" calcext:value-type="string">
            <text:p>Pfungstadt</text:p>
          </table:table-cell>
          <table:table-cell office:value-type="string" calcext:value-type="string">
            <text:p>380 kV</text:p>
          </table:table-cell>
          <table:table-cell table:style-name="ce10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nein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1400000" calcext:value-type="float">
            <text:p>14000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Weinheim</text:p>
          </table:table-cell>
          <table:table-cell office:value-type="string" calcext:value-type="string">
            <text:p>Daxlanden</text:p>
          </table:table-cell>
          <table:table-cell office:value-type="string" calcext:value-type="string">
            <text:p>380 kV</text:p>
          </table:table-cell>
          <table:table-cell table:style-name="ce10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5" office:value-type="string" calcext:value-type="string">
            <text:p>Ersatz 220</text:p>
          </table:table-cell>
          <table:table-cell/>
          <table:table-cell office:value-type="string" calcext:value-type="string">
            <text:p>weg!!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Altlußheim</text:p>
          </table:table-cell>
          <table:table-cell office:value-type="string" calcext:value-type="string">
            <text:p>Daxlanden</text:p>
          </table:table-cell>
          <table:table-cell office:value-type="string" calcext:value-type="string">
            <text:p>380 kV</text:p>
          </table:table-cell>
          <table:table-cell table:style-name="ce10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5" office:value-type="string" calcext:value-type="string">
            <text:p>Ersatz 22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G380</text:p>
          </table:table-cell>
          <table:table-cell office:value-type="string" calcext:value-type="string">
            <text:p>Altlußheim</text:p>
          </table:table-cell>
          <table:table-cell office:value-type="string" calcext:value-type="string">
            <text:p>380 kV</text:p>
          </table:table-cell>
          <table:table-cell table:style-name="ce10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5" office:value-type="string" calcext:value-type="string">
            <text:p>Ersatz 22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Weinheim</text:p>
          </table:table-cell>
          <table:table-cell office:value-type="string" calcext:value-type="string">
            <text:p>G380</text:p>
          </table:table-cell>
          <table:table-cell office:value-type="string" calcext:value-type="string">
            <text:p>380 kV</text:p>
          </table:table-cell>
          <table:table-cell table:style-name="ce10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5" office:value-type="string" calcext:value-type="string">
            <text:p>Ersatz 22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Pfungstadt</text:p>
          </table:table-cell>
          <table:table-cell office:value-type="string" calcext:value-type="string">
            <text:p>Weinheim</text:p>
          </table:table-cell>
          <table:table-cell office:value-type="string" calcext:value-type="string">
            <text:p>380 kV</text:p>
          </table:table-cell>
          <table:table-cell table:style-name="ce10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Stromkreisauflage/Umbeseilung</text:p>
          </table:table-cell>
          <table:table-cell office:value-type="string" calcext:value-type="string">
            <text:p>nein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2</text:p>
          </table:table-cell>
          <table:table-cell table:style-name="ce2"/>
          <table:table-cell table:style-name="ce2" office:value-type="string" calcext:value-type="string">
            <text:p>Osterath</text:p>
          </table:table-cell>
          <table:table-cell table:style-name="ce2" office:value-type="string" calcext:value-type="string">
            <text:p>Philippsburg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2000" calcext:value-type="float">
            <text:p>20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tzverstärkung</text:p>
          </table:table-cell>
          <table:table-cell table:style-name="ce4" office:value-type="string" calcext:value-type="string">
            <text:p>380x1</text:p>
          </table:table-cell>
          <table:table-cell table:style-name="ce2" table:number-columns-repeated="1014"/>
        </table:table-row>
        <table:table-row table:style-name="ro3">
          <table:table-cell office:value-type="string" calcext:value-type="string">
            <text:p>BBPlG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Kupferzell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13" office:value-type="string" calcext:value-type="string">
            <text:p>Netzverstärkung: Stromkreisauflage/Umbeseilung</text:p>
          </table:table-cell>
          <table:table-cell office:value-type="string" calcext:value-type="string">
            <text:p>nein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pferzell</text:p>
          </table:table-cell>
          <table:table-cell office:value-type="string" calcext:value-type="string">
            <text:p>Großgartach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axlanden</text:p>
          </table:table-cell>
          <table:table-cell table:style-name="ce2" office:value-type="string" calcext:value-type="string">
            <text:p>Kuppenheim</text:p>
          </table:table-cell>
          <table:table-cell table:style-name="ce2" office:value-type="string" calcext:value-type="string">
            <text:p>380 kV</text:p>
          </table:table-cell>
          <table:table-cell table:style-name="ce9" table:formula="of:= 2*1790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9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BBPlG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uppenheim</text:p>
          </table:table-cell>
          <table:table-cell table:style-name="ce2" office:value-type="string" calcext:value-type="string">
            <text:p>Bühl</text:p>
          </table:table-cell>
          <table:table-cell table:style-name="ce2" office:value-type="string" calcext:value-type="string">
            <text:p>380 kV</text:p>
          </table:table-cell>
          <table:table-cell table:style-name="ce9" table:formula="of:= 2*1790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9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BBPlG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st 145</text:p>
          </table:table-cell>
          <table:table-cell table:style-name="ce2" office:value-type="string" calcext:value-type="string">
            <text:p>Eichstetten</text:p>
          </table:table-cell>
          <table:table-cell table:style-name="ce2" office:value-type="string" calcext:value-type="string">
            <text:p>380 kV</text:p>
          </table:table-cell>
          <table:table-cell table:style-name="ce9" table:formula="of:= 2*1790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9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BBPlG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ühl</text:p>
          </table:table-cell>
          <table:table-cell table:style-name="ce2" office:value-type="string" calcext:value-type="string">
            <text:p>Mast 145</text:p>
          </table:table-cell>
          <table:table-cell table:style-name="ce2" office:value-type="string" calcext:value-type="string">
            <text:p>380 kV</text:p>
          </table:table-cell>
          <table:table-cell table:style-name="ce9" table:formula="of:= 2*1790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24</text:p>
          </table:table-cell>
          <table:table-cell/>
          <table:table-cell office:value-type="string" calcext:value-type="string">
            <text:p>Punkt Rommelsbach</text:p>
          </table:table-cell>
          <table:table-cell office:value-type="string" calcext:value-type="string">
            <text:p>Herbertingen</text:p>
          </table:table-cell>
          <table:table-cell office:value-type="string" calcext:value-type="string">
            <text:p>380 kV</text:p>
          </table:table-cell>
          <table:table-cell table:style-name="ce10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11" office:value-type="string" calcext:value-type="string">
            <text:p>220 x 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25</text:p>
          </table:table-cell>
          <table:table-cell table:style-name="ce2"/>
          <table:table-cell table:style-name="ce2" office:value-type="string" calcext:value-type="string">
            <text:p>Punkt Wullenstetten</text:p>
          </table:table-cell>
          <table:table-cell table:style-name="ce2" office:value-type="string" calcext:value-type="string">
            <text:p>Punkt Niederwangen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 office:value-type="string" calcext:value-type="string">
            <text:p>zwei Teile, Dellmensingen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BBPlG26</text:p>
          </table:table-cell>
          <table:table-cell/>
          <table:table-cell office:value-type="string" calcext:value-type="string">
            <text:p>Bärwalde</text:p>
          </table:table-cell>
          <table:table-cell office:value-type="string" calcext:value-type="string">
            <text:p>Schmöll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number-columns-repeated="2"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BPlG27</text:p>
          </table:table-cell>
          <table:table-cell table:style-name="ce2"/>
          <table:table-cell table:style-name="ce2" office:value-type="string" calcext:value-type="string">
            <text:p>Abzweig Welsleben</text:p>
          </table:table-cell>
          <table:table-cell table:style-name="ce2" office:value-type="string" calcext:value-type="string">
            <text:p>Förderstedt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4*1790" office:value-type="float" office:value="7160" calcext:value-type="float">
            <text:p>716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nach qGis schon da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BBPlG28</text:p>
          </table:table-cell>
          <table:table-cell/>
          <table:table-cell office:value-type="string" calcext:value-type="string">
            <text:p>Abzweig Parchim Süd</text:p>
          </table:table-cell>
          <table:table-cell office:value-type="string" calcext:value-type="string">
            <text:p>Neuburg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number-columns-repeated="2"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BPlG29</text:p>
          </table:table-cell>
          <table:table-cell table:style-name="ce2"/>
          <table:table-cell table:style-name="ce2" office:value-type="string" calcext:value-type="string">
            <text:p>OWP Kriegers Flak (DK)</text:p>
          </table:table-cell>
          <table:table-cell table:style-name="ce2" office:value-type="string" calcext:value-type="string">
            <text:p>OWP Baltic 2 (Combined Grid Solution)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400" calcext:value-type="float">
            <text:p>4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BBPlG3</text:p>
          </table:table-cell>
          <table:table-cell/>
          <table:table-cell office:value-type="string" calcext:value-type="string">
            <text:p>Brunsbüttel</text:p>
          </table:table-cell>
          <table:table-cell office:value-type="string" calcext:value-type="string">
            <text:p>Großgartach</text:p>
          </table:table-cell>
          <table:table-cell office:value-type="string" calcext:value-type="string">
            <text:p>320 oder 525 kV</text:p>
          </table:table-cell>
          <table:table-cell table:style-name="ce8"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BPlG30</text:p>
          </table:table-cell>
          <table:table-cell table:style-name="ce2"/>
          <table:table-cell table:style-name="ce2" office:value-type="string" calcext:value-type="string">
            <text:p>Oberzier</text:p>
          </table:table-cell>
          <table:table-cell table:style-name="ce4" office:value-type="string" calcext:value-type="string">
            <text:p>Bundesgrenze (BE)</text:p>
          </table:table-cell>
          <table:table-cell table:style-name="ce2" office:value-type="string" calcext:value-type="string">
            <text:p>320 kV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BBPlG31</text:p>
          </table:table-cell>
          <table:table-cell/>
          <table:table-cell office:value-type="string" calcext:value-type="string">
            <text:p>Wilhelmshaven</text:p>
          </table:table-cell>
          <table:table-cell office:value-type="string" calcext:value-type="string">
            <text:p>Conneforde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k.A. 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32</text:p>
          </table:table-cell>
          <table:table-cell table:style-name="ce2"/>
          <table:table-cell table:style-name="ce4" office:value-type="string" calcext:value-type="string">
            <text:p>Bundesgrenze (AT)</text:p>
          </table:table-cell>
          <table:table-cell table:style-name="ce2" office:value-type="string" calcext:value-type="string">
            <text:p>Punkt Matzenhof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BBPlG32</text:p>
          </table:table-cell>
          <table:table-cell table:style-name="ce2"/>
          <table:table-cell table:style-name="ce2" office:value-type="string" calcext:value-type="string">
            <text:p>Punkt Matzenhof</text:p>
          </table:table-cell>
          <table:table-cell table:style-name="ce2" office:value-type="string" calcext:value-type="string">
            <text:p>Simbach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taz 220</text:p>
          </table:table-cell>
          <table:table-cell table:style-name="ce7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BBPlG32</text:p>
          </table:table-cell>
          <table:table-cell table:style-name="ce2"/>
          <table:table-cell table:style-name="ce4" office:value-type="string" calcext:value-type="string">
            <text:p>Bundesgrenze (AT)</text:p>
          </table:table-cell>
          <table:table-cell table:style-name="ce2" office:value-type="string" calcext:value-type="string">
            <text:p>Pleinting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32</text:p>
          </table:table-cell>
          <table:table-cell table:style-name="ce3"/>
          <table:table-cell table:style-name="ce2" office:value-type="string" calcext:value-type="string">
            <text:p>Simhar</text:p>
          </table:table-cell>
          <table:table-cell table:style-name="ce2" office:value-type="string" calcext:value-type="string">
            <text:p>Pirach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taz 22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32</text:p>
          </table:table-cell>
          <table:table-cell table:style-name="ce3"/>
          <table:table-cell table:style-name="ce2" office:value-type="string" calcext:value-type="string">
            <text:p>Adelkofen</text:p>
          </table:table-cell>
          <table:table-cell table:style-name="ce2" office:value-type="string" calcext:value-type="string">
            <text:p>Punkt Matzenhof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32</text:p>
          </table:table-cell>
          <table:table-cell table:style-name="ce3"/>
          <table:table-cell table:style-name="ce2" office:value-type="string" calcext:value-type="string">
            <text:p>Altheim</text:p>
          </table:table-cell>
          <table:table-cell table:style-name="ce2" office:value-type="string" calcext:value-type="string">
            <text:p>Adelkofen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ster</text:p>
          </table:table-cell>
          <table:table-cell office:value-type="string" calcext:value-type="string">
            <text:p>Grenzkorridor IV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BPlG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nzkorridor IV</text:p>
          </table:table-cell>
          <table:table-cell table:style-name="ce6" office:value-type="string" calcext:value-type="string">
            <text:p>AWZ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BPlG34</text:p>
          </table:table-cell>
          <table:table-cell table:style-name="ce2"/>
          <table:table-cell table:style-name="ce2" office:value-type="string" calcext:value-type="string">
            <text:p>Emden Ost</text:p>
          </table:table-cell>
          <table:table-cell table:style-name="ce2" office:value-type="string" calcext:value-type="string">
            <text:p>Conneforde</text:p>
          </table:table-cell>
          <table:table-cell table:style-name="ce2" office:value-type="string" calcext:value-type="string">
            <text:p>380 kV</text:p>
          </table:table-cell>
          <table:table-cell table:style-name="ce7" table:formula="of:=4*925" office:value-type="float" office:value="3700" calcext:value-type="float">
            <text:p>370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12" calcext:value-type="float">
            <text:p>12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BBPlG35</text:p>
          </table:table-cell>
          <table:table-cell/>
          <table:table-cell office:value-type="string" calcext:value-type="string">
            <text:p>Birkenfeld</text:p>
          </table:table-cell>
          <table:table-cell office:value-type="string" calcext:value-type="string">
            <text:p>Mast 115A</text:p>
          </table:table-cell>
          <table:table-cell office:value-type="string" calcext:value-type="string">
            <text:p>380 kV</text:p>
          </table:table-cell>
          <table:table-cell table:style-name="ce11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nein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BPlG37</text:p>
          </table:table-cell>
          <table:table-cell table:style-name="ce2"/>
          <table:table-cell table:style-name="ce2" office:value-type="string" calcext:value-type="string">
            <text:p>Emden Ost</text:p>
          </table:table-cell>
          <table:table-cell table:style-name="ce2" office:value-type="string" calcext:value-type="string">
            <text:p>Halbemond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BBPlG38</text:p>
          </table:table-cell>
          <table:table-cell/>
          <table:table-cell office:value-type="string" calcext:value-type="string">
            <text:p>Dollern</text:p>
          </table:table-cell>
          <table:table-cell office:value-type="string" calcext:value-type="string">
            <text:p>Elsfleth West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nein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üstrow</text:p>
          </table:table-cell>
          <table:table-cell table:style-name="ce2" office:value-type="string" calcext:value-type="string">
            <text:p>Parchim Süd</text:p>
          </table:table-cell>
          <table:table-cell table:style-name="ce2" office:value-type="string" calcext:value-type="string">
            <text:p>380 kV</text:p>
          </table:table-cell>
          <table:table-cell table:style-name="ce9" table:formula="of:=2* 1790 *1.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9" office:value-type="float" office:value="6" calcext:value-type="float">
            <text:p>6</text:p>
          </table:table-cell>
          <table:table-cell table:style-name="ce2" office:value-type="string" calcext:value-type="string">
            <text:p>Hochstrombeseilung!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BBPlG3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archim Süd</text:p>
          </table:table-cell>
          <table:table-cell table:style-name="ce2" office:value-type="string" calcext:value-type="string">
            <text:p>Perleberg</text:p>
          </table:table-cell>
          <table:table-cell table:style-name="ce2" office:value-type="string" calcext:value-type="string">
            <text:p>380 kV</text:p>
          </table:table-cell>
          <table:table-cell table:style-name="ce9" table:formula="of:=2* 1790 *1.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string" calcext:value-type="string">
            <text:p>Hochstrombeseilung!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BPlG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erleberg</text:p>
          </table:table-cell>
          <table:table-cell table:style-name="ce2" office:value-type="string" calcext:value-type="string">
            <text:p>Landesgrenze BB/ST</text:p>
          </table:table-cell>
          <table:table-cell table:style-name="ce2" office:value-type="string" calcext:value-type="string">
            <text:p>380 kV</text:p>
          </table:table-cell>
          <table:table-cell table:style-name="ce9" table:formula="of:=2* 1790 *1.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9" office:value-type="float" office:value="6" calcext:value-type="float">
            <text:p>6</text:p>
          </table:table-cell>
          <table:table-cell table:style-name="ce2" office:value-type="string" calcext:value-type="string">
            <text:p>Hochstrombeseilung!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BPlG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andesgrenze BB/ST</text:p>
          </table:table-cell>
          <table:table-cell table:style-name="ce2" office:value-type="string" calcext:value-type="string">
            <text:p>Stendal West</text:p>
          </table:table-cell>
          <table:table-cell table:style-name="ce2" office:value-type="string" calcext:value-type="string">
            <text:p>380 kV</text:p>
          </table:table-cell>
          <table:table-cell table:style-name="ce9" table:formula="of:=2* 1790 *1.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string" calcext:value-type="string">
            <text:p>Hochstrombeseilung!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BPlG3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tendal West</text:p>
          </table:table-cell>
          <table:table-cell table:style-name="ce2" office:value-type="string" calcext:value-type="string">
            <text:p>Wolmirstedt</text:p>
          </table:table-cell>
          <table:table-cell table:style-name="ce2" office:value-type="string" calcext:value-type="string">
            <text:p>380 kV</text:p>
          </table:table-cell>
          <table:table-cell table:style-name="ce9" table:formula="of:=2* 1790 *1.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9" office:value-type="float" office:value="6" calcext:value-type="float">
            <text:p>6</text:p>
          </table:table-cell>
          <table:table-cell table:style-name="ce2" office:value-type="string" calcext:value-type="string">
            <text:p>Hochstrombeseilung!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BPlG4</text:p>
          </table:table-cell>
          <table:table-cell/>
          <table:table-cell office:value-type="string" calcext:value-type="string">
            <text:p>Wilster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320 oder 525 kV</text:p>
          </table:table-cell>
          <table:table-cell table:style-name="ce8"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BPlG40</text:p>
          </table:table-cell>
          <table:table-cell table:style-name="ce2"/>
          <table:table-cell table:style-name="ce2" office:value-type="string" calcext:value-type="string">
            <text:p>Punkt Neuravensburg</text:p>
          </table:table-cell>
          <table:table-cell table:style-name="ce4" office:value-type="string" calcext:value-type="string">
            <text:p>Bundesgrenze (AT)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BBPlG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tersaich</text:p>
          </table:table-cell>
          <table:table-cell office:value-type="string" calcext:value-type="string">
            <text:p>Ludersheim</text:p>
          </table:table-cell>
          <table:table-cell office:value-type="string" calcext:value-type="string">
            <text:p>380 kV</text:p>
          </table:table-cell>
          <table:table-cell table:style-name="ce10" table:formula="of:=2*1790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Ersatz 22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dersheim</text:p>
          </table:table-cell>
          <table:table-cell office:value-type="string" calcext:value-type="string">
            <text:p>Altheim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?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42</text:p>
          </table:table-cell>
          <table:table-cell table:style-name="ce2"/>
          <table:table-cell table:style-name="ce2" office:value-type="string" calcext:value-type="string">
            <text:p>Lübeck</text:p>
          </table:table-cell>
          <table:table-cell table:style-name="ce2" office:value-type="string" calcext:value-type="string">
            <text:p>Göhl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office:value-type="string" calcext:value-type="string">
            <text:p>nein</text:p>
          </table:table-cell>
          <table:table-cell table:style-name="ce12" office:value-type="float" office:value="6" calcext:value-type="float">
            <text:p>6</text:p>
          </table:table-cell>
          <table:table-cell table:style-name="ce2" office:value-type="string" calcext:value-type="string">
            <text:p>Annahme, da I = 3600</text:p>
          </table:table-cell>
          <table:table-cell table:style-name="ce2" table:number-columns-repeated="1012"/>
        </table:table-row>
        <table:table-row table:style-name="ro4">
          <table:table-cell table:style-name="ce2" office:value-type="string" calcext:value-type="string">
            <text:p>BBPlG42</text:p>
          </table:table-cell>
          <table:table-cell table:style-name="ce2"/>
          <table:table-cell table:style-name="ce2" office:value-type="string" calcext:value-type="string">
            <text:p>Lübeck</text:p>
          </table:table-cell>
          <table:table-cell table:style-name="ce2" office:value-type="string" calcext:value-type="string">
            <text:p>Siems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14" office:value-type="string" calcext:value-type="string">
            <text:p>Ersatz der bestehenden Verbindung von Siems über Abzweigmast</text:p>
            <text:p>nach Lübeck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42</text:p>
          </table:table-cell>
          <table:table-cell/>
          <table:table-cell table:style-name="ce2" office:value-type="string" calcext:value-type="string">
            <text:p>Kreis Segeberg</text:p>
          </table:table-cell>
          <table:table-cell table:style-name="ce2" office:value-type="string" calcext:value-type="string">
            <text:p>Lübeck</text:p>
          </table:table-cell>
          <table:table-cell table:style-name="ce2" office:value-type="string" calcext:value-type="string">
            <text:p>380 kV</text:p>
          </table:table-cell>
          <table:table-cell table:style-name="ce10" office:value-type="float" office:value="1850" calcext:value-type="float">
            <text:p>185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43</text:p>
          </table:table-cell>
          <table:table-cell/>
          <table:table-cell office:value-type="string" calcext:value-type="string">
            <text:p>Borken</text:p>
          </table:table-cell>
          <table:table-cell office:value-type="string" calcext:value-type="string">
            <text:p>Mecklar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Stromkreisauflage/Umbeseilung</text:p>
          </table:table-cell>
          <table:table-cell office:value-type="string" calcext:value-type="string">
            <text:p>nein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44</text:p>
          </table:table-cell>
          <table:table-cell table:style-name="ce2"/>
          <table:table-cell table:style-name="ce2" office:value-type="string" calcext:value-type="string">
            <text:p>Lauchstädt</text:p>
          </table:table-cell>
          <table:table-cell table:style-name="ce2" office:value-type="string" calcext:value-type="string">
            <text:p>Vieselbach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table:number-columns-repeated="2"/>
          <table:table-cell table:style-name="ce2" office:value-type="string" calcext:value-type="string">
            <text:p>bereits da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BBPlG45</text:p>
          </table:table-cell>
          <table:table-cell/>
          <table:table-cell office:value-type="string" calcext:value-type="string">
            <text:p>Borken</text:p>
          </table:table-cell>
          <table:table-cell office:value-type="string" calcext:value-type="string">
            <text:p>Twistetal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nein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46</text:p>
          </table:table-cell>
          <table:table-cell table:style-name="ce2"/>
          <table:table-cell table:style-name="ce2" office:value-type="string" calcext:value-type="string">
            <text:p>Redwitz</text:p>
          </table:table-cell>
          <table:table-cell table:style-name="ce2" office:value-type="string" calcext:value-type="string">
            <text:p>Punkt Tschirn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 office:value-type="string" calcext:value-type="string">
            <text:p>nein</text:p>
          </table:table-cell>
          <table:table-cell table:style-name="ce7" office:value-type="float" office:value="3" calcext:value-type="float">
            <text:p>3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BBPlG47</text:p>
          </table:table-cell>
          <table:table-cell/>
          <table:table-cell office:value-type="string" calcext:value-type="string">
            <text:p>Oberbachern</text:p>
          </table:table-cell>
          <table:table-cell office:value-type="string" calcext:value-type="string">
            <text:p>Ottenhof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2"/>
          <table:table-cell office:value-type="string" calcext:value-type="string">
            <text:p>nicht in Szenario B2!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BPlG5</text:p>
          </table:table-cell>
          <table:table-cell table:style-name="ce2"/>
          <table:table-cell table:style-name="ce2" office:value-type="string" calcext:value-type="string">
            <text:p>Wolmirstedt</text:p>
          </table:table-cell>
          <table:table-cell table:style-name="ce2" office:value-type="string" calcext:value-type="string">
            <text:p>Isar</text:p>
          </table:table-cell>
          <table:table-cell table:style-name="ce2" office:value-type="string" calcext:value-type="string">
            <text:p>320 oder 525 kV</text:p>
          </table:table-cell>
          <table:table-cell table:style-name="ce7" office:value-type="float" office:value="2000" calcext:value-type="float">
            <text:p>20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BBPlG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forde</text:p>
          </table:table-cell>
          <table:table-cell office:value-type="string" calcext:value-type="string">
            <text:p>Cloppenburg Ost</text:p>
          </table:table-cell>
          <table:table-cell office:value-type="string" calcext:value-type="string">
            <text:p>380 kV</text:p>
          </table:table-cell>
          <table:table-cell table:style-name="ce10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Ersatz 22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ppenburg Ost</text:p>
          </table:table-cell>
          <table:table-cell office:value-type="string" calcext:value-type="string">
            <text:p>Merzen</text:p>
          </table:table-cell>
          <table:table-cell office:value-type="string" calcext:value-type="string">
            <text:p>380 kV</text:p>
          </table:table-cell>
          <table:table-cell table:style-name="ce11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220 zwischen Conneforde und Cloppenburg/Ost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ade</text:p>
          </table:table-cell>
          <table:table-cell table:style-name="ce2" office:value-type="string" calcext:value-type="string">
            <text:p>Dollern</text:p>
          </table:table-cell>
          <table:table-cell table:style-name="ce2" office:value-type="string" calcext:value-type="string">
            <text:p>380 kV</text:p>
          </table:table-cell>
          <table:table-cell table:style-name="ce9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9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BBPlG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llern</text:p>
          </table:table-cell>
          <table:table-cell table:style-name="ce2" office:value-type="string" calcext:value-type="string">
            <text:p>Sottrum</text:p>
          </table:table-cell>
          <table:table-cell table:style-name="ce2" office:value-type="string" calcext:value-type="string">
            <text:p>380 kV</text:p>
          </table:table-cell>
          <table:table-cell table:style-name="ce9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9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BBPlG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ottrum</text:p>
          </table:table-cell>
          <table:table-cell table:style-name="ce2" office:value-type="string" calcext:value-type="string">
            <text:p>Wechold</text:p>
          </table:table-cell>
          <table:table-cell table:style-name="ce2" office:value-type="string" calcext:value-type="string">
            <text:p>380 kV</text:p>
          </table:table-cell>
          <table:table-cell table:style-name="ce9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9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BBPlG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echold</text:p>
          </table:table-cell>
          <table:table-cell table:style-name="ce2" office:value-type="string" calcext:value-type="string">
            <text:p>Landesbergen</text:p>
          </table:table-cell>
          <table:table-cell table:style-name="ce2" office:value-type="string" calcext:value-type="string">
            <text:p>380 kV</text:p>
          </table:table-cell>
          <table:table-cell table:style-name="ce9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9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BBPlG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Barlt</text:p>
          </table:table-cell>
          <table:table-cell office:value-type="string" calcext:value-type="string">
            <text:p>380 kV</text:p>
          </table:table-cell>
          <table:table-cell table:style-name="ce10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11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lt</text:p>
          </table:table-cell>
          <table:table-cell office:value-type="string" calcext:value-type="string">
            <text:p>Heide</text:p>
          </table:table-cell>
          <table:table-cell office:value-type="string" calcext:value-type="string">
            <text:p>380 kV</text:p>
          </table:table-cell>
          <table:table-cell table:style-name="ce10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11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8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Heide</text:p>
          </table:table-cell>
          <table:table-cell office:value-type="string" calcext:value-type="string">
            <text:p>Husum</text:p>
          </table:table-cell>
          <table:table-cell office:value-type="string" calcext:value-type="string">
            <text:p>380 kV</text:p>
          </table:table-cell>
          <table:table-cell table:style-name="ce10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11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sum</text:p>
          </table:table-cell>
          <table:table-cell office:value-type="string" calcext:value-type="string">
            <text:p>Niebüll</text:p>
          </table:table-cell>
          <table:table-cell office:value-type="string" calcext:value-type="string">
            <text:p>380 kV</text:p>
          </table:table-cell>
          <table:table-cell table:style-name="ce10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11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ebüll</text:p>
          </table:table-cell>
          <table:table-cell table:style-name="ce6" office:value-type="string" calcext:value-type="string">
            <text:p>Bundesgrenze (DK)</text:p>
          </table:table-cell>
          <table:table-cell office:value-type="string" calcext:value-type="string">
            <text:p>380 kV</text:p>
          </table:table-cell>
          <table:table-cell table:style-name="ce10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11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9</text:p>
          </table:table-cell>
          <table:table-cell table:style-name="ce2"/>
          <table:table-cell table:style-name="ce2" office:value-type="string" calcext:value-type="string">
            <text:p>Hamm/Uentrop</text:p>
          </table:table-cell>
          <table:table-cell table:style-name="ce2" office:value-type="string" calcext:value-type="string">
            <text:p>Kruckel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 office:value-type="string" calcext:value-type="string">
            <text:p>Ersatz 22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EnLA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llern</text:p>
          </table:table-cell>
          <table:table-cell office:value-type="string" calcext:value-type="string">
            <text:p>Elbekreuzung/Haseldorf</text:p>
          </table:table-cell>
          <table:table-cell office:value-type="string" calcext:value-type="string">
            <text:p>380 kV</text:p>
          </table:table-cell>
          <table:table-cell table:style-name="ce10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office:value-type="string" calcext:value-type="string">
            <text:p>Erstaz 220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000" calcext:value-type="float">
            <text:p>1600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LAG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bekreuzung/Haseldorf</text:p>
          </table:table-cell>
          <table:table-cell office:value-type="string" calcext:value-type="string">
            <text:p>Hamburg Nord</text:p>
          </table:table-cell>
          <table:table-cell office:value-type="string" calcext:value-type="string">
            <text:p>380 kV</text:p>
          </table:table-cell>
          <table:table-cell table:style-name="ce10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office:value-type="string" calcext:value-type="string">
            <text:p>Ersatz 220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000" calcext:value-type="float">
            <text:p>1600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LA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burg Nord</text:p>
          </table:table-cell>
          <table:table-cell office:value-type="string" calcext:value-type="string">
            <text:p>Audorf</text:p>
          </table:table-cell>
          <table:table-cell office:value-type="string" calcext:value-type="string">
            <text:p>380 kV</text:p>
          </table:table-cell>
          <table:table-cell table:style-name="ce10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office:value-type="string" calcext:value-type="string">
            <text:p>Erstaz 22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dorf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380 kV</text:p>
          </table:table-cell>
          <table:table-cell table:style-name="ce10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office:value-type="string" calcext:value-type="string">
            <text:p>Erstaz 22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ensburg</text:p>
          </table:table-cell>
          <table:table-cell table:style-name="ce6" office:value-type="string" calcext:value-type="string">
            <text:p>Kassø/Bundesgrenze</text:p>
          </table:table-cell>
          <table:table-cell office:value-type="string" calcext:value-type="string">
            <text:p>380 kV</text:p>
          </table:table-cell>
          <table:table-cell table:style-name="ce10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LAG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dwitz</text:p>
          </table:table-cell>
          <table:table-cell table:style-name="ce2" office:value-type="string" calcext:value-type="string">
            <text:p>Regierungsbezirksgrenze Oberfranken/Unterfranken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Umbeseilung/Stromkreisauflage</text:p>
          </table:table-cell>
          <table:table-cell table:style-name="ce2" office:value-type="string" calcext:value-type="string">
            <text:p>Ersatz 220</text:p>
          </table:table-cell>
          <table:table-cell table:style-name="ce2"/>
          <table:table-cell table:style-name="ce2" office:value-type="string" calcext:value-type="string">
            <text:p>nach qGis schon da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gierungsbezirksgrenze Oberfranken/Unterfranken</text:p>
          </table:table-cell>
          <table:table-cell table:style-name="ce2" office:value-type="string" calcext:value-type="string">
            <text:p>Grafenrheinfeld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Umbeseilung/Stromkreisauflage</text:p>
          </table:table-cell>
          <table:table-cell table:style-name="ce2" office:value-type="string" calcext:value-type="string">
            <text:p>Ersatz 220</text:p>
          </table:table-cell>
          <table:table-cell table:style-name="ce2"/>
          <table:table-cell table:style-name="ce2" office:value-type="string" calcext:value-type="string">
            <text:p>nach qGis schon da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EnLAG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stermark</text:p>
          </table:table-cell>
          <table:table-cell office:value-type="string" calcext:value-type="string">
            <text:p>Punkt Birkenwerder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220 x 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kt Birkenwerder</text:p>
          </table:table-cell>
          <table:table-cell office:value-type="string" calcext:value-type="string">
            <text:p>Neuenhagen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220 x 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EnLAG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isenhüttenstadt</text:p>
          </table:table-cell>
          <table:table-cell table:style-name="ce4" office:value-type="string" calcext:value-type="string">
            <text:p>Baczyna/Bundesgrenze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EnLA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derrhein</text:p>
          </table:table-cell>
          <table:table-cell office:value-type="string" calcext:value-type="string">
            <text:p>Punkt Wittenhorst</text:p>
          </table:table-cell>
          <table:table-cell office:value-type="string" calcext:value-type="string">
            <text:p>380 kV</text:p>
          </table:table-cell>
          <table:table-cell table:style-name="ce11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kt Wittenhorst</text:p>
          </table:table-cell>
          <table:table-cell table:style-name="ce6" office:value-type="string" calcext:value-type="string">
            <text:p>Doetinchem/Bundesgrenze</text:p>
          </table:table-cell>
          <table:table-cell office:value-type="string" calcext:value-type="string">
            <text:p>380 kV</text:p>
          </table:table-cell>
          <table:table-cell table:style-name="ce11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EnLAG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iederrhein</text:p>
          </table:table-cell>
          <table:table-cell table:style-name="ce2" office:value-type="string" calcext:value-type="string">
            <text:p>Utfort</text:p>
          </table:table-cell>
          <table:table-cell table:style-name="ce2" office:value-type="string" calcext:value-type="string">
            <text:p>380 kV</text:p>
          </table:table-cell>
          <table:table-cell table:style-name="ce9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9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tfort</text:p>
          </table:table-cell>
          <table:table-cell table:style-name="ce2" office:value-type="string" calcext:value-type="string">
            <text:p>Punkt Hüls West</text:p>
          </table:table-cell>
          <table:table-cell table:style-name="ce2" office:value-type="string" calcext:value-type="string">
            <text:p>380 kV</text:p>
          </table:table-cell>
          <table:table-cell table:style-name="ce9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9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unkt St. Tönis</text:p>
          </table:table-cell>
          <table:table-cell table:style-name="ce2" office:value-type="string" calcext:value-type="string">
            <text:p>Punkt Fellerhöfe</text:p>
          </table:table-cell>
          <table:table-cell table:style-name="ce2" office:value-type="string" calcext:value-type="string">
            <text:p>380 kV</text:p>
          </table:table-cell>
          <table:table-cell table:style-name="ce9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Neubau in neuer Trasse</text:p>
          </table:table-cell>
          <table:table-cell table:style-name="ce2" office:value-type="string" calcext:value-type="string">
            <text:p>Ersatz 220</text:p>
          </table:table-cell>
          <table:table-cell table:style-name="ce9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nkt Hüls West</text:p>
          </table:table-cell>
          <table:table-cell table:style-name="ce2" office:value-type="string" calcext:value-type="string">
            <text:p>Punkt St. Tönis</text:p>
          </table:table-cell>
          <table:table-cell table:style-name="ce2" office:value-type="string" calcext:value-type="string">
            <text:p>380 kV</text:p>
          </table:table-cell>
          <table:table-cell table:style-name="ce9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 office:value-type="string" calcext:value-type="string">
            <text:p>Ersatz 220</text:p>
          </table:table-cell>
          <table:table-cell table:style-name="ce9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nkt Fellerhöfe</text:p>
          </table:table-cell>
          <table:table-cell table:style-name="ce2" office:value-type="string" calcext:value-type="string">
            <text:p>Osterath</text:p>
          </table:table-cell>
          <table:table-cell table:style-name="ce2" office:value-type="string" calcext:value-type="string">
            <text:p>380 kV</text:p>
          </table:table-cell>
          <table:table-cell table:style-name="ce9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 office:value-type="string" calcext:value-type="string">
            <text:p>Ersatz 220</text:p>
          </table:table-cell>
          <table:table-cell table:style-name="ce9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EnLAG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erath</text:p>
          </table:table-cell>
          <table:table-cell office:value-type="string" calcext:value-type="string">
            <text:p>Gohrpunkt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hrpunkt</text:p>
          </table:table-cell>
          <table:table-cell office:value-type="string" calcext:value-type="string">
            <text:p>Rommerskirch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Neubau in neuer Trasse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rskirchen</text:p>
          </table:table-cell>
          <table:table-cell office:value-type="string" calcext:value-type="string">
            <text:p>Sechtem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Neubau in bestehender Trasse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htem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Punkt Neuenahr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table:style-name="ce15" office:value-type="string" calcext:value-type="string">
            <text:p>220 Pkt. Edelstahlwerk – Pkt. Mörterfeld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kt Neuenahr</text:p>
          </table:table-cell>
          <table:table-cell office:value-type="string" calcext:value-type="string">
            <text:p>Weißenthurm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LAG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hrendorf</text:p>
          </table:table-cell>
          <table:table-cell table:style-name="ce2" office:value-type="string" calcext:value-type="string">
            <text:p>Lüstringen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 calcext:value-type="string">
            <text:p>EnLAG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üstringen</text:p>
          </table:table-cell>
          <table:table-cell table:style-name="ce2" office:value-type="string" calcext:value-type="string">
            <text:p>Landesgrenze NI/NW</text:p>
          </table:table-cell>
          <table:table-cell table:style-name="ce2" office:value-type="string" calcext:value-type="string">
            <text:p>380 kV</text:p>
          </table:table-cell>
          <table:table-cell table:style-name="ce9" office:value-type="float" office:value="1850" calcext:value-type="float">
            <text:p>185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EnLAG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andesgrenze NI/NW</text:p>
          </table:table-cell>
          <table:table-cell table:style-name="ce2" office:value-type="string" calcext:value-type="string">
            <text:p>Gütersloh</text:p>
          </table:table-cell>
          <table:table-cell table:style-name="ce2" office:value-type="string" calcext:value-type="string">
            <text:p>380 kV</text:p>
          </table:table-cell>
          <table:table-cell table:style-name="ce9" office:value-type="float" office:value="1850" calcext:value-type="float">
            <text:p>185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ütersloh</text:p>
          </table:table-cell>
          <table:table-cell office:value-type="string" calcext:value-type="string">
            <text:p>Punkt Friedrichsdorf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table:style-name="ce16" office:value-type="float" office:value="220" calcext:value-type="float">
            <text:p>220</text:p>
          </table:table-cell>
          <table:table-cell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LAG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kt Friedrichsdorf</text:p>
          </table:table-cell>
          <table:table-cell office:value-type="string" calcext:value-type="string">
            <text:p>Bechterdiss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table:style-name="ce16" office:value-type="float" office:value="220" calcext:value-type="float">
            <text:p>220</text:p>
          </table:table-cell>
          <table:table-cell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nLAG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üstringen</text:p>
          </table:table-cell>
          <table:table-cell table:style-name="ce2" office:value-type="string" calcext:value-type="string">
            <text:p>Punkt Gaste</text:p>
          </table:table-cell>
          <table:table-cell table:style-name="ce2" office:value-type="string" calcext:value-type="string">
            <text:p>380 kV</text:p>
          </table:table-cell>
          <table:table-cell table:style-name="ce9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17" office:value-type="string" calcext:value-type="string">
            <text:p>Erstaz 220</text:p>
          </table:table-cell>
          <table:table-cell table:style-name="ce9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unkt Gaste</text:p>
          </table:table-cell>
          <table:table-cell table:style-name="ce2" office:value-type="string" calcext:value-type="string">
            <text:p>Punkt Hambüren</text:p>
          </table:table-cell>
          <table:table-cell table:style-name="ce2" office:value-type="string" calcext:value-type="string">
            <text:p>380 kV</text:p>
          </table:table-cell>
          <table:table-cell table:style-name="ce9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17" office:value-type="string" calcext:value-type="string">
            <text:p>Ersatz 220</text:p>
          </table:table-cell>
          <table:table-cell table:style-name="ce9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nkt Hambüren</text:p>
          </table:table-cell>
          <table:table-cell table:style-name="ce2" office:value-type="string" calcext:value-type="string">
            <text:p>Westerkappeln</text:p>
          </table:table-cell>
          <table:table-cell table:style-name="ce2" office:value-type="string" calcext:value-type="string">
            <text:p>380 kV</text:p>
          </table:table-cell>
          <table:table-cell table:style-name="ce9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17" office:value-type="string" calcext:value-type="string">
            <text:p>Ersatz 220</text:p>
          </table:table-cell>
          <table:table-cell table:style-name="ce9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EnLAG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uckel</text:p>
          </table:table-cell>
          <table:table-cell office:value-type="string" calcext:value-type="string">
            <text:p>Garenfeld</text:p>
          </table:table-cell>
          <table:table-cell office:value-type="string" calcext:value-type="string">
            <text:p>380 k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16" office:value-type="float" office:value="220" calcext:value-type="float">
            <text:p>22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enfeld</text:p>
          </table:table-cell>
          <table:table-cell office:value-type="string" calcext:value-type="string">
            <text:p>Punkt Ochsenkopf</text:p>
          </table:table-cell>
          <table:table-cell office:value-type="string" calcext:value-type="string">
            <text:p>380 k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16" office:value-type="float" office:value="220" calcext:value-type="float">
            <text:p>22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kt Ochsenkopf</text:p>
          </table:table-cell>
          <table:table-cell office:value-type="string" calcext:value-type="string">
            <text:p>Punkt Attendorn</text:p>
          </table:table-cell>
          <table:table-cell office:value-type="string" calcext:value-type="string">
            <text:p>380 kV</text:p>
          </table:table-cell>
          <table:table-cell office:value-type="string" calcext:value-type="string">
            <text:p>k.A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16" office:value-type="float" office:value="220" calcext:value-type="float">
            <text:p>22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kt Attendorn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380 kV</text:p>
          </table:table-cell>
          <table:table-cell office:value-type="string" calcext:value-type="string">
            <text:p>k.A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16" office:value-type="float" office:value="220" calcext:value-type="float">
            <text:p>22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desgrenze RP/NW</text:p>
          </table:table-cell>
          <table:table-cell office:value-type="string" calcext:value-type="string">
            <text:p>Eiserfeld</text:p>
          </table:table-cell>
          <table:table-cell office:value-type="string" calcext:value-type="string">
            <text:p>380 kV</text:p>
          </table:table-cell>
          <table:table-cell office:value-type="string" calcext:value-type="string">
            <text:p>k.A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16" office:value-type="float" office:value="220" calcext:value-type="float">
            <text:p>22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Dauersberg</text:p>
          </table:table-cell>
          <table:table-cell office:value-type="string" calcext:value-type="string">
            <text:p>380 kV</text:p>
          </table:table-cell>
          <table:table-cell office:value-type="string" calcext:value-type="string">
            <text:p>k.A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16" office:value-type="float" office:value="220" calcext:value-type="float">
            <text:p>22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EnLAG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ndesgrenze NW/NI</text:p>
          </table:table-cell>
          <table:table-cell table:style-name="ce2" office:value-type="string" calcext:value-type="string">
            <text:p>St. Hülfe</text:p>
          </table:table-cell>
          <table:table-cell table:style-name="ce2" office:value-type="string" calcext:value-type="string">
            <text:p>380 kV</text:p>
          </table:table-cell>
          <table:table-cell table:style-name="ce7" table:formula="of:=4*1790" office:value-type="float" office:value="7160" calcext:value-type="float">
            <text:p>716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17" office:value-type="float" office:value="220" calcext:value-type="float">
            <text:p>220</text:p>
          </table:table-cell>
          <table:table-cell table:style-name="ce7" office:value-type="float" office:value="12" calcext:value-type="float">
            <text:p>12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ehrendorf</text:p>
          </table:table-cell>
          <table:table-cell table:style-name="ce2" office:value-type="string" calcext:value-type="string">
            <text:p>Landesgrenze NW/NI</text:p>
          </table:table-cell>
          <table:table-cell table:style-name="ce2" office:value-type="string" calcext:value-type="string">
            <text:p>380 kV</text:p>
          </table:table-cell>
          <table:table-cell table:style-name="ce7" table:formula="of:=4*1790" office:value-type="float" office:value="7160" calcext:value-type="float">
            <text:p>716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17" office:value-type="string" calcext:value-type="string">
            <text:p>Ersatz 220</text:p>
          </table:table-cell>
          <table:table-cell table:style-name="ce7" office:value-type="float" office:value="12" calcext:value-type="float">
            <text:p>12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. Hülfe</text:p>
          </table:table-cell>
          <table:table-cell table:style-name="ce2" office:value-type="string" calcext:value-type="string">
            <text:p>Ganderkesee</text:p>
          </table:table-cell>
          <table:table-cell table:style-name="ce2" office:value-type="string" calcext:value-type="string">
            <text:p>380 kV</text:p>
          </table:table-cell>
          <table:table-cell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EnLAG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uersberg</text:p>
          </table:table-cell>
          <table:table-cell office:value-type="string" calcext:value-type="string">
            <text:p>Landesgrenze RP/HE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table:style-name="ce16" office:value-type="float" office:value="220" calcext:value-type="float">
            <text:p>220</text:p>
          </table:table-cell>
          <table:table-cell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LAG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desgrenze RP/HE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table:style-name="ce16" office:value-type="float" office:value="220" calcext:value-type="float">
            <text:p>220</text:p>
          </table:table-cell>
          <table:table-cell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LAG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Punkt Hünfeld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table:style-name="ce16" office:value-type="float" office:value="220" calcext:value-type="float">
            <text:p>220</text:p>
          </table:table-cell>
          <table:table-cell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nLAG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rxheim</text:p>
          </table:table-cell>
          <table:table-cell table:style-name="ce2" office:value-type="string" calcext:value-type="string">
            <text:p>Kelsterbach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table:number-columns-repeated="2"/>
          <table:table-cell office:value-type="string" calcext:value-type="string">
            <text:p>nach qGis schon da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EnLAG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Mühlhaus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Stromkreisauflage/Umbeseilung</text:p>
          </table:table-cell>
          <table:table-cell table:number-columns-repeated="2"/>
          <table:table-cell office:value-type="string" calcext:value-type="string">
            <text:p>Rückbau?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nLAG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euenhagen</text:p>
          </table:table-cell>
          <table:table-cell table:style-name="ce2" office:value-type="string" calcext:value-type="string">
            <text:p>Bertikow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office:value-type="string" calcext:value-type="string">
            <text:p>Ersatz 220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EnLAG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ierraden</text:p>
          </table:table-cell>
          <table:table-cell table:style-name="ce4" office:value-type="string" calcext:value-type="string">
            <text:p>Krajnik/Bundesgrenze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office:value-type="string" calcext:value-type="string">
            <text:p>Schon da? </text:p>
          </table:table-cell>
          <table:table-cell table:style-name="ce2" table:number-columns-repeated="1014"/>
        </table:table-row>
        <table:table-row table:style-name="ro2">
          <table:table-cell office:value-type="string" calcext:value-type="string">
            <text:p>EnLAG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chstädt</text:p>
          </table:table-cell>
          <table:table-cell office:value-type="string" calcext:value-type="string">
            <text:p>Landesgrenze ST/TH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table:number-columns-repeated="2"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LAG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desgrenze ST/TH</text:p>
          </table:table-cell>
          <table:table-cell office:value-type="string" calcext:value-type="string">
            <text:p>Vieselbach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table:number-columns-repeated="2"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LAG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eselbach</text:p>
          </table:table-cell>
          <table:table-cell office:value-type="string" calcext:value-type="string">
            <text:p>Altenfeld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table:number-columns-repeated="2"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LA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tenfeld</text:p>
          </table:table-cell>
          <table:table-cell office:value-type="string" calcext:value-type="string">
            <text:p>Landesgrenze TH/BY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 table:number-columns-repeated="2"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LAG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desgrenze TH/BY</text:p>
          </table:table-cell>
          <table:table-cell office:value-type="string" calcext:value-type="string">
            <text:p>Redwitz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 table:number-columns-repeated="2"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nLAG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örpen West</text:p>
          </table:table-cell>
          <table:table-cell table:style-name="ce2" office:value-type="string" calcext:value-type="string">
            <text:p>Meppen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iederrhein</text:p>
          </table:table-cell>
          <table:table-cell table:style-name="ce2" office:value-type="string" calcext:value-type="string">
            <text:p>Punkt Bredenwinkel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nkt Bredenwinkel</text:p>
          </table:table-cell>
          <table:table-cell table:style-name="ce2" office:value-type="string" calcext:value-type="string">
            <text:p>Punkt Borken Süd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unkt Borken Süd</text:p>
          </table:table-cell>
          <table:table-cell table:style-name="ce2" office:value-type="string" calcext:value-type="string">
            <text:p>Punkt Nordvelen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unkt Nordvelen</text:p>
          </table:table-cell>
          <table:table-cell table:style-name="ce2" office:value-type="string" calcext:value-type="string">
            <text:p>Punkt Legden Süd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unkt Legden Süd</text:p>
          </table:table-cell>
          <table:table-cell table:style-name="ce2" office:value-type="string" calcext:value-type="string">
            <text:p>Punkt Asbeck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nkt Asbeck</text:p>
          </table:table-cell>
          <table:table-cell table:style-name="ce2" office:value-type="string" calcext:value-type="string">
            <text:p>Punkt Haddorfer See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unkt Haddorfer See</text:p>
          </table:table-cell>
          <table:table-cell table:style-name="ce2" office:value-type="string" calcext:value-type="string">
            <text:p>Meppen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EnLAG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le</text:p>
          </table:table-cell>
          <table:table-cell office:value-type="string" calcext:value-type="string">
            <text:p>Lamspringe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220-kV-Leitung Lehrte – Hardegsen – Sandershausen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springe</text:p>
          </table:table-cell>
          <table:table-cell office:value-type="string" calcext:value-type="string">
            <text:p>Hardegsen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egsen</text:p>
          </table:table-cell>
          <table:table-cell office:value-type="string" calcext:value-type="string">
            <text:p>Landesgrenze NI/HE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esgrenze NI/HE</text:p>
          </table:table-cell>
          <table:table-cell office:value-type="string" calcext:value-type="string">
            <text:p>Mecklar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LAG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ergkamen</text:p>
          </table:table-cell>
          <table:table-cell table:style-name="ce2" office:value-type="string" calcext:value-type="string">
            <text:p>Gersteinwerk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table:number-columns-repeated="2"/>
          <table:table-cell table:style-name="ce2" office:value-type="string" calcext:value-type="string">
            <text:p>nach qGis schon da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EnLAG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ftel</text:p>
          </table:table-cell>
          <table:table-cell office:value-type="string" calcext:value-type="string">
            <text:p>Punkt Eschborn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Stromkreisauflage/Umbeseilung</text:p>
          </table:table-cell>
          <table:table-cell office:value-type="string" calcext:value-type="string">
            <text:p>Schon da? 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EnLAG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ndesgrenze SH/MV</text:p>
          </table:table-cell>
          <table:table-cell table:style-name="ce2" office:value-type="string" calcext:value-type="string">
            <text:p>Görries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table:number-columns-repeated="2"/>
          <table:table-cell table:style-name="ce2" office:value-type="string" calcext:value-type="string">
            <text:p>nach qGis schon da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EnLAG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rümmel</text:p>
          </table:table-cell>
          <table:table-cell table:style-name="ce2" office:value-type="string" calcext:value-type="string">
            <text:p>Landesgrenze SH/MV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table:number-columns-repeated="2"/>
          <table:table-cell table:style-name="ce2" office:value-type="string" calcext:value-type="string">
            <text:p>nach qGis schon da</text:p>
          </table:table-cell>
          <table:table-cell table:style-name="ce2" table:number-columns-repeated="1012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P2035_B2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number-columns-repeated="1015" table:default-cell-style-name="Default"/>
        <table:table-row table:style-name="ro2">
          <table:table-cell table:style-name="ce1" office:value-type="string" calcext:value-type="string">
            <text:p>scn_name</text:p>
          </table:table-cell>
          <table:table-cell table:style-name="ce1" office:value-type="string" calcext:value-type="string">
            <text:p>Projekt</text:p>
          </table:table-cell>
          <table:table-cell table:style-name="ce1" office:value-type="string" calcext:value-type="string">
            <text:p>Projekt_id</text:p>
          </table:table-cell>
          <table:table-cell table:style-name="ce1" office:value-type="string" calcext:value-type="string">
            <text:p>Startpunkt</text:p>
          </table:table-cell>
          <table:table-cell table:style-name="ce1" office:value-type="string" calcext:value-type="string">
            <text:p>Endpunkt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s_nom </text:p>
          </table:table-cell>
          <table:table-cell table:style-name="ce1" office:value-type="string" calcext:value-type="string">
            <text:p>cables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geom</text:p>
          </table:table-cell>
          <table:table-cell table:style-name="ce1" table:number-columns-repeated="1011"/>
          <table:table-cell table:number-columns-repeated="3"/>
        </table:table-row>
        <table:table-row table:style-name="ro2">
          <table:table-cell office:value-type="string" calcext:value-type="string">
            <text:p>extension_NEP2035_B2</text:p>
          </table:table-cell>
          <table:table-cell table:style-name="ce19" office:value-type="string" calcext:value-type="string">
            <text:p>P22</text:p>
          </table:table-cell>
          <table:table-cell table:style-name="ce19"/>
          <table:table-cell table:style-name="ce19" office:value-type="string" calcext:value-type="string">
            <text:p>Conneforde</text:p>
          </table:table-cell>
          <table:table-cell table:style-name="ce20" office:value-type="string" calcext:value-type="string">
            <text:p>Elsfleth</text:p>
          </table:table-cell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1790" calcext:value-type="float">
            <text:p>1790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table:style-name="ce19" office:value-type="string" calcext:value-type="string">
            <text:p>P22</text:p>
          </table:table-cell>
          <table:table-cell table:style-name="ce19"/>
          <table:table-cell table:style-name="ce19" office:value-type="string" calcext:value-type="string">
            <text:p>Unterweser</text:p>
          </table:table-cell>
          <table:table-cell office:value-type="string" calcext:value-type="string">
            <text:p>Elsfleth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6</text:p>
          </table:table-cell>
          <table:table-cell/>
          <table:table-cell office:value-type="string" calcext:value-type="string">
            <text:p>Umspannwerk Kernkraftwerk Brunsbüttel</text:p>
          </table:table-cell>
          <table:table-cell office:value-type="string" calcext:value-type="string">
            <text:p>Konverterstation Büttel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6</text:p>
          </table:table-cell>
          <table:table-cell/>
          <table:table-cell office:value-type="string" calcext:value-type="string">
            <text:p>Konverterstation Büttel</text:p>
          </table:table-cell>
          <table:table-cell office:value-type="string" calcext:value-type="string">
            <text:p>Umspannwerk Wilster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style-name="ce21"/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6</text:p>
          </table:table-cell>
          <table:table-cell/>
          <table:table-cell office:value-type="string" calcext:value-type="string">
            <text:p>Umspannwerk Wilster</text:p>
          </table:table-cell>
          <table:table-cell office:value-type="string" calcext:value-type="string">
            <text:p>Dollern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40</text:p>
          </table:table-cell>
          <table:table-cell/>
          <table:table-cell office:value-type="string" calcext:value-type="string">
            <text:p>Graustein </text:p>
          </table:table-cell>
          <table:table-cell office:value-type="string" calcext:value-type="string">
            <text:p>Umspannwerk Bärwalde</text:p>
          </table:table-cell>
          <table:table-cell office:value-type="float" office:value="380" calcext:value-type="float">
            <text:p>380</text:p>
          </table:table-cell>
          <table:table-cell table:formula="of:=2*1790*1.5" office:value-type="float" office:value="5370" calcext:value-type="float">
            <text:p>53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44</text:p>
          </table:table-cell>
          <table:table-cell/>
          <table:table-cell office:value-type="string" calcext:value-type="string">
            <text:p>Umspannwerk Altenfeld</text:p>
          </table:table-cell>
          <table:table-cell office:value-type="string" calcext:value-type="string">
            <text:p>Landesgrenze TH/BY</text:p>
          </table:table-cell>
          <table:table-cell office:value-type="float" office:value="380" calcext:value-type="float">
            <text:p>380</text:p>
          </table:table-cell>
          <table:table-cell table:formula="of:=2*1790*1.5" office:value-type="float" office:value="5370" calcext:value-type="float">
            <text:p>53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Stromkreisauflage/Umbeseilu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44</text:p>
          </table:table-cell>
          <table:table-cell/>
          <table:table-cell office:value-type="string" calcext:value-type="string">
            <text:p>Landesgrenze TH/BY</text:p>
          </table:table-cell>
          <table:table-cell office:value-type="string" calcext:value-type="string">
            <text:p>Grafenrheinfeld</text:p>
          </table:table-cell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ausbau: Neubau in neu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13</text:p>
          </table:table-cell>
          <table:table-cell/>
          <table:table-cell office:value-type="string" calcext:value-type="string">
            <text:p>Krümmel</text:p>
          </table:table-cell>
          <table:table-cell office:value-type="string" calcext:value-type="string">
            <text:p>Lüneburg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13</text:p>
          </table:table-cell>
          <table:table-cell/>
          <table:table-cell office:value-type="string" calcext:value-type="string">
            <text:p>Lüneburg</text:p>
          </table:table-cell>
          <table:table-cell office:value-type="string" calcext:value-type="string">
            <text:p>Stadorf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13</text:p>
          </table:table-cell>
          <table:table-cell/>
          <table:table-cell office:value-type="string" calcext:value-type="string">
            <text:p>Stadorf</text:p>
          </table:table-cell>
          <table:table-cell office:value-type="string" calcext:value-type="string">
            <text:p>Wahle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23</text:p>
          </table:table-cell>
          <table:table-cell/>
          <table:table-cell office:value-type="string" calcext:value-type="string">
            <text:p>Umspannwerk DD-Süd</text:p>
          </table:table-cell>
          <table:table-cell office:value-type="string" calcext:value-type="string">
            <text:p>Umspannwerk Schmölln</text:p>
          </table:table-cell>
          <table:table-cell office:value-type="float" office:value="380" calcext:value-type="float">
            <text:p>380</text:p>
          </table:table-cell>
          <table:table-cell table:formula="of:=1790*1.5" office:value-type="float" office:value="2685" calcext:value-type="float">
            <text:p>26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33</text:p>
          </table:table-cell>
          <table:table-cell/>
          <table:table-cell office:value-type="string" calcext:value-type="string">
            <text:p>Umspannwerk Borken</text:p>
          </table:table-cell>
          <table:table-cell office:value-type="string" calcext:value-type="string">
            <text:p>Umspannwerk Gießen Nord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Stromkreisauflage/Umbeseilu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59</text:p>
          </table:table-cell>
          <table:table-cell/>
          <table:table-cell office:value-type="string" calcext:value-type="string">
            <text:p>Station Bürstadt</text:p>
          </table:table-cell>
          <table:table-cell table:style-name="ce20" office:value-type="string" calcext:value-type="string">
            <text:p>BASF</text:p>
          </table:table-cell>
          <table:table-cell office:value-type="float" office:value="380" calcext:value-type="float">
            <text:p>380</text:p>
          </table:table-cell>
          <table:table-cell table:formula="of:=2 *1790"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61</text:p>
          </table:table-cell>
          <table:table-cell/>
          <table:table-cell office:value-type="string" calcext:value-type="string">
            <text:p>Umspannwerk Großkrotzenburg</text:p>
          </table:table-cell>
          <table:table-cell office:value-type="string" calcext:value-type="string">
            <text:p>Umspannwerk Urberach</text:p>
          </table:table-cell>
          <table:table-cell office:value-type="float" office:value="380" calcext:value-type="float">
            <text:p>380</text:p>
          </table:table-cell>
          <table:table-cell table:formula="of:=2 *1790"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72</text:p>
          </table:table-cell>
          <table:table-cell/>
          <table:table-cell office:value-type="string" calcext:value-type="string">
            <text:p>Umspannwerk Gundelfingen</text:p>
          </table:table-cell>
          <table:table-cell office:value-type="string" calcext:value-type="string">
            <text:p>Vöhringen Amprion</text:p>
          </table:table-cell>
          <table:table-cell office:value-type="float" office:value="380" calcext:value-type="float">
            <text:p>380</text:p>
          </table:table-cell>
          <table:table-cell table:formula="of:=1 *1790"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73</text:p>
          </table:table-cell>
          <table:table-cell/>
          <table:table-cell office:value-type="string" calcext:value-type="string">
            <text:p>Vöhringen Amprion</text:p>
          </table:table-cell>
          <table:table-cell office:value-type="string" calcext:value-type="string">
            <text:p>Umspannwerk Dellmensingen</text:p>
          </table:table-cell>
          <table:table-cell office:value-type="float" office:value="380" calcext:value-type="float">
            <text:p>380</text:p>
          </table:table-cell>
          <table:table-cell table:formula="of:=1 *1790"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76</text:p>
          </table:table-cell>
          <table:table-cell/>
          <table:table-cell office:value-type="string" calcext:value-type="string">
            <text:p>380-kV-Umspannwerk Eichstetten</text:p>
          </table:table-cell>
          <table:table-cell office:value-type="string" calcext:value-type="string">
            <text:p>FR</text:p>
          </table:table-cell>
          <table:table-cell office:value-type="float" office:value="380" calcext:value-type="float">
            <text:p>380</text:p>
          </table:table-cell>
          <table:table-cell table:formula="of:=1 *1790"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Umspannwerk Marzahn</text:p>
          </table:table-cell>
          <table:table-cell office:value-type="string" calcext:value-type="string">
            <text:p>Umspannwerk Freidrichshain</text:p>
          </table:table-cell>
          <table:table-cell office:value-type="float" office:value="380" calcext:value-type="float">
            <text:p>380</text:p>
          </table:table-cell>
          <table:table-cell table:formula="of:=2*925" office:value-type="float" office:value="1850" calcext:value-type="float">
            <text:p>18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Umspannwerk Freidrichshain</text:p>
          </table:table-cell>
          <table:table-cell office:value-type="string" calcext:value-type="string">
            <text:p>Berlin/Mitte</text:p>
          </table:table-cell>
          <table:table-cell office:value-type="float" office:value="380" calcext:value-type="float">
            <text:p>380</text:p>
          </table:table-cell>
          <table:table-cell table:formula="of:=2*925" office:value-type="float" office:value="1850" calcext:value-type="float">
            <text:p>18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Berlin/Mitte</text:p>
          </table:table-cell>
          <table:table-cell office:value-type="string" calcext:value-type="string">
            <text:p>Umspannwerk Charlottenburg</text:p>
          </table:table-cell>
          <table:table-cell office:value-type="float" office:value="380" calcext:value-type="float">
            <text:p>380</text:p>
          </table:table-cell>
          <table:table-cell table:formula="of:=2*925" office:value-type="float" office:value="1850" calcext:value-type="float">
            <text:p>18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Umspannwerk Charlottenburg</text:p>
          </table:table-cell>
          <table:table-cell office:value-type="string" calcext:value-type="string">
            <text:p>Umspannwerk Reuter</text:p>
          </table:table-cell>
          <table:table-cell office:value-type="float" office:value="380" calcext:value-type="float">
            <text:p>380</text:p>
          </table:table-cell>
          <table:table-cell table:formula="of:=2*925" office:value-type="float" office:value="1850" calcext:value-type="float">
            <text:p>18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Umspannwerk Reuter</text:p>
          </table:table-cell>
          <table:table-cell office:value-type="string" calcext:value-type="string">
            <text:p>Teufelsbruch</text:p>
          </table:table-cell>
          <table:table-cell office:value-type="float" office:value="380" calcext:value-type="float">
            <text:p>380</text:p>
          </table:table-cell>
          <table:table-cell table:formula="of:=2*925" office:value-type="float" office:value="1850" calcext:value-type="float">
            <text:p>18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extension_NEP2035_B2</text:p>
          </table:table-cell>
          <table:table-cell table:style-name="ce18" office:value-type="string" calcext:value-type="string">
            <text:p>P200</text:p>
          </table:table-cell>
          <table:table-cell table:style-name="ce18"/>
          <table:table-cell table:style-name="ce18" office:value-type="string" calcext:value-type="string">
            <text:p>Punkt Blatzheim</text:p>
          </table:table-cell>
          <table:table-cell table:style-name="ce18" office:value-type="string" calcext:value-type="string">
            <text:p>Station Oberzier</text:p>
          </table:table-cell>
          <table:table-cell table:style-name="ce18" office:value-type="float" office:value="380" calcext:value-type="float">
            <text:p>380</text:p>
          </table:table-cell>
          <table:table-cell table:style-name="ce18" office:value-type="float" office:value="3580" calcext:value-type="float">
            <text:p>358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Netzverstärkung: Neubau in bestehender Trasse</text:p>
          </table:table-cell>
          <table:table-cell table:style-name="ce18" table:number-columns-repeated="1012"/>
          <table:table-cell table:number-columns-repeated="3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01</text:p>
          </table:table-cell>
          <table:table-cell/>
          <table:table-cell office:value-type="string" calcext:value-type="string">
            <text:p>Station Sankt Peter 380 kV</text:p>
          </table:table-cell>
          <table:table-cell office:value-type="string" calcext:value-type="string">
            <text:p>Station Norf</text:p>
          </table:table-cell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02</text:p>
          </table:table-cell>
          <table:table-cell/>
          <table:table-cell office:value-type="string" calcext:value-type="string">
            <text:p>Station Hattingen</text:p>
          </table:table-cell>
          <table:table-cell table:style-name="ce20" office:value-type="string" calcext:value-type="string">
            <text:p>Station Wanne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Stromkreisauflage/Umbeseilu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03</text:p>
          </table:table-cell>
          <table:table-cell/>
          <table:table-cell table:style-name="ce20" office:value-type="string" calcext:value-type="string">
            <text:p>Amelsbüren</text:p>
          </table:table-cell>
          <table:table-cell office:value-type="string" calcext:value-type="string">
            <text:p>Station Gersteinwerk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04</text:p>
          </table:table-cell>
          <table:table-cell/>
          <table:table-cell office:value-type="string" calcext:value-type="string">
            <text:p>Tiengen</text:p>
          </table:table-cell>
          <table:table-cell office:value-type="string" calcext:value-type="string">
            <text:p>CH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05</text:p>
          </table:table-cell>
          <table:table-cell/>
          <table:table-cell office:value-type="string" calcext:value-type="string">
            <text:p>380-kV-Umspannwerk Eichstetten</text:p>
          </table:table-cell>
          <table:table-cell office:value-type="string" calcext:value-type="string">
            <text:p>Lastverteilung/Schaltanlage Kühmoos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06</text:p>
          </table:table-cell>
          <table:table-cell/>
          <table:table-cell table:style-name="ce20" office:value-type="string" calcext:value-type="string">
            <text:p>Umspannwerk Gurtweil</text:p>
          </table:table-cell>
          <table:table-cell table:style-name="ce20" office:value-type="string" calcext:value-type="string">
            <text:p>Umspannwerk Stockach</text:p>
          </table:table-cell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06</text:p>
          </table:table-cell>
          <table:table-cell/>
          <table:table-cell table:style-name="ce20" office:value-type="string" calcext:value-type="string">
            <text:p>Umspannwerk Stockach</text:p>
          </table:table-cell>
          <table:table-cell table:style-name="ce20" office:value-type="string" calcext:value-type="string">
            <text:p>Beuren</text:p>
          </table:table-cell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1</text:p>
          </table:table-cell>
          <table:table-cell/>
          <table:table-cell office:value-type="string" calcext:value-type="string">
            <text:p>Umspannwerk Gießen/Nord</text:p>
          </table:table-cell>
          <table:table-cell office:value-type="string" calcext:value-type="string">
            <text:p>Umspannwerk Karben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4</text:p>
          </table:table-cell>
          <table:table-cell/>
          <table:table-cell office:value-type="string" calcext:value-type="string">
            <text:p>Umspannwerk Streumen</text:p>
          </table:table-cell>
          <table:table-cell office:value-type="string" calcext:value-type="string">
            <text:p>Umspannwerk Röhrsdorf</text:p>
          </table:table-cell>
          <table:table-cell office:value-type="float" office:value="380" calcext:value-type="float">
            <text:p>380</text:p>
          </table:table-cell>
          <table:table-cell table:formula="of:=1790*1.5" office:value-type="float" office:value="2685" calcext:value-type="float">
            <text:p>26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extension_NEP2035_B2</text:p>
          </table:table-cell>
          <table:table-cell table:style-name="ce18" office:value-type="string" calcext:value-type="string">
            <text:p>P215</text:p>
          </table:table-cell>
          <table:table-cell table:style-name="ce18"/>
          <table:table-cell table:style-name="ce18" office:value-type="string" calcext:value-type="string">
            <text:p>Bentwisch HGÜ</text:p>
          </table:table-cell>
          <table:table-cell table:style-name="ce18" office:value-type="string" calcext:value-type="string">
            <text:p>Güstrow</text:p>
          </table:table-cell>
          <table:table-cell table:style-name="ce18" office:value-type="float" office:value="380" calcext:value-type="float">
            <text:p>380</text:p>
          </table:table-cell>
          <table:table-cell table:style-name="ce18" table:formula="of:=2* 1790*1.5" office:value-type="float" office:value="5370" calcext:value-type="float">
            <text:p>537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/>
          <table:table-cell office:value-type="string" calcext:value-type="string">
            <text:p>Güstrow</text:p>
          </table:table-cell>
          <table:table-cell office:value-type="string" calcext:value-type="string">
            <text:p>Siedenbrünzow</text:p>
          </table:table-cell>
          <table:table-cell office:value-type="float" office:value="380" calcext:value-type="float">
            <text:p>380</text:p>
          </table:table-cell>
          <table:table-cell table:style-name="ce5" table:formula="of:=2* 1790*1.5" office:value-type="float" office:value="5370" calcext:value-type="float">
            <text:p>5370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/>
          <table:table-cell office:value-type="string" calcext:value-type="string">
            <text:p>Siedenbrünzow</text:p>
          </table:table-cell>
          <table:table-cell office:value-type="string" calcext:value-type="string">
            <text:p>Umspannwerk Windpark Iven</text:p>
          </table:table-cell>
          <table:table-cell office:value-type="float" office:value="380" calcext:value-type="float">
            <text:p>380</text:p>
          </table:table-cell>
          <table:table-cell table:style-name="ce5" table:formula="of:=2* 1790*1.5" office:value-type="float" office:value="5370" calcext:value-type="float">
            <text:p>5370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/>
          <table:table-cell office:value-type="string" calcext:value-type="string">
            <text:p>Umspannwerk Windpark Iven</text:p>
          </table:table-cell>
          <table:table-cell office:value-type="string" calcext:value-type="string">
            <text:p>Umspannwerk Lubmin</text:p>
          </table:table-cell>
          <table:table-cell office:value-type="float" office:value="380" calcext:value-type="float">
            <text:p>380</text:p>
          </table:table-cell>
          <table:table-cell table:style-name="ce5" table:formula="of:=2* 1790*1.5" office:value-type="float" office:value="5370" calcext:value-type="float">
            <text:p>5370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/>
          <table:table-cell office:value-type="string" calcext:value-type="string">
            <text:p>Umspannwerk Windpark Iven</text:p>
          </table:table-cell>
          <table:table-cell table:style-name="ce20" office:value-type="string" calcext:value-type="string">
            <text:p>Pasewalk</text:p>
          </table:table-cell>
          <table:table-cell office:value-type="float" office:value="380" calcext:value-type="float">
            <text:p>380</text:p>
          </table:table-cell>
          <table:table-cell table:style-name="ce5" table:formula="of:=2* 1790*1.5" office:value-type="float" office:value="5370" calcext:value-type="float">
            <text:p>5370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7</text:p>
          </table:table-cell>
          <table:table-cell/>
          <table:table-cell office:value-type="string" calcext:value-type="string">
            <text:p>UW Jessen Nord</text:p>
          </table:table-cell>
          <table:table-cell office:value-type="string" calcext:value-type="string">
            <text:p>Umspannwerk Ragow</text:p>
          </table:table-cell>
          <table:table-cell office:value-type="float" office:value="380" calcext:value-type="float">
            <text:p>380</text:p>
          </table:table-cell>
          <table:table-cell table:formula="of:=1 * 1790*1.5" office:value-type="float" office:value="2685" calcext:value-type="float">
            <text:p>26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8</text:p>
          </table:table-cell>
          <table:table-cell/>
          <table:table-cell office:value-type="string" calcext:value-type="string">
            <text:p>Umspannwerk Weida</text:p>
          </table:table-cell>
          <table:table-cell office:value-type="string" calcext:value-type="string">
            <text:p>Eula</text:p>
          </table:table-cell>
          <table:table-cell office:value-type="float" office:value="380" calcext:value-type="float">
            <text:p>380</text:p>
          </table:table-cell>
          <table:table-cell table:formula="of:=1790* 2"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8</text:p>
          </table:table-cell>
          <table:table-cell/>
          <table:table-cell office:value-type="string" calcext:value-type="string">
            <text:p>Eula</text:p>
          </table:table-cell>
          <table:table-cell office:value-type="string" calcext:value-type="string">
            <text:p>Umspannwerk Röhrsdorf</text:p>
          </table:table-cell>
          <table:table-cell office:value-type="float" office:value="380" calcext:value-type="float">
            <text:p>380</text:p>
          </table:table-cell>
          <table:table-cell table:formula="of:=1790* 2"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9</text:p>
          </table:table-cell>
          <table:table-cell/>
          <table:table-cell office:value-type="string" calcext:value-type="string">
            <text:p>Umspannwerk Lauchstädt</text:p>
          </table:table-cell>
          <table:table-cell office:value-type="string" calcext:value-type="string">
            <text:p>Umspannwerk Marke</text:p>
          </table:table-cell>
          <table:table-cell office:value-type="float" office:value="380" calcext:value-type="float">
            <text:p>380</text:p>
          </table:table-cell>
          <table:table-cell table:formula="of:=1 * 1790*1.5" office:value-type="float" office:value="2685" calcext:value-type="float">
            <text:p>26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9</text:p>
          </table:table-cell>
          <table:table-cell/>
          <table:table-cell office:value-type="string" calcext:value-type="string">
            <text:p>UW Jessen Nord</text:p>
          </table:table-cell>
          <table:table-cell office:value-type="string" calcext:value-type="string">
            <text:p>Umspannwerk Lauchstädt</text:p>
          </table:table-cell>
          <table:table-cell office:value-type="float" office:value="380" calcext:value-type="float">
            <text:p>380</text:p>
          </table:table-cell>
          <table:table-cell table:formula="of:=1 * 1790*1.5" office:value-type="float" office:value="2685" calcext:value-type="float">
            <text:p>26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20</text:p>
          </table:table-cell>
          <table:table-cell/>
          <table:table-cell office:value-type="string" calcext:value-type="string">
            <text:p>Umspannwerk Streumen</text:p>
          </table:table-cell>
          <table:table-cell office:value-type="string" calcext:value-type="string">
            <text:p>Eula</text:p>
          </table:table-cell>
          <table:table-cell office:value-type="float" office:value="380" calcext:value-type="float">
            <text:p>380</text:p>
          </table:table-cell>
          <table:table-cell table:formula="of:=1* 1790*1.5" office:value-type="float" office:value="2685" calcext:value-type="float">
            <text:p>26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39000000151450F234F22C40A86219D12CC74940151450F234F22C40A86219D12CC74940566FC3DE7AF32C40F657D98871C749401C9E5E29CBF42C4078B6476FB8C74940C841AE79FAF52C40B14DCF60F8C74940CB98CCC2E8F72C4014460E6CF0C749402EB3637EC9F92C406C6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47000000A349BD022C492A408FB16E17F5F34A40A349BD022C492A408FB16E17F5F34A40042B3D89BE492A40F3E670ADF6F34A408BA3175A424B2A408FB9217CDEF34A40059376FE484C2A40E58810B287F34A408E51E806544D2A40370994032CF34A4081E5AD5F554E2A40BCF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5DFB7C5EB6CC2A404AA85A77B0E54A405E9FDE31E1CC2A4007859C52B9E54A40D969FF5E65CC2A40D79B621FAEE54A40E3B08FA916CC2A401650A8A78FE54A40BDD0B76004CC2A40D1AF52E68BE54A40BDD0B76004CC2A40D1AF52E68BE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55FABA9D1442A4022BDF26ACAF34A40955FABA9D1442A4022BDF26ACAF34A40F7C9F6C6B5462A40646BC71EEBF34A40F7C9F6C6B5462A40646BC71EEBF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128AADA069112C40E29A96B3D2C04A40128AADA069112C40E29A96B3D2C04A40B7EFF6C54A112C408855174BECC04A4063F19BC24A112C405A428875F4C04A40C86E55C84B112C405DBF057EF9C04A40069D11A840112C40C725AAD601C1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7C9F6C6B5462A40646BC71EEBF34A40F7C9F6C6B5462A40646BC71EEBF34A40A349BD022C492A408FB16E17F5F34A40A349BD022C492A408FB16E17F5F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D60000002319C27ABC5F2840572718526BE84A4059D06A37B05F2840948C9C853DE84A402001ED58B660284087318E3633E84A40323CF6B358622840847291312DE84A40D6BECAEBD264284056421C9029E84A40DB0BBBDEEC65284029F114CD5EE84A401CD0D2156C672840F3B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C8000000BDD0B76004CC2A40D1AF52E68BE54A40BDD0B76004CC2A40D1AF52E68BE54A4071404B57B0CD2A403D60C37872E54A40A3B5A2CD71CE2A400DD3AD8D67E54A4043A8F7F994D02A40AE872F1345E54A40D839BCD694D22A402988708225E54A40B1805369D5D42A40406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7000000151450F234F22C40A86219D12CC74940151450F234F22C40A86219D12CC74940A046109D54F22C40F5064E6CF4C649401EBE96A13BF22C409A6A1CA0EAC649403BE2355431F22C4002704793E6C64940C88D6CF827F22C406F0498E8E2C649408F5F2377A5F12C4059D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FF6B7DE426042D40EE046F76F4B44940E9F7FD9B17032D401A6B24AE08B54940BBFF7EE7CD032D403BEBAE473CB54940BBFF7EE7CD032D403BEBAE473CB5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50C35CF7FB721E40C871F101CBF2494050C35CF7FB721E40C871F101CBF2494003AB3473926F1E4099709EA003F34940B49DA51AAC6E1E409008D7EDFDF24940DB0CF7DCAF6D1E4097A6FE7905F3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40F032CFB7D620404B549F401ED14840559D1F9095D52040DD24ABC722D14840916DCFE27BD5204004AC55BB26D148405C960A8563D520408B0D277A2AD14840284FB4064AD520404E5997642ED14840D82E6D382CD52040169051F932D14840670E492D94D42040744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D000000FB233CDADBEA21408A0562E4920A49404607C9A76CE92140C11C3D7E6F0A49402790C82D9CEA21404D73863D480A4940CA17B49080ED2140C4BD8D28480A4940FBCE2F4AD0EF2140D0F57D38480A4940C9AD49B725F2214010B1C1C2490A4940F7CB272B86F3214086A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2 von 3</text:p>
          </table:table-cell>
          <table:table-cell office:value-type="string" calcext:value-type="string">
            <text:p>0105000020E610000001000000010200000034000000364E548039F42140273F98CA91074940364E548039F42140273F98CA91074940C6A52A6D71F1214089128832AF0749405B3DCC03FDEE214023C32ADEC8074940BD14C37A48ED214034F5BA4560074940FB3DB14E95EB2140B8BA5285F5064940230736F80CEA2140DDA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4000000670E492D94D42040744DDC8541D14840670E492D94D42040744DDC8541D1484098851B9540D32040BB0CFFE906D14840D6C0A09630D4204081BCB266BFD048403DD3F0D2F2D420402DB1D76086D0484018EDF1423AD42040E6D76A6A34D04840E7A6727F9AD32040EC0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46EF7DADDC0622403B22336234EC47407D128E0F690622403561FBC918EC474038E4FAD236052240F93E0BF8EBEB4740F38986D6D4032240223B6F63B3EB4740D3399A7EE4012240F06A5E7AA0EB47407668A219D5FF21406BA22A018CEB4740AFBE709D35FE2140EBC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CD00000067E613C31FF721402F94A70760EB474067E613C31FF721402F94A70760EB47408490E2D2E7F52140293229F4B0EB4740A3A135F570F4214097C3938213EC4740BAFF232E5BF221403152DE7D44EC4740FD3ED29629F02140C38D4AA077EC47402EF53D343DEE21402F7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E222CCF282229406B5496D7008A49409E222CCF282229406B5496D7008A494099DA520779212940256717C2208A494099DA520779212940256717C2208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84520F2CA2092940C12154A9D993494084520F2CA2092940C12154A9D9934940159E865E35092940F0DFBC38F193494050920953EF082940FAE06BBE0094494033473C6954092940DF1664F41A94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7A45A6327B9F29404DD3B194766D49407A45A6327B9F29404DD3B194766D49400AD40737BE9F294061DB4713946D494017269D92BD9F2940039A081B9E6D4940F34FBA3EBD9F29408FFA905CA36D494082806BDDBC9F29407472D06FA96D4940749AEA52A6A02940031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300000084520F2CA2092940C12154A9D993494084520F2CA2092940C12154A9D99349400DF8A177CF0A294001FBE8D4959349407234EC9C0B0C29403E3D5BAC4D934940616413AAE50C2940DAC1D20A1D93494057C334C2910E294049B3C3A920934940DAD59A9C901029404D6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850000007A45A6327B9F29404DD3B194766D49407A45A6327B9F29404DD3B194766D49408465112FF49D2940B0343A31356D49401BDE077B6E9C294072FA1F05F46C494087AB0320EE9A2940574E31BDB36C4940CA833EA253992940AA5038166F6C4940F0D23C36B897294080A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F63F668601A284007E28629DB6449409F63F668601A284007E28629DB6449406D1A80B2CE1928401E13CE1374644940BFFCA94C8C1828409DF6949C136449402657E5F407172840D232BA380064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AB0000009F63F668601A284007E28629DB6449409F63F668601A284007E28629DB6449406D825E6EE61A2840EE974F560C65494005E51137021C2840D26751E9716549402C0BCB44B61C284065085B47B06549405F1BE038DF1E2840A8041FDECE654940755DF8C1F92028402F9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/>
          <table:table-cell office:value-type="string" calcext:value-type="string">
            <text:p>0105000020E610000001000000010200000005000000CBFF3FA9517F2A40A35C1ABFF0434A40CBFF3FA9517F2A40A35C1ABFF0434A404281D2AB5C7F2A401B4CC3F011444A407D2EAE4C537F2A40054AAF720D444A4050A702A7807F2A40CF26C3400C44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A0000003EB12ACB670C2B40D4D67E6A90444A402701C5234C0C2B4033ED516E91444A4031009EFEFD0B2B40FEB73764A8444A406229DC3C1F0B2B40D41BA4969C444A40B76A323E27002B40C18CCE9E70444A4087D91544EEFB2A4062DD787764444A40513C1D7EEDF32A4078E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100000035B8AD2D3CF72140F73C242136EB474035B8AD2D3CF72140F73C242136EB4740DCB3F85E8DF521406444FD8925EB4740FAC21A1D46F3214046A9CEB40EEB4740CF4653E2DFF02140F370A719F7EA47405F807D74EAEE2140CD4E50D4E3EA4740CB7D175BADEC21409D2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069D11A840112C40C725AAD601C14A4084C1903067112C40EC4BDB64F9C04A4013AA8A5F67112C40D7917E56F4C04A403033C74D68112C40ED623F30ECC04A40128AADA069112C40E29A96B3D2C04A40128AADA069112C40E29A96B3D2C0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BBFF7EE7CD032D403BEBAE473CB54940BBFF7EE7CD032D403BEBAE473CB5494099EDAFC33D032D40491DD3C908B54940FF6B7DE426042D40EE046F76F4B4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70000008F5F2377A5F12C4059D31456E3C6494079FD930909F22C40809763C3E4C649402784B30012F22C40A1BDFA78E8C649409990C5EC1BF22C409FF3098FECC64940276BD44334F22C40BE2FD39BF6C64940151450F234F22C40A86219D12CC74940151450F234F22C40A86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DD7C23BA67F521409A47FE60E0074940DD7C23BA67F521409A47FE60E0074940364E548039F42140273F98CA91074940364E548039F42140273F98CA9107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40F032CFB7D620404B549F401ED148401D3EE94482D52040C792286A1FD14840AD0CF49A68D52040719CCA5823D1484078352F3D50D52040A5FF401427D14840261DE56036D520406146C2082BD14840E2067C7E18D5204000FECE9B2FD14840670E492D94D42040744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471273FF47F82140920A630B41EB4740471273FF47F82140920A630B41EB474035B8AD2D3CF72140F73C242136EB474035B8AD2D3CF72140F73C242136EB47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9DA520779212940256717C2208A494099DA520779212940256717C2208A49404197152FBB20294096DFB3BFFD8949404197152FBB20294096DFB3BFFD89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749AEA52A6A029400310E345CF6D49409D03BAE5D99F294098BE7C57A96D494091419369D99F29407185C146A36D4940267733FED89F29400FA4E6069E6D494044D8953BD89F29406DE525FF936D49407A45A6327B9F29404DD3B194766D49407A45A6327B9F29404DD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E222CCF282229406B5496D7008A49409E222CCF282229406B5496D7008A49404197152FBB20294096DFB3BFFD8949404197152FBB20294096DFB3BFFD89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office:value-type="string" calcext:value-type="string">
            <text:p>0105000020E61000000100000001020000001800000050A702A7807F2A40CF26C3400C444A40446BEAE1707F2A40E4D06C6814444A407F648401957F2A408DDA58E432444A402F3311DB827E2A40ABFFBD254A444A405CA2693F087F2A40BDFCF3D9A6444A409568C9E3697D2A4093FA57FBE0444A40798FD89365792A40461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50A702A7807F2A40CF26C3400C444A40968334BE8A7F2A40A12E52280B444A40FC15D79D937F2A405109997510444A40CBFF3FA9517F2A40A35C1ABFF0434A40CBFF3FA9517F2A40A35C1ABFF04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3000000BA6E374D8BA12A40EB264CE0D0424A40A2DE420D95A12A40CDB22781CD424A408A2BE2364F9E2A40DB7005E2E94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3000000E3B613292FC22A40B1E8C0DCB5404A402AD31EE516BD2A407164D46B69404A40E138A139C0BC2A40EFDBCB236740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F000000E7857489E2CF2A409A34675C7D414A4004E5B67D8FCA2A40DD346C4A68414A409D18ED4CFCC82A40939B977961414A4060402FDCB9C82A40C03225485B414A40E9A1B60DA3C82A40F8E7FDDA55414A4050296508B6C82A4042FC0D2439414A4024B31FCE68C82A40CCE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3000000BA6E374D8BA12A40EB264CE0D0424A40A2DE420D95A12A40CDB22781CD424A40740B2781B4A72A40D1CD47A5454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3000000740B2781B4A72A40D1CD47A545424A406DDE82B6E6BC2A40B0B14B546F404A40E138A139C0BC2A40EFDBCB236740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C00000077D58BA0B1E92A40269F551FBF424A40EE9BFBABC7E92A40D41632B2BF424A40434AA24DC4E92A4040A54A94BD424A4099D06E3EBFE92A404269030BBB424A40E2E7BF07AFE92A404BB4E4F1B4424A4008043A9336E92A4018A8D60CBA424A40EB84E16DEFE82A40F54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9000000303BBA6AEEDF2A40A32C1DF444424A402BBA3F2839DD2A406F2CCD5257424A40BD491D2E83DB2A400DDB60F250424A40B63176C24BD82A40991249F432424A403E29931ADAD42A407BEC1D24FA414A403763E2A0CED22A40D012BFBDC6414A4054CFDD0951D12A40628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/>
          <table:table-cell office:value-type="string" calcext:value-type="string">
            <text:p>0105000020E610000001000000010200000005000000CBFF3FA9517F2A40A35C1ABFF0434A40738CBF48C3802A4059D81D9C99434A4092538550EF832A407817DE9B95434A401D1E673FF7862A40ACA3F496BC434A401EC0292044872A40D32493B9BD4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/>
          <table:table-cell office:value-type="string" calcext:value-type="string">
            <text:p>0105000020E6100000010000000102000000050000001EC0292044872A40D32493B9BD434A40190E3AD7E6892A40D6592DB0C7434A40A15FA5CC178D2A40EBABAB02B5434A40B6262724E38E2A40C07EE3C688434A4071A076AEDE8F2A407E8E8F16674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20000008A2BE2364F9E2A40DB7005E2E9424A40EBE940183B952A4091D0669A384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2000000EBE940183B952A4091D0669A38434A4071A076AEDE8F2A407E8E8F16674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200000001020000000A0000006112D32A9F822040B1FECF61BED04740420702092F822040B06D9BF39DD0474069F8BB1C1B822040D95E0B7A6FD04740094E2267068220404BAE073829D04740EEE7B92AF5812040BEE1992BDECF47403F4FA84CD68120408F25620097CF4740CA0DD0C7C68120408EA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50000000102000000050000004BF9FF2735D21E40ACCEC53AB0D649409B3A34D18CD21E40CCB09B638AD649400E96FB2EB6D21E409B93179980D64940EB0BD759E3D21E4040DD408177D649407808237351D51E40826B74D48DD6494001020000002900000004A1061DBEAE1E40F85A2B35D6E449402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2000000CC34F5A862612040F35A1E0B14624740B0AD9FFEB37E2040C7212C746FCE47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9000000082E45A8084E1A405AB9BCDEA2B64940082E45A8084E1A405AB9BCDEA2B649404B1C1E673F4F1A400BC160EDDEB64940A4DEF87F7A501A403FCFFAEF1CB74940E2E1E24D23521A40B82407EC6AB749405FD72FD80D531A4012D66B1F97B74940AF0CAA0D4E541A409B9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DB31B57C077E2340187642035B7549403723DE95B87D2340D01BDDF75E754940C9E9EBF99A7D23409459187D6075494038B41204D97C2340E8E8A7EE8075494038B41204D97C2340E8E8A7EE8075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886B57EB5AA1D40C4FE8BAF80BA49401FF7ADD689AB1D405C35745886BA49406F51C13CBFAB1D40F621140088BA49400232CFA513AC1D40A8EE25E88ABA49403FC2D5A656AC1D40A77224E18CBA4940F45FD67A75AC1D40B2BE81C98DBA49406E6C1BEB87AD1D407B8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6E6C1BEB87AD1D407B8BE2B08FBA49406E6C1BEB87AD1D407B8BE2B08FBA49407F38A34165AF1D403395D97B4CBA49407F38A34165AF1D403395D97B4CB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54C14DEBDBB61D40423D224B8BBA494054C14DEBDBB61D40423D224B8BBA4940D2AA967494B31D403C51121269BA4940D2AA967494B31D403C51121269B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D2AA967494B31D403C51121269BA4940D2AA967494B31D403C51121269BA49407F38A34165AF1D403395D97B4CBA49407F38A34165AF1D403395D97B4CB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E00000054C14DEBDBB61D40423D224B8BBA494054C14DEBDBB61D40423D224B8BBA49400F588341E3BB1D4081A8458EBEBA494027A94C3107C11D40785B3343F4BA4940F312526D26C51D40B295E1896ABB494046C88A2B78CB1D40503750E09DBB49409BF342F0AED11D40FA3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EAACBB1EF1181A4055F99E9108A94940EAACBB1EF1181A4055F99E9108A94940792FAD3C371B1A4082881E42A6A84940A48A879C631D1A40FBAEAD4445A84940D8C45D18441F1A4077137CD3F4A74940388D486F13211A4083667C04A3A7494072885D8022231A40E15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8469EDACF281A4024731BC352A64940A8469EDACF281A4024731BC352A6494012D033AC98281A408833BF9A03A6494012D033AC98281A408833BF9A03A6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5000000082E45A8084E1A405AB9BCDEA2B64940082E45A8084E1A405AB9BCDEA2B64940017CA64D8B481A40F9A23D5E48B649408DBB9C6DC9451A408E5E0D501AB64940D8947549E6421A40C417DCC5EAB549404EF96B0D00401A4024980FADBAB5494002B38C1E093D1A40136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EAACBB1EF1181A4055F99E9108A94940EAACBB1EF1181A4055F99E9108A9494019247D5A45171A40B8CD548847A9494019247D5A45171A40B8CD548847A9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AE4786C1A1741A409120A68E9FBC4940AE4786C1A1741A409120A68E9FBC4940ECDFF599B3761A4049895DDBDBBC4940FF5B6ED51A771A4013BE52F1DABC4940042AD2B30F781A40EDE6F39BD3BC494030DAE2C432781A4073BAC7B7E6B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70000003AE40BFF8E551A40B7A62F3A0FB849403AE40BFF8E551A40B7A62F3A0FB849406F4A79AD84561A40826962CB3CB849402AB1C6342E571A400DD06C0D5BB849405BD5928E72581A4053EDD3F198B84940BACB3450CF591A40B5D5F6C0D8B84940CA6BCABA245B1A40EE9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3 von 4</text:p>
          </table:table-cell>
          <table:table-cell office:value-type="string" calcext:value-type="string">
            <text:p>0105000020E610000001000000010200000006000000ADEE47403B861F40B54016FDFC214A40ADEE47403B861F40B54016FDFC214A4017D3F13DC8871F40DA5C908884224A409663B2B8FF881F40CD6B36A0EF224A4033E54350358A1F40F6A7435D5A234A4033E54350358A1F40F6A7435D5A2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C10000001C3E8E8B0FC824400FF62686E48049401C3E8E8B0FC824400FF62686E4804940FDFB8C0B07CA2440B64DF1B8A8804940D83A27AC43CC24402CDE23F664804940F8359204E1CE2440AEE584BF158049408ED948C8F6D02440AAEBF593D67F4940EB3DF08C11D424408E9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1A0000005707E52263C22340EF844D53BA7E49405707E52263C22340EF844D53BA7E4940C770D0B936BF2340DE6575615A7E49404BA9F00CBFBC234072FBE593157E494032D582CDEFBA2340DF2F0B92E37D4940FBD577D90AB92340E82E2EFAAF7D494050BC1468C1B52340E75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3 von 4</text:p>
          </table:table-cell>
          <table:table-cell office:value-type="string" calcext:value-type="string">
            <text:p>0105000020E61000000100000001020000001E000000F0A65B7688F72340DDA799A4E87D4940F0A65B7688F72340DDA799A4E87D4940C28A53AD85F52340BD93AA48E07D494019F2BEE089F32340C289E8D7D67D49406C9BE27151F1234020042ED9C27D494070A24C593CEF2340D61F6118B07D494043B74DA72BEE234006A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2100000075305173A82D2440BC59283EE37F494075305173A82D2440BC59283EE37F4940C821872DE22C2440D7581D948B7F4940B7099C114A2C24406AE85553487F49403D3FD69D382A2440A89D503EF37E4940CB5C2A807328244074B44F6CAA7E494046B75ED3832624404F3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7000000829A1029BC9223404A3E1B5EB5794940829A1029BC9223404A3E1B5EB579494003F1153834902340929CA7959D794940302DEA93DC8D234062D80693877949405AD3612AA28B23404FCBB4A2727949408E61A989998823403A059E20567949408E61A989998823403A0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E0000008E61A989998823403A059E20567949408E61A989998823403A059E2056794940641CC81FB18623404D8B55DEE97849409A34FC5D8E8523406235F169A9784940C5138B29A284234089F2052D247849409C487A62E78323403C08F0CCBA77494066CA3D13508323400E2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170000009846DD184C5124404406A85FD88149409846DD184C5124404406A85FD8814940CA7CF612195024407A9274CDE4814940AB460AC09A4E24404805A96FF48149400BFB2C85F64C2440AA317C9F05824940ED1AE3795F4B2440DDC545FF158249409A42E7357649244080A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E000000D80638CEB767244026B1FF95F0804940D80638CEB767244026B1FF95F08049405E4A5D328E652440475854C4E980494084B64192FE632440B387516BF5804940884A2366F6612440DBBB500A04814940A230838CDB5F24402CF933171381494092F76008EF5D2440E4D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2D0000009F0D542179C62440FCB6161C148149409F0D542179C62440FCB6161C1481494057CCADB59CC4244009CE740A4D814940FC7A19202CC22440544F30AD97814940551454F943C024400C34E900D2814940BF66B96C74BE244043D02C640982494026E9F582AABC2440923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D68ADB0D47E42940919F8D5C37484A40D68ADB0D47E42940919F8D5C37484A4045042D6EEDE2294065AFD2382F484A409956F95404E22940FADE3A5A30484A40FC3670821FE22940FF90185DF347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2000000D68ADB0D47E42940919F8D5C37484A40D68ADB0D47E42940919F8D5C37484A4088365BD482E6294059F4F34B69484A40959AE21698E62940E2FE6D60BC484A40150E7338A9E629406C1ED14E17494A40B9043B59C5E62940E6B6D8486D494A40B30E4757E9E629400E5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9000000BF61478897A020407CA1DBA6D3804840BF61478897A020407CA1DBA6D3804840AB3BBB2132A1204002C4B876FD804840689CE16135A1204038B81913078148402C22D45636A120400DD1D7E209814840EEF77AAD3AA1204042E7DABC16814840F8C19E1B3FA120404DD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43000000BE512B4CDF7F20404CC054D8B16C4840BE512B4CDF7F20404CC054D8B16C48401D1549055F7E20406967E2676D6C4840B33E8ADFB97C20401D098F91476C48408F22C6C6177C2040F0DD8BD4206C48400FA4E6069E7A20409665E31CD06B4840D3ECCBE37A792040EB3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45000000BF61478897A020407CA1DBA6D3804840BF61478897A020407CA1DBA6D3804840F1B9B8324DA12040A69AFE918E804840D5A535BC0FA2204068CD340642804840BEA19520C8A22040BC65E2B1FA7F48406724E76965A3204053729879BC7F48408C8E3FAC92A32040E6B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900000018ECE2C2BE3D204057E7F385495A484058B5FF5C8F3D204018EDF1423A5A48404C0D7E2C8E3C204062CE7D83405A4840B4999E0B7E3A2040E4D7B4F74E5A4840EFD176A79638204055C4E9245B5A48402280E552A636204012007734695A48400230F9FAB5342040DC3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211B33C96A41F402EDD78372A4048406DF019E489A31F400C2252D32E404840380E61A17BA31F40096DDEDD6F404840380E61A17BA31F40096DDEDD6F40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BAD1FE6A597F204099FEDC19546C48407D934B885E7F2040541AD6F95C6C484022F2A7D7777F204081CE4994626C4840805D972BCD7F204036A094FF7F6C4840805D972BCD7F204036A094FF7F6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ED4749216EA020402DA9255628814840F0045669E6A020401F12BEF737814840B70BCD751AA120409B2FE53224814840AE41A90716A12040FB7C94111781484027E60FBC10A12040860DAA68078148406B85E97B0DA12040BA5972CBFD804840BF61478897A020407CA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60000007B698A00A7172140BC0276DABFB748407B698A00A7172140BC0276DABFB74840FCA71B28F0162140F712190C64B74840B3B96A9E231621400F95905907B748405487269A51152140FEE54988A8B6484018737C597F142140A0B998B047B648403817DA9486152140E67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100000015AA40D24C6C2A401BCE46F828574A4015AA40D24C6C2A401BCE46F828574A40E08A1FBEA76D2A400D99E1F54F574A40DE150B8D716F2A4093B0CAE083574A401092AA926D712A40B8239C16BC574A40BB87DFA870732A40B10518F1F8574A400FD76A0F7B752A4086A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076BF706BAF52A401C1252126D504A40076BF706BAF52A401C1252126D504A40E113460E6CF82A40925ACDDF29504A40F06888CF42FB2A40725303CDE74F4A40651D8EAED2FD2A40F00687CDB64F4A405A6034D021012B40AF89BB30884F4A40B32781CD39042B40549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E000000B32781CD39042B40549F9A81804F4A40B32781CD39042B40549F9A81804F4A40A64BFF9254062B40CBF78C44684F4A4026A13E13AB082B40F9382E3E604F4A40FEE4DEB2F90A2B40D3753CC1594F4A40286C9AD2550D2B40604F8589504F4A405C5B785E2A0E2B40F68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60000008D2AC3B81B942A4061F3BBFAC2594A408D2AC3B81B942A4061F3BBFAC2594A404662821ABE952A40938E72309B594A400CDB0539DE972A407649E6A26B594A406839758AFA992A40F05F0FDC37594A40C4B1D3B4309C2A40220CF26904594A4031D461855B9E2A40691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DF14FB7035872A4039883144A9594A40DF14FB7035872A4039883144A9594A4020FF16AE58892A40100FBCB5A7594A40783DE2A1398C2A407C9DD497A5594A402A3E3E213B8F2A4069AD68739C594A4006114EB0A4912A40F00BF9B193594A408D2AC3B81B942A4061F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400000054D1B3B4AEF82340A26C25CF50E24A4054D1B3B4AEF82340A26C25CF50E24A40044AF9FF27F9234059D878550CE24A40F7CBC97921FA2340B9ED066315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AA0000007E025765387423408D1F37484D254B409639A7A32D74234068F5C42929254B4002E77BFC94752340C5CDA96400254B405FD9603CDE772340526C6006BE244B404F1CE5057D7A2340BA6702EA72244B40363C6299237C2340DE9B3AEA43244B4045B86EEFBF7E2340837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4000000F7CBC97921FA2340B9ED066315E24A40B1C22D1F49F92340D5D97F530EE24A4054D1B3B4AEF82340A26C25CF50E24A4054D1B3B4AEF82340A26C25CF50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F7CBC97921FA2340B9ED066315E24A40307EBF3D74FA2340C761D5C512E24A408399000D80FA23401DFC0E8F0EE24A406825ADF886FA23408900F1040CE24A400B4F43AF9AFA2340D49CBCC804E24A4071299DFEA2FA234041BB438A01E24A40F35597F848FB2340E59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7CC2B3295F52340B461A81EC4DF4A4037CC2B3295F52340B461A81EC4DF4A4037EB426271F623408C72C4B535E04A400C1A9F6E45F723401263E30BA4E04A40AAB3FFA61CF82340BB3D528E13E14A40D0AD2182BBF92340C4BE53B769E14A40F35597F848FB2340E59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C0000006F7143424A922340C1E5B16664DA4A406F7143424A922340C1E5B16664DA4A40AF9C18ED4C942340D03A996EC8DA4A4073497ABDA09623409DDD5A26C3DA4A40438E52AE95992340162D8A6885DA4A40647EC9213D9C234050D65EFA4DDA4A40A8F45D5B899E2340564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13E952E588D2340F35597F848D94A40C13E952E588D2340F35597F848D94A40702AAD1ADF8E23406E3656629ED94A4045C1E7E2CA9023400B7778190FDA4A406F7143424A922340C1E5B16664DA4A406F7143424A922340C1E5B16664D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6E8F392A92F2234055D68052FEDE4A406E8F392A92F2234055D68052FEDE4A40715CC64D0DF42340ED003E2E60DF4A4037CC2B3295F52340B461A81EC4DF4A4037CC2B3295F52340B461A81EC4DF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1000000152411757A892340DB1B7C6132D94A40152411757A892340DB1B7C6132D94A40F84086E9D6862340B9EC6BB823D94A40F19183C8D8832340A32996B613D94A40F4B6E3970B8223403DCFE9C3C4D84A401A8057152B8023403E80A03770D84A40D82AC1E2707E23405A3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31293E3E217B1A404E2EC6C03AA1494031293E3E217B1A404E2EC6C03AA14940FC92E8C0CD7D1A409D983FF042A14940D4AFBECB56801A40A888789043A149405C9EBDE94C801A40AEBEBA2A50A149401CC5CB54D9801A4042A17AB55BA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12EEDF06C6EB2B406713BB1171A04A4012EEDF06C6EB2B406713BB1171A04A40E48B513294EA2B40D7C79E9850A04A402B093F2773EA2B40FCD703F74DA04A40FBDCBF6845EA2B40572F75464AA04A4072BFE8972DEA2B405378753348A04A405D4885A3FCE92B40676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6000000012EEDF06C6EB2B406713BB1171A04A4012EEDF06C6EB2B406713BB1171A04A40C9AEB48CD4EB2B404F779E78CEA04A409EF8C500E4EB2B402843FA9232A14A408DB62A89ECEB2B403B57941282A14A408816D9CEF7EB2B40CDECF318E5A14A40B73066A60FEC2B404FB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D424C2D0346A2B408E09319754454A40D424C2D0346A2B408E09319754454A404CA88537106B2B40226F5E413F454A405A0520A45D6B2B40493547B137454A40E1021AB6776B2B40B0D815E934454A407771C1D4596B2B40B98A9B0218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A000000D424C2D0346A2B408E09319754454A40D424C2D0346A2B408E09319754454A40499748B3C3692B40A11DCB16A4454A4007F357C85C692B40B7D9B342EC454A400184B46BE7682B401E68AACC39464A4048286CF58B682B40D875B9D27C464A40AC8207BC82672B40729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D00000068EA758BC0882B4026547078416D4A4068EA758BC0882B4026547078416D4A40BED2437E478A2B40948B31B08E6D4A4014BB1171CE8B2B4095206D2DDD6D4A4046685FD4498D2B40B151D66F266E4A404D987A27B08E2B40DAA6C2E96E6E4A40D7C3978922902B40856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8541064D7CBA2040BE8083E2ABF64940AEABB827FEBA20401F189BB1C3F64940B2A3CC6152BB204093A6E617CAF64940B2A3CC6152BB204093A6E617CAF6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9A00000041B8020AF594234049BC3C9D2B004A4041B8020AF594234049BC3C9D2B004A40CADFBDA3C6942340DFA63FFB91004A40A053909F8D942340E57FF277EF004A4012A3E716BA922340C6FD47A643014A4087C77E164B912340A741D13C80014A409A982EC4EA8F23407D3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E6E37F97BE4427400D40FE2D5C224A40E6E37F97BE4427400D40FE2D5C224A409E68B2DA574527405342B0AA5E224A4062C7DA3A934527400A2E56D460224A40FD304278B44527402813B70A62224A40EB515D6512462740B51D537765224A400695148E1F472740DC4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63A6D324FC327405CBA38E0A98A4A40963A6D324FC327405CBA38E0A98A4A40E59F747D7AC327409EB0694A578A4A40E59F747D7AC327409EB0694A578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657D17A53B42740AFEBBC32148C4A407657D17A53B42740AFEBBC32148C4A40C59272F739B627402B6629FE948B4A40C59272F739B627402B6629FE948B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95FF0C4075D2840126A865451E84A40795FF0C4075D2840126A865451E84A405B3FA2AE5A5E284038A04A7265E84A402319C27ABC5F2840572718526BE8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A0100007657D17A53B42740AFEBBC32148C4A407657D17A53B42740AFEBBC32148C4A409114EC1A88B42740D484ED27638C4A400443B170EDB32740927D9065C18C4A40A0573CF548B3274013109370218D4A40433EE8D9ACB22740C68EC6A17E8D4A4096F661180BB22740FAB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D010000E6E37F97BE4427400D40FE2D5C224A40E6E37F97BE4427400D40FE2D5C224A4061A7583508432740237FD5366A224A40F259434E04422740FD44AF50B5224A4048E8C2A3E840274045F6419605234A401E75CF1500422740950ED6FF39234A4093E0B2AFE1422740E01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63000000FCCA83F414B523402DC9A60128D34940FCCA83F414B523402DC9A60128D34940D03EA07DF6B523404EB6813B50D34940DD9E7B6A50B723402A6BE56F8CD34940BE83447F0DB92340B4CFBE4DDAD34940DEA74F17CEBA2340BCC50D0929D44940C1F4AC5A88BC234030E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500000034491737E0272240077FDE21ED414B4032900CDEFC2722405136E50AEF414B4066790DB04525224041F50F2219424B40CE6F986890222240333674B33F424B400E28E5FF9F202240D17D39B35D424B40075E2D77661E224019A7C6F07D424B40498E2A792B1D2240DA2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1600000017CA504549312240342D73AE813C4B4049C0E8F2E6302240B1DDE286843C4B40228A6E62ED3022409EC02ACD9C3C4B40E15927D30D3122406BE33E28DE3C4B40A7BB46263B312240B1CAE083323D4B40377AEBB24E33224096687F564F3D4B402ADDA7F45D33224067F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DEDCA9CA08B523403AC14879F7D24940DEDCA9CA08B523403AC14879F7D2494024EDEB6580B4234050B2309F07D34940710D220846B42340C10BB66C08D34940F8A177CF26B4234038E0F3C308D349409022A8DDE9B32340454421DD16D3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3000000DEDCA9CA08B523403AC14879F7D24940DEDCA9CA08B523403AC14879F7D24940A001F566D4B423405661D80693D24940FBA58F0AADB42340D30D5E0542D249403D693C6C7DB42340DD2E8F90DCD14940ADA92C0ABBB42340A4EF24D86ED1494076351E11F8B4234083C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2279420AF917284002767F06E56549402279420AF917284002767F06E56549402B7E9DE5C3192840FC3FE2B2656549409F63F668601A284007E28629DB6449409F63F668601A284007E28629DB64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749AEA52A6A029400310E345CF6D494018A7107E989F29406401B8FE026E4940909F32A3C49F2940B8D507ED306E4940909F32A3C49F2940B8D507ED306E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5E043860D1B20407F385F9CBCAA4A40D38A6F287C1A204057C334C291AA4A403546EBA86A1A204091E91A7794AA4A405266834C321A2040159568249DAA4A402B2BF290CE19204048AAEFFCA2AA4A402B2BF290CE19204048AAEFFCA2A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014B01D8C2820408ACF9D60FF6D4A403014B01D8C2820408ACF9D60FF6D4A40F8713447562A20406B76EE87E96D4A40946342FBCA292040A83068D5E76D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37B7C6C29EE51C40C3F6BF69CAAC4A40F8E461A1D6E41C40593E8166C6AC4A40AACF1FE406E51C40708E84C7C8AC4A4025A0788489E51C40F09C77ADCEAC4A4032E884D041E71C40E37B35F6DBAC4A4032E884D041E71C40E37B35F6DBAC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DECCE847C31920408A58C4B0C3AA4A40DECCE847C31920408A58C4B0C3AA4A40CECA51DBE11A2040FC52E4B5B7AA4A409F0B7E761B1B20401224A58FAFAA4A40957B26A02E1B2040BAB601E9ACAA4A40C5E043860D1B20407F385F9CBCA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9B00000032E884D041E71C40E37B35F6DBAC4A4032E884D041E71C40E37B35F6DBAC4A40CE4B0F54D7EB1C406B46ABFF18AD4A40305A3629BBEF1C40B7C71C1549AD4A40782CB64945F31C40A6040EB276AD4A40DA3F4F0306F91C40ED4B361E6CAD4A406D1FF296ABFF1C407B8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B6000000E53FEE6CD91728409FFA511E27664940E53FEE6CD91728409FFA511E276649403FC516276319284032D527147D6649402F83D668DE1A284037774F79CF664940DD065A26681C2840EEE588C624674940B714EBAFB21D2840E1F9A0C26C674940D447E00F3F1F2840E41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E53FEE6CD91728409FFA511E27664940E53FEE6CD91728409FFA511E276649402279420AF917284002767F06E56549402279420AF917284002767F06E565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990000003014B01D8C2820408ACF9D60FF6D4A403014B01D8C2820408ACF9D60FF6D4A40952D9276A32720402ECA6C90496E4A40B952CF8250262040BC96900F7A6E4A4033FB3C4679262040871A8524B36E4A4008E8BE9CD9262040F35A09DD256F4A4018467A51BB27204055A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FFBD2A26F24A2740D0D751D9764449408D22B59ABF4B2740E5709CCA58444940A14ACD1E684D2740F665C4605944494084369435454F27400BC50C439A44494084369435454F27400BC50C439A44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8C00000084369435454F27400BC50C439A44494084369435454F27400BC50C439A444940AED62E127F512740E24856348C444940109B23867853274043E2C391AC4449404B992F8A795527400A617F23CB444940528AB1A778572740B8F99001EA444940281FCC37EC582740543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4000000C639EAE8B8BA1F4025EEB1F4A1214A40C639EAE8B8BA1F4025EEB1F4A1214A40DDC47F70F4BF1F408F84C7C8A3214A4030719AF4ADC51F40ED86C844A5214A40E447A1D1C2CA1F404CFF9254A6214A4011C8258E3CD01F40DA3D7958A8214A4069E388B5F8D41F406E5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500000075F0A721050A2040E191C20655204A4075F0A721050A2040E191C20655204A4046C4DED5BC0C2040DCD6BBE424204A4020F69DBA4D0F20402F2D3421F71F4A400E7DC1B865112040E6EE737CB41F4A409B9317998013204055601278711F4A4092393BBE62162040F58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E40C6A64FC342040146058FE7C214A40E40C6A64FC342040146058FE7C214A40FFB27BF2B03420400796C8AAAD214A406A41391B3C352040AE5CB928C4214A40DD257156443520400F322482CC214A4059723845BD3520405F945851D321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E000000C639EAE8B8BA1F4025EEB1F4A1214A40C639EAE8B8BA1F4025EEB1F4A1214A40BA30D28BDAB51F4073CBFDC4B7214A40E57FF277EFB01F4053A92391C7214A4072F4424B68AC1F40BCFAC275D6214A400B9B012EC8A61F409C2ED516E8214A40A530EF71A6A11F40219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CE0358E4D7871F40497DA367C4214A40CE0358E4D7871F40497DA367C4214A40ADEE47403B861F40B54016FDFC214A40ADEE47403B861F40B54016FDFC21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690000006A3708EEFEC32340B20C7826FCC14940E852B70E69C32340BB25DEA6E4C14940BEE02E562FC2234014FA4FEDC2C14940D83F999020C22340429EB87768C14940936EF02A10C22340BA1A344F09C149409CDE6A42FFC1234023B42FEAA4C04940CE1EC3BEF8C12340CA3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EDD8F4A96C012A40815A502D882148402D17E07140012A40B2A4DC7D8E214840C8A64BB505022A40B6053A49A9214840C8A64BB505022A40B6053A49A92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8A64BB505022A40B6053A49A9214840C8A64BB505022A40B6053A49A9214840F07A1FFDE5012A40E5DB16C0EF214840C419B27048012A400A1C64ED4A224840F96FB9556B002A405AB44AFAC5224840F96FB9556B002A405AB44AFAC52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17D6B568B37E2940AFD461160A13484002D5E4CEF17E29403D612E4E21134840753BA011117F2940B70E0EF6261348407DF20B0ADE7F29405D3C17A1331348407DF20B0ADE7F29405D3C17A13313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600000018CF45E80C011F4030116F9D7F0C484018CF45E80C011F4030116F9D7F0C4840F7C6B546A9011F40CFCDED14610C4840E1A018B4EB011F40CD00BCAA580C4840B13FE48810021F40C35E72ED550C48402950C741E8011F407F2F0906570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600000007DC4EB6DCB02540C43F11305FB0484007DC4EB6DCB02540C43F11305FB048405A8121AB5BB12540C60C9E53DAB04840B55950734DB025407480608E1EB148405332EF2719AF254016F3BDD06DB148405332EF2719AF254016F3BDD06DB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400000041AF0B24ADAF25403422400079B048400FD6FF39CCAF25401CD8857A55B0484007DC4EB6DCB02540C43F11305FB0484007DC4EB6DCB02540C43F11305FB0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E000000EAEF00AA13FF29406EAAEE91CD254840EAEF00AA13FF29406EAAEE91CD2548405A7336D373012A404923B08394254840A4ECE35762042A4050A84CD64D254840E5E434FA87072A400B60CAC00125484071523D3EC6092A4046C71F56C9244840E0015427560C2A4024E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50000007DF20B0ADE7F29405D3C17A1331348407DF20B0ADE7F29405D3C17A133134840E93A43273A812940F7AD7BD058134840D5415E0F26812940A8E67283A11348400D457012397F294050D88F5E1E144840FC97FFEB377E294088DFA8705F14484002E264D12A7D2940A19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400000030AC43C5F4342A40D8CA9DE3575548401961E52BDC352A40833E479A2E554840D008DBF40C362A408A20CEC309554840C5628A28DC352A40B41E6393A15448407D17A53AD3362A402682829C41544840D7112CB3AD372A4041F10813EB5348403F912749D7382A40EEA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824462AE71A2A406B7418DD8B224840A824462AE71A2A406B7418DD8B224840FA163147EA1C2A4092C547D5C0224840FA163147EA1C2A4092C547D5C02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D00000054FB1983F3BA2940EEEE01BA2F2A484054FB1983F3BA2940EEEE01BA2F2A4840B6CE09EB10BD2940286D05A8042A4840DF7EAFD7AABF2940D163EF20D1294840D0D556EC2FC32940DC43673E8C294840C9A7114427C52940204A0F9E642948402FDA88CC01C72940C82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86611B4C1E1E2A40AFF83C354D22484086611B4C1E1E2A40AFF83C354D224840411768D201202A40FC404D8814224840A43E24D7A8222A4031B19EFFC3214840DE640A8CAB242A40EBA7A4F3862148400C3554D680262A40DE2EEA494F214840A9B3493437292A402FB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A000000F96FB9556B002A405AB44AFAC5224840F96FB9556B002A405AB44AFAC52248402A386167AFFF2940B29A536E472348405431DF0BDDFE294010CB0B55D6234840BE1AFBED46FE29404751B17B3C244840858FD2B6ABFD2940A11DCB16A4244840BE6A65C22FFD2940A39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FACBDF49BA2224083B5204A6A5B4B409FACBDF49BA2224083B5204A6A5B4B40C3A85AC125A22240F1B84D5D9E5B4B40015130630AA22240CDE5AB89AA5B4B404850A15F00A22240BF3FEFD7AE5B4B40F229077EEAA22240E65B0382A75B4B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7A32A42F29732340D69695815E254B407A32A42F29732340D69695815E254B401AD8CF07707323403BA92F4B3B254B405FA9786D80732340F0A7C64B37254B40CE72D9E89C732340F96871C630254B40C08DDEBAAC7323405592D0F12C254B407E025765387423408D1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6000000A7EE25E88A4D22401313D4F02D214B40A7EE25E88A4D22401313D4F02D214B40B9BC83E9C54E22404743215DC7204B40C344285BC94F2240BA2583ED71204B40E8363C180C5122403EA363BD07204B40E8363C180C5122403EA363BD07204B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4000000A2702B3816372240F520DF54E9174B4037E0980A963722404BC164F4ED174B4098E4DB16C03722409C1DA9BEF3174B40E84EB0FF3A3B22406E1393DC06184B4052538149E03D224007BBBC9415184B403F236CD333402240C52A943B22184B40AB0C3E2883422240839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A000000A7EE25E88A4D22401313D4F02D214B40A7EE25E88A4D22401313D4F02D214B404DD3B194764C2240F797DD9387214B40AF0D709C6F4B2240B353BD46DC214B40045F2C674A4A22404DFA7B293C224B4003E55BC41C492240A435ABE39D224B40B8A0AD39F6462240361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C342F7F6F89A2A40EF192E17961D4A40C342F7F6F89A2A40EF192E17961D4A40409F6DDA319A2A40316B18F4941D4A40409F6DDA319A2A40316B18F4941D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A0000000E6C9560714823400A151C5E102D4B400E6C9560714823400A151C5E102D4B40857CD0B359452340A87686A92D2D4B4055F833BC59432340221FF46C562D4B40EE4108C8974023408ECEF9298E2D4B4066941DD1F33D234001FFEFE3C32D4B40D28DB0A8883B2340B90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30000004AA4236F6F752340126C5CFFAE254B404AA4236F6F752340126C5CFFAE254B402D095053CB762340F81BEDB8E1254B40607AFB73D1782340919C4CDC2A264B40736A6798DA7A2340A70A462575264B4039B709F7CA7C23405A83F755B9264B4023C32ADEC87C2340E8F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7A32A42F29732340D69695815E254B407A32A42F29732340D69695815E254B40A011B6E91974234054E751F17F254B404AA4236F6F752340126C5CFFAE254B404AA4236F6F752340126C5CFFAE254B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2000000BA6B09F9A0072340F14C689258304B40BA6B09F9A0072340F14C689258304B4041D5E8D500052340CEA96400A8304B40E5D70FB1C102234082221631EC304B404A2A53CC41002340AE84EE9238314B40925CFE43FAFD22407FE200FA7D314B404A0F43AB93FB22403B3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C00000051EFF329116E22404B9869FB57F44A4051EFF329116E22404B9869FB57F44A400EEBD7E77B6F224032F43E4459F44A404406A85FD8702240BB8F920D5AF44A4000C80913467322403D821B295BF44A4096B6B8C66776224006ABA0585DF44A40487CDDD8A2772240507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0BB7249E42632240A75CB6AC70F44A40167AB3BC61652240774364A252F44A40B029464C3F672240177DAAAF53F44A40B07F8DDAB36922406414BA0155F44A40929158F7346C2240CE4EAB8D56F44A4051EFF329116E22404B9869FB57F44A4051EFF329116E22404B9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493B246BC3A72640CF818A4FA6B24840493B246BC3A72640CF818A4FA6B248405CB45B261EA726409211AB9A7BB24840840AB37515A72640A0EBB1E375B24840CA460A8B66A726408171CA985DB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00000005B3DCC03FDFA2340EC34D25279E24A405B3DCC03FDFA2340EC34D25279E24A400863FA14B6FD23402BE8AC05ACE24A403B675595C7002440A3AFC513E6E24A40906F4AD466032440A8C6F07D16E34A40387D87ECCD052440C0DEB36444E34A400E00B0952B072440203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300000069458AB7841224400992D2C7D7E64A4069458AB7841224400992D2C7D7E64A40E1E69EBF1A1524401937DA160AE74A4097CCB1BCAB162440E73686A526E74A40826ED4AF19192440298C779153E74A4091AEE309CE1A244090728B5473E74A40C803DBD2B41D244045C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06C2C17E0452540DFCFDF3AB5F54A40706C2C17E0452540DFCFDF3AB5F54A40FA7486F3BA4725405C8F673CB6F54A406380D3776E4825406764811FA7F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7CBC97921FA2340B9ED066315E24A400E0D309864F923406FC61FFB0FE24A40F934272F32F92340BD5EF5DB32E24A40F934272F32F92340BD5EF5DB32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934272F32F92340BD5EF5DB32E24A40F934272F32F92340BD5EF5DB32E24A405B3DCC03FDFA2340EC34D25279E24A405B3DCC03FDFA2340EC34D25279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100000001954FC7A67EC2140F817BC009A564B40CC2665F789EC214038482D3993564B40016A0F20E8ED2140ACA690D03B564B40D365D6F786EF2140E9AE3610DC554B408084BC7905F12140B5290DEB7C554B40DC0CDC2681F2214013865C0421554B4040AEC387C8F3214089D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31000000E9482465B4B821400F0985DA6C654B4005CB6CEB02B92140765D537B6C654B406C49A2F20ABB21400C433FAE68654B40D6613BCE23BD2140E059716028654B402BD1A3F32BBF21401D1B26BFEA644B40E5AC99C640C02140720CB73297644B4055EFBAC84EC12140B97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38B41204D97C2340E8E8A7EE8075494038B41204D97C2340E8E8A7EE807549407FB5B4649F7D23407947212466754940C11BD2A8C07D2340BCFA67BC63754940DB31B57C077E2340187642035B75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FC3670821FE22940FF90185DF3474A40C85E944506E22940076E934039484A40F275638BEEE22940553F259D37484A40D68ADB0D47E42940919F8D5C37484A40D68ADB0D47E42940919F8D5C3748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BE512B4CDF7F20404CC054D8B16C4840BE512B4CDF7F20404CC054D8B16C4840805D972BCD7F204036A094FF7F6C4840805D972BCD7F204036A094FF7F6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6000000D3270351413320400C6366FA805A4840D3270351413320400C6366FA805A4840100C7B359B3220405A35632C2E5A48400CC79860DD312040F495F6BCD1594840611278712C312040444651B17B594840C4FD91335E302040A8FD7B95215948400F7F4DD6A82F2040D20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80E61A17BA31F40096DDEDD6F404840380E61A17BA31F40096DDEDD6F40484022753BFBCAA31F40608209922D404840A211B33C96A41F402EDD78372A40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62C32EE5D76A2A404F475BF0FD564A4062C32EE5D76A2A404F475BF0FD564A4015AA40D24C6C2A401BCE46F828574A4015AA40D24C6C2A401BCE46F82857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F35597F848FB2340E59590B4C0E14A40F35597F848FB2340E59590B4C0E14A400B15771783FA2340BFB44D96FFE14A405789682A7AFA2340114B146B02E24A40C66E9F5566FA23401937DA160AE24A4005B9D5BD5FFA2340D6B1A5A20CE24A40059CEFF153FA234016D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5000000C13E952E588D2340F35597F848D94A40C13E952E588D2340F35597F848D94A4070EF1AF4A58B23409FBE54223FD94A40152411757A892340DB1B7C6132D94A40152411757A892340DB1B7C6132D9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B00000012D033AC98281A408833BF9A03A6494012D033AC98281A408833BF9A03A649403CAAF5D95C281A40FE5B131CA8A54940C494EDE824281A40EC39443756A54940EA899DDFE62B1A40D1E9793716A549400F886B1041301A40429CE2CC0AA54940C36A2C616D341A40D75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AE4786C1A1741A409120A68E9FBC4940AE4786C1A1741A409120A68E9FBC4940FBA01D26D0761A4087E7001CD6BC4940D019074D01771A404B3FE1ECD6BC4940FF8062BF82771A403B70CE88D2BC4940C94D1E60F7771A40619AD832CFBC494030DAE2C432781A4073B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F000000A5DC7D8E8FEE2B406BF5D55581964A40A5DC7D8E8FEE2B406BF5D55581964A40DED506825BEE2B40DDB8C5FCDC964A40C09B6ED921EE2B408C67D0D03F974A401BDB6B41EFED2B40C3F869DC9B974A400573F4F8BDED2B40BD152E50F7974A40906AD8EF89ED2B40D60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5D4885A3FCE92B4067602E2947A04A40B700231E3FEA2B405BBD1EA743A04A4009A9DBD957EA2B4095FDA9A745A04A4016472FB484EA2B407634B33B49A04A405FD218ADA3EA2B4080D6FCF84BA04A4012EEDF06C6EB2B406713BB1171A04A4012EEDF06C6EB2B40671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7771C1D4596B2B40B98A9B0218454A404FC87322666B2B4082F057B730454A40F7AA3A504C6B2B40513239B533454A40E228D42E016B2B401E90847D3B454A40D424C2D0346A2B408E09319754454A40D424C2D0346A2B408E09319754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D0000009727C6E86FB42340CB23C9BD0AF349409727C6E86FB42340CB23C9BD0AF3494003CA4BA36EB423403F16478A6DF349406E043D2F70B423401777CDF5C7F34940F06E6589CEB22340F80890FC1CF44940E9B1D2495BB123408AC67F2667F449401A8634CFB6AF2340484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0695148E1F472740DC45A3EF65224A4043C81E46AD4527409C1D047866224A404109D8B38C45274050B4064A65224A40D73D682C50452740FE7964BD62224A40E6E37F97BE4427400D40FE2D5C224A40E6E37F97BE4427400D40FE2D5C2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2319C27ABC5F2840572718526BE84A4036B973BC5D5E28404646072461E84A40795FF0C4075D2840126A865451E84A40795FF0C4075D2840126A865451E8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32E884D041E71C40E37B35F6DBAC4A4032E884D041E71C40E37B35F6DBAC4A406B662D05A4E51C40E6CC1BCCCBAC4A403D1FAF5120E51C404E2036A2C5AC4A4097AE601BF1E41C40CC61F71DC3AC4A4037B7C6C29EE51C40C3F6BF69CAAC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5E043860D1B20407F385F9CBCAA4A40A06120BE021B2040704B3F3CA6AA4A40D9898164F01A204027EF2DF6A8AA4A402BD780ADB71A20407082CA53B1AA4A40DECCE847C31920408A58C4B0C3AA4A40DECCE847C31920408A58C4B0C3A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2279420AF917284002767F06E56549402279420AF917284002767F06E565494096BABFD595162840C3082B5FE165494096BABFD595162840C3082B5FE165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909F32A3C49F2940B8D507ED306E4940909F32A3C49F2940B8D507ED306E494008944DB9C29F2940761085E0026E4940749AEA52A6A029400310E345CF6D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2B2BF290CE19204048AAEFFCA2AA4A402B2BF290CE19204048AAEFFCA2AA4A40367FA724461A204037D5A425A0AA4A4054B93FCD7F1A204024CB93B597AA4A4045B467E0911A2040611DC70F95AA4A40C5E043860D1B20407F385F9CBCA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46342FBCA292040A83068D5E76D4A408764123F102A204068F62FFFD76D4A403014B01D8C2820408ACF9D60FF6D4A403014B01D8C2820408ACF9D60FF6D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96BABFD595162840C3082B5FE165494096BABFD595162840C3082B5FE1654940E53FEE6CD91728409FFA511E27664940E53FEE6CD91728409FFA511E2766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8A0000005332EF2719AF254016F3BDD06DB148405332EF2719AF254016F3BDD06DB148401F903AF020B02540F92E4A75A6B14840DE2FB0D870B22540B586F7C19EB1484017F0D709D4B3254059141B9881B14840A59B69673DB52540E0BCDD3763B148405C36DF2D35B72540A00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B0645F300FE2940AB2C65749B2548409B0645F300FE2940AB2C65749B2548400FD8D5E429FF2940DA380774CB254840EAEF00AA13FF29406EAAEE91CD254840EAEF00AA13FF29406EAAEE91CD2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86611B4C1E1E2A40AFF83C354D22484086611B4C1E1E2A40AFF83C354D224840A824462AE71A2A406B7418DD8B224840A824462AE71A2A406B7418DD8B2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F000000A824462AE71A2A406B7418DD8B224840A824462AE71A2A406B7418DD8B22484078859911391C2A40E7E7E15F5F224840699FD854271D2A4045CF770140224840A56DFC89CA1E2A40C69ADBCE08224840D6EF784952202A408DD88239D5214840F7F29606D9212A40960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7DF20B0ADE7F29405D3C17A1331348407DF20B0ADE7F29405D3C17A1331348408A754FC35C7F2940349D42531B1348408D9B1A683E7F294054104DEA1513484017D6B568B37E2940AFD461160A13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A163147EA1C2A4092C547D5C0224840FA163147EA1C2A4092C547D5C022484086611B4C1E1E2A40AFF83C354D22484086611B4C1E1E2A40AFF83C354D2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B0645F300FE2940AB2C65749B2548409B0645F300FE2940AB2C65749B254840B468F0ADFEFE29405BF10D85CF254840EAEF00AA13FF29406EAAEE91CD254840EAEF00AA13FF29406EAAEE91CD2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40000007A84E4AE6F392240155D7237E32F4B407A84E4AE6F392240155D7237E32F4B406D4D04BBAB382240A5E9A2D755304B40EE43DE72F5372240802C4487C0304B40CD261B6A6F372240C3F8C4950E314B4020402BD5AA362240B72A89EC83314B40C1FFFBF8F0352240CD6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FACBDF49BA2224083B5204A6A5B4B409FACBDF49BA2224083B5204A6A5B4B403877AA3242A222406759411DA05B4B4097FD5F1A2BA222407FE60709AC5B4B40D162844B22A222403556AC2BB05B4B40F229077EEAA22240E65B0382A75B4B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7A32A42F29732340D69695815E254B407A32A42F29732340D69695815E254B40EB31DB5F877323408E87AD8F3D254B403A5D16139B732340B3F96EA939254B405570D3FAB6732340EC3EB61B33254B40F48C7DC9C6732340A79E605A2F254B407E025765387423408D1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06C2C17E0452540DFCFDF3AB5F54A40706C2C17E0452540DFCFDF3AB5F54A40BFD29E37BA4725402FDBF3A1B0F54A406380D3776E4825406764811FA7F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934272F32F92340BD5EF5DB32E24A40F934272F32F92340BD5EF5DB32E24A40CA17B49080F92340B0AF75A911E24A40F7CBC97921FA2340B9ED066315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130000003D85B762DAFE21408E4DE1F725524B403D85B762DAFE21408E4DE1F725524B40AABDE36FD6FF2140E8C41EDAC7514B40D10F7E3DBA002240D119620674514B40F80379D1B20122400650E7E50B514B406C7E575FB80222406AA2748EA6504B4038CAB040AA032240C25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FE4AE7C3B36422408D2C996379F44A40FE4AE7C3B36422408D2C996379F44A4003637D03936322406C85443580F44A40AF473C34876322405A48652F80F44A408D2C99637963224089CC012780F44A40410E4A98696322404E10751F80F44A400BB7249E42632240A75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FE4AE7C3B36422408D2C996379F44A40FE4AE7C3B36422408D2C996379F44A40C778DED7926322403D693C6C7DF44A406E10F7A287632240B4E1557B7DF44A40BC0C5AA379632240A8A9656B7DF44A40C4EC65DB69632240D82D02637DF44A400BB7249E42632240A75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D000000A0D2348F68CE20400C63E3D0084E4A40543D997FF4CD204060251FBB0B4E4A40C0AD60C037CE2040E8BFACF5EA4D4A40DBC01DA853CE2040467C2766BD4D4A40BC96900F7ACE204008E6E8F17B4D4A40D89E5912A0CE2040053411363C4D4A409F93DE37BECE2040E5B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2000000588E90813C3722406C73AD07DD174B40588E90813C3722406C73AD07DD174B404DEF2C8BD3362240879D730179174B403C889D29743622408ED4D6E319174B40931B45D61A3622408B02D8DBC1164B40740580CFB4352240927241C758164B40E0652BD43F352240652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5FE68585A460224085BB0E304EF44A405FE68585A460224085BB0E304EF44A403B8F8AFF3B6222409058E60874F44A403B8F8AFF3B6222409058E60874F4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1FCC37EC08592240E12E562F1AF54A401FCC37EC08592240E12E562F1AF54A4006CBC7A4755A2240542E9E8BD0F44A40FE4BAD52D55B22405D07623486F44A4065B9B601E95C22400902BFA14BF44A4023D0AAE0015F224009A062E64CF44A405FE68585A460224085B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0BB7249E42632240A75CB6AC70F44A40410E4A98696322404E10751F80F44A401A0E9590596322407D94111780F44A405186AA984A6322407D94111780F44A40C95DDFE23C632240CB5F6B0080F44A403B8F8AFF3B6222409058E60874F44A403B8F8AFF3B622240905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0BB7249E42632240A75CB6AC70F44A40C4EC65DB69632240D82D02637DF44A4043E966DA596322409D71755B7DF44A407A19C5724B632240D82D02637DF44A407012DE793D6322409139854B7DF44A403B8F8AFF3B6222409058E60874F44A403B8F8AFF3B622240905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50000004AE93EA5EF3A224038E5C06158FA4A404AE93EA5EF3A224038E5C06158FA4A400426CBA4E13B2240AFB9A3FFE5F94A40588BF447BD3C224000A13F7E80F94A4027B8A2DE9D3E22409D2BEF4F4EF94A400BB37515F74022405EFF09890FF94A4081EAC48ABF422240E78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3E54350358A1F40F6A7435D5A234A4033E54350358A1F40F6A7435D5A234A406FC1AD16338D1F40D2AF085971234A40CFD12535ED8E1F409FB4C3BC812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022A8DDE9B32340454421DD16D349409DEEE1372AB4234034AE6EAB0FD34940FE45D09849B42340E72ACC310FD34940AD18AE0E80B42340525788580ED34940DEDCA9CA08B523403AC14879F7D24940DEDCA9CA08B523403AC14879F7D2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2950C741E8011F407F2F0906570C4840D038C3C36A021F4041A9AC5C5E0C48401E6BEB4C46021F40BDBE2033610C484080D6A13FD9011F40205E7C76650C484018CF45E80C011F4030116F9D7F0C484018CF45E80C011F4030116F9D7F0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0BB7249E42632240A75CB6AC70F44A40167AB3BC61652240774364A252F44A40FE4AE7C3B36422408D2C996379F44A40FE4AE7C3B36422408D2C996379F4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4B1A48BCE1332240139D6516A1FD4A404B1A48BCE1332240139D6516A1FD4A407E6BCC90CF342240F366C3503DFD4A4095B48762973522404D82DCEADEFC4A40A11749168B36224034B67CC96BFC4A40F4CC261B6A372240114B146B02FC4A4065202AE851382240917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A0000006000868A162D2240C7AEA3607C004B406000868A162D2240C7AEA3607C004B40BAA46ABB092E2240D8C68E7C14004B406E5E8BCC122F22407CB779E3A4FF4A4001906EDFFE2F22407A52CB7B41FF4A401FD72BD1FE3022407BF18F08D7FE4A40398485EEED312240E9B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F00000030CE29125D152240AFC623021F0B4B4030CE29125D152240AFC623021F0B4B4045B3FC0AE314224005E67C0CB10A4B40E593BA09631422403AB764B03D0A4B40903E9C76E7132240FC4A3151CE094B40B582F0B270132240DAB7EE4163094B4006D7DCD1FF122240253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B000000EB1AD24D071B22408A624DC00A154B40EB1AD24D071B22408A624DC00A154B4060747973B81A224008E1760D9F144B40032670EB6E1A224004C93B8732144B409BA5AEC6231A2240FD982034CC134B40CF577F3AD4192240D289A9995A134B40576D48ED8F1922400B9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886B57EB5AA1D40C4FE8BAF80BA49409D723BEA9EAB1D40769D578682BA4940B8770DFAD2AB1D402EFFC64384BA4940C29CEADA28AC1D40EB03C93B87BA4940E15BFD7D6BAC1D40D245F93889BA49400EEE186888AC1D4078561C188ABA49406E6C1BEB87AD1D407B8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3E54350358A1F40F6A7435D5A234A4033E54350358A1F40F6A7435D5A234A40113AE8120E8D1F407710E09975234A40CFD12535ED8E1F409FB4C3BC812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B4FA34385BF21940E83D84A746B04940A0AE4912DFF41940633F30ECD5AF49409DB6EB4A70F71940FDA776E162AF49402F2EFAAF18FA1940531A7B40EAAE494098A7D1B7BBFC1940BCC9CC6572AE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F00000098A7D1B7BBFC1940BCC9CC6572AE494056850662D9FC1940938A6B216DAE494041571124A5FF1940B5577AC8EFAD49403AF306F3B2011A40768071BA76AD49402CB6EE8BF0031A40D5997B48F8AC49408DA3CDCC27061A4099220A7778AC494065D46B6924081A40C3E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40000005332EF2719AF254016F3BDD06DB148401F903AF020B02540F92E4A75A6B14840DE2FB0D870B22540B586F7C19EB1484017F0D709D4B3254059141B9881B14840A59B69673DB52540E0BCDD3763B148405C36DF2D35B72540A00C44053DB14840B2DE03CF18B92540577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5000000CA4BA36E0C0E26409C85E2337EAD4840C270091BF90F26401B7739DB92AD484007F1811DFF112640B01AF09EA8AD48407CB94F8E02142640EDD401B5BDAD484051F1C9D46E1526405CC933D4CDAD48408ECAF21A601726408C4A8F4BC1AD484097A88361651926401B1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C0000006D0CF09359AB2040F79A79CD06094A40B5BCBC4A88AB2040667330F6B9084A40B9B0C975AEAB20408591031B7C084A40B9D1B650E8AB2040AC2D86BC2F084A4017BE199018AC20408B901557F0074A4098F1006086AC20401347C3CEB9074A407FD470DB08AD20404E7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60000009D3C2C4DACBB20404410B9E4FE014A40042ED9C23DBC204085D21742CE014A40A022E2410EBD2040F164DC7987014A40D514B7C0D4BD20409C64F55844014A400A078C3F9BBE2040881F52C202014A40BE82D9A95EBF204027B330FAC0004A40F60A0BEE07C020408CB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3000000010200000002000000E5057D8E347922408A86D6D4C3F24A40DCED1FB0177B2240B11303C9E0F24A40010200000004000000AB42FB06A16722406CE0F4C8A1F24A407A47D7964B6822401CA4969CC9F24A40EA99B91B9F682240C7511443CDF24A40183CF14174692240808868CFC0F24A400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7000000010200000029000000E9EB4F4C182C1E40878BC76003BA4940BB8509FE122C1E40DC37521102BA49406685C7235D301E40F312526D26BA4940EEF9505898341E40FAD687F546BA49404FF4AF9B08391E4069A961646EBA49403122F6AEE63D1E40B3FB445497BA4940CE5E6C109C411E4061A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3000000010200000016000000C447C494489A1A40291C8BB7DFC6494016342DB1329A1A40A5D299C5D5C649405057772CB6991A407F50172994C6494084F34EAA22991A40D32A44D14DC64940959169238D981A402D3EAA0606C6494069E1575128981A400CCC0A45BAC54940626FBD01C1971A40E62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400000001020000000E0000008A592F8672A21A402298593AD5CA49406BECB71BE9A11A40220A1CBFA6CA4940A8D71CD60AA11A40AC1C5A643BCA49406153E751F19F1A40A366FE87AAC949406043CB15399F1A407685E39E53C94940E502E154B59E1A40B2BBE58F0EC949407EACE0B7219E1A40F69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40000000102000000020000006A6391CB24AB2040A08B868C47094A406D0CF09359AB2040F79A79CD06094A4001020000000600000059723845BD3520405F945851D3214A408671DCCE63352040B04390DECB214A4084CF7B084F352040B6B28EF4B3214A40467BBC900E3720400E17B9A7AB214A402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200000001020000001700000018CF45E80C011F4030116F9D7F0C48408768BE94CB001F4012B2E20ADE0C4840DBE3857478001F4087962B723E0D4840781211FE45001F407742F9CCA30D4840202E94A707001F402A125D610B0E4840FC41B85DC3FF1E4039DD0DFD6E0E4840CB68E4F38AFF1E40C54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8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4000000010200000007000000D38668194E2628406EE34F5436A648405FCF7C73242828409E7B0F971CA64840CA2C8C3E30292840F271B73533A648402155B9F53F292840F8A4B84F33A64840A279A5D1892928401CA9ADC733A648409DA38E8EAB292840636F18BB33A64840BBEF0B431D2A2840230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8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90000000102000000030000007E07C21FC33A28406D829D98C9D048407B8505F7033A28408A6F7209D1D048401A94C4ED2B3A2840B6E276C311D1484001020000000B000000FFB1B5638F292840A30B451559D54840B5EACE6E882C28402E02637D03D54840DFC83CF2072F2840019A52A8B8D448409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BC86CF8C349F20402EAC1BEF8E814840BC86CF8C349F20402EAC1BEF8E81484080A1478C9E9F20402CDBE27558814840ED4749216EA020402DA92556288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D000000BC86CF8C349F20402EAC1BEF8E814840BC86CF8C349F20402EAC1BEF8E814840ACD2CC49DE9F20404703780B248248403C45589E51A02040607072648A824840FCF37EEDAAA12040F01582C1DA824840CB4DD4D2DCA22040E70874812683484005CC327A24A420402A8D3D2075834840498446B071A520408EC1D4E0C7834840658401953BA52040669B65602E844840F1283A3712A5204010289B728584484048832568DDA4204004290C25EE8448406D054D4BACA420404B427D26568548406D054D4BACA420404B427D26568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4E00000068CCC93093D120404D237722D28B484068CCC93093D120404D237722D28B48402DD560753FD2204069684D3D1C8C4840B2D58ADB0DD320400401D7BA798C4840F121F2A7D7D32040F1AB2814D88C4840657BE35AA3D42040809C3061348D4840DFD9C3036FD52040213AA9D4918D48403CCC4D8A45D6204042EC4CA1F38D4840D6E830BA17D7204059B4EF40538E48400CB32B88DCD72040AE3C92DCAB8E4840F6C07DD3AAD82040491DD3C9088F4840573E703A6ED92040BC140D08638F484065C0FE9023DA2040928EBCBDB58F4840AF1E413BF1DA2040081D195014904840AC504942C7DB2040719B5F83749048401E6A807797DC2040A10D654DD1904840E250099975DC2040D44F9374289148404897EDF950DC204009A7AA758791484036316EB42DDC2040DD14EA44DD9148400C27C4B70BDC2040718EDF803B924840EBA97A9EE4DB2040A1377062A39248404E0350D6B9DB2040A75B1BCF0C934840F610E8A793DB2040B2E0D979769348403F86D8AA6EDB2040241DD434DE934840CEB2823A40DB20400A7EC0A84994484002744EA214DB204052C543CEB19448409B2386787FDB20407151D26817954840BE6E1118EBDB20403D0D18247D954840B76E394D55DC20405646C8E5E49548408573B279C1DC2040D9637D5E4C964840C01AB1602CDD2040AC3E575BB1964840D19E268E97DD2040AC49A6F919974840E242797A00DE2040FA6D3E6480974840DD627E6E68DE2040977D0D77E497484071804F62C6DE2040F773AF3841984840F9D802E731DF2040E6A37B8CA8984840ABE4AD049CDF2040B87E55890D99484079E9263108E020400C8E379E74994840199E4DFD72E0204055C7855EDA994840FB19283ADCE02040047058BF3E9A48406F298CD24AE220404D0D7E2C8E9A4840E7D54A32BCE32040FA9D2633DE9A48403801E19E42E52040C968D3C7329B48404163CB97BCE62040582250FD839B48408419AE6939E720404DCA935ADE9B48403492F3B4B2E7204079495288369C484095F1EF332EE820408795C09C8F9C48401355AEA6A1E82040AAEE3614E39C484060E003858BEA2040D462F030ED9C4840BC00A02F62EC2040DA3C0E83F99C48406B0DA5F622EE2040C28DEFE6049D48404795BC9580EF20403C702942459D48406B4B1DE4F5F02040F5A512F9899D48401C2F38DE78F220409BDA6333D19D4840D50F45DCF7F32040DCED1FB0179E484045B1266085F5204087AB5ED9609E4840E70DE66503F72040CF95F727A79E4840AF8E2D1565F82040EF5A423EE89E4840662085A1C4F9204021A523CA289F4840ED08F19249FB2040685B7281709F48400FBC5AEECCFC2040310A82C7B79F48400FAECACF57FE2040FB14B655FF9F4840BC1F5CA6CBFF20406C98A1F144A0484060D67A7544002140244AD63CA2A0484029AB3308BD002140834EAD6301A14840137EA99F37012140F9AEF7D15FA14840E6643D10B40121409389004CBEA14840D137B3A72E022140828241881AA24840D0F41263990221400E10711871A24840FDF3D9A61D032140E224CD1FD3A24840E20918B8970321404CEBCAC232A34840F69782DA140421401B1B159392A34840F159E894910421405F89F667F5A34840D09211610D0521406414BA0155A44840D37943D087052140EC83D151B3A44840FD8BFBEA05062140BBFBD29112A548400691FB0C5E062140BE31A94654A548400691FB0C5E062140BE31A94654A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DA8007388CB20407117AB178D8B48409DA8007388CB20407117AB178D8B48408D4E4CCDD4CE2040AF354A4D718B484042881A3B97D02040E65DF580798B484068CCC93093D120404D237722D28B484068CCC93093D120404D237722D28B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E0000006D054D4BACA420404B427D26568548406D054D4BACA420404B427D26568548408F8CD5E6FFA520407C1B51908E8548406528DD4C3BA72040FACB3857DE854840085A8121ABA72040F7D9B749FB854840651069650CA920400A81012956864840F5763A4668AA204029C297D3AF8648401F882CD2C4AB2040085C57CC088748401F6BA1BF2BAD20403303F0AA62874840002B76EA80AE204088855AD3BC874840470D5CD4DDAF20402544F982168848407C94B65D0DB1204069BA8DBC6288484093A6E617CAB22040BEEF294A538848407EE13A6B5CB42040E9FB04AB45884840A03B1CB85EB6204039D6C56D34884840615DCB1AABB7204027625B5029884840608CED5AE7B820401334C1CB67884840D5AD43DA6BBA20409F149CB0B3884840B04F4A52E3BB20402B57D350FE8848407E0F4D8F5CBD2040ED50A8024989484044280010C1BE20405859DB148F8948409938A8B349C02040F5B814FCDB894840CFBC1C76DFC1204061E4654D2C8A484030BABC395CC320405EAE34DF778A4840C1A50815C1C4204046065ED2BD8A4840B4869C082CC620408156AA55058B48403DBDAD4F94C72040A4C684984B8B48408D83A6800FC9204060CFD72C978B48409DA8007388CB20407117AB178D8B48409DA8007388CB20407117AB178D8B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D64F49E70D691E40923534AF34AC4940D64F49E70D691E40923534AF34AC4940F73E5585066A1E4065856C6AEAAB49406045A1C0966A1E40C7AAF70AC1AB49402F2350583D6B1E405254EC1E8FAB49403C7606FCD06B1E409E9F3DF262AB494082B861CA766C1E40BDC0519731AB4940959F54FB746C1E4088F13F9E02AB49408F52AE95756C1E4029F62BF8C8AA49404B76114B6F6C1E40E3F2695F8AAA49404B76114B6F6C1E40E3F2695F8AA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5000000785ECF7C736C1E4052FC732C4AAA4940785ECF7C736C1E4052FC732C4AAA4940947F773C776C1E405602188513AA49406457FF8C776C1E408F88CED7D1A949405D7AEA47796C1E4074CBB3379DA94940633722CE796C1E40BA2D36525BA94940FA94AD3FD36C1E403143E38920A94940E8285140246D1E402EDC03BEECA8494050D1EC15716D1E40F4661E0AB0A849402D4BCF4FCC6D1E403895568D6FA8494081632A583E6E1E40DEEBA4BE2CA84940AB7CCF48846E1E40B9C08AF8F3A7494065A3BD0BA5701E4066039FD5B8A749402820370D9B721E40778F222180A749409A40B6D1A5741E4042D13C8045A74940E90FCD3CB9761E400D8920730AA749402838ABF4C9781E408442A962CFA649408EDAB39DA57A1E40DB8827BB99A649405883E629617C1E408992358F68A649407BBBCA7FED7D1E40FF00101C3CA64940320972AB7B7F1E4058563FDB0FA649402516E75E16811E4028FCADF8E1A54940D95EB0C0FC821E4049D345AFABA54940633F30ECD5841E401D7D27C176A54940E8429BD2B0861E403EC4509841A549406DD910D209871E400E7BEB0D08A54940D9CF622992871E40463470F6BDA449403D52335AFD871E400D3B8C497FA449406E4CF49E6F881E40760360973CA44940AE3DA2F8E7881E4070DD83C602A449401DCA501553891E40E2218C9FC6A349409C4DEC46C4891E40F1506FA186A34940A36CDB41368A1E403C0ECD8646A349407F198C11898A1E4071ADF6B017A349402D184B47EF8A1E400C23BDA8DDA249400EF6CBCC718B1E401338C8DA95A2494045A165DD3F8E1E40F038454772A249404143A44BA4911E404DA7D0D446A2494051BFB0A140941E405982D60D25A249404C8B9F6B04971E4082D8E3CF01A24940771C9A0D8D9A1E4094C90457D4A149409093782FAD9C1E401FF57C72B9A149408D1CD8E033A01E4016DD1F949CA14940B773AB3132A21E403675C35B8CA14940855BE3D81FA51E40D1D1AA9674A14940CF8EAF986CA71E4081A0377062A14940A9A624EB70AC1E4007AF0221FEA04940CF50DCF126AF1E40A631B500C8A0494005DC9843F7B11E40BDD6941A90A0494056D39A8B64B41E40CAA0246E5FA04940EC2983B410B61E402860E05E3EA049404277EEE2A2B71E406E1F4D501EA049404277EEE2A2B71E406E1F4D501EA0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4277EEE2A2B71E406E1F4D501EA049404277EEE2A2B71E406E1F4D501EA0494059607E5D3CBA1E40EE6877A3EA9F4940B5A041542BBD1E40A0C4E74EB09F4940B5A041542BBD1E40A0C4E74EB09F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AB000000B5A041542BBD1E40A0C4E74EB09F4940B5A041542BBD1E40A0C4E74EB09F4940183D5C1723BF1E406100E143899F494098C7F54AB4BF1E4052949570329F4940C06A1B3515C01E40F3E0383AF89E49402AE4EF8398C01E40380C303DAB9E4940AEEAF6A3F2C01E4039002C3C799E4940B5B2333B41C11E402D7C7DAD4B9E4940ABD4473BC9C11E4014494FECFC9D4940B636E8A628C21E403EC1B45EC29D4940C9320E3F49C31E40BFD4CF9B8A9D4940A30ADA3FAAC41E40A70C7789459D4940B8B2446799C51E40FA34DDA1179D494091F2936A9FC61E406108EF61E59C4940192C8B78A1C71E40040E57BDB29C4940594F520548C91E40A5349BC7619C4940E989422674CA1E40E4631CC81F9C4940C4B3A95F8ECB1E4027529ACDE39B4940164ACBED03CD1E40F1259EFD929B49401AD8744EFDCD1E401E914A0C5D9B494041A19E3E02CF1E402FD516E8249B494076B4609802D01E40E5C7A9E7EE9A4940F6262B2BF2D01E4076BE4461BC9A49406425E65949D31E40DB43B1CBA69A49407F541E38C2D51E40BD32B962909A4940A39927D714D81E40FD3D67C17A9A49405F08DE358DDA1E40EB92718C649A49403303F0AA62DD1E40DADF7E654A9A494065ABCB2901E11E40683744262A9A49405D55F65D11E41E4040AC9223F8994940DF9C5B32D8E61E40FDE0D7A3CB9949400950F81164E91E4018546529A3994940380BC567FCEC1E40E26135F169994940EEE64E5546F01E40FDFF931A35994940FF9600FC53F21E40A9E6CD3C14994940DE9D1095A1F51E403BCF3351DF9849407A5FF0C407F91E4039883144A99849401E424B0D23FB1E406E58AE12879849400442469B3EFE1E400496B77E55984940781E262BD0001F40A22F18B72C984940B78DF5C3BE031F40FC90B75CFD97494083DEC0898D061F40D6517A4BDE9749404835913E52091F408D0E48C2BE97494099E2056C620C1F402E3993DB9B97494094437A408F0F1F406FD16E9978974940ED6C23F9A5111F40BD34EAC66097494005EA831BDF151F405EE62ACC31974940D2B99168B8171F40399CF9D51C974940B497C860201B1F408E4F125CF6964940B3C755760B1E1F40FE79BF76D5964940F16CEA97E3201F404A3E1B5EB5964940DB1A118C83231F4095E29986979649405BBFF451A1251F40D5287F524896494091AADCFA9F2A1F407115D56C2F96494096ED43DE722D1F405575EA2521964940A59C798379311F4041C4BC7D0C964940D908693288341F40089B9548FD954940AD24688297371F40B0CE8CD9ED954940B923F7CF2E3A1F407629649DE09549402644AFF5FB3C1F4065C16966D295494071A884CC3A401F4085590D2EC29549409BE4EC4218441F4095922FB2AE954940F05B63867C461F40E9BB5B59A2954940E9C880A2684C1F407863416150954940F9B7150CF84E1F4096253ACB2C954940AAB46A7CCB511F4075A8F0B105954940E893CB35BB541F405A64E025DD944940018C67D0D0571F40D52D967DB294494012D9AC9FA35A1F40E334E95B8B9449408460FA038A5D1F40E0BCDD37639449409A2DB4CE53601F408EFD76233D944940EDCA1DEC03671F4020E39BB7FB9349402660CF32E6691F404D3A257BDF9349405DF28986D66C1F40558DB9C6C2934940BBFF7EE7CD6F1F409A40B6D1A5934940D6FD0868C7721F40E4F8A1D2889349401636035C90751F40C8DFAC776E934940781CF5C6FF7B1F4089DE9854239349406BD212D0E97E1F404DD98E4E02934940D08250DEC7811F4075232C2AE292494085C65DCEB6841F4091D9B4ADC1924940F9BF232A54871F403B6CC779A492494041D42247DF891F408BE1EA00889249405EED725B6C8C1F406AE3E36E6B924940EC93371B86921F40F4250AE35D9249402056C9117C951F40B4A382D437924940AE516A8A5B981F40A4E716BA12924940676897CA369B1F40F275638BEE914940679C2BEF4F9E1F40F4E8A111C791494063CAD12D85A11F409E8CE0359E914940DBA3DC22D5A41F40E95B30027491494060F93DFBDBA71F4097E4805D4D9149401985138722AB1F403C6F63B32391494002028C1D43AE1F40AF415F7AFB9049409D2FF65E7CB11F40F91EE4ABD3904940C830822106B51F40632D3E05C09049401E8B12995EB71F40D03F0B53A5904940C3757BFFD5B91F409098EA138A904940B24F5B7E3BBC1F404A8A7E23709049406CEAE1708BBE1F40630E828E569049400ECB55E2F0C01F407779292B3C904940552EF94443C31F400D7B359B2290494083F68F2A2FC61F40056F48A30290494006B6943D53C91F4064BE7273E08F4940AC06BC276ACC1F40E7875B4FBE8F4940B249230B3DCF1F404A884DBF9F8F4940FC4E3860FCD11F400011D19E818F4940623832EAB5D41F40B63D3036638F4940F2738DE090D71F40CC4AEE0B438F4940346ABE4A3ED61F40E5F8FC8BFB8E494037B11B11E7D41F4097EFCFFBB58E4940262B757FABD31F4013ADCBDF738E4940080B822271D21F401D9B7862318E4940EC9ADA6333D11F4074C410EFEF8D49402D544843D7CF1F40EC7A585EA88D4940D31ADE077BCE1F40E7FB4E38608D4940D5EBBBC73ECD1F4003695ABD1E8D49409E407D70E3CB1F40B1AE658DD58C4940B5650AE764CB1F40210FD8309E8C4940D3A1783AFCCA1F409596DB076A8C49403340FDC286CA1F40DAD3C4F1328C49408644358012CA1F40BBD573D2FB8B494061AC6F6072CB1F40DBB1C7FABC8B4940329D3127C3CC1F40FBFDAC437F8B4940BADE365321CE1F403570F6BD3C8B494046BA9F5390CF1F40C2C6F5EFFA8A494079E860A2E6D01F4035A1A41BBC8A494004A7E3D649D21F40FDC79D2D7B8A4940936F5B00BFD31F406EA1D057358A49404B13A57334D51F406E776A89F08949409D195822ABD61F40C784984BAA8949407978CF81E5D81F40046674F684894940BCB1A03028DB1F40CA30934D5E89494094CE763BB1DD1F405DC64D0D34894940512047CE1DE01F4089A4CCBC0B894940F017B325ABE21F407629649DE088494020FE501F37E21F4081C1244B9C884940FB60191BBAE11F40A3F19FC95988494054B2F73D45E11F402544F982168849408378B878D3E01F40A696523CD3874940AC11B00C60E01F40841B8414978749405EF34F15F8DF1F4091F63FC05A874940BAA46ABB09DE1F409D7818A42A874940C8AFC4A810DC1F403917354EF986494071ADF6B017DA1F401DAACE0FC8864940A873452921D81F406045A1C096864940207CCD1720D61F4026F3D94B64864940F69782DA14D41F4099D0C9F73186494035EB313619D21F4001BE8003FF85494056302AA913D01F402746E059CC8549409DD3765D09CE1F40767BFFD599854940793D3D5BACCD1F40F26C455156854940CB259F6868CD1F40F39947591A854940302BB92F0CCD1F400A28791AD5844940CD029255B6CC1F409FEBFB7090844940358529255FCC1F40F0E192E34E84494092AA37B412CC1F40357227220D844940C8A7B68AB4CB1F4040941E3CC983494092BAF83658CB1F409E6CB9E985834940ADF078A40BCB1F40F50B1B0A44834940DF509DB3AACA1F40A7165B52FF824940D428C9DF62CA1F4017FEC2E1BB8249407871D17FC5C81F40FC2603F687824940C10644882BC71F4088D62F7D54824940BF558D1480C51F405C9AB6DA1E824940CBCE914BD2C31F40F42BE79CE98149409F36F4609CC11F4060347568A2814940FE86E4BF9BC11F400798F90E7E8149401368B0A9F3C01F40F5763A4668814940380D9B125AC01F406C7649415C814940DE53828BA4C01F402D5D8ABF5D8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A000000FAF202ECA3631E408C602D8892AC4940FAF202ECA3631E408C602D8892AC49409D37A9C365601E401629DE12CAAC4940EB7D99DEB45F1E40947DA19119AD49404F7CB5A3385F1E4047EDD9CE52AD494017A1D80A9A5E1E403A2F04EF9AAD49403346DA7C125E1E40440070ECD9AD4940D9E3CF01935D1E4074EDB02E13AE49409BF5189B0C5D1E40950D107118AE494000613B736A5A1E40650BF7802FAE494050F344C659571E40459039854BAE4940805FC88F9D541E40A370E25064AE49409E96C4FE57521E402853BB1578AE49408D4061F5EC4E1E40E98A08B595AE494062AB5F44364B1E40E0C1AAD5B2AE49407D78962023481E40D4D7F335CBAE4940BD4681F403451E4015D33BCBE2AE4940040E57BDB2411E40D23F1C7FFDAE4940097BC9B5573D1E405B80118F1FAF4940BA2AF5D14E3A1E4062F0D53329AF4940431B255415371E40FEA9A74533AF494026C4019942341E40290AF4893CAF49408BCF53D3E4301E4050F003464DAF49407F8747872C2F1E40D1C9F7318BAF4940FAEF66B2242D1E40ECF42801D6AF49403E1E447C712B1E40BB23AD4214B04940C3548E249C291E403F8E8B0F58B0494019A023A8D0271E402A2CA7F397B049403FDC1F39E3251E4053B5DD04DFB0494036EF93FEB9231E409F02058310B149400A32022A1C211E4031B77BB94FB1494020D26F5F071E1E4066EE6B6E96B149405A5BC2EB441B1E406381AFE8D6B14940A367695D59181E40CE1951DA1BB249402980BD1D3C161E403E997FF44DB2494019AE0E80B8131E40AD4F39268BB24940A832D6485C111E403994EBB7C0B249402E5338279B0F1E4083700514EAB24940A167B3EA730D1E4086EB51B81EB3494002953B7D4E0B1E401AA9F7544EB34940BD4C5EAE8F081E40612BB2E77CB34940BD4C5EAE8F081E40612BB2E77CB3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BD4C5EAE8F081E40612BB2E77CB34940BD4C5EAE8F081E40612BB2E77CB34940DBAC5516E0061E40A741D13C80B34940B03500C056061E40F3E3D47377B349409AE412971F061E40F85047AB67B3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9000000D034176EAF2321400FA03AB1E2BF4840D034176EAF2321400FA03AB1E2BF4840BA9D222CCF2421406D21C84109C0484036F74663A3262140D67036C247C0484072CD78B6A228214056EB0E7393C04840A7391ED8962A2140E91EC830DDC04840AAC2FA9A402C2140113D29931AC14840C39A6FE93D2E2140255D33F966C148403B730F09DF2F21406B7A9ADDA4C14840C15B7BFA63312140E88E5951DEC1484072AF2715E8322140C5D963D817C24840F349DD84313421407F726FD97CC248403E9A45836F352140D51D30B4DFC24840E08D603EB43621404FFBF72A43C348405B75C2F0B637214032433E4393C34840D0F9844776382140A82CF98ED0C348406D414A4794392140D5B1EF2F27C4484007465ED6C43A214045F9DDCF84C448407474A61A073C21403621AD31E8C44840831953B0C63D2140520FD1E80EC54840679E5C53203F214007239B502DC54840FB65E6B80941214056D0590B58C5484069CBB91457412140947F773C77C548403119D8744E4121402EA3A2FB83C54840591D93491B4121405C42AA8794C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C000000D691239D810121404E49D6E1E8B84840D691239D810121404E49D6E1E8B8484048C08D3974032140AD94545C0BB94840B8C60CF90C0521409E98F56228B948405EB642FDD3062140C419B27048B94840BDE5EAC7260921403DD68C0C72B948402898D64BF80A21408660B0766FB9484051BDDAF6E20C21402864E76D6CB948401A6B24AE080F214036A8476469B948403DB02D4D5B11214030979EFA51B948402DB5DE6FB413214024AF18BF3AB948402DB5DE6FB413214024AF18BF3AB9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400000020AFACD96F162140F16B2409C2B9484020AFACD96F162140F16B2409C2B948403D6EAE505A1621406F579EF64ABA4840E04092A34A162140E9908AB5AEBA48405C17C8FD581621405750076811BB48404F52AA8E66162140C02A72E371BB4840D89A5203721621403BDD1E29C7BB48405401F73C7F162140CB5D955522BC484094ED8D6B8D1621409A620E828EBC4840854776001F1721406E8ECE54E3BC4840C2B4B97BCA172140A634513A47BD4840A73E90BC7318214086AFAF75A9BD4840B410D3742C192140E3546B6116BE48401891CDFA391A2140386A85E97BBE4840139557F8441C214058321180C9BE4840016432665C1E21403B38D89B18BF4840665DED725B202140385ECB7564BF4840A8A388B1F1212140A8A4F386A0BF4840D034176EAF2321400FA03AB1E2BF4840D034176EAF2321400FA03AB1E2BF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2DB5DE6FB413214024AF18BF3AB948402DB5DE6FB413214024AF18BF3AB948400AE35DE454152140F9BEB854A5B9484020AFACD96F162140F16B2409C2B9484020AFACD96F162140F16B2409C2B9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A3EA1E8CB8C21404311418B5BFC4840AA3EA1E8CB8C21404311418B5BFC4840AFE0C84D1E8C214042237DFF8BFC48403C879DA67D8B214014AE4DF1C1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680696C8AAE5194015DE2FB0D8F54840680696C8AAE5194015DE2FB0D8F548406843FE9941E419407795FFDA0BF6484054684F3222E619407B3E537913F6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2 von 3</text:p>
          </table:table-cell>
          <table:table-cell office:value-type="string" calcext:value-type="string">
            <text:p>0105000020E610000001000000010200000004000000F7E39B12B5E919408B2CE3F093F54840F7E39B12B5E919408B2CE3F093F54840680696C8AAE5194015DE2FB0D8F54840680696C8AAE5194015DE2FB0D8F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DA223B9FC372240E964A9F57E454A409DA223B9FC372240E964A9F57E454A4097C1621E43392240E49304977D454A40CC5E5BE443392240F76F03E385454A40860AC2ACF6392240457C96FC9C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2000000FC51D890878022403562D7B7A58E4A40E9482EFF21812240C507D1B58A8E4A4051DEC7D11C812240E4FC4D28448E4A4054AEF02E178122409EB1D41F068E4A4029965B5A0D812240E9F527F1B98D4A40A1FA07910C8122409855D80C708D4A40ABB35A608F8122401B69A9BC1D8D4A407A008BFCFA812240414AECDADE8C4A40AFBA698E07822240FA81AB3C818C4A40D702D6051782224024B7CB23248C4A40C4F0113125822240B98E71C5C58B4A40D5449F8F328222400D8BF61D688B4A4074F1B73D418222404FAF39AC158B4A409E094D124B822240F5BD86E0B88A4A4038F92D3A598222403B538D03548A4A403259DC7F64822240D671A197F6894A405AA148F773822240C2C41F459D894A40104240BE84822240944A1D893C894A403A5AD5928E822240EB025E66D8884A4062A2410A9E822240ABE91FE978884A4036EC527EAD822240E4631CC81F884A407C82C476F7802240EE1E454200884A40F6B52E35427F22408DEF3092E2874A40812B346B847D2240A98B14CAC2874A4094516518777B2240E0DDCA129D874A40F0E3C3471F7A22409B3A34D18C874A407D957CEC2E7822406021736550874A40CD3CB9A6407622409F5E29CB10874A4080869224637422402E5A80B6D5864A40D3FDF73B6F722240AC1E300F99864A4035F9C1548E702240DD4598A25C864A40AA471ADCD66E2240FF7854A126864A40FD321823126D2240B02479AEEF854A4083328D26176B224036423F53AF854A400F46EC13406922405911DA1775854A407BE3FFE9616722403888D68A36854A40F00280BE88652240AC06616EF7844A4049490F43AB6322402ACB10C7BA844A407A8CF2CCCB6122402CD670917B844A4041FA8106F65F22408882BE993D844A409B232BBF0C5E22408A8D1E64FE834A40AEF4DA6CAC5C224079245E9ECE834A4029B4ACFBC75A2240EDA2E8818F834A409AF1118CDE58224048C5FF1D51834A40A41B615111572240459D5ECE11834A40399F3A56295522401E15A4BED1824A40B6A2CD716E5322402AFE94CF97824A40BBEF181EFB5122403445251A49824A40B22C98F8A3502240DE5D6743FE814A402CF180B2294F2240C636A968AC814A4040A54A94BD4D2240CA8CB7955E814A40676BD84A434C22407733A31F0D814A405F46B1DCD24A2240D929560DC2804A40D90A9A965849224033AA0CE36E804A40E359DD45F34722405B0A48FB1F804A40FADDCF8481462240A874B0FECF7F4A40F588D1730B452240D70D25A47F7F4A40FFE9060ABC432240A918E76F427F4A40EEB60BCD75422240EB76F695077F4A40249F573CF54022405C3CBCE7C07E4A403B5453927540224094AA48E06A7E4A4039FD8F02FA3F224088E354C61A7E4A4083E4F8FC8B3F2240F48FBE49D37D4A402CF180B2293F2240678412C1937D4A405A130B7C453F224077BE9F1A2F7D4A400744882B673F224036711706D17C4A40540438BD8B3F22408B8D791D717C4A40153C855CA93F224024CE2FEF167C4A40C26C020CCB3F224040541A31B37B4A40E4141DC9E53F22400E18247D5A7B4A40788192020B402240BC09BE69FA7A4A401DB1169F02402240B856201F997A4A40098D60E3FA3F224069774831407A4A40E91615CCF33F22408BC91B60E6794A400F2DB29DEF3F2240F4C7B4368D794A400AD80E46EC3F22403E8DC58036794A4038A3E6ABE43F2240E484AEE9E6784A40C30E63D2DF3F2240C10067CE9F784A4097FECAEFD93F2240630E828E56784A403AC6BA5DD43F2240C45A21510D784A4096517644CF3F2240B991B245D2774A40EECF4543C63F2240D6B6BCCD76774A401A3E7D5FB73F22405516855D14774A407826D98FB93F22401E9320B7BA764A406E5CB521B53F224036D6598869764A4048C49448A23F2240FDD6F3DA11764A40EA23F0879F3F224065E3C116BB754A4022AEF776A63F22408B146F0965754A404DC68C4BB03F22403F05C07806754A403AB4C876BE3F2240DB159FA7A6744A40F5F411F8C33F2240E0B65B374A744A40F224E99AC93F2240C8B4368DED734A401D3D7E6FD33F22407C2FBE688F734A406A36EA7CD33F22408486FE092E734A40B72C5F97E13F22401FBFB7E9CF724A40B45C363AE73F22402B51F69672724A40ECE63D29EE3F2240CBB6781D16724A4016FFD2FDF73F2240CC441152B7714A40E0A69AB404402240912A8A5759714A40DDD671570A402240460DA661F8704A408CA548BE124022402670EB6E9E704A40B6BDDD921C402240B249230B3D704A40024FB5711F402240C8D11C59F96F4A40653733FAD1402240DDF0BBE9966F4A4011B287516B412240D23538B6436F4A401C9AB2D30F422240825660C8EA6E4A4070438CD7BC422240009013268C6E4A408D823BAB604322407D613255306E4A4093CA14731044224030DCB930D26D4A40145CACA8C1442240DE578A89726D4A409F5DBEF56145224005A9143B1A6D4A409184D8F4FB452240DC4AAFCDC66C4A40E318C91EA14622401DEA77616B6C4A40E318C91EA14622401DEA77616B6C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8D000000E318C91EA14622401DEA77616B6C4A40E318C91EA14622401DEA77616B6C4A404053AF5B04462240692096CD1C6C4A40E609849D62452240159337C0CC6B4A40CFC4CFDAC8442240CA59338D816B4A402FA704C4244422407EAF21382E6B4A409C35785F9543224032CC09DAE46A4A40A33F34F3E4422240BD38F1D58E6A4A401C0E4B033F422240CA1B60E63B6A4A4014B1886187412240F25EB532E1694A408D7F9F71E1402240C898BB9690694A40064EB6813B4022405AF624B039694A4029ECA2E8813F2240A743A7E7DD684A40D272A087DA3E2240723788D68A684A40983A23A5343E2240719F0BD92F684A40AEC15664CF3D22402C908FCCD9674A40FF4F0F1B763D22408D88BDAB79674A40BEA02A4B193D22406054F76D2D674A40D65416855D3C2240D693F947DF664A40F722DA8EA93B22407845F0BF95664A40F64883DBDA3A22400AA359D93E664A401F87C1FC153A2240473EAF78EA654A40F5F57CCD723922403A7AFCDEA6654A40EE7BD45FAF382240D02C095053654A4050E27327D837224021CF2EDFFA644A40E8F7FD9B173722401522E010AA644A40A573D943563622401BA43BE356644A40749CDB847B352240D2E3F736FD634A4088BB7A151935224034DAAA24B2634A401D925A289934224070F085C954634A40DD80CF0F23342240A96A82A8FB624A40FA0FE9B7AF3322405F9ECE15A5624A403D1A3D6D433322409DFDDC2B4E624A40D68D7747C6322240DCA4A2B1F6614A40D2A34EE55932224002D64FA4A0614A40C1E2152DE5312240B7DB89ED49614A40CDCAF6216F3122401825E82FF4604A40E889E76C0131224026FA21DB9E604A40007CA64D8B3022409603E21A44604A40C40776FC173022402A76340EF55F4A40B77EFACF9A2F2240D867CEFA945F4A40793D98141F2F22408ECF64FF3C5F4A40365CE49EAE2E2240D9B45208E45E4A40F54A5986382E2240D0D72C978D5E4A40707A17EFC72D2240CE1FD3DA345E4A40FFB0A547532D22401FF64201DB5D4A40A8E49CD8432B224045F46BEBA75D4A400FEF39B01C2922406669A7E6725D4A40DA39CD02ED26224053D158FB3B5D4A40A3B437F8C2242240FD153257065D4A405458A9A0A22222402A05DD5ED25C4A40C1559E40D8212240CDEA1D6E875C4A404834812216212240249BABE6395C4A40A22AA6D24F202240A2F14410E75B4A4043B0AA5E7E1F224057F146E6915B4A40ABB69BE09B1E2240AFB8382A375B4A40B51CE8A1B61D224014967840D95A4A400612143FC61C224039B874CC795A4A40001FBC76691B22403D2B69C5375A4A40F75B3B51121A2240C2E09A3BFA594A4055185B08721822402082AAD1AB594A405534D6FECE162240308672A25D594A40B534B7425815224072C79BFC16594A40F75CA626C1132240B6A4A31CCC584A406E6A45402A122240A21408967E584A404C5645B8C91022400AA359D93E584A40F38F6390600F2240C82D41A1F9574A40A9B17389D90D22408EF79969B1574A40A05D7468470C224079BDEAB765574A407B884677100B224067BB421F2C574A400E85CFD6C1092240B62FA017EE564A40AA2B9FE579082240539D691DB0564A40B58F15FC3608224092161D7F58564A40EB0E18DAEF07224055C2137AFD554A40A204A2CCAB07224005392861A6554A4025157C8967072240D977EA364D554A40D335EE2829072240C649AB6BFE544A404D0C1357DF06224044E5BA849E544A40ADAE9EEE9706224013F7B3B343544A401B84B9DDCB052240083C3080F0534A40A2629CBF0905224073BF4351A0534A40C7681D554D042240613B18B14F534A40D066D5E76A03224073D87DC7F0524A40D15CA79196022240E563778192524A40A56ABB09BE0122404E62105839524A40DC2C5E2C0C012240B77D8FFAEB514A40CDCEA2772A002240E12879758E514A40FF7C5BB054FF214056A1815836514A4055A3570394FE2140D42B6519E2504A407941446ADAFD21405307793D98504A40990F087426FD21400403081F4A504A402507EC6AF2FC2140C61858C7F14F4A4083161230BAFC2140D446753A904F4A400F0EF62686FC214054E8BCC62E4F4A40E2B19FC552FC2140344B02D4D44E4A40849D62D520FC214058056A31784E4A4024B9FC87F4FB2140E65E6056284E4A4096ECD808C4FB21405DC47762D64D4A40AA7F10C990FB2140E8DF2EFB754D4A40503BFC3559FB21404EF1B8A8164D4A40AB7AF99D26FB2140A12FBDFDB94C4A40672AC423F1FA21402D7FBE2D584C4A40F321A81ABDFA2140FAF19716F54B4A4016C0948103FA214045A33B889D4B4A40C5E6E3DA50F9214021CEC3094C4B4A40FCA886FD9EF8214045D95BCAF94A4A40E73BF88903F82140B1E1E995B24A4A40D1B1834A5CF721402813B70A624A4A407386E28E37F92140C558A65F224A4A40BC5AEECC04FB21405CAD1397E3494A402BA73D25E7FC21401EFD2FD7A2494A4052D32EA699FE2140A83B4F3C67494A40FAB660A92E00224094A3005130494A4041BB438A010222403D635FB2F1484A40365A0EF450032240685F79909E484A4089997D1EA3042240B0743E3C4B484A40ED2C7AA7020622407DD0B359F5474A40ACFF73982F0722400269FF03AC474A406DC779A4660822409F49511D61474A401CBD7559A709224003942B6112474A40419DF2E8460C2240E0394A1410474A4027E77A91BF0E2240C4126AE10D474A40461F98480E112240B3F5679A0B474A400E4C6E14591322406CED7DAA0A474A404F1AB4A1AC152240EBECBF2907474A40863FC39B35182240EBAA402D06474A40DACC21A9851A224010E9B7AF03474A40399A232BBF1C2240C908A87004474A40C3F352B1311F22404209336DFF464A400EA2B5A2CD21224014ED2AA4FC464A40C8B3CBB73E24224009A7052FFA464A40C440D7BE8026224025B03907CF464A40D7DEA7AAD0282240954737C2A2464A404260E5D0222B2240FA64C57075464A402D996379572D2240B63176C24B464A400CAF2479AE2F22401B4F04711E464A400B0C59DDEA312240A8CB6262F3454A407179AC19193422407046CD57C9454A40B056ED9A90362240EDF318E599454A409DA223B9FC372240E964A9F57E454A409DA223B9FC372240E964A9F57E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F9FFFBAF36AE1B404CF223073CFC48401790ACB2A5AD1B403EC791184EFC484025B03907CFAC1B4062D4FF8359FC4840FE9B1727BEAA1B4005943C8D6AFC4840FE9B1727BEAA1B4005943C8D6A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38D66AB4C1BE1F40E92917CF4581494038D66AB4C1BE1F40E92917CF4581494016AF0D709CBF1F4004626DE75681494027D1DC54EEBF1F401C237E6A61814940DE53828BA4C01F402D5D8ABF5D8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88631688B5F01F400E09700BCE6B49406C57321180F11F40D23B1570CF6B4940C6D9194BFDF11F408AB72979D06B49403C84961A46EE1F40D261742FE66B49403C84961A46EE1F40D261742FE66B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2CB759619FC51F403341C351A86C49402CB759619FC51F403341C351A86C4940F12B7BB71EC21F40E27DB0E7C66C4940F12B7BB71EC21F40E27DB0E7C6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7790668B6EE1F40801FC484876C494097790668B6EE1F40801FC484876C49405C9CE73EEFEC1F405ADAA9B9DC6C49405C9CE73EEFEC1F405ADAA9B9DC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A0000005C9CE73EEFEC1F405ADAA9B9DC6C49405C9CE73EEFEC1F405ADAA9B9DC6C4940FFF801FEDFE71F403DC7365FDB6C494084763D87E8DE1F40C1690B19D96C4940C899266C3FD91F408685A460D76C49409C406C448BCF1F401DAACE0FC86C4940DAB8B4D084CC1F402E20B41EBE6C49400CE654D746C91F40047EE8DDB36C49402CB759619FC51F403341C351A86C49402CB759619FC51F403341C351A8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10000003C3F7BE4C5E01F406DA34B49207A49403C3F7BE4C5E01F406DA34B49207A4940C7151747E5DE1F40350F60915F7A494094FF249930DD1F4065E2FB87997A4940853D923765DB1F40C8BCE9F1D67A49401885B8CDAFD91F40AA205047117B49400460973CF9D71F4028350FBB4A7B4940C982781332D61F403E8C5AAB877B4940E9E96D7DA2D41F40B2321AF9BC7B4940BBC788FA13D31F4067F6798CF27B494053793BC269D11F403E42CD902A7C49400D795FF0C4CF1F40097E0A36647C49401862F54718CE1F402834A4E59B7C4940B0496D9857CC1F407B956BC0D67C4940FF9D488B8EC71F40E23895B1467D4940CA439550B0C51F400D9DE8047E7D49404DCA935ADEC31F40335EA91DB47D4940223A048E04C21F40E1867368EC7D4940432C51AC09C01F40B11D8CD8277E49400B34338EECBD1F40E9E225EE677E49405C142CC4D9BB1F4047D2C9ADA47E494073593B40E6B91F4064D817BFDF7E49402F3E6079EBB71F401CA32BC71A7F4940D469DD06B5B71F40D8570D784F7F494015387E4D7BB71F402C24AA01947F494078E4FED945B71F40E35817B7D17F494097F1A5A613B71F40BF13B35E0C804940085850BDDAB61F40BEA4315A478049400214234BE6B81F40A2EF6E65898049404ED944C1E7BA1F40103E9468C9804940F957EAB4C9BC1F407A1D71C80681494038D66AB4C1BE1F40E92917CF4581494038D66AB4C1BE1F40E92917CF458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3C84961A46EE1F40D261742FE66B49403C84961A46EE1F40D261742FE66B4940BC0622307BEE1F40D5B1EF2F276C494097790668B6EE1F40801FC484876C494097790668B6EE1F40801FC48487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6000000F12B7BB71EC21F40E27DB0E7C66C4940F12B7BB71EC21F40E27DB0E7C66C494036559C0F74C11F407C29E1AE036D4940FF5CD9AAC9C01F40F31E0CE13D6D4940D307814BB6C01F4089450C3B8C6D4940328E36339FC01F40D2B41F84DB6D494068C988B086C01F40454DF4F9286E49408300193A76C01F40C00D8C17666E4940A127AFDF5DC01F4049940733B76E4940054BBF8E49C01F40457D3782F96E49404E1A59E839C01F40E6289BCD3E6F494041097DFA19C01F40E30F502B966F4940062DC9A601C01F40DF156646E46F494020DD6344FDC11F40E7BD7B911A70494012B92A9A18C41F40DBA6785C54704940884446AC6AC61F402B3817DA94704940BED7B56224C81F405A16A7B5C470494097EA5D17D9C91F4089981249F47049406771B504CFCB1F403F004E9429714940B86CBE5B6ACE1F40EA67A0E870714940E9A1B60DA3D01F4035289A07B07149404D7A2986F5D01F40E2B77C7FDE714940943BC7DBA5D01F40D7F1A9AD22724940F95DC76E55D01F4064997E897872494022C1F979F8CF1F4036E7E099D07249404A91C6B2AACF1F405480DE0A1773494023B8DB3F60CF1F40F6D555815A7349407C606CC60ECF1F409C4132D3AC7349406511D43ABBCE1F403DAE57A2FD7349409891D50858CE1F40951DD1F35D744940E7FCB90D0FCE1F40D103C4C9A27449409B3BFA5FAECD1F409E691DB0067549408BE65CE564CD1F40F4BD2B2746754940452DCDAD10CE1F4041CA993798754940F1D2F2A89DCE1F405AF44E05DC7549409F28644227CF1F40758698011D7649406F60BC30E3CF1F4027A9A7EA797649401821E120C6D01F406520CF2EDF764940160AC7E2EDCF1F407505DB8827774940E60AEF7211CF1F40DD0FD31973774940D316D7F84CCE1F40A80CD242B8774940E79DF98B8FCD1F40A9DA13C9FC774940483B6EF8DDCC1F40305DD2623A7849408D4C1B6904CE1F40BEA83869757849405083B3A558CF1F4060402FDCB97849400806103E94D01F40FE4003FBF9784940DD20A4B8F4D11F40B642A21A4079494000FAC78C01D31F40E855F88E75794940455F8B27CCD51F407D58141B98794940EAD9626D42D81F4026BE24DFB6794940FEDAFAE93FDB1F40E31F11AEDB79494037E73B5343DE1F40FA6AA22A017A49403C3F7BE4C5E01F406DA34B49207A49403C3F7BE4C5E01F406DA34B49207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C0000001192054CE08E1F40EB4A15D6D76249401192054CE08E1F40EB4A15D6D76249405D7E969D34931F40889FFF1EBC624940877AB07BE19C1F403AECBE637862494050AC53E57B9E1F40B05C6F9BA96249403547567E19A41F40A517B5FB556349402693533BC3A41F40A62FDF556A634940F01582C1DAA51F4095D920938C6349409217E30D7AA81F40CAD1D2CBDE6349404C77329303A91F4022FFCC203E64494014526D2695A71F4068FF4D397064494014526D2695A71F4068FF4D397064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8D310B4856791F409B1D4E05816249408D310B4856791F409B1D4E0581624940355882D60D7D1F40C24E56B19D624940355882D60D7D1F40C24E56B19D62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8D310B4856791F409B1D4E05816249408D310B4856791F409B1D4E0581624940881CB68883771F4054516111686249403BBF72CE99761F4052EC0D6377624940C75B9D5214761F40CAE369F9816249404C04EB2EAE741F409FBDE7BF5562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55882D60D7D1F40C24E56B19D624940355882D60D7D1F40C24E56B19D624940A63B99C981801F4049049953B8624940AD81F79F46831F40C7DB4AAFCD6249408F064BD0BA891F40CD029255B6624940D63439C65F8C1F407194BC3AC76249401192054CE08E1F40EB4A15D6D76249401192054CE08E1F40EB4A15D6D762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C00000014526D2695A71F4068FF4D397064494014526D2695A71F4068FF4D3970644940C4E050AEDFA21F402412E04FE8644940D12C6409C69C1F40523706538365494051A73CBA119E1F40AB4D524FD565494014BDE71B2C9F1F405937DE1D1966494051B4BCBC4AA01F40073B0F385C6649406BE8B00CBBA11F406C088ECBB8664940FD9419259EA21F406E910FD5EF664940CB671E6569A41F40BC8B4171116749402837401F1BA71F40A8B68AB443674940C6C14AAA5BAA1F40B8C02F3F8167494027D824E428AD1F40F7C9F6C6B5674940DAEB38D961AF1F402FC55565DF6749403E18C27B58B11F40918A5AF51468494091813CBB7CB31F4066B098C750684940C4D0EAE40CB51F40867D96427B684940D87ED70C15B81F40737B93F0CE684940338573B279B91F40304D11E0F468494001F9B770C5BA1F401D508072256949403992150D63BC1F40691CEA77616949408F098C50C7BE1F40D1292389B9694940F56DC1525DC01F4042BE3A7DF36949406CA22A018CC21F4030383932456A49405D284F0FC0C41F4047A17609986A49406885D84FB5C41F40DA44C1E7E26A4940DA7FF854A9C41F4021EDDA39286B4940DA7FF854A9C41F4021EDDA39286B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FE9B1727BEAA1B4005943C8D6AFC4840FE9B1727BEAA1B4005943C8D6AFC4840DA290C80A7A71B405E2D776682FC4840CE3637A627A41B4057FABFD99CFC484036EF93FEB9A31B406182644BA0FC484036EF93FEB9A31B406182644BA0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ED4749216EA020402DA9255628814840E6DC3708849F2040A339573959814840BC86CF8C349F20402EAC1BEF8E814840BC86CF8C349F20402EAC1BEF8E8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0691FB0C5E062140BE31A94654A548400691FB0C5E062140BE31A94654A54840FC97FFEB3706214061B5E8537DA548405BD8AF82330621409B416CB2A0A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D64F49E70D691E40923534AF34AC4940D64F49E70D691E40923534AF34AC494083774DA324671E409F9CFC7156AC4940FAF202ECA3631E408C602D8892AC4940FAF202ECA3631E408C602D8892A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6EABB420EF681E40AFF83C354DAC49406EABB420EF681E40AFF83C354DAC4940FAF202ECA3631E408C602D8892AC4940FAF202ECA3631E408C602D8892A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BD4C5EAE8F081E40612BB2E77CB34940BD4C5EAE8F081E40612BB2E77CB34940D04BC5C6BC061E40A5BF97C283B349407B692F4734061E40158035BD7AB349409AE412971F061E40F85047AB67B3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6000000E91E23EA4F0C1A40F4FBA31419F14840E91E23EA4F0C1A40F4FBA31419F148406A9D5D633C0F1A40F731D582CDF048402D87CC4BB4121A40A9B4B409E6F048409B17714BF5161A40FF6959AD02F148409699D2FA5B1A1A40D06740BD19F14840E138DF3E611F1A40EEC330163CF14840E861B2028D231A409D34684359F14840E792AAED26281A4070754A5178F1484071C394EDE82C1A40B842B34698F14840C6DE307667321A40DF2FB0D870F14840D5F434BB49371A40321F10E84CF148406843FE99413C1A4038B3A72E2AF14840A7AE21DD74401A40A733411E0BF14840503F034587431A4053F5E10FF5F0484028501FDCF8461A40E474482014F14840999C7F60334D1A405B80118F1FF1484081666BD84A531A406204430C2AF1484096E6FB4E38581A40B186302361F148400DBE7A26455D1A4036DA609797F14840FC3669BF5A621A40269CCC2ECEF148409760CCF165651A405C9CE73EEFF1484067B2C92B21711A40E8DEC325C7F148408DF9145B9C741A4071ED9F02BBF14840F48B12F4177A1A4099DE5916A7F148402D70C339347E1A40A6FF9BCD99F148407FDFBF7971821A404EBDC9CA8AF148404ADB53CD07871A406EB191DA7AF14840166F641EF98B1A400CE1E2F269F14840BA2D36525B8F1A40EA3F10C589F14840C454449781941A40A65C86A4BBF14840F8938CF73E981A40A1C8EE5DDEF14840F6C99B0D439D1A40B2930BDF0CF24840884215489AA11A405BA038DB37F248407949528836A61A405C7C653964F248409B0D8D823BAB1A40AEBA0ED594F2484018299485AFAF1A4046ECB886BEF2484018299485AFAF1A4046ECB886BEF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2000000F7E39B12B5E919408B2CE3F093F54840F7E39B12B5E919408B2CE3F093F548409068A78BB9E81940C7003F9935F548409FDED627CAE71940FB8FF1CDDBF448405E914E136CEA1940E99E758D96F4484059B8F64F81ED19403C0ECD8646F448402BE7E6768AF019403B37120DF7F34840762ACF728FF31940D5586721A6F3484043A38515B8F619407DD2890453F348403809EFBC9EF9194009AA46AF06F3484010B633A726FC19404F266E15C4F2484030302B14E9FE1940E53D18C27BF24840F25F200890011A40A943B81336F24840DD1445FE4F041A4034993B44EDF1484040A2AE5A3E071A404912842BA0F14840BD827EF0EB091A40D4C32BA457F14840E91E23EA4F0C1A40F4FBA31419F14840E91E23EA4F0C1A40F4FBA31419F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DA223B9FC372240E964A9F57E454A409DA223B9FC372240E964A9F57E454A406CF76173C4382240651EF98381454A40825BD2ACC7382240630C512A86454A40860AC2ACF6392240457C96FC9C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38D66AB4C1BE1F40E92917CF4581494038D66AB4C1BE1F40E92917CF45814940E03DF669CBBF1F406A61606754814940D1BEA89322C01F40EE629AE95E814940DE53828BA4C01F402D5D8ABF5D8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A000000DA7FF854A9C41F4021EDDA39286B4940DA7FF854A9C41F4021EDDA39286B49400FB853DF9EC41F40C11F7EFE7B6B4940C51E7F0E98C41F407687B949B16B49408262BF828FC41F4005A50D2CEC6B494020FFBBF4E5C31F404CE88942266C494014B2F33636C31F4015EA44DD626C49408EB5BFB33DC21F407706FCD0BB6C4940F12B7BB71EC21F40E27DB0E7C66C4940F12B7BB71EC21F40E27DB0E7C6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FE9B1727BEAA1B4005943C8D6AFC4840FE9B1727BEAA1B4005943C8D6AFC4840177F805AB1AC1B401C4E4F0E55FC48407BEC78DD6CAD1B40FEDAFAE93FFC4840F9FFFBAF36AE1B404CF223073C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2000000010200000010000000CAF9073653EE1F406DB1DB67956B494090F172220BEA1F40657506A1176B49407DB779E3A4E81F40F65DB642FD6A494097F03AD164E51F403FCD2445BF6A49402F0A719B5FE31F40D6B7825C986A494062156F641EE11F4069C306B06D6A4940D0D325885FDE1F40F5D48FF2386A4940F0C91EFC1FDB1F40E8FD7F9C306A4940DB006C4084D81F4086C6B887296A4940EC5A311290D51F40B3BFA211226A49403F100F176FD21F405DBE9AA84A6A4940BA02C067DACC1F408A9FB591A16A4940C4EC65DB69CB1F40ADAF647DB96A494029FE391625CA1F40327898F6CD6A494029BBF48A02C81F40790B7FE1F06A4940DA7FF854A9C41F4021EDDA39286B494001020000000500000088631688B5F01F400E09700BCE6B494097AC8A7093F11F406319D12CBF6B49408CBA7B2535F11F40A5F4F175BE6B49406F71E888D7F01F401C599EACBD6B4940CAF9073653EE1F406DB1DB67956B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200000001020000003B000000A72F3A0FDDA21B40D93BED3A65FC4840B352F7B7BAA21B40963DAEB25BFC4840DD8B1EAE8BA11B4067086C7308FC484004CB1132909F1B4088889B53C9FB484037CAFACDC49C1B40734BAB2171FB4840D9BC056DCD991B409ECEBAEB11FB48401430702F1F971B40CEE33098BFFA4840A9A624EB70941B4041DAFF006BFA484093510A5F04921B40E50D30F31DFA4840306F6990DD901B4000E48409A3F9484014E6E214C28F1B401C7B9BA333F948404D50C3B7B08E1B40802C4487C0F84840986BD102B48D1B40700D6C9560F84840C402A95EC88C1B4006195CCE00F848404A2E5ADB6F881B40D3133BBFCDF7484085F3041D08841B4035BA83D899F7484088776FFBD47F1B40A95379967BF74840B8FAFBD698791B40CC0BB08F4EF748401F903AF020741B4030B1434651F7484031BF89D7AB6E1B402944C02154F74840AAE111CB1C691B403F8E8B0F58F7484003F797384D621B403D9688015CF748408D800A47905A1B4093B53CC560F748409541FF4EA4551B4013036E275BF7484001474C9A50521B40633C94B256F74840EC8F8BC5CA4B1B409740A5A54DF74840CE6D6704C0451B40D734EF3845F7484094ED8D6B8D421B40F104B12259F74840D919958A7C3D1B4002E1F9FB7BF74840D26B58F89F391B40F42C527298F748407A71E2AB1D351B4004B23275B2F74840D7B3D606DD2C1B40E941E66FE7F7484069A4EF7F91291B40AD2DE175A2F74840CDC529841F261B40A9AED74F5AF748401DAED51EF6221B40EE3E6C8E18F748403EDD2F551F1E1B40FFF4FAEEB1F648406F3777AA321A1B40402DAB5560F64840DA31BFE490161B403831242713F6484027F84B3041121B4079FEFEDEB7F548404D199359180D1B4020C720C19EF548402A464C3F97071B407156E99381F548405218EF22A7021B40A15E3AF768F548401EF928C874FD1A40FC4DCD8A4DF54840A9EF46301FFA1A40481F4EBBF3F4484001982144E8F61A40EBB35E679EF44840433A3C84F1F31A40DF20B5E44CF448403711476815EF1A407FFD101B2CF44840FBF087FAB8E91A40AFCED66608F44840D973E3271FE41A4039A91E1FE3F34840167CE42032DE1A404EEFE2FDB8F34840742DB53929D71A40B3A6689BD1F34840B12A0CDB60D21A402791D849D8F348401592CCEA1DCE1A40F4226EA9DEF348404BF0E1ED9CC91A40165FA39BB3F34840140DADA987C31A404B6B1D6679F3484035B8AD2D3CBF1A40A785819D51F34840694183A856BA1A408920185124F348401F80796DDBB41A40623F7A79F0F2484018299485AFAF1A4046ECB886BEF2484001020000000200000036EF93FEB9A31B406182644BA0FC4840A72F3A0FDDA21B40D93BED3A65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500000001020000000200000036EF93FEB9A31B406182644BA0FC48403CDEE4B7E8A41B403D2F151BF3FC48400102000000200000003BF59210F6271C40437AE5D5940249405BE7847588241C409CCD99A37D024940921B8F63351F1C40209DBAF259024940A0A7A6C9311E1C4023CF3F0B530249406B7011CE5D191C406475502E32024940BBB2B04C64131C404873BF9E0A024940957FD2F5E90D1C4068F9707FE401494042D3122BA3091C400B6DEF09C8014940D18B248B45051C404F907D35AC014940E9F0B50CDD011C40479B3E96990149402FA0617B77FD1B40B2B2C755760149400D54C6BFCFF81B40BAE23D624F0149402FFB1AEEC8F51B408BC0FD254E014940ACEBAB06BCEF1B4062D1BE034D014940E606431D56E81B4014BEADAA4D014940A97004A914E31B4075D7C86427014940864A123A9EDD1B40607E0283FF004940277F411C35D81B40D2448E63DA0049401A5245F12AD31B400ED87A2BB70049403C20BF6D5CCD1B402FE065868D004940BE8D2848C7C81B406F9AE3816D00494036E785E05DC31B4083305CC246004940136AE10DC4BD1B40F616C5611F004940065BDBCA01B91B4025F6BF12FEFF4840988345EAE2B31B40A364CD23DAFF48405BB0F95D7DB11B40D8BFEB3367FF484009BA07324CAF1B405A379490FEFE4840D6CDC5DFF6AC1B40468C8D2F90FE4840AED282BCC3AA1B407CCE82F524FE48403AFAA93B60A81B407A4CEEC1B5FD48400868114020A61B400B229C6049FD48403CDEE4B7E8A41B403D2F151BF3FC4840010200000002000000C466DBC424F71D40028AECDEE52C494033DA4F6B3FF61D4016623FD5322D494001020000005C0000008D497F2F853F1D4006D61643DE1D49403547567E193C1D40FEC3F1D7BF1D494048663F9CD1381D400DACE3F8A11D494060EEEE5C73321D40B916D286681D4940CFF8BEB8542D1D4054C32396391D4940B18C0DDDEC271D4020420180081D4940EC2CC4341D231D408417D8BEDB1C4940C75FA461421E1D40CAFBDDE0B01C4940124CDAF923191D407DBCEBC7811C4940E3ADF36F97151D4016F07C50611C4940010C152D8A101D40C8F20934331C49402CDCF291940C1D400B7778190F1C4940E7BBA5E6BC081D407C93F0CEEB1B4940F769CB6F87041D4095B88E71C51B49404817409D97FF1C40CA518028981B49404148BB760EFA1C40444E0416651B494082035ABA82F51C403BA92F4B3B1B49404F05813A8AF01C40ACFEAD090E1B49401E8535DFD2EB1C403FC8B260E21A49406A74626AA6E61C409F2E41FCB21A4940396D2123FBE31C40C4375ECB751A494081AB860ECBE01C405B3B9B9F2C1A4940FCCCB458E5DD1C40536232B0E9194940413C0103F7DA1C40B2F84D61A5194940C76C24647BD81C4081F167D36C1949400F8FB39F7BD51C402E9B94DD27194940EC0E739362D11C4052A3EB1DC9184940484B8A3496CD1C40D92AC1E2701849402CB418E192C81C401F97827F5B18494006476EF200C31C40071BE8EB431849407A2C6CBC2ABE1C4065AFD2382F184940F2F4A512F9B91C40DA1DF7521D184940493140A209B41C405A6B28B517184940D515229683AF1C40741BC35213184940BC004576EFAA1C40051665DB0E1849404032C280CAA51C408AAA04300A184940862AEBED85A01C407B7FCD83051849406AA09EE3489C1C40578D6F39A8174940B4F9C962AC981C401B70F14B581749400B22F719BC941C4018B25F1C011749403B0AC67718911C40AC2AEA82B01649401E37FC6EBA8D1C4044064DA665164940D034BCB43C8A1C4006F7031E181649409631F43E44811C40C7980524AB15494050C532A2597E1C405047B6A97015494001DCD1A4B97A1C403FECE0BB281549405EFF09890F771C405858703FE0144940BA1798158A741C40653CA5DEAE14494032EBC5504E741C40FCE82F4F42144940D30957F613741C4074E6689FD8134940B637537CD7731C40ACB58BC45F1349405FE3440598731C40CD37EC08F1124940F44AA31353731C40C4AD275F7512494097900F7A36731C400AAB0C3E281249408A0FA26B15731C40CA1AF5108D114940EAF81EE4AB731C40A6304A2B19114940D003691030741C402FF598EDAF1049401CC92FCDBE741C400AEB10493E104940D57B2AA73D751C40CE099057D60F49400E52F01472751C406CBD95DBAC0F49404F9C37A9C3751C40204D501E710F494063CF431262731C4099B624AC320F4940A1E293A9DD6A1C40E55C2FF2570E494099439C983F681C4057C6D0FB100E494076A7E095C9651C40F44D3F4DD20D4940AC110BC6D2611C400560F2F56B0D4940F50C86DFF25D1C40C710A562080D49408E0B62FB245A1C4099261186A60C49408ECCC8C5BD561C4061CB86904E0C4940798258912C531C40BF631D33F50B4940A72E7480BB4F1C4075136BA79C0B4940D0C59569EA4B1C40D00F2384470B4940559E8A65444B1C40994FB1C5C90A4940D873886EAC4A1C4071BDB7335D0A4940EC9227FF494A1C40E7E84C350E0A49401E7FB3DEB9491C40C40D53B6A3094940B2FFF0A952491C409E0C8E92570949404A5C6CFF6F491C4056F7C8E6AA084940C5419D4DA2491C40CDBFA7830608494037D03241C3491C407005B930770749403B17EBC0DE491C40DB3A93910E0749404B68812CFA491C4077734C71B0064940E14CA7D0D4461C40E0F8DA334B06494003D770EC34451C40A1038184170649401867672CF53F1C40E66E21D96D054940E0556A51FA3D1C40C5D1B0732E054940C14EFBF72A3B1C40C4F17C06D40449403FCDC98B4C381C40633722CE79044940EFA9413D22331C40DC813AE5D1034940B381CF6ADC2E1C4094DDCCE847034940225C5C3EED2B1C40240CA8DCE90249403BF59210F6271C40437AE5D5940249400102000000520000008D497F2F853F1D4006D61643DE1D4940CB87A06AF4421D40FA394F86F41D4940C41F8F2AD4441D407561FFD0271E4940529A722ABE461D40D10DA8925C1E494000B78201DF481D4012047E43971E4940148DFF4CCE4A1D402B9B83B1CF1E494082BC68D9A44C1D40A0D7E951021F494097E99788B74E1D404CC631923D1F49405ECAAFD5D4501D40643D5A41781F4940393F0FFFFA521D40A4135333B51F4940A8716F7EC3541D40DD932CCCE71F4940278689AB6F551D4018E071400120494063D927DB1B571D40F6B52E354220494025856863DB581D40E58810B287204940A881D547965A1D40278E97C9CB204940A7F2D13D465C1D40C881B28410214940BCFD03F6E25D1D403C31EBC550214940722FD571A15F1D404F84C3C194214940425B73EC45611D40B785425FD52149403DA29D2EE6621D406D6CC03115224940ABDED04A10641D40FCA9F1D24D224940147EA99F37651D405D0D9AA784224940C8A4750AA8661D40C3589533CA224940D80A3FDDE5671D40F10B546B06234940EA3D3A1A2C691D40F5673F52442349409D97D41A946A1D40C713419C872349404D2146BE016C1D400370FD05CC2349401E1A16A3AE6D1D409F4DFD721C244940E86F9DDA746F1D40328A2F24712449400A6CCEC133711D4007FEA666C5244940D757B2BEDC721D402CC5E97F1425494000879A3281741D40BC421F2C632549409D0C33D9E4751D404CFF9254A62549406657B5FF5C771D400471C394ED254940D98640E4E3791D406513AAE518264940F3AE7AC03C7C1D40155F48E240264940CA8A86318E7E1D40187B2FBE6826494076DA649EA6801D40FA2E00E88B264940949FF94102831D40875C0421B4264940891A3B9798851D4082D71D41E02649408B11D3CFE5871D404AAD41A907274940F09F13E74D8A1D40AC13E17030274940C3A8FF07B38C1D400E4C6E1459274940845D5ECA0A8F1D40232F6B628127494052932A9B83911D4020CA6141AB274940895BAA775D941D4072080BDDDB274940AEC497E4DB961D4033CDCF68062849407AA9D898D7991D402A16647039284940F750ECB2A99C1D40410E4A9869284940488AC8B08A9F1D40BE5B0F15992849408A4D1A59E8A11D403EF5FEF5C0284940E6F857456EA41D40163E117AEC2849405DA9674128A71D4088CFE7ED192949403ADE2E4503AA1D40D57E6B274A2949406A392BFDDFAC1D400FBDC5C37B294940A1713CFABAAF1D40311BAE1FAC294940D7D7046223B21D4003171A3ED8294940B686527B11B51D4087B7BD93052A4940C11259B5B5B71D403375B22F342A49400B84F81B48BA1D406BCC35165E2A4940A3B437F8C2BC1D40CDD07822882A494079399105F1BE1D40A154562EAF2A4940C82AA5677AC11D40FC7B84F5DA2A4940340A93F30FC41D40D4B029A1052B4940922F57F5A8C61D4005B5CEAE312B49407B354069A8C91D40C2752046632B494099558E7F55CC1D405B8EA1AD942B49406E60617770CE1D407327220DB82B49400F04125ECCD01D40DC566941DE2B494093C60D64E2D31D40F1564C5B122C4940742D5A80B6D51D4076CCD47F312C49407C8AD29453D91D40541C075E2D2C4940DD84D61E51DC1D4020CDFD7A2A2C4940CE86A17A10DF1D40815770E4262C4940BB29E5B512E21D403A9DBF643E2C4940095ADCDA1DE51D40984F560C572C49400C9F63F668E81D408B8D791D712C494006A62E7480EB1D40E3C4573B8A2C494029113C1977EE1D400174F3E8A12C4940F01F668A94F11D40B3C8C04BBA2C494093BE5AFFF8F41D408DAA7015D52C4940C466DBC424F71D40028AECDEE52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23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20000000102000000030000001879F2B3696E224000958557186D484079FD9309096E2240013B9226396D4840E285634CB06E2240F48F1903466D484001020000003E000000530031AE5D6B224047A34CB4F5834840AA9212CCE26B22406C75DE6BAD834840F1CD80C4C06C2240627D4D2036834840FD016AC5926D22406C8198DFC4824840D860866B5A6E22408C2BD3D45782484085645CCC2A6F22402A45E169E8814840B264332CEB6F2240601F420180814840B7FFB748907022405D058C892881484053AF004B53712240C974E8F4BC804840776A2E3718722240BE37E1B952804840A153EB5800722240C90567F0F77F4840520BCAD9E0712240CC01CCC6947F48404F379A6DB8712240EBDB93D1127F4840E535655D92712240B4661A03A17E4840FC1A498270712240A5EE14BC327E484059FCA6B052712240AC0892D2C77D4840C85F5AD4277122403A4A1410497D4840D96729B407712240768588E5E07C484026C632FD127122402959F388767C48409ED733DF1C712240E81FD84C197C48405C5E1498A9702240EFB32506DC7B48409D5A6C49FD6F224019D5D8147E7B48408611B177356F2240F7A3F2C0117B484075159C0B6D6E2240B22C98F8A37A4840695F2F03846D2240D619845E247A4840CC54771B8A6D224089618731E9794840D03989528C6D2240891A3B9798794840620F92AA926D2240D81D41E037794840960DC6E3FD6F224043610619B77848407F9CD5A7C1712240722BCE6273784840D72A0B708B732240D8ECED3B2B78484020FF16AE587522403819B03FE4774840FE6E70D86C77224032B907D7927748400E8FB39F7B792240B0F5FBB440774840440C8519647C2240B2097AB999764840BF9CD9AED07B2240CD22145B41764840F629C764717B2240B6D9FDCF067648405481A499387B224003AAC99DE375484047938B31B07A22405DFC6D4F90754840ED9C0BC8037A224093F0733227754840A85DA7EC4F79224025CC5944B9744840C54D57C1B9782240CDF56C0CF0734840B130E994EC792240A8F45D5B89734840C00644882B7B22409C7DD41522734840D74922A0677C2240470C9645BC724840625BF56F4D7C22409B98897D5D7248400074982F2F7C224004159F4CED71484002EA1736147C2240C09A030473714840672D05A4FD7B2240C15CE6CF127148402F69311DDF7B2240905CED17A270484025D5D237C47B22402302C41330704840654DD136A37B2240B3913534AF6F484052370653837B22403620425C396F48407D8857A3687B22407395383CCE6E48404496BB85647B22400517D0B0BD6E484020AEE64A4E7B22400406499F566E48407A1F477364792240BE9877E62F6E48406B6B9FE980772240E43DBD08096E4840884215489A752240F2E8EB9EE16D4840F827A72CF9722240C4633F8BA56D48405CBDD419297122401903EB387E6D4840E285634CB06E2240F48F1903466D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1022"/>
        </table:table-row>
        <table:table-row table:style-name="ro2" table:number-rows-repeated="10482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ückbau neu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scn_name</text:p>
          </table:table-cell>
          <table:table-cell table:style-name="ce22" office:value-type="string" calcext:value-type="string">
            <text:p>Projekt</text:p>
          </table:table-cell>
          <table:table-cell table:style-name="ce1" office:value-type="string" calcext:value-type="string">
            <text:p>Startpunkt</text:p>
          </table:table-cell>
          <table:table-cell table:style-name="ce1" office:value-type="string" calcext:value-type="string">
            <text:p>Endpunkt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Leistung (MW)</text:p>
          </table:table-cell>
          <table:table-cell table:style-name="ce1" office:value-type="string" calcext:value-type="string">
            <text:p>Anzahl Kabel installiert</text:p>
          </table:table-cell>
          <table:table-cell table:style-name="ce1" office:value-type="string" calcext:value-type="string">
            <text:p>Anzahl Kabel Rückbau</text:p>
          </table:table-cell>
          <table:table-cell table:style-name="ce1" office:value-type="string" calcext:value-type="string">
            <text:p>line_id in model_draft (neue Daten!)</text:p>
          </table:table-cell>
          <table:table-cell table:style-name="ce1" office:value-type="string" calcext:value-type="string">
            <text:p>geom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0105000020E61000000100000001020000000700000012EEDF06C6EB2B406713BB1171A04A4012EEDF06C6EB2B406713BB1171A04A40E48B513294EA2B40D7C79E9850A04A402B093F2773EA2B40FCD703F74DA04A40FBDCBF6845EA2B40572F75464AA04A4072BFE8972DEA2B405378753348A04A405D4885A3FCE92B40676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0105000020E61000000100000001020000006000000012EEDF06C6EB2B406713BB1171A04A4012EEDF06C6EB2B406713BB1171A04A40C9AEB48CD4EB2B404F779E78CEA04A409EF8C500E4EB2B402843FA9232A14A408DB62A89ECEB2B403B57941282A14A408816D9CEF7EB2B40CDECF318E5A14A40B73066A60FEC2B404FB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194" calcext:value-type="float">
            <text:p>11194</text:p>
          </table:table-cell>
          <table:table-cell office:value-type="string" calcext:value-type="string">
            <text:p>0105000020E6100000010000000102000000070000005D4885A3FCE92B4067602E2947A04A40B700231E3FEA2B405BBD1EA743A04A4009A9DBD957EA2B4095FDA9A745A04A4016472FB484EA2B407634B33B49A04A405FD218ADA3EA2B4080D6FCF84BA04A4012EEDF06C6EB2B406713BB1171A04A4012EEDF06C6EB2B40671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0105000020E610000001000000010200000005000000DB31B57C077E2340187642035B7549403723DE95B87D2340D01BDDF75E754940C9E9EBF99A7D23409459187D6075494038B41204D97C2340E8E8A7EE8075494038B41204D97C2340E8E8A7EE8075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0105000020E6100000010000000102000000C10000001C3E8E8B0FC824400FF62686E48049401C3E8E8B0FC824400FF62686E4804940FDFB8C0B07CA2440B64DF1B8A8804940D83A27AC43CC24402CDE23F664804940F8359204E1CE2440AEE584BF158049408ED948C8F6D02440AAEBF593D67F4940EB3DF08C11D424408E9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0105000020E61000000100000001020000001A0000005707E52263C22340EF844D53BA7E49405707E52263C22340EF844D53BA7E4940C770D0B936BF2340DE6575615A7E49404BA9F00CBFBC234072FBE593157E494032D582CDEFBA2340DF2F0B92E37D4940FBD577D90AB92340E82E2EFAAF7D494050BC1468C1B52340E75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0105000020E61000000100000001020000001E000000F0A65B7688F72340DDA799A4E87D4940F0A65B7688F72340DDA799A4E87D4940C28A53AD85F52340BD93AA48E07D494019F2BEE089F32340C289E8D7D67D49406C9BE27151F1234020042ED9C27D494070A24C593CEF2340D61F6118B07D494043B74DA72BEE234006A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0105000020E61000000100000001020000002100000075305173A82D2440BC59283EE37F494075305173A82D2440BC59283EE37F4940C821872DE22C2440D7581D948B7F4940B7099C114A2C24406AE85553487F49403D3FD69D382A2440A89D503EF37E4940CB5C2A807328244074B44F6CAA7E494046B75ED3832624404F3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105000020E610000001000000010200000007000000829A1029BC9223404A3E1B5EB5794940829A1029BC9223404A3E1B5EB579494003F1153834902340929CA7959D794940302DEA93DC8D234062D80693877949405AD3612AA28B23404FCBB4A2727949408E61A989998823403A059E20567949408E61A989998823403A0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0105000020E61000000100000001020000000E0000008E61A989998823403A059E20567949408E61A989998823403A059E2056794940641CC81FB18623404D8B55DEE97849409A34FC5D8E8523406235F169A9784940C5138B29A284234089F2052D247849409C487A62E78323403C08F0CCBA77494066CA3D13508323400E2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0105000020E6100000010000000102000000170000009846DD184C5124404406A85FD88149409846DD184C5124404406A85FD8814940CA7CF612195024407A9274CDE4814940AB460AC09A4E24404805A96FF48149400BFB2C85F64C2440AA317C9F05824940ED1AE3795F4B2440DDC545FF158249409A42E7357649244080A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0105000020E61000000100000001020000000E000000D80638CEB767244026B1FF95F0804940D80638CEB767244026B1FF95F08049405E4A5D328E652440475854C4E980494084B64192FE632440B387516BF5804940884A2366F6612440DBBB500A04814940A230838CDB5F24402CF933171381494092F76008EF5D2440E4D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0105000020E61000000100000001020000002D0000009F0D542179C62440FCB6161C148149409F0D542179C62440FCB6161C1481494057CCADB59CC4244009CE740A4D814940FC7A19202CC22440544F30AD97814940551454F943C024400C34E900D2814940BF66B96C74BE244043D02C640982494026E9F582AABC2440923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50" calcext:value-type="float">
            <text:p>8150</text:p>
          </table:table-cell>
          <table:table-cell office:value-type="string" calcext:value-type="string">
            <text:p>0105000020E61000000100000001020000000500000038B41204D97C2340E8E8A7EE8075494038B41204D97C2340E8E8A7EE807549407FB5B4649F7D23407947212466754940C11BD2A8C07D2340BCFA67BC63754940DB31B57C077E2340187642035B75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529" calcext:value-type="float">
            <text:p>5529</text:p>
          </table:table-cell>
          <table:table-cell office:value-type="string" calcext:value-type="string">
            <text:p>0105000020E6100000010000000102000000050000002279420AF917284002767F06E56549402279420AF917284002767F06E56549402B7E9DE5C3192840FC3FE2B2656549409F63F668601A284007E28629DB6449409F63F668601A284007E28629DB64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32" calcext:value-type="float">
            <text:p>5532</text:p>
          </table:table-cell>
          <table:table-cell office:value-type="string" calcext:value-type="string">
            <text:p>0105000020E610000001000000010200000004000000749AEA52A6A029400310E345CF6D494018A7107E989F29406401B8FE026E4940909F32A3C49F2940B8D507ED306E4940909F32A3C49F2940B8D507ED306E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93" calcext:value-type="float">
            <text:p>5893</text:p>
          </table:table-cell>
          <table:table-cell office:value-type="string" calcext:value-type="string">
            <text:p>0105000020E6100000010000000102000000B6000000E53FEE6CD91728409FFA511E27664940E53FEE6CD91728409FFA511E276649403FC516276319284032D527147D6649402F83D668DE1A284037774F79CF664940DD065A26681C2840EEE588C624674940B714EBAFB21D2840E1F9A0C26C674940D447E00F3F1F2840E41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94" calcext:value-type="float">
            <text:p>5894</text:p>
          </table:table-cell>
          <table:table-cell office:value-type="string" calcext:value-type="string">
            <text:p>0105000020E610000001000000010200000004000000E53FEE6CD91728409FFA511E27664940E53FEE6CD91728409FFA511E276649402279420AF917284002767F06E56549402279420AF917284002767F06E565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0105000020E610000001000000010200000005000000FFBD2A26F24A2740D0D751D9764449408D22B59ABF4B2740E5709CCA58444940A14ACD1E684D2740F665C4605944494084369435454F27400BC50C439A44494084369435454F27400BC50C439A44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979" calcext:value-type="float">
            <text:p>5979</text:p>
          </table:table-cell>
          <table:table-cell office:value-type="string" calcext:value-type="string">
            <text:p>0105000020E61000000100000001020000008C00000084369435454F27400BC50C439A44494084369435454F27400BC50C439A444940AED62E127F512740E24856348C444940109B23867853274043E2C391AC4449404B992F8A795527400A617F23CB444940528AB1A778572740B8F99001EA444940281FCC37EC582740543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624" calcext:value-type="float">
            <text:p>12624</text:p>
          </table:table-cell>
          <table:table-cell office:value-type="string" calcext:value-type="string">
            <text:p>0105000020E6100000010000000102000000040000002279420AF917284002767F06E56549402279420AF917284002767F06E565494096BABFD595162840C3082B5FE165494096BABFD595162840C3082B5FE165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627" calcext:value-type="float">
            <text:p>12627</text:p>
          </table:table-cell>
          <table:table-cell office:value-type="string" calcext:value-type="string">
            <text:p>0105000020E610000001000000010200000004000000909F32A3C49F2940B8D507ED306E4940909F32A3C49F2940B8D507ED306E494008944DB9C29F2940761085E0026E4940749AEA52A6A029400310E345CF6D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727" calcext:value-type="float">
            <text:p>12727</text:p>
          </table:table-cell>
          <table:table-cell office:value-type="string" calcext:value-type="string">
            <text:p>0105000020E61000000100000001020000000400000096BABFD595162840C3082B5FE165494096BABFD595162840C3082B5FE1654940E53FEE6CD91728409FFA511E27664940E53FEE6CD91728409FFA511E2766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692" calcext:value-type="float">
            <text:p>23692</text:p>
          </table:table-cell>
          <table:table-cell office:value-type="string" calcext:value-type="string">
            <text:p>0105000020E610000004000000010200000007000000D38668194E2628406EE34F5436A648405FCF7C73242828409E7B0F971CA64840CA2C8C3E30292840F271B73533A648402155B9F53F292840F8A4B84F33A64840A279A5D1892928401CA9ADC733A648409DA38E8EAB292840636F18BB33A64840BBEF0B431D2A2840230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917" calcext:value-type="float">
            <text:p>23917</text:p>
          </table:table-cell>
          <table:table-cell office:value-type="string" calcext:value-type="string">
            <text:p>0105000020E6100000090000000102000000030000007E07C21FC33A28406D829D98C9D048407B8505F7033A28408A6F7209D1D048401A94C4ED2B3A2840B6E276C311D1484001020000000B000000FFB1B5638F292840A30B451559D54840B5EACE6E882C28402E02637D03D54840DFC83CF2072F2840019A52A8B8D448409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0105000020E610000001000000010200000009000000BF61478897A020407CA1DBA6D3804840BF61478897A020407CA1DBA6D3804840AB3BBB2132A1204002C4B876FD804840689CE16135A1204038B81913078148402C22D45636A120400DD1D7E209814840EEF77AAD3AA1204042E7DABC16814840F8C19E1B3FA120404DD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0105000020E610000001000000010200000043000000BE512B4CDF7F20404CC054D8B16C4840BE512B4CDF7F20404CC054D8B16C48401D1549055F7E20406967E2676D6C4840B33E8ADFB97C20401D098F91476C48408F22C6C6177C2040F0DD8BD4206C48400FA4E6069E7A20409665E31CD06B4840D3ECCBE37A792040EB3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0105000020E610000001000000010200000045000000BF61478897A020407CA1DBA6D3804840BF61478897A020407CA1DBA6D3804840F1B9B8324DA12040A69AFE918E804840D5A535BC0FA2204068CD340642804840BEA19520C8A22040BC65E2B1FA7F48406724E76965A3204053729879BC7F48408C8E3FAC92A32040E6B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0105000020E61000000100000001020000000900000018ECE2C2BE3D204057E7F385495A484058B5FF5C8F3D204018EDF1423A5A48404C0D7E2C8E3C204062CE7D83405A4840B4999E0B7E3A2040E4D7B4F74E5A4840EFD176A79638204055C4E9245B5A48402280E552A636204012007734695A48400230F9FAB5342040DC3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0105000020E610000001000000010200000004000000A211B33C96A41F402EDD78372A4048406DF019E489A31F400C2252D32E404840380E61A17BA31F40096DDEDD6F404840380E61A17BA31F40096DDEDD6F40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0105000020E610000001000000010200000005000000BAD1FE6A597F204099FEDC19546C48407D934B885E7F2040541AD6F95C6C484022F2A7D7777F204081CE4994626C4840805D972BCD7F204036A094FF7F6C4840805D972BCD7F204036A094FF7F6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0105000020E610000001000000010200000008000000ED4749216EA020402DA9255628814840F0045669E6A020401F12BEF737814840B70BCD751AA120409B2FE53224814840AE41A90716A12040FB7C94111781484027E60FBC10A12040860DAA68078148406B85E97B0DA12040BA5972CBFD804840BF61478897A020407CA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0105000020E6100000010000000102000000360000007B698A00A7172140BC0276DABFB748407B698A00A7172140BC0276DABFB74840FCA71B28F0162140F712190C64B74840B3B96A9E231621400F95905907B748405487269A51152140FEE54988A8B6484018737C597F142140A0B998B047B648403817DA9486152140E67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0105000020E61000000100000001020000000600000018CF45E80C011F4030116F9D7F0C484018CF45E80C011F4030116F9D7F0C4840F7C6B546A9011F40CFCDED14610C4840E1A018B4EB011F40CD00BCAA580C4840B13FE48810021F40C35E72ED550C48402950C741E8011F407F2F0906570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305" calcext:value-type="float">
            <text:p>8305</text:p>
          </table:table-cell>
          <table:table-cell office:value-type="string" calcext:value-type="string">
            <text:p>0105000020E610000001000000010200000004000000BE512B4CDF7F20404CC054D8B16C4840BE512B4CDF7F20404CC054D8B16C4840805D972BCD7F204036A094FF7F6C4840805D972BCD7F204036A094FF7F6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307" calcext:value-type="float">
            <text:p>8307</text:p>
          </table:table-cell>
          <table:table-cell office:value-type="string" calcext:value-type="string">
            <text:p>0105000020E610000001000000010200000056000000D3270351413320400C6366FA805A4840D3270351413320400C6366FA805A4840100C7B359B3220405A35632C2E5A48400CC79860DD312040F495F6BCD1594840611278712C312040444651B17B594840C4FD91335E302040A8FD7B95215948400F7F4DD6A82F2040D20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24" calcext:value-type="float">
            <text:p>8324</text:p>
          </table:table-cell>
          <table:table-cell office:value-type="string" calcext:value-type="string">
            <text:p>0105000020E610000001000000010200000004000000380E61A17BA31F40096DDEDD6F404840380E61A17BA31F40096DDEDD6F40484022753BFBCAA31F40608209922D404840A211B33C96A41F402EDD78372A40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593" calcext:value-type="float">
            <text:p>18593</text:p>
          </table:table-cell>
          <table:table-cell office:value-type="string" calcext:value-type="string">
            <text:p>0105000020E6100000010000000102000000060000002950C741E8011F407F2F0906570C4840D038C3C36A021F4041A9AC5C5E0C48401E6BEB4C46021F40BDBE2033610C484080D6A13FD9011F40205E7C76650C484018CF45E80C011F4030116F9D7F0C484018CF45E80C011F4030116F9D7F0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585" calcext:value-type="float">
            <text:p>23585</text:p>
          </table:table-cell>
          <table:table-cell office:value-type="string" calcext:value-type="string">
            <text:p>0105000020E61000000200000001020000001700000018CF45E80C011F4030116F9D7F0C48408768BE94CB001F4012B2E20ADE0C4840DBE3857478001F4087962B723E0D4840781211FE45001F407742F9CCA30D4840202E94A707001F402A125D610B0E4840FC41B85DC3FF1E4039DD0DFD6E0E4840CB68E4F38AFF1E40C54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243" calcext:value-type="float">
            <text:p>6243</text:p>
          </table:table-cell>
          <table:table-cell office:value-type="string" calcext:value-type="string">
            <text:p>0105000020E610000001000000010200000004000000EDD8F4A96C012A40815A502D882148402D17E07140012A40B2A4DC7D8E214840C8A64BB505022A40B6053A49A9214840C8A64BB505022A40B6053A49A92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244" calcext:value-type="float">
            <text:p>6244</text:p>
          </table:table-cell>
          <table:table-cell office:value-type="string" calcext:value-type="string">
            <text:p>0105000020E610000001000000010200000006000000C8A64BB505022A40B6053A49A9214840C8A64BB505022A40B6053A49A9214840F07A1FFDE5012A40E5DB16C0EF214840C419B27048012A400A1C64ED4A224840F96FB9556B002A405AB44AFAC5224840F96FB9556B002A405AB44AFAC52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46" calcext:value-type="float">
            <text:p>6246</text:p>
          </table:table-cell>
          <table:table-cell office:value-type="string" calcext:value-type="string">
            <text:p>0105000020E61000000100000001020000000500000017D6B568B37E2940AFD461160A13484002D5E4CEF17E29403D612E4E21134840753BA011117F2940B70E0EF6261348407DF20B0ADE7F29405D3C17A1331348407DF20B0ADE7F29405D3C17A13313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0105000020E61000000100000001020000000E000000EAEF00AA13FF29406EAAEE91CD254840EAEF00AA13FF29406EAAEE91CD2548405A7336D373012A404923B08394254840A4ECE35762042A4050A84CD64D254840E5E434FA87072A400B60CAC00125484071523D3EC6092A4046C71F56C9244840E0015427560C2A4024E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0105000020E6100000010000000102000000550000007DF20B0ADE7F29405D3C17A1331348407DF20B0ADE7F29405D3C17A133134840E93A43273A812940F7AD7BD058134840D5415E0F26812940A8E67283A11348400D457012397F294050D88F5E1E144840FC97FFEB377E294088DFA8705F14484002E264D12A7D2940A19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0105000020E61000000100000001020000007400000030AC43C5F4342A40D8CA9DE3575548401961E52BDC352A40833E479A2E554840D008DBF40C362A408A20CEC309554840C5628A28DC352A40B41E6393A15448407D17A53AD3362A402682829C41544840D7112CB3AD372A4041F10813EB5348403F912749D7382A40EEA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0105000020E610000001000000010200000004000000A824462AE71A2A406B7418DD8B224840A824462AE71A2A406B7418DD8B224840FA163147EA1C2A4092C547D5C0224840FA163147EA1C2A4092C547D5C02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439" calcext:value-type="float">
            <text:p>6439</text:p>
          </table:table-cell>
          <table:table-cell office:value-type="string" calcext:value-type="string">
            <text:p>0105000020E61000000100000001020000001D00000054FB1983F3BA2940EEEE01BA2F2A484054FB1983F3BA2940EEEE01BA2F2A4840B6CE09EB10BD2940286D05A8042A4840DF7EAFD7AABF2940D163EF20D1294840D0D556EC2FC32940DC43673E8C294840C9A7114427C52940204A0F9E642948402FDA88CC01C72940C823 (...)</text:p>
          </table:table-cell>
          <table:table-cell/>
          <table:table-cell office:value-type="string" calcext:value-type="string">
            <text:p>NOCH MEHR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0105000020E61000000100000001020000000B00000086611B4C1E1E2A40AFF83C354D22484086611B4C1E1E2A40AFF83C354D224840411768D201202A40FC404D8814224840A43E24D7A8222A4031B19EFFC3214840DE640A8CAB242A40EBA7A4F3862148400C3554D680262A40DE2EEA494F214840A9B3493437292A402FB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0105000020E61000000100000001020000000A000000F96FB9556B002A405AB44AFAC5224840F96FB9556B002A405AB44AFAC52248402A386167AFFF2940B29A536E472348405431DF0BDDFE294010CB0B55D6234840BE1AFBED46FE29404751B17B3C244840858FD2B6ABFD2940A11DCB16A4244840BE6A65C22FFD2940A39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23" calcext:value-type="float">
            <text:p>13023</text:p>
          </table:table-cell>
          <table:table-cell office:value-type="string" calcext:value-type="string">
            <text:p>0105000020E6100000010000000102000000050000009B0645F300FE2940AB2C65749B2548409B0645F300FE2940AB2C65749B2548400FD8D5E429FF2940DA380774CB254840EAEF00AA13FF29406EAAEE91CD254840EAEF00AA13FF29406EAAEE91CD2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24" calcext:value-type="float">
            <text:p>13024</text:p>
          </table:table-cell>
          <table:table-cell office:value-type="string" calcext:value-type="string">
            <text:p>0105000020E61000000100000001020000000400000086611B4C1E1E2A40AFF83C354D22484086611B4C1E1E2A40AFF83C354D224840A824462AE71A2A406B7418DD8B224840A824462AE71A2A406B7418DD8B2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025" calcext:value-type="float">
            <text:p>13025</text:p>
          </table:table-cell>
          <table:table-cell office:value-type="string" calcext:value-type="string">
            <text:p>0105000020E61000000100000001020000000F000000A824462AE71A2A406B7418DD8B224840A824462AE71A2A406B7418DD8B22484078859911391C2A40E7E7E15F5F224840699FD854271D2A4045CF770140224840A56DFC89CA1E2A40C69ADBCE08224840D6EF784952202A408DD88239D5214840F7F29606D9212A40960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28" calcext:value-type="float">
            <text:p>13028</text:p>
          </table:table-cell>
          <table:table-cell office:value-type="string" calcext:value-type="string">
            <text:p>0105000020E6100000010000000102000000050000007DF20B0ADE7F29405D3C17A1331348407DF20B0ADE7F29405D3C17A1331348408A754FC35C7F2940349D42531B1348408D9B1A683E7F294054104DEA1513484017D6B568B37E2940AFD461160A13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37" calcext:value-type="float">
            <text:p>13037</text:p>
          </table:table-cell>
          <table:table-cell office:value-type="string" calcext:value-type="string">
            <text:p>0105000020E610000001000000010200000004000000FA163147EA1C2A4092C547D5C0224840FA163147EA1C2A4092C547D5C022484086611B4C1E1E2A40AFF83C354D22484086611B4C1E1E2A40AFF83C354D2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145" calcext:value-type="float">
            <text:p>13145</text:p>
          </table:table-cell>
          <table:table-cell office:value-type="string" calcext:value-type="string">
            <text:p>0105000020E6100000010000000102000000050000009B0645F300FE2940AB2C65749B2548409B0645F300FE2940AB2C65749B254840B468F0ADFEFE29405BF10D85CF254840EAEF00AA13FF29406EAAEE91CD254840EAEF00AA13FF29406EAAEE91CD2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97" calcext:value-type="float">
            <text:p>5597</text:p>
          </table:table-cell>
          <table:table-cell office:value-type="string" calcext:value-type="string">
            <text:p>0105000020E61000000100000001020000000600000037B7C6C29EE51C40C3F6BF69CAAC4A40F8E461A1D6E41C40593E8166C6AC4A40AACF1FE406E51C40708E84C7C8AC4A4025A0788489E51C40F09C77ADCEAC4A4032E884D041E71C40E37B35F6DBAC4A4032E884D041E71C40E37B35F6DBAC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791" calcext:value-type="float">
            <text:p>5791</text:p>
          </table:table-cell>
          <table:table-cell office:value-type="string" calcext:value-type="string">
            <text:p>0105000020E610000001000000010200000006000000DECCE847C31920408A58C4B0C3AA4A40DECCE847C31920408A58C4B0C3AA4A40CECA51DBE11A2040FC52E4B5B7AA4A409F0B7E761B1B20401224A58FAFAA4A40957B26A02E1B2040BAB601E9ACAA4A40C5E043860D1B20407F385F9CBCA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47" calcext:value-type="float">
            <text:p>5847</text:p>
          </table:table-cell>
          <table:table-cell office:value-type="string" calcext:value-type="string">
            <text:p>0105000020E61000000100000001020000009B00000032E884D041E71C40E37B35F6DBAC4A4032E884D041E71C40E37B35F6DBAC4A40CE4B0F54D7EB1C406B46ABFF18AD4A40305A3629BBEF1C40B7C71C1549AD4A40782CB64945F31C40A6040EB276AD4A40DA3F4F0306F91C40ED4B361E6CAD4A406D1FF296ABFF1C407B8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562" calcext:value-type="float">
            <text:p>12562</text:p>
          </table:table-cell>
          <table:table-cell office:value-type="string" calcext:value-type="string">
            <text:p>0105000020E61000000100000001020000000600000032E884D041E71C40E37B35F6DBAC4A4032E884D041E71C40E37B35F6DBAC4A406B662D05A4E51C40E6CC1BCCCBAC4A403D1FAF5120E51C404E2036A2C5AC4A4097AE601BF1E41C40CC61F71DC3AC4A4037B7C6C29EE51C40C3F6BF69CAAC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564" calcext:value-type="float">
            <text:p>12564</text:p>
          </table:table-cell>
          <table:table-cell office:value-type="string" calcext:value-type="string">
            <text:p>0105000020E610000001000000010200000006000000C5E043860D1B20407F385F9CBCAA4A40A06120BE021B2040704B3F3CA6AA4A40D9898164F01A204027EF2DF6A8AA4A402BD780ADB71A20407082CA53B1AA4A40DECCE847C31920408A58C4B0C3AA4A40DECCE847C31920408A58C4B0C3A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96" calcext:value-type="float">
            <text:p>4996</text:p>
          </table:table-cell>
          <table:table-cell office:value-type="string" calcext:value-type="string">
            <text:p>0105000020E610000001000000010200000007000000E6E37F97BE4427400D40FE2D5C224A40E6E37F97BE4427400D40FE2D5C224A409E68B2DA574527405342B0AA5E224A4062C7DA3A934527400A2E56D460224A40FD304278B44527402813B70A62224A40EB515D6512462740B51D537765224A400695148E1F472740DC4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997" calcext:value-type="float">
            <text:p>4997</text:p>
          </table:table-cell>
          <table:table-cell office:value-type="string" calcext:value-type="string">
            <text:p>0105000020E610000001000000010200000004000000963A6D324FC327405CBA38E0A98A4A40963A6D324FC327405CBA38E0A98A4A40E59F747D7AC327409EB0694A578A4A40E59F747D7AC327409EB0694A578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0105000020E6100000010000000102000000040000007657D17A53B42740AFEBBC32148C4A407657D17A53B42740AFEBBC32148C4A40C59272F739B627402B6629FE948B4A40C59272F739B627402B6629FE948B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105000020E610000001000000010200000004000000795FF0C4075D2840126A865451E84A40795FF0C4075D2840126A865451E84A405B3FA2AE5A5E284038A04A7265E84A402319C27ABC5F2840572718526BE8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105000020E61000000100000001020000001A0100007657D17A53B42740AFEBBC32148C4A407657D17A53B42740AFEBBC32148C4A409114EC1A88B42740D484ED27638C4A400443B170EDB32740927D9065C18C4A40A0573CF548B3274013109370218D4A40433EE8D9ACB22740C68EC6A17E8D4A4096F661180BB22740FAB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65" calcext:value-type="float">
            <text:p>5065</text:p>
          </table:table-cell>
          <table:table-cell office:value-type="string" calcext:value-type="string">
            <text:p>0105000020E61000000100000001020000005D010000E6E37F97BE4427400D40FE2D5C224A40E6E37F97BE4427400D40FE2D5C224A4061A7583508432740237FD5366A224A40F259434E04422740FD44AF50B5224A4048E8C2A3E840274045F6419605234A401E75CF1500422740950ED6FF39234A4093E0B2AFE1422740E01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045" calcext:value-type="float">
            <text:p>12045</text:p>
          </table:table-cell>
          <table:table-cell office:value-type="string" calcext:value-type="string">
            <text:p>0105000020E6100000010000000102000000060000000695148E1F472740DC45A3EF65224A4043C81E46AD4527409C1D047866224A404109D8B38C45274050B4064A65224A40D73D682C50452740FE7964BD62224A40E6E37F97BE4427400D40FE2D5C224A40E6E37F97BE4427400D40FE2D5C2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056" calcext:value-type="float">
            <text:p>12056</text:p>
          </table:table-cell>
          <table:table-cell office:value-type="string" calcext:value-type="string">
            <text:p>0105000020E6100000010000000102000000040000002319C27ABC5F2840572718526BE84A4036B973BC5D5E28404646072461E84A40795FF0C4075D2840126A865451E84A40795FF0C4075D2840126A865451E8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0105000020E61000000100000001020000000600000007DC4EB6DCB02540C43F11305FB0484007DC4EB6DCB02540C43F11305FB048405A8121AB5BB12540C60C9E53DAB04840B55950734DB025407480608E1EB148405332EF2719AF254016F3BDD06DB148405332EF2719AF254016F3BDD06DB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0105000020E61000000100000001020000000400000041AF0B24ADAF25403422400079B048400FD6FF39CCAF25401CD8857A55B0484007DC4EB6DCB02540C43F11305FB0484007DC4EB6DCB02540C43F11305FB0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436" calcext:value-type="float">
            <text:p>7436</text:p>
          </table:table-cell>
          <table:table-cell office:value-type="string" calcext:value-type="string">
            <text:p>0105000020E610000001000000010200000005000000493B246BC3A72640CF818A4FA6B24840493B246BC3A72640CF818A4FA6B248405CB45B261EA726409211AB9A7BB24840840AB37515A72640A0EBB1E375B24840CA460A8B66A726408171CA985DB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994" calcext:value-type="float">
            <text:p>12994</text:p>
          </table:table-cell>
          <table:table-cell office:value-type="string" calcext:value-type="string">
            <text:p>0105000020E61000000100000001020000008A0000005332EF2719AF254016F3BDD06DB148405332EF2719AF254016F3BDD06DB148401F903AF020B02540F92E4A75A6B14840DE2FB0D870B22540B586F7C19EB1484017F0D709D4B3254059141B9881B14840A59B69673DB52540E0BCDD3763B148405C36DF2D35B72540A00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05" calcext:value-type="float">
            <text:p>22205</text:p>
          </table:table-cell>
          <table:table-cell office:value-type="string" calcext:value-type="string">
            <text:p>0105000020E6100000010000000102000000340000005332EF2719AF254016F3BDD06DB148401F903AF020B02540F92E4A75A6B14840DE2FB0D870B22540B586F7C19EB1484017F0D709D4B3254059141B9881B14840A59B69673DB52540E0BCDD3763B148405C36DF2D35B72540A00C44053DB14840B2DE03CF18B92540577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06" calcext:value-type="float">
            <text:p>22206</text:p>
          </table:table-cell>
          <table:table-cell office:value-type="string" calcext:value-type="string">
            <text:p>0105000020E610000001000000010200000055000000CA4BA36E0C0E26409C85E2337EAD4840C270091BF90F26401B7739DB92AD484007F1811DFF112640B01AF09EA8AD48407CB94F8E02142640EDD401B5BDAD484051F1C9D46E1526405CC933D4CDAD48408ECAF21A601726408C4A8F4BC1AD484097A88361651926401B1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0105000020E6100000010000000102000000100000005B3DCC03FDFA2340EC34D25279E24A405B3DCC03FDFA2340EC34D25279E24A400863FA14B6FD23402BE8AC05ACE24A403B675595C7002440A3AFC513E6E24A40906F4AD466032440A8C6F07D16E34A40387D87ECCD052440C0DEB36444E34A400E00B0952B072440203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91" calcext:value-type="float">
            <text:p>7591</text:p>
          </table:table-cell>
          <table:table-cell office:value-type="string" calcext:value-type="string">
            <text:p>0105000020E61000000100000001020000007300000069458AB7841224400992D2C7D7E64A4069458AB7841224400992D2C7D7E64A40E1E69EBF1A1524401937DA160AE74A4097CCB1BCAB162440E73686A526E74A40826ED4AF19192440298C779153E74A4091AEE309CE1A244090728B5473E74A40C803DBD2B41D244045C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92" calcext:value-type="float">
            <text:p>7592</text:p>
          </table:table-cell>
          <table:table-cell office:value-type="string" calcext:value-type="string">
            <text:p>0105000020E610000001000000010200000004000000706C2C17E0452540DFCFDF3AB5F54A40706C2C17E0452540DFCFDF3AB5F54A40FA7486F3BA4725405C8F673CB6F54A406380D3776E4825406764811FA7F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93" calcext:value-type="float">
            <text:p>7593</text:p>
          </table:table-cell>
          <table:table-cell office:value-type="string" calcext:value-type="string">
            <text:p>0105000020E610000001000000010200000004000000F7CBC97921FA2340B9ED066315E24A400E0D309864F923406FC61FFB0FE24A40F934272F32F92340BD5EF5DB32E24A40F934272F32F92340BD5EF5DB32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94" calcext:value-type="float">
            <text:p>7594</text:p>
          </table:table-cell>
          <table:table-cell office:value-type="string" calcext:value-type="string">
            <text:p>0105000020E610000001000000010200000004000000F934272F32F92340BD5EF5DB32E24A40F934272F32F92340BD5EF5DB32E24A405B3DCC03FDFA2340EC34D25279E24A405B3DCC03FDFA2340EC34D25279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790" calcext:value-type="float">
            <text:p>13790</text:p>
          </table:table-cell>
          <table:table-cell office:value-type="string" calcext:value-type="string">
            <text:p>0105000020E610000001000000010200000004000000706C2C17E0452540DFCFDF3AB5F54A40706C2C17E0452540DFCFDF3AB5F54A40BFD29E37BA4725402FDBF3A1B0F54A406380D3776E4825406764811FA7F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794" calcext:value-type="float">
            <text:p>13794</text:p>
          </table:table-cell>
          <table:table-cell office:value-type="string" calcext:value-type="string">
            <text:p>0105000020E610000001000000010200000004000000F934272F32F92340BD5EF5DB32E24A40F934272F32F92340BD5EF5DB32E24A40CA17B49080F92340B0AF75A911E24A40F7CBC97921FA2340B9ED066315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56" calcext:value-type="float">
            <text:p>5556</text:p>
          </table:table-cell>
          <table:table-cell office:value-type="string" calcext:value-type="string">
            <text:p>0105000020E610000001000000010200000006000000C5E043860D1B20407F385F9CBCAA4A40D38A6F287C1A204057C334C291AA4A403546EBA86A1A204091E91A7794AA4A405266834C321A2040159568249DAA4A402B2BF290CE19204048AAEFFCA2AA4A402B2BF290CE19204048AAEFFCA2A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57" calcext:value-type="float">
            <text:p>5557</text:p>
          </table:table-cell>
          <table:table-cell office:value-type="string" calcext:value-type="string">
            <text:p>0105000020E6100000010000000102000000040000003014B01D8C2820408ACF9D60FF6D4A403014B01D8C2820408ACF9D60FF6D4A40F8713447562A20406B76EE87E96D4A40946342FBCA292040A83068D5E76D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947" calcext:value-type="float">
            <text:p>5947</text:p>
          </table:table-cell>
          <table:table-cell office:value-type="string" calcext:value-type="string">
            <text:p>0105000020E6100000010000000102000000990000003014B01D8C2820408ACF9D60FF6D4A403014B01D8C2820408ACF9D60FF6D4A40952D9276A32720402ECA6C90496E4A40B952CF8250262040BC96900F7A6E4A4033FB3C4679262040871A8524B36E4A4008E8BE9CD9262040F35A09DD256F4A4018467A51BB27204055A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699" calcext:value-type="float">
            <text:p>12699</text:p>
          </table:table-cell>
          <table:table-cell office:value-type="string" calcext:value-type="string">
            <text:p>0105000020E6100000010000000102000000060000002B2BF290CE19204048AAEFFCA2AA4A402B2BF290CE19204048AAEFFCA2AA4A40367FA724461A204037D5A425A0AA4A4054B93FCD7F1A204024CB93B597AA4A4045B467E0911A2040611DC70F95AA4A40C5E043860D1B20407F385F9CBCA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701" calcext:value-type="float">
            <text:p>12701</text:p>
          </table:table-cell>
          <table:table-cell office:value-type="string" calcext:value-type="string">
            <text:p>0105000020E610000001000000010200000004000000946342FBCA292040A83068D5E76D4A408764123F102A204068F62FFFD76D4A403014B01D8C2820408ACF9D60FF6D4A403014B01D8C2820408ACF9D60FF6D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0105000020E61000000100000001020000002500000034491737E0272240077FDE21ED414B4032900CDEFC2722405136E50AEF414B4066790DB04525224041F50F2219424B40CE6F986890222240333674B33F424B400E28E5FF9F202240D17D39B35D424B40075E2D77661E224019A7C6F07D424B40498E2A792B1D2240DA2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0105000020E61000000100000001020000001600000017CA504549312240342D73AE813C4B4049C0E8F2E6302240B1DDE286843C4B40228A6E62ED3022409EC02ACD9C3C4B40E15927D30D3122406BE33E28DE3C4B40A7BB46263B312240B1CAE083323D4B40377AEBB24E33224096687F564F3D4B402ADDA7F45D33224067F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073" calcext:value-type="float">
            <text:p>7073</text:p>
          </table:table-cell>
          <table:table-cell office:value-type="string" calcext:value-type="string">
            <text:p>0105000020E610000001000000010200000006000000A7EE25E88A4D22401313D4F02D214B40A7EE25E88A4D22401313D4F02D214B40B9BC83E9C54E22404743215DC7204B40C344285BC94F2240BA2583ED71204B40E8363C180C5122403EA363BD07204B40E8363C180C5122403EA363BD07204B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19" calcext:value-type="float">
            <text:p>7219</text:p>
          </table:table-cell>
          <table:table-cell office:value-type="string" calcext:value-type="string">
            <text:p>0105000020E610000001000000010200000024000000A2702B3816372240F520DF54E9174B4037E0980A963722404BC164F4ED174B4098E4DB16C03722409C1DA9BEF3174B40E84EB0FF3A3B22406E1393DC06184B4052538149E03D224007BBBC9415184B403F236CD333402240C52A943B22184B40AB0C3E2883422240839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21" calcext:value-type="float">
            <text:p>7221</text:p>
          </table:table-cell>
          <table:table-cell office:value-type="string" calcext:value-type="string">
            <text:p>0105000020E61000000100000001020000002A000000A7EE25E88A4D22401313D4F02D214B40A7EE25E88A4D22401313D4F02D214B404DD3B194764C2240F797DD9387214B40AF0D709C6F4B2240B353BD46DC214B40045F2C674A4A22404DFA7B293C224B4003E55BC41C492240A435ABE39D224B40B8A0AD39F6462240361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0105000020E61000000100000001020000000C00000051EFF329116E22404B9869FB57F44A4051EFF329116E22404B9869FB57F44A400EEBD7E77B6F224032F43E4459F44A404406A85FD8702240BB8F920D5AF44A4000C80913467322403D821B295BF44A4096B6B8C66776224006ABA0585DF44A40487CDDD8A2772240507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351" calcext:value-type="float">
            <text:p>7351</text:p>
          </table:table-cell>
          <table:table-cell office:value-type="string" calcext:value-type="string">
            <text:p>0105000020E6100000010000000102000000070000000BB7249E42632240A75CB6AC70F44A40167AB3BC61652240774364A252F44A40B029464C3F672240177DAAAF53F44A40B07F8DDAB36922406414BA0155F44A40929158F7346C2240CE4EAB8D56F44A4051EFF329116E22404B9869FB57F44A4051EFF329116E22404B9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778" calcext:value-type="float">
            <text:p>7778</text:p>
          </table:table-cell>
          <table:table-cell office:value-type="string" calcext:value-type="string">
            <text:p>0105000020E6100000010000000102000000100000001954FC7A67EC2140F817BC009A564B40CC2665F789EC214038482D3993564B40016A0F20E8ED2140ACA690D03B564B40D365D6F786EF2140E9AE3610DC554B408084BC7905F12140B5290DEB7C554B40DC0CDC2681F2214013865C0421554B4040AEC387C8F3214089D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779" calcext:value-type="float">
            <text:p>7779</text:p>
          </table:table-cell>
          <table:table-cell office:value-type="string" calcext:value-type="string">
            <text:p>0105000020E610000001000000010200000031000000E9482465B4B821400F0985DA6C654B4005CB6CEB02B92140765D537B6C654B406C49A2F20ABB21400C433FAE68654B40D6613BCE23BD2140E059716028654B402BD1A3F32BBF21401D1B26BFEA644B40E5AC99C640C02140720CB73297644B4055EFBAC84EC12140B97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497" calcext:value-type="float">
            <text:p>13497</text:p>
          </table:table-cell>
          <table:table-cell office:value-type="string" calcext:value-type="string">
            <text:p>0105000020E6100000010000000102000000240000007A84E4AE6F392240155D7237E32F4B407A84E4AE6F392240155D7237E32F4B406D4D04BBAB382240A5E9A2D755304B40EE43DE72F5372240802C4487C0304B40CD261B6A6F372240C3F8C4950E314B4020402BD5AA362240B72A89EC83314B40C1FFFBF8F0352240CD6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887" calcext:value-type="float">
            <text:p>13887</text:p>
          </table:table-cell>
          <table:table-cell office:value-type="string" calcext:value-type="string">
            <text:p>0105000020E6100000010000000102000000130000003D85B762DAFE21408E4DE1F725524B403D85B762DAFE21408E4DE1F725524B40AABDE36FD6FF2140E8C41EDAC7514B40D10F7E3DBA002240D119620674514B40F80379D1B20122400650E7E50B514B406C7E575FB80222406AA2748EA6504B4038CAB040AA032240C25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359" calcext:value-type="float">
            <text:p>14359</text:p>
          </table:table-cell>
          <table:table-cell office:value-type="string" calcext:value-type="string">
            <text:p>0105000020E610000001000000010200000007000000FE4AE7C3B36422408D2C996379F44A40FE4AE7C3B36422408D2C996379F44A4003637D03936322406C85443580F44A40AF473C34876322405A48652F80F44A408D2C99637963224089CC012780F44A40410E4A98696322404E10751F80F44A400BB7249E42632240A75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361" calcext:value-type="float">
            <text:p>14361</text:p>
          </table:table-cell>
          <table:table-cell office:value-type="string" calcext:value-type="string">
            <text:p>0105000020E610000001000000010200000007000000FE4AE7C3B36422408D2C996379F44A40FE4AE7C3B36422408D2C996379F44A40C778DED7926322403D693C6C7DF44A406E10F7A287632240B4E1557B7DF44A40BC0C5AA379632240A8A9656B7DF44A40C4EC65DB69632240D82D02637DF44A400BB7249E42632240A75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095" calcext:value-type="float">
            <text:p>15095</text:p>
          </table:table-cell>
          <table:table-cell office:value-type="string" calcext:value-type="string">
            <text:p>0105000020E610000001000000010200000012000000588E90813C3722406C73AD07DD174B40588E90813C3722406C73AD07DD174B404DEF2C8BD3362240879D730179174B403C889D29743622408ED4D6E319174B40931B45D61A3622408B02D8DBC1164B40740580CFB4352240927241C758164B40E0652BD43F352240652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26" calcext:value-type="float">
            <text:p>15126</text:p>
          </table:table-cell>
          <table:table-cell office:value-type="string" calcext:value-type="string">
            <text:p>0105000020E6100000010000000102000000040000005FE68585A460224085BB0E304EF44A405FE68585A460224085BB0E304EF44A403B8F8AFF3B6222409058E60874F44A403B8F8AFF3B6222409058E60874F4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28" calcext:value-type="float">
            <text:p>15128</text:p>
          </table:table-cell>
          <table:table-cell office:value-type="string" calcext:value-type="string">
            <text:p>0105000020E6100000010000000102000000080000001FCC37EC08592240E12E562F1AF54A401FCC37EC08592240E12E562F1AF54A4006CBC7A4755A2240542E9E8BD0F44A40FE4BAD52D55B22405D07623486F44A4065B9B601E95C22400902BFA14BF44A4023D0AAE0015F224009A062E64CF44A405FE68585A460224085B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736" calcext:value-type="float">
            <text:p>15736</text:p>
          </table:table-cell>
          <table:table-cell office:value-type="string" calcext:value-type="string">
            <text:p>0105000020E6100000010000000102000000070000000BB7249E42632240A75CB6AC70F44A40410E4A98696322404E10751F80F44A401A0E9590596322407D94111780F44A405186AA984A6322407D94111780F44A40C95DDFE23C632240CB5F6B0080F44A403B8F8AFF3B6222409058E60874F44A403B8F8AFF3B622240905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528" calcext:value-type="float">
            <text:p>17528</text:p>
          </table:table-cell>
          <table:table-cell office:value-type="string" calcext:value-type="string">
            <text:p>0105000020E6100000010000000102000000070000000BB7249E42632240A75CB6AC70F44A40C4EC65DB69632240D82D02637DF44A4043E966DA596322409D71755B7DF44A407A19C5724B632240D82D02637DF44A407012DE793D6322409139854B7DF44A403B8F8AFF3B6222409058E60874F44A403B8F8AFF3B622240905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264" calcext:value-type="float">
            <text:p>18264</text:p>
          </table:table-cell>
          <table:table-cell office:value-type="string" calcext:value-type="string">
            <text:p>0105000020E6100000010000000102000000150000004AE93EA5EF3A224038E5C06158FA4A404AE93EA5EF3A224038E5C06158FA4A400426CBA4E13B2240AFB9A3FFE5F94A40588BF447BD3C224000A13F7E80F94A4027B8A2DE9D3E22409D2BEF4F4EF94A400BB37515F74022405EFF09890FF94A4081EAC48ABF422240E78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905" calcext:value-type="float">
            <text:p>18905</text:p>
          </table:table-cell>
          <table:table-cell office:value-type="string" calcext:value-type="string">
            <text:p>0105000020E6100000010000000102000000040000000BB7249E42632240A75CB6AC70F44A40167AB3BC61652240774364A252F44A40FE4AE7C3B36422408D2C996379F44A40FE4AE7C3B36422408D2C996379F4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944" calcext:value-type="float">
            <text:p>18944</text:p>
          </table:table-cell>
          <table:table-cell office:value-type="string" calcext:value-type="string">
            <text:p>0105000020E61000000100000001020000000B0000004B1A48BCE1332240139D6516A1FD4A404B1A48BCE1332240139D6516A1FD4A407E6BCC90CF342240F366C3503DFD4A4095B48762973522404D82DCEADEFC4A40A11749168B36224034B67CC96BFC4A40F4CC261B6A372240114B146B02FC4A4065202AE851382240917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352" calcext:value-type="float">
            <text:p>19352</text:p>
          </table:table-cell>
          <table:table-cell office:value-type="string" calcext:value-type="string">
            <text:p>0105000020E61000000100000001020000000A0000006000868A162D2240C7AEA3607C004B406000868A162D2240C7AEA3607C004B40BAA46ABB092E2240D8C68E7C14004B406E5E8BCC122F22407CB779E3A4FF4A4001906EDFFE2F22407A52CB7B41FF4A401FD72BD1FE3022407BF18F08D7FE4A40398485EEED312240E9B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355" calcext:value-type="float">
            <text:p>19355</text:p>
          </table:table-cell>
          <table:table-cell office:value-type="string" calcext:value-type="string">
            <text:p>0105000020E61000000100000001020000001F00000030CE29125D152240AFC623021F0B4B4030CE29125D152240AFC623021F0B4B4045B3FC0AE314224005E67C0CB10A4B40E593BA09631422403AB764B03D0A4B40903E9C76E7132240FC4A3151CE094B40B582F0B270132240DAB7EE4163094B4006D7DCD1FF122240253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369" calcext:value-type="float">
            <text:p>19369</text:p>
          </table:table-cell>
          <table:table-cell office:value-type="string" calcext:value-type="string">
            <text:p>0105000020E61000000100000001020000001B000000EB1AD24D071B22408A624DC00A154B40EB1AD24D071B22408A624DC00A154B4060747973B81A224008E1760D9F144B40032670EB6E1A224004C93B8732144B409BA5AEC6231A2240FD982034CC134B40CF577F3AD4192240D289A9995A134B40576D48ED8F1922400B9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0105000020E610000003000000010200000002000000E5057D8E347922408A86D6D4C3F24A40DCED1FB0177B2240B11303C9E0F24A40010200000004000000AB42FB06A16722406CE0F4C8A1F24A407A47D7964B6822401CA4969CC9F24A40EA99B91B9F682240C7511443CDF24A40183CF14174692240808868CFC0F24A400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0105000020E6100000010000000102000000080000003886B57EB5AA1D40C4FE8BAF80BA49401FF7ADD689AB1D405C35745886BA49406F51C13CBFAB1D40F621140088BA49400232CFA513AC1D40A8EE25E88ABA49403FC2D5A656AC1D40A77224E18CBA4940F45FD67A75AC1D40B2BE81C98DBA49406E6C1BEB87AD1D407B8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105000020E6100000010000000102000000040000006E6C1BEB87AD1D407B8BE2B08FBA49406E6C1BEB87AD1D407B8BE2B08FBA49407F38A34165AF1D403395D97B4CBA49407F38A34165AF1D403395D97B4CB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0105000020E61000000100000001020000000400000054C14DEBDBB61D40423D224B8BBA494054C14DEBDBB61D40423D224B8BBA4940D2AA967494B31D403C51121269BA4940D2AA967494B31D403C51121269B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0105000020E610000001000000010200000004000000D2AA967494B31D403C51121269BA4940D2AA967494B31D403C51121269BA49407F38A34165AF1D403395D97B4CBA49407F38A34165AF1D403395D97B4CB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0105000020E61000000100000001020000001E00000054C14DEBDBB61D40423D224B8BBA494054C14DEBDBB61D40423D224B8BBA49400F588341E3BB1D4081A8458EBEBA494027A94C3107C11D40785B3343F4BA4940F312526D26C51D40B295E1896ABB494046C88A2B78CB1D40503750E09DBB49409BF342F0AED11D40FA3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0105000020E6100000010000000102000000080000003886B57EB5AA1D40C4FE8BAF80BA49409D723BEA9EAB1D40769D578682BA4940B8770DFAD2AB1D402EFFC64384BA4940C29CEADA28AC1D40EB03C93B87BA4940E15BFD7D6BAC1D40D245F93889BA49400EEE186888AC1D4078561C188ABA49406E6C1BEB87AD1D407B8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0105000020E610000007000000010200000029000000E9EB4F4C182C1E40878BC76003BA4940BB8509FE122C1E40DC37521102BA49406685C7235D301E40F312526D26BA4940EEF9505898341E40FAD687F546BA49404FF4AF9B08391E4069A961646EBA49403122F6AEE63D1E40B3FB445497BA4940CE5E6C109C411E4061A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0105000020E61000000100000001020000000400000054D1B3B4AEF82340A26C25CF50E24A4054D1B3B4AEF82340A26C25CF50E24A40044AF9FF27F9234059D878550CE24A40F7CBC97921FA2340B9ED066315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13" calcext:value-type="float">
            <text:p>2213</text:p>
          </table:table-cell>
          <table:table-cell office:value-type="string" calcext:value-type="string">
            <text:p>0105000020E6100000010000000102000000AA0000007E025765387423408D1F37484D254B409639A7A32D74234068F5C42929254B4002E77BFC94752340C5CDA96400254B405FD9603CDE772340526C6006BE244B404F1CE5057D7A2340BA6702EA72244B40363C6299237C2340DE9B3AEA43244B4045B86EEFBF7E2340837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0105000020E610000001000000010200000004000000F7CBC97921FA2340B9ED066315E24A40B1C22D1F49F92340D5D97F530EE24A4054D1B3B4AEF82340A26C25CF50E24A4054D1B3B4AEF82340A26C25CF50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0105000020E610000001000000010200000008000000F7CBC97921FA2340B9ED066315E24A40307EBF3D74FA2340C761D5C512E24A408399000D80FA23401DFC0E8F0EE24A406825ADF886FA23408900F1040CE24A400B4F43AF9AFA2340D49CBCC804E24A4071299DFEA2FA234041BB438A01E24A40F35597F848FB2340E59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0105000020E61000000100000001020000000800000037CC2B3295F52340B461A81EC4DF4A4037CC2B3295F52340B461A81EC4DF4A4037EB426271F623408C72C4B535E04A400C1A9F6E45F723401263E30BA4E04A40AAB3FFA61CF82340BB3D528E13E14A40D0AD2182BBF92340C4BE53B769E14A40F35597F848FB2340E59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0105000020E61000000100000001020000002C0000006F7143424A922340C1E5B16664DA4A406F7143424A922340C1E5B16664DA4A40AF9C18ED4C942340D03A996EC8DA4A4073497ABDA09623409DDD5A26C3DA4A40438E52AE95992340162D8A6885DA4A40647EC9213D9C234050D65EFA4DDA4A40A8F45D5B899E2340564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0105000020E610000001000000010200000006000000C13E952E588D2340F35597F848D94A40C13E952E588D2340F35597F848D94A40702AAD1ADF8E23406E3656629ED94A4045C1E7E2CA9023400B7778190FDA4A406F7143424A922340C1E5B16664DA4A406F7143424A922340C1E5B16664D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0105000020E6100000010000000102000000050000006E8F392A92F2234055D68052FEDE4A406E8F392A92F2234055D68052FEDE4A40715CC64D0DF42340ED003E2E60DF4A4037CC2B3295F52340B461A81EC4DF4A4037CC2B3295F52340B461A81EC4DF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0105000020E610000001000000010200000021000000152411757A892340DB1B7C6132D94A40152411757A892340DB1B7C6132D94A40F84086E9D6862340B9EC6BB823D94A40F19183C8D8832340A32996B613D94A40F4B6E3970B8223403DCFE9C3C4D84A401A8057152B8023403E80A03770D84A40D82AC1E2707E23405A3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996" calcext:value-type="float">
            <text:p>6996</text:p>
          </table:table-cell>
          <table:table-cell office:value-type="string" calcext:value-type="string">
            <text:p>0105000020E6100000010000000102000000060000009FACBDF49BA2224083B5204A6A5B4B409FACBDF49BA2224083B5204A6A5B4B40C3A85AC125A22240F1B84D5D9E5B4B40015130630AA22240CDE5AB89AA5B4B404850A15F00A22240BF3FEFD7AE5B4B40F229077EEAA22240E65B0382A75B4B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997" calcext:value-type="float">
            <text:p>6997</text:p>
          </table:table-cell>
          <table:table-cell office:value-type="string" calcext:value-type="string">
            <text:p>0105000020E6100000010000000102000000070000007A32A42F29732340D69695815E254B407A32A42F29732340D69695815E254B401AD8CF07707323403BA92F4B3B254B405FA9786D80732340F0A7C64B37254B40CE72D9E89C732340F96871C630254B40C08DDEBAAC7323405592D0F12C254B407E025765387423408D1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0105000020E61000000100000001020000001A0000000E6C9560714823400A151C5E102D4B400E6C9560714823400A151C5E102D4B40857CD0B359452340A87686A92D2D4B4055F833BC59432340221FF46C562D4B40EE4108C8974023408ECEF9298E2D4B4066941DD1F33D234001FFEFE3C32D4B40D28DB0A8883B2340B90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0105000020E6100000010000000102000000230000004AA4236F6F752340126C5CFFAE254B404AA4236F6F752340126C5CFFAE254B402D095053CB762340F81BEDB8E1254B40607AFB73D1782340919C4CDC2A264B40736A6798DA7A2340A70A462575264B4039B709F7CA7C23405A83F755B9264B4023C32ADEC87C2340E8F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0105000020E6100000010000000102000000050000007A32A42F29732340D69695815E254B407A32A42F29732340D69695815E254B40A011B6E91974234054E751F17F254B404AA4236F6F752340126C5CFFAE254B404AA4236F6F752340126C5CFFAE254B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0105000020E610000001000000010200000072000000BA6B09F9A0072340F14C689258304B40BA6B09F9A0072340F14C689258304B4041D5E8D500052340CEA96400A8304B40E5D70FB1C102234082221631EC304B404A2A53CC41002340AE84EE9238314B40925CFE43FAFD22407FE200FA7D314B404A0F43AB93FB22403B3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633" calcext:value-type="float">
            <text:p>8633</text:p>
          </table:table-cell>
          <table:table-cell office:value-type="string" calcext:value-type="string">
            <text:p>0105000020E610000001000000010200000008000000F35597F848FB2340E59590B4C0E14A40F35597F848FB2340E59590B4C0E14A400B15771783FA2340BFB44D96FFE14A405789682A7AFA2340114B146B02E24A40C66E9F5566FA23401937DA160AE24A4005B9D5BD5FFA2340D6B1A5A20CE24A40059CEFF153FA234016D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661" calcext:value-type="float">
            <text:p>8661</text:p>
          </table:table-cell>
          <table:table-cell office:value-type="string" calcext:value-type="string">
            <text:p>0105000020E610000001000000010200000005000000C13E952E588D2340F35597F848D94A40C13E952E588D2340F35597F848D94A4070EF1AF4A58B23409FBE54223FD94A40152411757A892340DB1B7C6132D94A40152411757A892340DB1B7C6132D9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597" calcext:value-type="float">
            <text:p>13597</text:p>
          </table:table-cell>
          <table:table-cell office:value-type="string" calcext:value-type="string">
            <text:p>0105000020E6100000010000000102000000060000009FACBDF49BA2224083B5204A6A5B4B409FACBDF49BA2224083B5204A6A5B4B403877AA3242A222406759411DA05B4B4097FD5F1A2BA222407FE60709AC5B4B40D162844B22A222403556AC2BB05B4B40F229077EEAA22240E65B0382A75B4B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598" calcext:value-type="float">
            <text:p>13598</text:p>
          </table:table-cell>
          <table:table-cell office:value-type="string" calcext:value-type="string">
            <text:p>0105000020E6100000010000000102000000070000007A32A42F29732340D69695815E254B407A32A42F29732340D69695815E254B40EB31DB5F877323408E87AD8F3D254B403A5D16139B732340B3F96EA939254B405570D3FAB6732340EC3EB61B33254B40F48C7DC9C6732340A79E605A2F254B407E025765387423408D1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0105000020E610000001000000010200000005000000D68ADB0D47E42940919F8D5C37484A40D68ADB0D47E42940919F8D5C37484A4045042D6EEDE2294065AFD2382F484A409956F95404E22940FADE3A5A30484A40FC3670821FE22940FF90185DF347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0105000020E610000001000000010200000052000000D68ADB0D47E42940919F8D5C37484A40D68ADB0D47E42940919F8D5C37484A4088365BD482E6294059F4F34B69484A40959AE21698E62940E2FE6D60BC484A40150E7338A9E629406C1ED14E17494A40B9043B59C5E62940E6B6D8486D494A40B30E4757E9E629400E5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0105000020E61000000100000001020000001100000015AA40D24C6C2A401BCE46F828574A4015AA40D24C6C2A401BCE46F828574A40E08A1FBEA76D2A400D99E1F54F574A40DE150B8D716F2A4093B0CAE083574A401092AA926D712A40B8239C16BC574A40BB87DFA870732A40B10518F1F8574A400FD76A0F7B752A4086A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0105000020E610000001000000010200000008000000076BF706BAF52A401C1252126D504A40076BF706BAF52A401C1252126D504A40E113460E6CF82A40925ACDDF29504A40F06888CF42FB2A40725303CDE74F4A40651D8EAED2FD2A40F00687CDB64F4A405A6034D021012B40AF89BB30884F4A40B32781CD39042B40549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0105000020E61000000100000001020000003E000000B32781CD39042B40549F9A81804F4A40B32781CD39042B40549F9A81804F4A40A64BFF9254062B40CBF78C44684F4A4026A13E13AB082B40F9382E3E604F4A40FEE4DEB2F90A2B40D3753CC1594F4A40286C9AD2550D2B40604F8589504F4A405C5B785E2A0E2B40F68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0105000020E6100000010000000102000000360000008D2AC3B81B942A4061F3BBFAC2594A408D2AC3B81B942A4061F3BBFAC2594A404662821ABE952A40938E72309B594A400CDB0539DE972A407649E6A26B594A406839758AFA992A40F05F0FDC37594A40C4B1D3B4309C2A40220CF26904594A4031D461855B9E2A40691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0105000020E610000001000000010200000008000000DF14FB7035872A4039883144A9594A40DF14FB7035872A4039883144A9594A4020FF16AE58892A40100FBCB5A7594A40783DE2A1398C2A407C9DD497A5594A402A3E3E213B8F2A4069AD68739C594A4006114EB0A4912A40F00BF9B193594A408D2AC3B81B942A4061F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94" calcext:value-type="float">
            <text:p>8194</text:p>
          </table:table-cell>
          <table:table-cell office:value-type="string" calcext:value-type="string">
            <text:p>0105000020E610000001000000010200000005000000FC3670821FE22940FF90185DF3474A40C85E944506E22940076E934039484A40F275638BEEE22940553F259D37484A40D68ADB0D47E42940919F8D5C37484A40D68ADB0D47E42940919F8D5C3748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421" calcext:value-type="float">
            <text:p>8421</text:p>
          </table:table-cell>
          <table:table-cell office:value-type="string" calcext:value-type="string">
            <text:p>0105000020E61000000100000001020000000400000062C32EE5D76A2A404F475BF0FD564A4062C32EE5D76A2A404F475BF0FD564A4015AA40D24C6C2A401BCE46F828574A4015AA40D24C6C2A401BCE46F82857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105000020E610000001000000010200000009000000082E45A8084E1A405AB9BCDEA2B64940082E45A8084E1A405AB9BCDEA2B649404B1C1E673F4F1A400BC160EDDEB64940A4DEF87F7A501A403FCFFAEF1CB74940E2E1E24D23521A40B82407EC6AB749405FD72FD80D531A4012D66B1F97B74940AF0CAA0D4E541A409B9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0105000020E61000000100000001020000000B000000EAACBB1EF1181A4055F99E9108A94940EAACBB1EF1181A4055F99E9108A94940792FAD3C371B1A4082881E42A6A84940A48A879C631D1A40FBAEAD4445A84940D8C45D18441F1A4077137CD3F4A74940388D486F13211A4083667C04A3A7494072885D8022231A40E15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0105000020E610000001000000010200000004000000A8469EDACF281A4024731BC352A64940A8469EDACF281A4024731BC352A6494012D033AC98281A408833BF9A03A6494012D033AC98281A408833BF9A03A6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0105000020E610000001000000010200000025000000082E45A8084E1A405AB9BCDEA2B64940082E45A8084E1A405AB9BCDEA2B64940017CA64D8B481A40F9A23D5E48B649408DBB9C6DC9451A408E5E0D501AB64940D8947549E6421A40C417DCC5EAB549404EF96B0D00401A4024980FADBAB5494002B38C1E093D1A40136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0105000020E610000001000000010200000004000000EAACBB1EF1181A4055F99E9108A94940EAACBB1EF1181A4055F99E9108A9494019247D5A45171A40B8CD548847A9494019247D5A45171A40B8CD548847A9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0105000020E610000001000000010200000006000000AE4786C1A1741A409120A68E9FBC4940AE4786C1A1741A409120A68E9FBC4940ECDFF599B3761A4049895DDBDBBC4940FF5B6ED51A771A4013BE52F1DABC4940042AD2B30F781A40EDE6F39BD3BC494030DAE2C432781A4073BAC7B7E6B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0105000020E6100000010000000102000000170000003AE40BFF8E551A40B7A62F3A0FB849403AE40BFF8E551A40B7A62F3A0FB849406F4A79AD84561A40826962CB3CB849402AB1C6342E571A400DD06C0D5BB849405BD5928E72581A4053EDD3F198B84940BACB3450CF591A40B5D5F6C0D8B84940CA6BCABA245B1A40EE9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105000020E61000000100000001020000000600000031293E3E217B1A404E2EC6C03AA1494031293E3E217B1A404E2EC6C03AA14940FC92E8C0CD7D1A409D983FF042A14940D4AFBECB56801A40A888789043A149405C9EBDE94C801A40AEBEBA2A50A149401CC5CB54D9801A4042A17AB55BA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213" calcext:value-type="float">
            <text:p>9213</text:p>
          </table:table-cell>
          <table:table-cell office:value-type="string" calcext:value-type="string">
            <text:p>0105000020E61000000100000001020000001B00000012D033AC98281A408833BF9A03A6494012D033AC98281A408833BF9A03A649403CAAF5D95C281A40FE5B131CA8A54940C494EDE824281A40EC39443756A54940EA899DDFE62B1A40D1E9793716A549400F886B1041301A40429CE2CC0AA54940C36A2C616D341A40D75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222" calcext:value-type="float">
            <text:p>9222</text:p>
          </table:table-cell>
          <table:table-cell office:value-type="string" calcext:value-type="string">
            <text:p>0105000020E610000001000000010200000007000000AE4786C1A1741A409120A68E9FBC4940AE4786C1A1741A409120A68E9FBC4940FBA01D26D0761A4087E7001CD6BC4940D019074D01771A404B3FE1ECD6BC4940FF8062BF82771A403B70CE88D2BC4940C94D1E60F7771A40619AD832CFBC494030DAE2C432781A4073B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967" calcext:value-type="float">
            <text:p>21967</text:p>
          </table:table-cell>
          <table:table-cell office:value-type="string" calcext:value-type="string">
            <text:p>0105000020E610000001000000010200000005000000B4FA34385BF21940E83D84A746B04940A0AE4912DFF41940633F30ECD5AF49409DB6EB4A70F71940FDA776E162AF49402F2EFAAF18FA1940531A7B40EAAE494098A7D1B7BBFC1940BCC9CC6572AE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968" calcext:value-type="float">
            <text:p>21968</text:p>
          </table:table-cell>
          <table:table-cell office:value-type="string" calcext:value-type="string">
            <text:p>0105000020E61000000100000001020000000F00000098A7D1B7BBFC1940BCC9CC6572AE494056850662D9FC1940938A6B216DAE494041571124A5FF1940B5577AC8EFAD49403AF306F3B2011A40768071BA76AD49402CB6EE8BF0031A40D5997B48F8AC49408DA3CDCC27061A4099220A7778AC494065D46B6924081A40C3E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327" calcext:value-type="float">
            <text:p>23327</text:p>
          </table:table-cell>
          <table:table-cell office:value-type="string" calcext:value-type="string">
            <text:p>0105000020E610000003000000010200000016000000C447C494489A1A40291C8BB7DFC6494016342DB1329A1A40A5D299C5D5C649405057772CB6991A407F50172994C6494084F34EAA22991A40D32A44D14DC64940959169238D981A402D3EAA0606C6494069E1575128981A400CCC0A45BAC54940626FBD01C1971A40E62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334" calcext:value-type="float">
            <text:p>23334</text:p>
          </table:table-cell>
          <table:table-cell office:value-type="string" calcext:value-type="string">
            <text:p>0105000020E61000000400000001020000000E0000008A592F8672A21A402298593AD5CA49406BECB71BE9A11A40220A1CBFA6CA4940A8D71CD60AA11A40AC1C5A643BCA49406153E751F19F1A40A366FE87AAC949406043CB15399F1A407685E39E53C94940E502E154B59E1A40B2BBE58F0EC949407EACE0B7219E1A40F69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61" calcext:value-type="float">
            <text:p>4461</text:p>
          </table:table-cell>
          <table:table-cell office:value-type="string" calcext:value-type="string">
            <text:p>0105000020E6100000010000000102000000040000008541064D7CBA2040BE8083E2ABF64940AEABB827FEBA20401F189BB1C3F64940B2A3CC6152BB204093A6E617CAF64940B2A3CC6152BB204093A6E617CAF6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97" calcext:value-type="float">
            <text:p>7297</text:p>
          </table:table-cell>
          <table:table-cell office:value-type="string" calcext:value-type="string">
            <text:p>0105000020E610000001000000010200000004000000C342F7F6F89A2A40EF192E17961D4A40C342F7F6F89A2A40EF192E17961D4A40409F6DDA319A2A40316B18F4941D4A40409F6DDA319A2A40316B18F4941D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73" calcext:value-type="float">
            <text:p>22273</text:p>
          </table:table-cell>
          <table:table-cell office:value-type="string" calcext:value-type="string">
            <text:p>0105000020E61000000100000001020000001C0000006D0CF09359AB2040F79A79CD06094A40B5BCBC4A88AB2040667330F6B9084A40B9B0C975AEAB20408591031B7C084A40B9D1B650E8AB2040AC2D86BC2F084A4017BE199018AC20408B901557F0074A4098F1006086AC20401347C3CEB9074A407FD470DB08AD20404E7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74" calcext:value-type="float">
            <text:p>22274</text:p>
          </table:table-cell>
          <table:table-cell office:value-type="string" calcext:value-type="string">
            <text:p>0105000020E6100000010000000102000000160000009D3C2C4DACBB20404410B9E4FE014A40042ED9C23DBC204085D21742CE014A40A022E2410EBD2040F164DC7987014A40D514B7C0D4BD20409C64F55844014A400A078C3F9BBE2040881F52C202014A40BE82D9A95EBF204027B330FAC0004A40F60A0BEE07C020408CB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410" calcext:value-type="float">
            <text:p>23410</text:p>
          </table:table-cell>
          <table:table-cell office:value-type="string" calcext:value-type="string">
            <text:p>0105000020E6100000040000000102000000020000006A6391CB24AB2040A08B868C47094A406D0CF09359AB2040F79A79CD06094A4001020000000600000059723845BD3520405F945851D3214A408671DCCE63352040B04390DECB214A4084CF7B084F352040B6B28EF4B3214A40467BBC900E3720400E17B9A7AB214A402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0105000020E610000001000000010200000006000000ADEE47403B861F40B54016FDFC214A40ADEE47403B861F40B54016FDFC214A4017D3F13DC8871F40DA5C908884224A409663B2B8FF881F40CD6B36A0EF224A4033E54350358A1F40F6A7435D5A234A4033E54350358A1F40F6A7435D5A2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0105000020E610000001000000010200000014000000C639EAE8B8BA1F4025EEB1F4A1214A40C639EAE8B8BA1F4025EEB1F4A1214A40DDC47F70F4BF1F408F84C7C8A3214A4030719AF4ADC51F40ED86C844A5214A40E447A1D1C2CA1F404CFF9254A6214A4011C8258E3CD01F40DA3D7958A8214A4069E388B5F8D41F406E5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0105000020E61000000100000001020000001500000075F0A721050A2040E191C20655204A4075F0A721050A2040E191C20655204A4046C4DED5BC0C2040DCD6BBE424204A4020F69DBA4D0F20402F2D3421F71F4A400E7DC1B865112040E6EE737CB41F4A409B9317998013204055601278711F4A4092393BBE62162040F58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0105000020E610000001000000010200000006000000E40C6A64FC342040146058FE7C214A40E40C6A64FC342040146058FE7C214A40FFB27BF2B03420400796C8AAAD214A406A41391B3C352040AE5CB928C4214A40DD257156443520400F322482CC214A4059723845BD3520405F945851D321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0105000020E61000000100000001020000000E000000C639EAE8B8BA1F4025EEB1F4A1214A40C639EAE8B8BA1F4025EEB1F4A1214A40BA30D28BDAB51F4073CBFDC4B7214A40E57FF277EFB01F4053A92391C7214A4072F4424B68AC1F40BCFAC275D6214A400B9B012EC8A61F409C2ED516E8214A40A530EF71A6A11F40219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0105000020E610000001000000010200000004000000CE0358E4D7871F40497DA367C4214A40CE0358E4D7871F40497DA367C4214A40ADEE47403B861F40B54016FDFC214A40ADEE47403B861F40B54016FDFC21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342" calcext:value-type="float">
            <text:p>18342</text:p>
          </table:table-cell>
          <table:table-cell office:value-type="string" calcext:value-type="string">
            <text:p>0105000020E61000000100000001020000000400000033E54350358A1F40F6A7435D5A234A4033E54350358A1F40F6A7435D5A234A406FC1AD16338D1F40D2AF085971234A40CFD12535ED8E1F409FB4C3BC812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969" calcext:value-type="float">
            <text:p>19969</text:p>
          </table:table-cell>
          <table:table-cell office:value-type="string" calcext:value-type="string">
            <text:p>0105000020E61000000100000001020000000400000033E54350358A1F40F6A7435D5A234A4033E54350358A1F40F6A7435D5A234A40113AE8120E8D1F407710E09975234A40CFD12535ED8E1F409FB4C3BC812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994" calcext:value-type="float">
            <text:p>14994</text:p>
          </table:table-cell>
          <table:table-cell office:value-type="string" calcext:value-type="string">
            <text:p>0105000020E61000000100000001020000003D000000A0D2348F68CE20400C63E3D0084E4A40543D997FF4CD204060251FBB0B4E4A40C0AD60C037CE2040E8BFACF5EA4D4A40DBC01DA853CE2040467C2766BD4D4A40BC96900F7ACE204008E6E8F17B4D4A40D89E5912A0CE2040053411363C4D4A409F93DE37BECE2040E5B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0105000020E610000001000000010200000006000000D424C2D0346A2B408E09319754454A40D424C2D0346A2B408E09319754454A404CA88537106B2B40226F5E413F454A405A0520A45D6B2B40493547B137454A40E1021AB6776B2B40B0D815E934454A407771C1D4596B2B40B98A9B0218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0105000020E61000000100000001020000007A000000D424C2D0346A2B408E09319754454A40D424C2D0346A2B408E09319754454A40499748B3C3692B40A11DCB16A4454A4007F357C85C692B40B7D9B342EC454A400184B46BE7682B401E68AACC39464A4048286CF58B682B40D875B9D27C464A40AC8207BC82672B40729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0105000020E61000000100000001020000007D00000068EA758BC0882B4026547078416D4A4068EA758BC0882B4026547078416D4A40BED2437E478A2B40948B31B08E6D4A4014BB1171CE8B2B4095206D2DDD6D4A4046685FD4498D2B40B151D66F266E4A404D987A27B08E2B40DAA6C2E96E6E4A40D7C3978922902B40856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193" calcext:value-type="float">
            <text:p>11193</text:p>
          </table:table-cell>
          <table:table-cell office:value-type="string" calcext:value-type="string">
            <text:p>0105000020E61000000100000001020000001F000000A5DC7D8E8FEE2B406BF5D55581964A40A5DC7D8E8FEE2B406BF5D55581964A40DED506825BEE2B40DDB8C5FCDC964A40C09B6ED921EE2B408C67D0D03F974A401BDB6B41EFED2B40C3F869DC9B974A400573F4F8BDED2B40BD152E50F7974A40906AD8EF89ED2B40D60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207" calcext:value-type="float">
            <text:p>11207</text:p>
          </table:table-cell>
          <table:table-cell office:value-type="string" calcext:value-type="string">
            <text:p>0105000020E6100000010000000102000000060000007771C1D4596B2B40B98A9B0218454A404FC87322666B2B4082F057B730454A40F7AA3A504C6B2B40513239B533454A40E228D42E016B2B401E90847D3B454A40D424C2D0346A2B408E09319754454A40D424C2D0346A2B408E09319754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4" calcext:value-type="float">
            <text:p>4874</text:p>
          </table:table-cell>
          <table:table-cell office:value-type="string" calcext:value-type="string">
            <text:p>0105000020E61000000100000001020000009A00000041B8020AF594234049BC3C9D2B004A4041B8020AF594234049BC3C9D2B004A40CADFBDA3C6942340DFA63FFB91004A40A053909F8D942340E57FF277EF004A4012A3E716BA922340C6FD47A643014A4087C77E164B912340A741D13C80014A409A982EC4EA8F23407D3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66" calcext:value-type="float">
            <text:p>5066</text:p>
          </table:table-cell>
          <table:table-cell office:value-type="string" calcext:value-type="string">
            <text:p>0105000020E610000001000000010200000063000000FCCA83F414B523402DC9A60128D34940FCCA83F414B523402DC9A60128D34940D03EA07DF6B523404EB6813B50D34940DD9E7B6A50B723402A6BE56F8CD34940BE83447F0DB92340B4CFBE4DDAD34940DEA74F17CEBA2340BCC50D0929D44940C1F4AC5A88BC234030E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475" calcext:value-type="float">
            <text:p>5475</text:p>
          </table:table-cell>
          <table:table-cell office:value-type="string" calcext:value-type="string">
            <text:p>0105000020E610000001000000010200000006000000DEDCA9CA08B523403AC14879F7D24940DEDCA9CA08B523403AC14879F7D2494024EDEB6580B4234050B2309F07D34940710D220846B42340C10BB66C08D34940F8A177CF26B4234038E0F3C308D349409022A8DDE9B32340454421DD16D3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476" calcext:value-type="float">
            <text:p>5476</text:p>
          </table:table-cell>
          <table:table-cell office:value-type="string" calcext:value-type="string">
            <text:p>0105000020E610000001000000010200000033000000DEDCA9CA08B523403AC14879F7D24940DEDCA9CA08B523403AC14879F7D24940A001F566D4B423405661D80693D24940FBA58F0AADB42340D30D5E0542D249403D693C6C7DB42340DD2E8F90DCD14940ADA92C0ABBB42340A4EF24D86ED1494076351E11F8B4234083C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84" calcext:value-type="float">
            <text:p>6084</text:p>
          </table:table-cell>
          <table:table-cell office:value-type="string" calcext:value-type="string">
            <text:p>0105000020E6100000010000000102000000690000006A3708EEFEC32340B20C7826FCC14940E852B70E69C32340BB25DEA6E4C14940BEE02E562FC2234014FA4FEDC2C14940D83F999020C22340429EB87768C14940936EF02A10C22340BA1A344F09C149409CDE6A42FFC1234023B42FEAA4C04940CE1EC3BEF8C12340CA3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0105000020E61000000100000001020000002D0000009727C6E86FB42340CB23C9BD0AF349409727C6E86FB42340CB23C9BD0AF3494003CA4BA36EB423403F16478A6DF349406E043D2F70B423401777CDF5C7F34940F06E6589CEB22340F80890FC1CF44940E9B1D2495BB123408AC67F2667F449401A8634CFB6AF2340484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542" calcext:value-type="float">
            <text:p>18542</text:p>
          </table:table-cell>
          <table:table-cell office:value-type="string" calcext:value-type="string">
            <text:p>0105000020E6100000010000000102000000060000009022A8DDE9B32340454421DD16D349409DEEE1372AB4234034AE6EAB0FD34940FE45D09849B42340E72ACC310FD34940AD18AE0E80B42340525788580ED34940DEDCA9CA08B523403AC14879F7D24940DEDCA9CA08B523403AC14879F7D2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0105000020E610000001000000010200000004000000BC86CF8C349F20402EAC1BEF8E814840BC86CF8C349F20402EAC1BEF8E81484080A1478C9E9F20402CDBE27558814840ED4749216EA020402DA92556288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105000020E61000000100000001020000000D000000BC86CF8C349F20402EAC1BEF8E814840BC86CF8C349F20402EAC1BEF8E814840ACD2CC49DE9F20404703780B248248403C45589E51A02040607072648A824840FCF37EEDAAA12040F01582C1DA824840CB4DD4D2DCA22040E70874812683484005CC327A24A420402A8D3D2075834840498446B071A520408EC1D4E0C7834840658401953BA52040669B65602E844840F1283A3712A5204010289B728584484048832568DDA4204004290C25EE8448406D054D4BACA420404B427D26568548406D054D4BACA420404B427D26568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105000020E61000000100000001020000004E00000068CCC93093D120404D237722D28B484068CCC93093D120404D237722D28B48402DD560753FD2204069684D3D1C8C4840B2D58ADB0DD320400401D7BA798C4840F121F2A7D7D32040F1AB2814D88C4840657BE35AA3D42040809C3061348D4840DFD9C3036FD52040213AA9D4918D48403CCC4D8A45D6204042EC4CA1F38D4840D6E830BA17D7204059B4EF40538E48400CB32B88DCD72040AE3C92DCAB8E4840F6C07DD3AAD82040491DD3C9088F4840573E703A6ED92040BC140D08638F484065C0FE9023DA2040928EBCBDB58F4840AF1E413BF1DA2040081D195014904840AC504942C7DB2040719B5F83749048401E6A807797DC2040A10D654DD1904840E250099975DC2040D44F9374289148404897EDF950DC204009A7AA758791484036316EB42DDC2040DD14EA44DD9148400C27C4B70BDC2040718EDF803B924840EBA97A9EE4DB2040A1377062A39248404E0350D6B9DB2040A75B1BCF0C934840F610E8A793DB2040B2E0D979769348403F86D8AA6EDB2040241DD434DE934840CEB2823A40DB20400A7EC0A84994484002744EA214DB204052C543CEB19448409B2386787FDB20407151D26817954840BE6E1118EBDB20403D0D18247D954840B76E394D55DC20405646C8E5E49548408573B279C1DC2040D9637D5E4C964840C01AB1602CDD2040AC3E575BB1964840D19E268E97DD2040AC49A6F919974840E242797A00DE2040FA6D3E6480974840DD627E6E68DE2040977D0D77E497484071804F62C6DE2040F773AF3841984840F9D802E731DF2040E6A37B8CA8984840ABE4AD049CDF2040B87E55890D99484079E9263108E020400C8E379E74994840199E4DFD72E0204055C7855EDA994840FB19283ADCE02040047058BF3E9A48406F298CD24AE220404D0D7E2C8E9A4840E7D54A32BCE32040FA9D2633DE9A48403801E19E42E52040C968D3C7329B48404163CB97BCE62040582250FD839B48408419AE6939E720404DCA935ADE9B48403492F3B4B2E7204079495288369C484095F1EF332EE820408795C09C8F9C48401355AEA6A1E82040AAEE3614E39C484060E003858BEA2040D462F030ED9C4840BC00A02F62EC2040DA3C0E83F99C48406B0DA5F622EE2040C28DEFE6049D48404795BC9580EF20403C702942459D48406B4B1DE4F5F02040F5A512F9899D48401C2F38DE78F220409BDA6333D19D4840D50F45DCF7F32040DCED1FB0179E484045B1266085F5204087AB5ED9609E4840E70DE66503F72040CF95F727A79E4840AF8E2D1565F82040EF5A423EE89E4840662085A1C4F9204021A523CA289F4840ED08F19249FB2040685B7281709F48400FBC5AEECCFC2040310A82C7B79F48400FAECACF57FE2040FB14B655FF9F4840BC1F5CA6CBFF20406C98A1F144A0484060D67A7544002140244AD63CA2A0484029AB3308BD002140834EAD6301A14840137EA99F37012140F9AEF7D15FA14840E6643D10B40121409389004CBEA14840D137B3A72E022140828241881AA24840D0F41263990221400E10711871A24840FDF3D9A61D032140E224CD1FD3A24840E20918B8970321404CEBCAC232A34840F69782DA140421401B1B159392A34840F159E894910421405F89F667F5A34840D09211610D0521406414BA0155A44840D37943D087052140EC83D151B3A44840FD8BFBEA05062140BBFBD29112A548400691FB0C5E062140BE31A94654A548400691FB0C5E062140BE31A94654A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105000020E6100000010000000102000000060000009DA8007388CB20407117AB178D8B48409DA8007388CB20407117AB178D8B48408D4E4CCDD4CE2040AF354A4D718B484042881A3B97D02040E65DF580798B484068CCC93093D120404D237722D28B484068CCC93093D120404D237722D28B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105000020E61000000100000001020000001E0000006D054D4BACA420404B427D26568548406D054D4BACA420404B427D26568548408F8CD5E6FFA520407C1B51908E8548406528DD4C3BA72040FACB3857DE854840085A8121ABA72040F7D9B749FB854840651069650CA920400A81012956864840F5763A4668AA204029C297D3AF8648401F882CD2C4AB2040085C57CC088748401F6BA1BF2BAD20403303F0AA62874840002B76EA80AE204088855AD3BC874840470D5CD4DDAF20402544F982168848407C94B65D0DB1204069BA8DBC6288484093A6E617CAB22040BEEF294A538848407EE13A6B5CB42040E9FB04AB45884840A03B1CB85EB6204039D6C56D34884840615DCB1AABB7204027625B5029884840608CED5AE7B820401334C1CB67884840D5AD43DA6BBA20409F149CB0B3884840B04F4A52E3BB20402B57D350FE8848407E0F4D8F5CBD2040ED50A8024989484044280010C1BE20405859DB148F8948409938A8B349C02040F5B814FCDB894840CFBC1C76DFC1204061E4654D2C8A484030BABC395CC320405EAE34DF778A4840C1A50815C1C4204046065ED2BD8A4840B4869C082CC620408156AA55058B48403DBDAD4F94C72040A4C684984B8B48408D83A6800FC9204060CFD72C978B48409DA8007388CB20407117AB178D8B48409DA8007388CB20407117AB178D8B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0105000020E61000000100000001020000000B000000D64F49E70D691E40923534AF34AC4940D64F49E70D691E40923534AF34AC4940F73E5585066A1E4065856C6AEAAB49406045A1C0966A1E40C7AAF70AC1AB49402F2350583D6B1E405254EC1E8FAB49403C7606FCD06B1E409E9F3DF262AB494082B861CA766C1E40BDC0519731AB4940959F54FB746C1E4088F13F9E02AB49408F52AE95756C1E4029F62BF8C8AA49404B76114B6F6C1E40E3F2695F8AAA49404B76114B6F6C1E40E3F2695F8AA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0105000020E610000001000000010200000035000000785ECF7C736C1E4052FC732C4AAA4940785ECF7C736C1E4052FC732C4AAA4940947F773C776C1E405602188513AA49406457FF8C776C1E408F88CED7D1A949405D7AEA47796C1E4074CBB3379DA94940633722CE796C1E40BA2D36525BA94940FA94AD3FD36C1E403143E38920A94940E8285140246D1E402EDC03BEECA8494050D1EC15716D1E40F4661E0AB0A849402D4BCF4FCC6D1E403895568D6FA8494081632A583E6E1E40DEEBA4BE2CA84940AB7CCF48846E1E40B9C08AF8F3A7494065A3BD0BA5701E4066039FD5B8A749402820370D9B721E40778F222180A749409A40B6D1A5741E4042D13C8045A74940E90FCD3CB9761E400D8920730AA749402838ABF4C9781E408442A962CFA649408EDAB39DA57A1E40DB8827BB99A649405883E629617C1E408992358F68A649407BBBCA7FED7D1E40FF00101C3CA64940320972AB7B7F1E4058563FDB0FA649402516E75E16811E4028FCADF8E1A54940D95EB0C0FC821E4049D345AFABA54940633F30ECD5841E401D7D27C176A54940E8429BD2B0861E403EC4509841A549406DD910D209871E400E7BEB0D08A54940D9CF622992871E40463470F6BDA449403D52335AFD871E400D3B8C497FA449406E4CF49E6F881E40760360973CA44940AE3DA2F8E7881E4070DD83C602A449401DCA501553891E40E2218C9FC6A349409C4DEC46C4891E40F1506FA186A34940A36CDB41368A1E403C0ECD8646A349407F198C11898A1E4071ADF6B017A349402D184B47EF8A1E400C23BDA8DDA249400EF6CBCC718B1E401338C8DA95A2494045A165DD3F8E1E40F038454772A249404143A44BA4911E404DA7D0D446A2494051BFB0A140941E405982D60D25A249404C8B9F6B04971E4082D8E3CF01A24940771C9A0D8D9A1E4094C90457D4A149409093782FAD9C1E401FF57C72B9A149408D1CD8E033A01E4016DD1F949CA14940B773AB3132A21E403675C35B8CA14940855BE3D81FA51E40D1D1AA9674A14940CF8EAF986CA71E4081A0377062A14940A9A624EB70AC1E4007AF0221FEA04940CF50DCF126AF1E40A631B500C8A0494005DC9843F7B11E40BDD6941A90A0494056D39A8B64B41E40CAA0246E5FA04940EC2983B410B61E402860E05E3EA049404277EEE2A2B71E406E1F4D501EA049404277EEE2A2B71E406E1F4D501EA0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0105000020E6100000010000000102000000050000004277EEE2A2B71E406E1F4D501EA049404277EEE2A2B71E406E1F4D501EA0494059607E5D3CBA1E40EE6877A3EA9F4940B5A041542BBD1E40A0C4E74EB09F4940B5A041542BBD1E40A0C4E74EB09F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0105000020E6100000010000000102000000AB000000B5A041542BBD1E40A0C4E74EB09F4940B5A041542BBD1E40A0C4E74EB09F4940183D5C1723BF1E406100E143899F494098C7F54AB4BF1E4052949570329F4940C06A1B3515C01E40F3E0383AF89E49402AE4EF8398C01E40380C303DAB9E4940AEEAF6A3F2C01E4039002C3C799E4940B5B2333B41C11E402D7C7DAD4B9E4940ABD4473BC9C11E4014494FECFC9D4940B636E8A628C21E403EC1B45EC29D4940C9320E3F49C31E40BFD4CF9B8A9D4940A30ADA3FAAC41E40A70C7789459D4940B8B2446799C51E40FA34DDA1179D494091F2936A9FC61E406108EF61E59C4940192C8B78A1C71E40040E57BDB29C4940594F520548C91E40A5349BC7619C4940E989422674CA1E40E4631CC81F9C4940C4B3A95F8ECB1E4027529ACDE39B4940164ACBED03CD1E40F1259EFD929B49401AD8744EFDCD1E401E914A0C5D9B494041A19E3E02CF1E402FD516E8249B494076B4609802D01E40E5C7A9E7EE9A4940F6262B2BF2D01E4076BE4461BC9A49406425E65949D31E40DB43B1CBA69A49407F541E38C2D51E40BD32B962909A4940A39927D714D81E40FD3D67C17A9A49405F08DE358DDA1E40EB92718C649A49403303F0AA62DD1E40DADF7E654A9A494065ABCB2901E11E40683744262A9A49405D55F65D11E41E4040AC9223F8994940DF9C5B32D8E61E40FDE0D7A3CB9949400950F81164E91E4018546529A3994940380BC567FCEC1E40E26135F169994940EEE64E5546F01E40FDFF931A35994940FF9600FC53F21E40A9E6CD3C14994940DE9D1095A1F51E403BCF3351DF9849407A5FF0C407F91E4039883144A99849401E424B0D23FB1E406E58AE12879849400442469B3EFE1E400496B77E55984940781E262BD0001F40A22F18B72C984940B78DF5C3BE031F40FC90B75CFD97494083DEC0898D061F40D6517A4BDE9749404835913E52091F408D0E48C2BE97494099E2056C620C1F402E3993DB9B97494094437A408F0F1F406FD16E9978974940ED6C23F9A5111F40BD34EAC66097494005EA831BDF151F405EE62ACC31974940D2B99168B8171F40399CF9D51C974940B497C860201B1F408E4F125CF6964940B3C755760B1E1F40FE79BF76D5964940F16CEA97E3201F404A3E1B5EB5964940DB1A118C83231F4095E29986979649405BBFF451A1251F40D5287F524896494091AADCFA9F2A1F407115D56C2F96494096ED43DE722D1F405575EA2521964940A59C798379311F4041C4BC7D0C964940D908693288341F40089B9548FD954940AD24688297371F40B0CE8CD9ED954940B923F7CF2E3A1F407629649DE09549402644AFF5FB3C1F4065C16966D295494071A884CC3A401F4085590D2EC29549409BE4EC4218441F4095922FB2AE954940F05B63867C461F40E9BB5B59A2954940E9C880A2684C1F407863416150954940F9B7150CF84E1F4096253ACB2C954940AAB46A7CCB511F4075A8F0B105954940E893CB35BB541F405A64E025DD944940018C67D0D0571F40D52D967DB294494012D9AC9FA35A1F40E334E95B8B9449408460FA038A5D1F40E0BCDD37639449409A2DB4CE53601F408EFD76233D944940EDCA1DEC03671F4020E39BB7FB9349402660CF32E6691F404D3A257BDF9349405DF28986D66C1F40558DB9C6C2934940BBFF7EE7CD6F1F409A40B6D1A5934940D6FD0868C7721F40E4F8A1D2889349401636035C90751F40C8DFAC776E934940781CF5C6FF7B1F4089DE9854239349406BD212D0E97E1F404DD98E4E02934940D08250DEC7811F4075232C2AE292494085C65DCEB6841F4091D9B4ADC1924940F9BF232A54871F403B6CC779A492494041D42247DF891F408BE1EA00889249405EED725B6C8C1F406AE3E36E6B924940EC93371B86921F40F4250AE35D9249402056C9117C951F40B4A382D437924940AE516A8A5B981F40A4E716BA12924940676897CA369B1F40F275638BEE914940679C2BEF4F9E1F40F4E8A111C791494063CAD12D85A11F409E8CE0359E914940DBA3DC22D5A41F40E95B30027491494060F93DFBDBA71F4097E4805D4D9149401985138722AB1F403C6F63B32391494002028C1D43AE1F40AF415F7AFB9049409D2FF65E7CB11F40F91EE4ABD3904940C830822106B51F40632D3E05C09049401E8B12995EB71F40D03F0B53A5904940C3757BFFD5B91F409098EA138A904940B24F5B7E3BBC1F404A8A7E23709049406CEAE1708BBE1F40630E828E569049400ECB55E2F0C01F407779292B3C904940552EF94443C31F400D7B359B2290494083F68F2A2FC61F40056F48A30290494006B6943D53C91F4064BE7273E08F4940AC06BC276ACC1F40E7875B4FBE8F4940B249230B3DCF1F404A884DBF9F8F4940FC4E3860FCD11F400011D19E818F4940623832EAB5D41F40B63D3036638F4940F2738DE090D71F40CC4AEE0B438F4940346ABE4A3ED61F40E5F8FC8BFB8E494037B11B11E7D41F4097EFCFFBB58E4940262B757FABD31F4013ADCBDF738E4940080B822271D21F401D9B7862318E4940EC9ADA6333D11F4074C410EFEF8D49402D544843D7CF1F40EC7A585EA88D4940D31ADE077BCE1F40E7FB4E38608D4940D5EBBBC73ECD1F4003695ABD1E8D49409E407D70E3CB1F40B1AE658DD58C4940B5650AE764CB1F40210FD8309E8C4940D3A1783AFCCA1F409596DB076A8C49403340FDC286CA1F40DAD3C4F1328C49408644358012CA1F40BBD573D2FB8B494061AC6F6072CB1F40DBB1C7FABC8B4940329D3127C3CC1F40FBFDAC437F8B4940BADE365321CE1F403570F6BD3C8B494046BA9F5390CF1F40C2C6F5EFFA8A494079E860A2E6D01F4035A1A41BBC8A494004A7E3D649D21F40FDC79D2D7B8A4940936F5B00BFD31F406EA1D057358A49404B13A57334D51F406E776A89F08949409D195822ABD61F40C784984BAA8949407978CF81E5D81F40046674F684894940BCB1A03028DB1F40CA30934D5E89494094CE763BB1DD1F405DC64D0D34894940512047CE1DE01F4089A4CCBC0B894940F017B325ABE21F407629649DE088494020FE501F37E21F4081C1244B9C884940FB60191BBAE11F40A3F19FC95988494054B2F73D45E11F402544F982168849408378B878D3E01F40A696523CD3874940AC11B00C60E01F40841B8414978749405EF34F15F8DF1F4091F63FC05A874940BAA46ABB09DE1F409D7818A42A874940C8AFC4A810DC1F403917354EF986494071ADF6B017DA1F401DAACE0FC8864940A873452921D81F406045A1C096864940207CCD1720D61F4026F3D94B64864940F69782DA14D41F4099D0C9F73186494035EB313619D21F4001BE8003FF85494056302AA913D01F402746E059CC8549409DD3765D09CE1F40767BFFD599854940793D3D5BACCD1F40F26C455156854940CB259F6868CD1F40F39947591A854940302BB92F0CCD1F400A28791AD5844940CD029255B6CC1F409FEBFB7090844940358529255FCC1F40F0E192E34E84494092AA37B412CC1F40357227220D844940C8A7B68AB4CB1F4040941E3CC983494092BAF83658CB1F409E6CB9E985834940ADF078A40BCB1F40F50B1B0A44834940DF509DB3AACA1F40A7165B52FF824940D428C9DF62CA1F4017FEC2E1BB8249407871D17FC5C81F40FC2603F687824940C10644882BC71F4088D62F7D54824940BF558D1480C51F405C9AB6DA1E824940CBCE914BD2C31F40F42BE79CE98149409F36F4609CC11F4060347568A2814940FE86E4BF9BC11F400798F90E7E8149401368B0A9F3C01F40F5763A4668814940380D9B125AC01F406C7649415C814940DE53828BA4C01F402D5D8ABF5D8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0105000020E61000000100000001020000002A000000FAF202ECA3631E408C602D8892AC4940FAF202ECA3631E408C602D8892AC49409D37A9C365601E401629DE12CAAC4940EB7D99DEB45F1E40947DA19119AD49404F7CB5A3385F1E4047EDD9CE52AD494017A1D80A9A5E1E403A2F04EF9AAD49403346DA7C125E1E40440070ECD9AD4940D9E3CF01935D1E4074EDB02E13AE49409BF5189B0C5D1E40950D107118AE494000613B736A5A1E40650BF7802FAE494050F344C659571E40459039854BAE4940805FC88F9D541E40A370E25064AE49409E96C4FE57521E402853BB1578AE49408D4061F5EC4E1E40E98A08B595AE494062AB5F44364B1E40E0C1AAD5B2AE49407D78962023481E40D4D7F335CBAE4940BD4681F403451E4015D33BCBE2AE4940040E57BDB2411E40D23F1C7FFDAE4940097BC9B5573D1E405B80118F1FAF4940BA2AF5D14E3A1E4062F0D53329AF4940431B255415371E40FEA9A74533AF494026C4019942341E40290AF4893CAF49408BCF53D3E4301E4050F003464DAF49407F8747872C2F1E40D1C9F7318BAF4940FAEF66B2242D1E40ECF42801D6AF49403E1E447C712B1E40BB23AD4214B04940C3548E249C291E403F8E8B0F58B0494019A023A8D0271E402A2CA7F397B049403FDC1F39E3251E4053B5DD04DFB0494036EF93FEB9231E409F02058310B149400A32022A1C211E4031B77BB94FB1494020D26F5F071E1E4066EE6B6E96B149405A5BC2EB441B1E406381AFE8D6B14940A367695D59181E40CE1951DA1BB249402980BD1D3C161E403E997FF44DB2494019AE0E80B8131E40AD4F39268BB24940A832D6485C111E403994EBB7C0B249402E5338279B0F1E4083700514EAB24940A167B3EA730D1E4086EB51B81EB3494002953B7D4E0B1E401AA9F7544EB34940BD4C5EAE8F081E40612BB2E77CB34940BD4C5EAE8F081E40612BB2E77CB3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0105000020E610000001000000010200000005000000BD4C5EAE8F081E40612BB2E77CB34940BD4C5EAE8F081E40612BB2E77CB34940DBAC5516E0061E40A741D13C80B34940B03500C056061E40F3E3D47377B349409AE412971F061E40F85047AB67B3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0105000020E610000001000000010200000019000000D034176EAF2321400FA03AB1E2BF4840D034176EAF2321400FA03AB1E2BF4840BA9D222CCF2421406D21C84109C0484036F74663A3262140D67036C247C0484072CD78B6A228214056EB0E7393C04840A7391ED8962A2140E91EC830DDC04840AAC2FA9A402C2140113D29931AC14840C39A6FE93D2E2140255D33F966C148403B730F09DF2F21406B7A9ADDA4C14840C15B7BFA63312140E88E5951DEC1484072AF2715E8322140C5D963D817C24840F349DD84313421407F726FD97CC248403E9A45836F352140D51D30B4DFC24840E08D603EB43621404FFBF72A43C348405B75C2F0B637214032433E4393C34840D0F9844776382140A82CF98ED0C348406D414A4794392140D5B1EF2F27C4484007465ED6C43A214045F9DDCF84C448407474A61A073C21403621AD31E8C44840831953B0C63D2140520FD1E80EC54840679E5C53203F214007239B502DC54840FB65E6B80941214056D0590B58C5484069CBB91457412140947F773C77C548403119D8744E4121402EA3A2FB83C54840591D93491B4121405C42AA8794C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329" calcext:value-type="float">
            <text:p>4329</text:p>
          </table:table-cell>
          <table:table-cell office:value-type="string" calcext:value-type="string">
            <text:p>0105000020E61000000100000001020000000C000000D691239D810121404E49D6E1E8B84840D691239D810121404E49D6E1E8B8484048C08D3974032140AD94545C0BB94840B8C60CF90C0521409E98F56228B948405EB642FDD3062140C419B27048B94840BDE5EAC7260921403DD68C0C72B948402898D64BF80A21408660B0766FB9484051BDDAF6E20C21402864E76D6CB948401A6B24AE080F214036A8476469B948403DB02D4D5B11214030979EFA51B948402DB5DE6FB413214024AF18BF3AB948402DB5DE6FB413214024AF18BF3AB9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331" calcext:value-type="float">
            <text:p>4331</text:p>
          </table:table-cell>
          <table:table-cell office:value-type="string" calcext:value-type="string">
            <text:p>0105000020E61000000100000001020000001400000020AFACD96F162140F16B2409C2B9484020AFACD96F162140F16B2409C2B948403D6EAE505A1621406F579EF64ABA4840E04092A34A162140E9908AB5AEBA48405C17C8FD581621405750076811BB48404F52AA8E66162140C02A72E371BB4840D89A5203721621403BDD1E29C7BB48405401F73C7F162140CB5D955522BC484094ED8D6B8D1621409A620E828EBC4840854776001F1721406E8ECE54E3BC4840C2B4B97BCA172140A634513A47BD4840A73E90BC7318214086AFAF75A9BD4840B410D3742C192140E3546B6116BE48401891CDFA391A2140386A85E97BBE4840139557F8441C214058321180C9BE4840016432665C1E21403B38D89B18BF4840665DED725B202140385ECB7564BF4840A8A388B1F1212140A8A4F386A0BF4840D034176EAF2321400FA03AB1E2BF4840D034176EAF2321400FA03AB1E2BF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332" calcext:value-type="float">
            <text:p>4332</text:p>
          </table:table-cell>
          <table:table-cell office:value-type="string" calcext:value-type="string">
            <text:p>0105000020E6100000010000000102000000050000002DB5DE6FB413214024AF18BF3AB948402DB5DE6FB413214024AF18BF3AB948400AE35DE454152140F9BEB854A5B9484020AFACD96F162140F16B2409C2B9484020AFACD96F162140F16B2409C2B9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office:value-type="float" office:value="4626" calcext:value-type="float">
            <text:p>4626</text:p>
          </table:table-cell>
          <table:table-cell office:value-type="string" calcext:value-type="string">
            <text:p>0105000020E610000001000000010200000004000000AA3EA1E8CB8C21404311418B5BFC4840AA3EA1E8CB8C21404311418B5BFC4840AFE0C84D1E8C214042237DFF8BFC48403C879DA67D8B214014AE4DF1C1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92" calcext:value-type="float">
            <text:p>4692</text:p>
          </table:table-cell>
          <table:table-cell office:value-type="string" calcext:value-type="string">
            <text:p>0105000020E610000001000000010200000004000000680696C8AAE5194015DE2FB0D8F54840680696C8AAE5194015DE2FB0D8F548406843FE9941E419407795FFDA0BF6484054684F3222E619407B3E537913F6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97" calcext:value-type="float">
            <text:p>4697</text:p>
          </table:table-cell>
          <table:table-cell office:value-type="string" calcext:value-type="string">
            <text:p>0105000020E610000001000000010200000004000000F7E39B12B5E919408B2CE3F093F54840F7E39B12B5E919408B2CE3F093F54840680696C8AAE5194015DE2FB0D8F54840680696C8AAE5194015DE2FB0D8F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45" calcext:value-type="float">
            <text:p>4745</text:p>
          </table:table-cell>
          <table:table-cell office:value-type="string" calcext:value-type="string">
            <text:p>0105000020E6100000010000000102000000050000009DA223B9FC372240E964A9F57E454A409DA223B9FC372240E964A9F57E454A4097C1621E43392240E49304977D454A40CC5E5BE443392240F76F03E385454A40860AC2ACF6392240457C96FC9C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46" calcext:value-type="float">
            <text:p>4746</text:p>
          </table:table-cell>
          <table:table-cell office:value-type="string" calcext:value-type="string">
            <text:p>0105000020E610000001000000010200000072000000FC51D890878022403562D7B7A58E4A40E9482EFF21812240C507D1B58A8E4A4051DEC7D11C812240E4FC4D28448E4A4054AEF02E178122409EB1D41F068E4A4029965B5A0D812240E9F527F1B98D4A40A1FA07910C8122409855D80C708D4A40ABB35A608F8122401B69A9BC1D8D4A407A008BFCFA812240414AECDADE8C4A40AFBA698E07822240FA81AB3C818C4A40D702D6051782224024B7CB23248C4A40C4F0113125822240B98E71C5C58B4A40D5449F8F328222400D8BF61D688B4A4074F1B73D418222404FAF39AC158B4A409E094D124B822240F5BD86E0B88A4A4038F92D3A598222403B538D03548A4A403259DC7F64822240D671A197F6894A405AA148F773822240C2C41F459D894A40104240BE84822240944A1D893C894A403A5AD5928E822240EB025E66D8884A4062A2410A9E822240ABE91FE978884A4036EC527EAD822240E4631CC81F884A407C82C476F7802240EE1E454200884A40F6B52E35427F22408DEF3092E2874A40812B346B847D2240A98B14CAC2874A4094516518777B2240E0DDCA129D874A40F0E3C3471F7A22409B3A34D18C874A407D957CEC2E7822406021736550874A40CD3CB9A6407622409F5E29CB10874A4080869224637422402E5A80B6D5864A40D3FDF73B6F722240AC1E300F99864A4035F9C1548E702240DD4598A25C864A40AA471ADCD66E2240FF7854A126864A40FD321823126D2240B02479AEEF854A4083328D26176B224036423F53AF854A400F46EC13406922405911DA1775854A407BE3FFE9616722403888D68A36854A40F00280BE88652240AC06616EF7844A4049490F43AB6322402ACB10C7BA844A407A8CF2CCCB6122402CD670917B844A4041FA8106F65F22408882BE993D844A409B232BBF0C5E22408A8D1E64FE834A40AEF4DA6CAC5C224079245E9ECE834A4029B4ACFBC75A2240EDA2E8818F834A409AF1118CDE58224048C5FF1D51834A40A41B615111572240459D5ECE11834A40399F3A56295522401E15A4BED1824A40B6A2CD716E5322402AFE94CF97824A40BBEF181EFB5122403445251A49824A40B22C98F8A3502240DE5D6743FE814A402CF180B2294F2240C636A968AC814A4040A54A94BD4D2240CA8CB7955E814A40676BD84A434C22407733A31F0D814A405F46B1DCD24A2240D929560DC2804A40D90A9A965849224033AA0CE36E804A40E359DD45F34722405B0A48FB1F804A40FADDCF8481462240A874B0FECF7F4A40F588D1730B452240D70D25A47F7F4A40FFE9060ABC432240A918E76F427F4A40EEB60BCD75422240EB76F695077F4A40249F573CF54022405C3CBCE7C07E4A403B5453927540224094AA48E06A7E4A4039FD8F02FA3F224088E354C61A7E4A4083E4F8FC8B3F2240F48FBE49D37D4A402CF180B2293F2240678412C1937D4A405A130B7C453F224077BE9F1A2F7D4A400744882B673F224036711706D17C4A40540438BD8B3F22408B8D791D717C4A40153C855CA93F224024CE2FEF167C4A40C26C020CCB3F224040541A31B37B4A40E4141DC9E53F22400E18247D5A7B4A40788192020B402240BC09BE69FA7A4A401DB1169F02402240B856201F997A4A40098D60E3FA3F224069774831407A4A40E91615CCF33F22408BC91B60E6794A400F2DB29DEF3F2240F4C7B4368D794A400AD80E46EC3F22403E8DC58036794A4038A3E6ABE43F2240E484AEE9E6784A40C30E63D2DF3F2240C10067CE9F784A4097FECAEFD93F2240630E828E56784A403AC6BA5DD43F2240C45A21510D784A4096517644CF3F2240B991B245D2774A40EECF4543C63F2240D6B6BCCD76774A401A3E7D5FB73F22405516855D14774A407826D98FB93F22401E9320B7BA764A406E5CB521B53F224036D6598869764A4048C49448A23F2240FDD6F3DA11764A40EA23F0879F3F224065E3C116BB754A4022AEF776A63F22408B146F0965754A404DC68C4BB03F22403F05C07806754A403AB4C876BE3F2240DB159FA7A6744A40F5F411F8C33F2240E0B65B374A744A40F224E99AC93F2240C8B4368DED734A401D3D7E6FD33F22407C2FBE688F734A406A36EA7CD33F22408486FE092E734A40B72C5F97E13F22401FBFB7E9CF724A40B45C363AE73F22402B51F69672724A40ECE63D29EE3F2240CBB6781D16724A4016FFD2FDF73F2240CC441152B7714A40E0A69AB404402240912A8A5759714A40DDD671570A402240460DA661F8704A408CA548BE124022402670EB6E9E704A40B6BDDD921C402240B249230B3D704A40024FB5711F402240C8D11C59F96F4A40653733FAD1402240DDF0BBE9966F4A4011B287516B412240D23538B6436F4A401C9AB2D30F422240825660C8EA6E4A4070438CD7BC422240009013268C6E4A408D823BAB604322407D613255306E4A4093CA14731044224030DCB930D26D4A40145CACA8C1442240DE578A89726D4A409F5DBEF56145224005A9143B1A6D4A409184D8F4FB452240DC4AAFCDC66C4A40E318C91EA14622401DEA77616B6C4A40E318C91EA14622401DEA77616B6C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0105000020E61000000100000001020000008D000000E318C91EA14622401DEA77616B6C4A40E318C91EA14622401DEA77616B6C4A404053AF5B04462240692096CD1C6C4A40E609849D62452240159337C0CC6B4A40CFC4CFDAC8442240CA59338D816B4A402FA704C4244422407EAF21382E6B4A409C35785F9543224032CC09DAE46A4A40A33F34F3E4422240BD38F1D58E6A4A401C0E4B033F422240CA1B60E63B6A4A4014B1886187412240F25EB532E1694A408D7F9F71E1402240C898BB9690694A40064EB6813B4022405AF624B039694A4029ECA2E8813F2240A743A7E7DD684A40D272A087DA3E2240723788D68A684A40983A23A5343E2240719F0BD92F684A40AEC15664CF3D22402C908FCCD9674A40FF4F0F1B763D22408D88BDAB79674A40BEA02A4B193D22406054F76D2D674A40D65416855D3C2240D693F947DF664A40F722DA8EA93B22407845F0BF95664A40F64883DBDA3A22400AA359D93E664A401F87C1FC153A2240473EAF78EA654A40F5F57CCD723922403A7AFCDEA6654A40EE7BD45FAF382240D02C095053654A4050E27327D837224021CF2EDFFA644A40E8F7FD9B173722401522E010AA644A40A573D943563622401BA43BE356644A40749CDB847B352240D2E3F736FD634A4088BB7A151935224034DAAA24B2634A401D925A289934224070F085C954634A40DD80CF0F23342240A96A82A8FB624A40FA0FE9B7AF3322405F9ECE15A5624A403D1A3D6D433322409DFDDC2B4E624A40D68D7747C6322240DCA4A2B1F6614A40D2A34EE55932224002D64FA4A0614A40C1E2152DE5312240B7DB89ED49614A40CDCAF6216F3122401825E82FF4604A40E889E76C0131224026FA21DB9E604A40007CA64D8B3022409603E21A44604A40C40776FC173022402A76340EF55F4A40B77EFACF9A2F2240D867CEFA945F4A40793D98141F2F22408ECF64FF3C5F4A40365CE49EAE2E2240D9B45208E45E4A40F54A5986382E2240D0D72C978D5E4A40707A17EFC72D2240CE1FD3DA345E4A40FFB0A547532D22401FF64201DB5D4A40A8E49CD8432B224045F46BEBA75D4A400FEF39B01C2922406669A7E6725D4A40DA39CD02ED26224053D158FB3B5D4A40A3B437F8C2242240FD153257065D4A405458A9A0A22222402A05DD5ED25C4A40C1559E40D8212240CDEA1D6E875C4A404834812216212240249BABE6395C4A40A22AA6D24F202240A2F14410E75B4A4043B0AA5E7E1F224057F146E6915B4A40ABB69BE09B1E2240AFB8382A375B4A40B51CE8A1B61D224014967840D95A4A400612143FC61C224039B874CC795A4A40001FBC76691B22403D2B69C5375A4A40F75B3B51121A2240C2E09A3BFA594A4055185B08721822402082AAD1AB594A405534D6FECE162240308672A25D594A40B534B7425815224072C79BFC16594A40F75CA626C1132240B6A4A31CCC584A406E6A45402A122240A21408967E584A404C5645B8C91022400AA359D93E584A40F38F6390600F2240C82D41A1F9574A40A9B17389D90D22408EF79969B1574A40A05D7468470C224079BDEAB765574A407B884677100B224067BB421F2C574A400E85CFD6C1092240B62FA017EE564A40AA2B9FE579082240539D691DB0564A40B58F15FC3608224092161D7F58564A40EB0E18DAEF07224055C2137AFD554A40A204A2CCAB07224005392861A6554A4025157C8967072240D977EA364D554A40D335EE2829072240C649AB6BFE544A404D0C1357DF06224044E5BA849E544A40ADAE9EEE9706224013F7B3B343544A401B84B9DDCB052240083C3080F0534A40A2629CBF0905224073BF4351A0534A40C7681D554D042240613B18B14F534A40D066D5E76A03224073D87DC7F0524A40D15CA79196022240E563778192524A40A56ABB09BE0122404E62105839524A40DC2C5E2C0C012240B77D8FFAEB514A40CDCEA2772A002240E12879758E514A40FF7C5BB054FF214056A1815836514A4055A3570394FE2140D42B6519E2504A407941446ADAFD21405307793D98504A40990F087426FD21400403081F4A504A402507EC6AF2FC2140C61858C7F14F4A4083161230BAFC2140D446753A904F4A400F0EF62686FC214054E8BCC62E4F4A40E2B19FC552FC2140344B02D4D44E4A40849D62D520FC214058056A31784E4A4024B9FC87F4FB2140E65E6056284E4A4096ECD808C4FB21405DC47762D64D4A40AA7F10C990FB2140E8DF2EFB754D4A40503BFC3559FB21404EF1B8A8164D4A40AB7AF99D26FB2140A12FBDFDB94C4A40672AC423F1FA21402D7FBE2D584C4A40F321A81ABDFA2140FAF19716F54B4A4016C0948103FA214045A33B889D4B4A40C5E6E3DA50F9214021CEC3094C4B4A40FCA886FD9EF8214045D95BCAF94A4A40E73BF88903F82140B1E1E995B24A4A40D1B1834A5CF721402813B70A624A4A407386E28E37F92140C558A65F224A4A40BC5AEECC04FB21405CAD1397E3494A402BA73D25E7FC21401EFD2FD7A2494A4052D32EA699FE2140A83B4F3C67494A40FAB660A92E00224094A3005130494A4041BB438A010222403D635FB2F1484A40365A0EF450032240685F79909E484A4089997D1EA3042240B0743E3C4B484A40ED2C7AA7020622407DD0B359F5474A40ACFF73982F0722400269FF03AC474A406DC779A4660822409F49511D61474A401CBD7559A709224003942B6112474A40419DF2E8460C2240E0394A1410474A4027E77A91BF0E2240C4126AE10D474A40461F98480E112240B3F5679A0B474A400E4C6E14591322406CED7DAA0A474A404F1AB4A1AC152240EBECBF2907474A40863FC39B35182240EBAA402D06474A40DACC21A9851A224010E9B7AF03474A40399A232BBF1C2240C908A87004474A40C3F352B1311F22404209336DFF464A400EA2B5A2CD21224014ED2AA4FC464A40C8B3CBB73E24224009A7052FFA464A40C440D7BE8026224025B03907CF464A40D7DEA7AAD0282240954737C2A2464A404260E5D0222B2240FA64C57075464A402D996379572D2240B63176C24B464A400CAF2479AE2F22401B4F04711E464A400B0C59DDEA312240A8CB6262F3454A407179AC19193422407046CD57C9454A40B056ED9A90362240EDF318E599454A409DA223B9FC372240E964A9F57E454A409DA223B9FC372240E964A9F57E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53" calcext:value-type="float">
            <text:p>5153</text:p>
          </table:table-cell>
          <table:table-cell office:value-type="string" calcext:value-type="string">
            <text:p>0105000020E610000001000000010200000005000000F9FFFBAF36AE1B404CF223073CFC48401790ACB2A5AD1B403EC791184EFC484025B03907CFAC1B4062D4FF8359FC4840FE9B1727BEAA1B4005943C8D6AFC4840FE9B1727BEAA1B4005943C8D6A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0105000020E61000000100000001020000000500000038D66AB4C1BE1F40E92917CF4581494038D66AB4C1BE1F40E92917CF4581494016AF0D709CBF1F4004626DE75681494027D1DC54EEBF1F401C237E6A61814940DE53828BA4C01F402D5D8ABF5D8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0105000020E61000000100000001020000000500000088631688B5F01F400E09700BCE6B49406C57321180F11F40D23B1570CF6B4940C6D9194BFDF11F408AB72979D06B49403C84961A46EE1F40D261742FE66B49403C84961A46EE1F40D261742FE66B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4" calcext:value-type="float">
            <text:p>5194</text:p>
          </table:table-cell>
          <table:table-cell office:value-type="string" calcext:value-type="string">
            <text:p>0105000020E6100000010000000102000000040000002CB759619FC51F403341C351A86C49402CB759619FC51F403341C351A86C4940F12B7BB71EC21F40E27DB0E7C66C4940F12B7BB71EC21F40E27DB0E7C6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5" calcext:value-type="float">
            <text:p>5195</text:p>
          </table:table-cell>
          <table:table-cell office:value-type="string" calcext:value-type="string">
            <text:p>0105000020E61000000100000001020000000400000097790668B6EE1F40801FC484876C494097790668B6EE1F40801FC484876C49405C9CE73EEFEC1F405ADAA9B9DC6C49405C9CE73EEFEC1F405ADAA9B9DC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96" calcext:value-type="float">
            <text:p>5196</text:p>
          </table:table-cell>
          <table:table-cell office:value-type="string" calcext:value-type="string">
            <text:p>0105000020E61000000100000001020000000A0000005C9CE73EEFEC1F405ADAA9B9DC6C49405C9CE73EEFEC1F405ADAA9B9DC6C4940FFF801FEDFE71F403DC7365FDB6C494084763D87E8DE1F40C1690B19D96C4940C899266C3FD91F408685A460D76C49409C406C448BCF1F401DAACE0FC86C4940DAB8B4D084CC1F402E20B41EBE6C49400CE654D746C91F40047EE8DDB36C49402CB759619FC51F403341C351A86C49402CB759619FC51F403341C351A8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7" calcext:value-type="float">
            <text:p>5197</text:p>
          </table:table-cell>
          <table:table-cell office:value-type="string" calcext:value-type="string">
            <text:p>0105000020E6100000010000000102000000210000003C3F7BE4C5E01F406DA34B49207A49403C3F7BE4C5E01F406DA34B49207A4940C7151747E5DE1F40350F60915F7A494094FF249930DD1F4065E2FB87997A4940853D923765DB1F40C8BCE9F1D67A49401885B8CDAFD91F40AA205047117B49400460973CF9D71F4028350FBB4A7B4940C982781332D61F403E8C5AAB877B4940E9E96D7DA2D41F40B2321AF9BC7B4940BBC788FA13D31F4067F6798CF27B494053793BC269D11F403E42CD902A7C49400D795FF0C4CF1F40097E0A36647C49401862F54718CE1F402834A4E59B7C4940B0496D9857CC1F407B956BC0D67C4940FF9D488B8EC71F40E23895B1467D4940CA439550B0C51F400D9DE8047E7D49404DCA935ADEC31F40335EA91DB47D4940223A048E04C21F40E1867368EC7D4940432C51AC09C01F40B11D8CD8277E49400B34338EECBD1F40E9E225EE677E49405C142CC4D9BB1F4047D2C9ADA47E494073593B40E6B91F4064D817BFDF7E49402F3E6079EBB71F401CA32BC71A7F4940D469DD06B5B71F40D8570D784F7F494015387E4D7BB71F402C24AA01947F494078E4FED945B71F40E35817B7D17F494097F1A5A613B71F40BF13B35E0C804940085850BDDAB61F40BEA4315A478049400214234BE6B81F40A2EF6E65898049404ED944C1E7BA1F40103E9468C9804940F957EAB4C9BC1F407A1D71C80681494038D66AB4C1BE1F40E92917CF4581494038D66AB4C1BE1F40E92917CF458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8" calcext:value-type="float">
            <text:p>5198</text:p>
          </table:table-cell>
          <table:table-cell office:value-type="string" calcext:value-type="string">
            <text:p>0105000020E6100000010000000102000000050000003C84961A46EE1F40D261742FE66B49403C84961A46EE1F40D261742FE66B4940BC0622307BEE1F40D5B1EF2F276C494097790668B6EE1F40801FC484876C494097790668B6EE1F40801FC48487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0105000020E610000001000000010200000036000000F12B7BB71EC21F40E27DB0E7C66C4940F12B7BB71EC21F40E27DB0E7C66C494036559C0F74C11F407C29E1AE036D4940FF5CD9AAC9C01F40F31E0CE13D6D4940D307814BB6C01F4089450C3B8C6D4940328E36339FC01F40D2B41F84DB6D494068C988B086C01F40454DF4F9286E49408300193A76C01F40C00D8C17666E4940A127AFDF5DC01F4049940733B76E4940054BBF8E49C01F40457D3782F96E49404E1A59E839C01F40E6289BCD3E6F494041097DFA19C01F40E30F502B966F4940062DC9A601C01F40DF156646E46F494020DD6344FDC11F40E7BD7B911A70494012B92A9A18C41F40DBA6785C54704940884446AC6AC61F402B3817DA94704940BED7B56224C81F405A16A7B5C470494097EA5D17D9C91F4089981249F47049406771B504CFCB1F403F004E9429714940B86CBE5B6ACE1F40EA67A0E870714940E9A1B60DA3D01F4035289A07B07149404D7A2986F5D01F40E2B77C7FDE714940943BC7DBA5D01F40D7F1A9AD22724940F95DC76E55D01F4064997E897872494022C1F979F8CF1F4036E7E099D07249404A91C6B2AACF1F405480DE0A1773494023B8DB3F60CF1F40F6D555815A7349407C606CC60ECF1F409C4132D3AC7349406511D43ABBCE1F403DAE57A2FD7349409891D50858CE1F40951DD1F35D744940E7FCB90D0FCE1F40D103C4C9A27449409B3BFA5FAECD1F409E691DB0067549408BE65CE564CD1F40F4BD2B2746754940452DCDAD10CE1F4041CA993798754940F1D2F2A89DCE1F405AF44E05DC7549409F28644227CF1F40758698011D7649406F60BC30E3CF1F4027A9A7EA797649401821E120C6D01F406520CF2EDF764940160AC7E2EDCF1F407505DB8827774940E60AEF7211CF1F40DD0FD31973774940D316D7F84CCE1F40A80CD242B8774940E79DF98B8FCD1F40A9DA13C9FC774940483B6EF8DDCC1F40305DD2623A7849408D4C1B6904CE1F40BEA83869757849405083B3A558CF1F4060402FDCB97849400806103E94D01F40FE4003FBF9784940DD20A4B8F4D11F40B642A21A4079494000FAC78C01D31F40E855F88E75794940455F8B27CCD51F407D58141B98794940EAD9626D42D81F4026BE24DFB6794940FEDAFAE93FDB1F40E31F11AEDB79494037E73B5343DE1F40FA6AA22A017A49403C3F7BE4C5E01F406DA34B49207A49403C3F7BE4C5E01F406DA34B49207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0105000020E61000000100000001020000000C0000001192054CE08E1F40EB4A15D6D76249401192054CE08E1F40EB4A15D6D76249405D7E969D34931F40889FFF1EBC624940877AB07BE19C1F403AECBE637862494050AC53E57B9E1F40B05C6F9BA96249403547567E19A41F40A517B5FB556349402693533BC3A41F40A62FDF556A634940F01582C1DAA51F4095D920938C6349409217E30D7AA81F40CAD1D2CBDE6349404C77329303A91F4022FFCC203E64494014526D2695A71F4068FF4D397064494014526D2695A71F4068FF4D397064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215" calcext:value-type="float">
            <text:p>5215</text:p>
          </table:table-cell>
          <table:table-cell office:value-type="string" calcext:value-type="string">
            <text:p>0105000020E6100000010000000102000000040000008D310B4856791F409B1D4E05816249408D310B4856791F409B1D4E0581624940355882D60D7D1F40C24E56B19D624940355882D60D7D1F40C24E56B19D62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0105000020E6100000010000000102000000060000008D310B4856791F409B1D4E05816249408D310B4856791F409B1D4E0581624940881CB68883771F4054516111686249403BBF72CE99761F4052EC0D6377624940C75B9D5214761F40CAE369F9816249404C04EB2EAE741F409FBDE7BF5562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0105000020E610000001000000010200000008000000355882D60D7D1F40C24E56B19D624940355882D60D7D1F40C24E56B19D624940A63B99C981801F4049049953B8624940AD81F79F46831F40C7DB4AAFCD6249408F064BD0BA891F40CD029255B6624940D63439C65F8C1F407194BC3AC76249401192054CE08E1F40EB4A15D6D76249401192054CE08E1F40EB4A15D6D762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0105000020E61000000100000001020000001C00000014526D2695A71F4068FF4D397064494014526D2695A71F4068FF4D3970644940C4E050AEDFA21F402412E04FE8644940D12C6409C69C1F40523706538365494051A73CBA119E1F40AB4D524FD565494014BDE71B2C9F1F405937DE1D1966494051B4BCBC4AA01F40073B0F385C6649406BE8B00CBBA11F406C088ECBB8664940FD9419259EA21F406E910FD5EF664940CB671E6569A41F40BC8B4171116749402837401F1BA71F40A8B68AB443674940C6C14AAA5BAA1F40B8C02F3F8167494027D824E428AD1F40F7C9F6C6B5674940DAEB38D961AF1F402FC55565DF6749403E18C27B58B11F40918A5AF51468494091813CBB7CB31F4066B098C750684940C4D0EAE40CB51F40867D96427B684940D87ED70C15B81F40737B93F0CE684940338573B279B91F40304D11E0F468494001F9B770C5BA1F401D508072256949403992150D63BC1F40691CEA77616949408F098C50C7BE1F40D1292389B9694940F56DC1525DC01F4042BE3A7DF36949406CA22A018CC21F4030383932456A49405D284F0FC0C41F4047A17609986A49406885D84FB5C41F40DA44C1E7E26A4940DA7FF854A9C41F4021EDDA39286B4940DA7FF854A9C41F4021EDDA39286B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0105000020E610000001000000010200000006000000FE9B1727BEAA1B4005943C8D6AFC4840FE9B1727BEAA1B4005943C8D6AFC4840DA290C80A7A71B405E2D776682FC4840CE3637A627A41B4057FABFD99CFC484036EF93FEB9A31B406182644BA0FC484036EF93FEB9A31B406182644BA0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90" calcext:value-type="float">
            <text:p>8390</text:p>
          </table:table-cell>
          <table:table-cell office:value-type="string" calcext:value-type="string">
            <text:p>0105000020E610000001000000010200000004000000ED4749216EA020402DA9255628814840E6DC3708849F2040A339573959814840BC86CF8C349F20402EAC1BEF8E814840BC86CF8C349F20402EAC1BEF8E8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91" calcext:value-type="float">
            <text:p>8391</text:p>
          </table:table-cell>
          <table:table-cell office:value-type="string" calcext:value-type="string">
            <text:p>0105000020E6100000010000000102000000040000000691FB0C5E062140BE31A94654A548400691FB0C5E062140BE31A94654A54840FC97FFEB3706214061B5E8537DA548405BD8AF82330621409B416CB2A0A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585" calcext:value-type="float">
            <text:p>10585</text:p>
          </table:table-cell>
          <table:table-cell office:value-type="string" calcext:value-type="string">
            <text:p>0105000020E610000001000000010200000005000000D64F49E70D691E40923534AF34AC4940D64F49E70D691E40923534AF34AC494083774DA324671E409F9CFC7156AC4940FAF202ECA3631E408C602D8892AC4940FAF202ECA3631E408C602D8892A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831" calcext:value-type="float">
            <text:p>10831</text:p>
          </table:table-cell>
          <table:table-cell office:value-type="string" calcext:value-type="string">
            <text:p>0105000020E6100000010000000102000000040000006EABB420EF681E40AFF83C354DAC49406EABB420EF681E40AFF83C354DAC4940FAF202ECA3631E408C602D8892AC4940FAF202ECA3631E408C602D8892A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832" calcext:value-type="float">
            <text:p>10832</text:p>
          </table:table-cell>
          <table:table-cell office:value-type="string" calcext:value-type="string">
            <text:p>0105000020E610000001000000010200000005000000BD4C5EAE8F081E40612BB2E77CB34940BD4C5EAE8F081E40612BB2E77CB34940D04BC5C6BC061E40A5BF97C283B349407B692F4734061E40158035BD7AB349409AE412971F061E40F85047AB67B3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855" calcext:value-type="float">
            <text:p>11855</text:p>
          </table:table-cell>
          <table:table-cell office:value-type="string" calcext:value-type="string">
            <text:p>0105000020E610000001000000010200000026000000E91E23EA4F0C1A40F4FBA31419F14840E91E23EA4F0C1A40F4FBA31419F148406A9D5D633C0F1A40F731D582CDF048402D87CC4BB4121A40A9B4B409E6F048409B17714BF5161A40FF6959AD02F148409699D2FA5B1A1A40D06740BD19F14840E138DF3E611F1A40EEC330163CF14840E861B2028D231A409D34684359F14840E792AAED26281A4070754A5178F1484071C394EDE82C1A40B842B34698F14840C6DE307667321A40DF2FB0D870F14840D5F434BB49371A40321F10E84CF148406843FE99413C1A4038B3A72E2AF14840A7AE21DD74401A40A733411E0BF14840503F034587431A4053F5E10FF5F0484028501FDCF8461A40E474482014F14840999C7F60334D1A405B80118F1FF1484081666BD84A531A406204430C2AF1484096E6FB4E38581A40B186302361F148400DBE7A26455D1A4036DA609797F14840FC3669BF5A621A40269CCC2ECEF148409760CCF165651A405C9CE73EEFF1484067B2C92B21711A40E8DEC325C7F148408DF9145B9C741A4071ED9F02BBF14840F48B12F4177A1A4099DE5916A7F148402D70C339347E1A40A6FF9BCD99F148407FDFBF7971821A404EBDC9CA8AF148404ADB53CD07871A406EB191DA7AF14840166F641EF98B1A400CE1E2F269F14840BA2D36525B8F1A40EA3F10C589F14840C454449781941A40A65C86A4BBF14840F8938CF73E981A40A1C8EE5DDEF14840F6C99B0D439D1A40B2930BDF0CF24840884215489AA11A405BA038DB37F248407949528836A61A405C7C653964F248409B0D8D823BAB1A40AEBA0ED594F2484018299485AFAF1A4046ECB886BEF2484018299485AFAF1A4046ECB886BEF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857" calcext:value-type="float">
            <text:p>11857</text:p>
          </table:table-cell>
          <table:table-cell office:value-type="string" calcext:value-type="string">
            <text:p>0105000020E610000001000000010200000012000000F7E39B12B5E919408B2CE3F093F54840F7E39B12B5E919408B2CE3F093F548409068A78BB9E81940C7003F9935F548409FDED627CAE71940FB8FF1CDDBF448405E914E136CEA1940E99E758D96F4484059B8F64F81ED19403C0ECD8646F448402BE7E6768AF019403B37120DF7F34840762ACF728FF31940D5586721A6F3484043A38515B8F619407DD2890453F348403809EFBC9EF9194009AA46AF06F3484010B633A726FC19404F266E15C4F2484030302B14E9FE1940E53D18C27BF24840F25F200890011A40A943B81336F24840DD1445FE4F041A4034993B44EDF1484040A2AE5A3E071A404912842BA0F14840BD827EF0EB091A40D4C32BA457F14840E91E23EA4F0C1A40F4FBA31419F14840E91E23EA4F0C1A40F4FBA31419F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906" calcext:value-type="float">
            <text:p>11906</text:p>
          </table:table-cell>
          <table:table-cell office:value-type="string" calcext:value-type="string">
            <text:p>0105000020E6100000010000000102000000050000009DA223B9FC372240E964A9F57E454A409DA223B9FC372240E964A9F57E454A406CF76173C4382240651EF98381454A40825BD2ACC7382240630C512A86454A40860AC2ACF6392240457C96FC9C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232" calcext:value-type="float">
            <text:p>12232</text:p>
          </table:table-cell>
          <table:table-cell office:value-type="string" calcext:value-type="string">
            <text:p>0105000020E61000000100000001020000000500000038D66AB4C1BE1F40E92917CF4581494038D66AB4C1BE1F40E92917CF45814940E03DF669CBBF1F406A61606754814940D1BEA89322C01F40EE629AE95E814940DE53828BA4C01F402D5D8ABF5D8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252" calcext:value-type="float">
            <text:p>12252</text:p>
          </table:table-cell>
          <table:table-cell office:value-type="string" calcext:value-type="string">
            <text:p>0105000020E61000000100000001020000000A000000DA7FF854A9C41F4021EDDA39286B4940DA7FF854A9C41F4021EDDA39286B49400FB853DF9EC41F40C11F7EFE7B6B4940C51E7F0E98C41F407687B949B16B49408262BF828FC41F4005A50D2CEC6B494020FFBBF4E5C31F404CE88942266C494014B2F33636C31F4015EA44DD626C49408EB5BFB33DC21F407706FCD0BB6C4940F12B7BB71EC21F40E27DB0E7C66C4940F12B7BB71EC21F40E27DB0E7C6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36" calcext:value-type="float">
            <text:p>12336</text:p>
          </table:table-cell>
          <table:table-cell office:value-type="string" calcext:value-type="string">
            <text:p>0105000020E610000001000000010200000005000000FE9B1727BEAA1B4005943C8D6AFC4840FE9B1727BEAA1B4005943C8D6AFC4840177F805AB1AC1B401C4E4F0E55FC48407BEC78DD6CAD1B40FEDAFAE93FFC4840F9FFFBAF36AE1B404CF223073C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459" calcext:value-type="float">
            <text:p>23459</text:p>
          </table:table-cell>
          <table:table-cell office:value-type="string" calcext:value-type="string">
            <text:p>0105000020E610000002000000010200000010000000CAF9073653EE1F406DB1DB67956B494090F172220BEA1F40657506A1176B49407DB779E3A4E81F40F65DB642FD6A494097F03AD164E51F403FCD2445BF6A49402F0A719B5FE31F40D6B7825C986A494062156F641EE11F4069C306B06D6A4940D0D325885FDE1F40F5D48FF2386A4940F0C91EFC1FDB1F40E8FD7F9C306A4940DB006C4084D81F4086C6B887296A4940EC5A311290D51F40B3BFA211226A49403F100F176FD21F405DBE9AA84A6A4940BA02C067DACC1F408A9FB591A16A4940C4EC65DB69CB1F40ADAF647DB96A494029FE391625CA1F40327898F6CD6A494029BBF48A02C81F40790B7FE1F06A4940DA7FF854A9C41F4021EDDA39286B494001020000000500000088631688B5F01F400E09700BCE6B494097AC8A7093F11F406319D12CBF6B49408CBA7B2535F11F40A5F4F175BE6B49406F71E888D7F01F401C599EACBD6B4940CAF9073653EE1F406DB1DB67956B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486" calcext:value-type="float">
            <text:p>23486</text:p>
          </table:table-cell>
          <table:table-cell office:value-type="string" calcext:value-type="string">
            <text:p>0105000020E61000000200000001020000003B000000A72F3A0FDDA21B40D93BED3A65FC4840B352F7B7BAA21B40963DAEB25BFC4840DD8B1EAE8BA11B4067086C7308FC484004CB1132909F1B4088889B53C9FB484037CAFACDC49C1B40734BAB2171FB4840D9BC056DCD991B409ECEBAEB11FB48401430702F1F971B40CEE33098BFFA4840A9A624EB70941B4041DAFF006BFA484093510A5F04921B40E50D30F31DFA4840306F6990DD901B4000E48409A3F9484014E6E214C28F1B401C7B9BA333F948404D50C3B7B08E1B40802C4487C0F84840986BD102B48D1B40700D6C9560F84840C402A95EC88C1B4006195CCE00F848404A2E5ADB6F881B40D3133BBFCDF7484085F3041D08841B4035BA83D899F7484088776FFBD47F1B40A95379967BF74840B8FAFBD698791B40CC0BB08F4EF748401F903AF020741B4030B1434651F7484031BF89D7AB6E1B402944C02154F74840AAE111CB1C691B403F8E8B0F58F7484003F797384D621B403D9688015CF748408D800A47905A1B4093B53CC560F748409541FF4EA4551B4013036E275BF7484001474C9A50521B40633C94B256F74840EC8F8BC5CA4B1B409740A5A54DF74840CE6D6704C0451B40D734EF3845F7484094ED8D6B8D421B40F104B12259F74840D919958A7C3D1B4002E1F9FB7BF74840D26B58F89F391B40F42C527298F748407A71E2AB1D351B4004B23275B2F74840D7B3D606DD2C1B40E941E66FE7F7484069A4EF7F91291B40AD2DE175A2F74840CDC529841F261B40A9AED74F5AF748401DAED51EF6221B40EE3E6C8E18F748403EDD2F551F1E1B40FFF4FAEEB1F648406F3777AA321A1B40402DAB5560F64840DA31BFE490161B403831242713F6484027F84B3041121B4079FEFEDEB7F548404D199359180D1B4020C720C19EF548402A464C3F97071B407156E99381F548405218EF22A7021B40A15E3AF768F548401EF928C874FD1A40FC4DCD8A4DF54840A9EF46301FFA1A40481F4EBBF3F4484001982144E8F61A40EBB35E679EF44840433A3C84F1F31A40DF20B5E44CF448403711476815EF1A407FFD101B2CF44840FBF087FAB8E91A40AFCED66608F44840D973E3271FE41A4039A91E1FE3F34840167CE42032DE1A404EEFE2FDB8F34840742DB53929D71A40B3A6689BD1F34840B12A0CDB60D21A402791D849D8F348401592CCEA1DCE1A40F4226EA9DEF348404BF0E1ED9CC91A40165FA39BB3F34840140DADA987C31A404B6B1D6679F3484035B8AD2D3CBF1A40A785819D51F34840694183A856BA1A408920185124F348401F80796DDBB41A40623F7A79F0F2484018299485AFAF1A4046ECB886BEF2484001020000000200000036EF93FEB9A31B406182644BA0FC4840A72F3A0FDDA21B40D93BED3A65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899" calcext:value-type="float">
            <text:p>23899</text:p>
          </table:table-cell>
          <table:table-cell office:value-type="string" calcext:value-type="string">
            <text:p>0105000020E61000000500000001020000000200000036EF93FEB9A31B406182644BA0FC48403CDEE4B7E8A41B403D2F151BF3FC48400102000000200000003BF59210F6271C40437AE5D5940249405BE7847588241C409CCD99A37D024940921B8F63351F1C40209DBAF259024940A0A7A6C9311E1C4023CF3F0B530249406B7011CE5D191C406475502E32024940BBB2B04C64131C404873BF9E0A024940957FD2F5E90D1C4068F9707FE401494042D3122BA3091C400B6DEF09C8014940D18B248B45051C404F907D35AC014940E9F0B50CDD011C40479B3E96990149402FA0617B77FD1B40B2B2C755760149400D54C6BFCFF81B40BAE23D624F0149402FFB1AEEC8F51B408BC0FD254E014940ACEBAB06BCEF1B4062D1BE034D014940E606431D56E81B4014BEADAA4D014940A97004A914E31B4075D7C86427014940864A123A9EDD1B40607E0283FF004940277F411C35D81B40D2448E63DA0049401A5245F12AD31B400ED87A2BB70049403C20BF6D5CCD1B402FE065868D004940BE8D2848C7C81B406F9AE3816D00494036E785E05DC31B4083305CC246004940136AE10DC4BD1B40F616C5611F004940065BDBCA01B91B4025F6BF12FEFF4840988345EAE2B31B40A364CD23DAFF48405BB0F95D7DB11B40D8BFEB3367FF484009BA07324CAF1B405A379490FEFE4840D6CDC5DFF6AC1B40468C8D2F90FE4840AED282BCC3AA1B407CCE82F524FE48403AFAA93B60A81B407A4CEEC1B5FD48400868114020A61B400B229C6049FD48403CDEE4B7E8A41B403D2F151BF3FC4840010200000002000000C466DBC424F71D40028AECDEE52C494033DA4F6B3FF61D4016623FD5322D494001020000005C0000008D497F2F853F1D4006D61643DE1D49403547567E193C1D40FEC3F1D7BF1D494048663F9CD1381D400DACE3F8A11D494060EEEE5C73321D40B916D286681D4940CFF8BEB8542D1D4054C32396391D4940B18C0DDDEC271D4020420180081D4940EC2CC4341D231D408417D8BEDB1C4940C75FA461421E1D40CAFBDDE0B01C4940124CDAF923191D407DBCEBC7811C4940E3ADF36F97151D4016F07C50611C4940010C152D8A101D40C8F20934331C49402CDCF291940C1D400B7778190F1C4940E7BBA5E6BC081D407C93F0CEEB1B4940F769CB6F87041D4095B88E71C51B49404817409D97FF1C40CA518028981B49404148BB760EFA1C40444E0416651B494082035ABA82F51C403BA92F4B3B1B49404F05813A8AF01C40ACFEAD090E1B49401E8535DFD2EB1C403FC8B260E21A49406A74626AA6E61C409F2E41FCB21A4940396D2123FBE31C40C4375ECB751A494081AB860ECBE01C405B3B9B9F2C1A4940FCCCB458E5DD1C40536232B0E9194940413C0103F7DA1C40B2F84D61A5194940C76C24647BD81C4081F167D36C1949400F8FB39F7BD51C402E9B94DD27194940EC0E739362D11C4052A3EB1DC9184940484B8A3496CD1C40D92AC1E2701849402CB418E192C81C401F97827F5B18494006476EF200C31C40071BE8EB431849407A2C6CBC2ABE1C4065AFD2382F184940F2F4A512F9B91C40DA1DF7521D184940493140A209B41C405A6B28B517184940D515229683AF1C40741BC35213184940BC004576EFAA1C40051665DB0E1849404032C280CAA51C408AAA04300A184940862AEBED85A01C407B7FCD83051849406AA09EE3489C1C40578D6F39A8174940B4F9C962AC981C401B70F14B581749400B22F719BC941C4018B25F1C011749403B0AC67718911C40AC2AEA82B01649401E37FC6EBA8D1C4044064DA665164940D034BCB43C8A1C4006F7031E181649409631F43E44811C40C7980524AB15494050C532A2597E1C405047B6A97015494001DCD1A4B97A1C403FECE0BB281549405EFF09890F771C405858703FE0144940BA1798158A741C40653CA5DEAE14494032EBC5504E741C40FCE82F4F42144940D30957F613741C4074E6689FD8134940B637537CD7731C40ACB58BC45F1349405FE3440598731C40CD37EC08F1124940F44AA31353731C40C4AD275F7512494097900F7A36731C400AAB0C3E281249408A0FA26B15731C40CA1AF5108D114940EAF81EE4AB731C40A6304A2B19114940D003691030741C402FF598EDAF1049401CC92FCDBE741C400AEB10493E104940D57B2AA73D751C40CE099057D60F49400E52F01472751C406CBD95DBAC0F49404F9C37A9C3751C40204D501E710F494063CF431262731C4099B624AC320F4940A1E293A9DD6A1C40E55C2FF2570E494099439C983F681C4057C6D0FB100E494076A7E095C9651C40F44D3F4DD20D4940AC110BC6D2611C400560F2F56B0D4940F50C86DFF25D1C40C710A562080D49408E0B62FB245A1C4099261186A60C49408ECCC8C5BD561C4061CB86904E0C4940798258912C531C40BF631D33F50B4940A72E7480BB4F1C4075136BA79C0B4940D0C59569EA4B1C40D00F2384470B4940559E8A65444B1C40994FB1C5C90A4940D873886EAC4A1C4071BDB7335D0A4940EC9227FF494A1C40E7E84C350E0A49401E7FB3DEB9491C40C40D53B6A3094940B2FFF0A952491C409E0C8E92570949404A5C6CFF6F491C4056F7C8E6AA084940C5419D4DA2491C40CDBFA7830608494037D03241C3491C407005B930770749403B17EBC0DE491C40DB3A93910E0749404B68812CFA491C4077734C71B0064940E14CA7D0D4461C40E0F8DA334B06494003D770EC34451C40A1038184170649401867672CF53F1C40E66E21D96D054940E0556A51FA3D1C40C5D1B0732E054940C14EFBF72A3B1C40C4F17C06D40449403FCDC98B4C381C40633722CE79044940EFA9413D22331C40DC813AE5D1034940B381CF6ADC2E1C4094DDCCE847034940225C5C3EED2B1C40240CA8DCE90249403BF59210F6271C40437AE5D5940249400102000000520000008D497F2F853F1D4006D61643DE1D4940CB87A06AF4421D40FA394F86F41D4940C41F8F2AD4441D407561FFD0271E4940529A722ABE461D40D10DA8925C1E494000B78201DF481D4012047E43971E4940148DFF4CCE4A1D402B9B83B1CF1E494082BC68D9A44C1D40A0D7E951021F494097E99788B74E1D404CC631923D1F49405ECAAFD5D4501D40643D5A41781F4940393F0FFFFA521D40A4135333B51F4940A8716F7EC3541D40DD932CCCE71F4940278689AB6F551D4018E071400120494063D927DB1B571D40F6B52E354220494025856863DB581D40E58810B287204940A881D547965A1D40278E97C9CB204940A7F2D13D465C1D40C881B28410214940BCFD03F6E25D1D403C31EBC550214940722FD571A15F1D404F84C3C194214940425B73EC45611D40B785425FD52149403DA29D2EE6621D406D6CC03115224940ABDED04A10641D40FCA9F1D24D224940147EA99F37651D405D0D9AA784224940C8A4750AA8661D40C3589533CA224940D80A3FDDE5671D40F10B546B06234940EA3D3A1A2C691D40F5673F52442349409D97D41A946A1D40C713419C872349404D2146BE016C1D400370FD05CC2349401E1A16A3AE6D1D409F4DFD721C244940E86F9DDA746F1D40328A2F24712449400A6CCEC133711D4007FEA666C5244940D757B2BEDC721D402CC5E97F1425494000879A3281741D40BC421F2C632549409D0C33D9E4751D404CFF9254A62549406657B5FF5C771D400471C394ED254940D98640E4E3791D406513AAE518264940F3AE7AC03C7C1D40155F48E240264940CA8A86318E7E1D40187B2FBE6826494076DA649EA6801D40FA2E00E88B264940949FF94102831D40875C0421B4264940891A3B9798851D4082D71D41E02649408B11D3CFE5871D404AAD41A907274940F09F13E74D8A1D40AC13E17030274940C3A8FF07B38C1D400E4C6E1459274940845D5ECA0A8F1D40232F6B628127494052932A9B83911D4020CA6141AB274940895BAA775D941D4072080BDDDB274940AEC497E4DB961D4033CDCF68062849407AA9D898D7991D402A16647039284940F750ECB2A99C1D40410E4A9869284940488AC8B08A9F1D40BE5B0F15992849408A4D1A59E8A11D403EF5FEF5C0284940E6F857456EA41D40163E117AEC2849405DA9674128A71D4088CFE7ED192949403ADE2E4503AA1D40D57E6B274A2949406A392BFDDFAC1D400FBDC5C37B294940A1713CFABAAF1D40311BAE1FAC294940D7D7046223B21D4003171A3ED8294940B686527B11B51D4087B7BD93052A4940C11259B5B5B71D403375B22F342A49400B84F81B48BA1D406BCC35165E2A4940A3B437F8C2BC1D40CDD07822882A494079399105F1BE1D40A154562EAF2A4940C82AA5677AC11D40FC7B84F5DA2A4940340A93F30FC41D40D4B029A1052B4940922F57F5A8C61D4005B5CEAE312B49407B354069A8C91D40C2752046632B494099558E7F55CC1D405B8EA1AD942B49406E60617770CE1D407327220DB82B49400F04125ECCD01D40DC566941DE2B494093C60D64E2D31D40F1564C5B122C4940742D5A80B6D51D4076CCD47F312C49407C8AD29453D91D40541C075E2D2C4940DD84D61E51DC1D4020CDFD7A2A2C4940CE86A17A10DF1D40815770E4262C4940BB29E5B512E21D403A9DBF643E2C4940095ADCDA1DE51D40984F560C572C49400C9F63F668E81D408B8D791D712C494006A62E7480EB1D40E3C4573B8A2C494029113C1977EE1D400174F3E8A12C4940F01F668A94F11D40B3C8C04BBA2C494093BE5AFFF8F41D408DAA7015D52C4940C466DBC424F71D40028AECDEE52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2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259" calcext:value-type="float">
            <text:p>24259</text:p>
          </table:table-cell>
          <table:table-cell office:value-type="string" calcext:value-type="string">
            <text:p>0105000020E6100000020000000102000000030000001879F2B3696E224000958557186D484079FD9309096E2240013B9226396D4840E285634CB06E2240F48F1903466D484001020000003E000000530031AE5D6B224047A34CB4F5834840AA9212CCE26B22406C75DE6BAD834840F1CD80C4C06C2240627D4D2036834840FD016AC5926D22406C8198DFC4824840D860866B5A6E22408C2BD3D45782484085645CCC2A6F22402A45E169E8814840B264332CEB6F2240601F420180814840B7FFB748907022405D058C892881484053AF004B53712240C974E8F4BC804840776A2E3718722240BE37E1B952804840A153EB5800722240C90567F0F77F4840520BCAD9E0712240CC01CCC6947F48404F379A6DB8712240EBDB93D1127F4840E535655D92712240B4661A03A17E4840FC1A498270712240A5EE14BC327E484059FCA6B052712240AC0892D2C77D4840C85F5AD4277122403A4A1410497D4840D96729B407712240768588E5E07C484026C632FD127122402959F388767C48409ED733DF1C712240E81FD84C197C48405C5E1498A9702240EFB32506DC7B48409D5A6C49FD6F224019D5D8147E7B48408611B177356F2240F7A3F2C0117B484075159C0B6D6E2240B22C98F8A37A4840695F2F03846D2240D619845E247A4840CC54771B8A6D224089618731E9794840D03989528C6D2240891A3B9798794840620F92AA926D2240D81D41E037794840960DC6E3FD6F224043610619B77848407F9CD5A7C1712240722BCE6273784840D72A0B708B732240D8ECED3B2B78484020FF16AE587522403819B03FE4774840FE6E70D86C77224032B907D7927748400E8FB39F7B792240B0F5FBB440774840440C8519647C2240B2097AB999764840BF9CD9AED07B2240CD22145B41764840F629C764717B2240B6D9FDCF067648405481A499387B224003AAC99DE375484047938B31B07A22405DFC6D4F90754840ED9C0BC8037A224093F0733227754840A85DA7EC4F79224025CC5944B9744840C54D57C1B9782240CDF56C0CF0734840B130E994EC792240A8F45D5B89734840C00644882B7B22409C7DD41522734840D74922A0677C2240470C9645BC724840625BF56F4D7C22409B98897D5D7248400074982F2F7C224004159F4CED71484002EA1736147C2240C09A030473714840672D05A4FD7B2240C15CE6CF127148402F69311DDF7B2240905CED17A270484025D5D237C47B22402302C41330704840654DD136A37B2240B3913534AF6F484052370653837B22403620425C396F48407D8857A3687B22407395383CCE6E48404496BB85647B22400517D0B0BD6E484020AEE64A4E7B22400406499F566E48407A1F477364792240BE9877E62F6E48406B6B9FE980772240E43DBD08096E4840884215489A752240F2E8EB9EE16D4840F827A72CF9722240C4633F8BA56D48405CBDD419297122401903EB387E6D4840E285634CB06E2240F48F1903466D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1022"/>
        </table:table-row>
        <table:table-row table:style-name="ro2" table:number-rows-repeated="10483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ückbau nach sql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rojekt</text:p>
          </table:table-cell>
          <table:table-cell table:style-name="ce1" office:value-type="string" calcext:value-type="string">
            <text:p>Abschnitt</text:p>
          </table:table-cell>
          <table:table-cell table:style-name="ce1" office:value-type="string" calcext:value-type="string">
            <text:p>Startpunkt</text:p>
          </table:table-cell>
          <table:table-cell table:style-name="ce1" office:value-type="string" calcext:value-type="string">
            <text:p>Endpunkt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Leistung (MW)</text:p>
          </table:table-cell>
          <table:table-cell table:style-name="ce1" office:value-type="string" calcext:value-type="string">
            <text:p>Technik</text:p>
          </table:table-cell>
          <table:table-cell table:style-name="ce1" office:value-type="string" calcext:value-type="string">
            <text:p>Erdkabelpilot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Rückbau</text:p>
          </table:table-cell>
          <table:table-cell table:style-name="ce1" office:value-type="string" calcext:value-type="string">
            <text:p>Anzahl Kabel</text:p>
          </table:table-cell>
          <table:table-cell table:style-name="ce1" office:value-type="string" calcext:value-type="string">
            <text:p>topo</text:p>
          </table:table-cell>
          <table:table-cell table:style-name="ce1"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34491737E0272240077FDE21ED414B401C09D91E62FC21405F82AED8BA4C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17CA504549312240342D73AE813C4B4034491737E0272240077FDE21ED41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A7EE25E88A4D22401313D4F02D214B407A84E4AE6F392240155D7237E32F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1954FC7A67EC2140F817BC009A564B403D85B762DAFE21408E4DE1F72552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E9482465B4B821400F0985DA6C654B401954FC7A67EC2140F817BC009A56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7A84E4AE6F392240155D7237E32F4B4017CA504549312240342D73AE813C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3D85B762DAFE21408E4DE1F725524B4029CDE67118FC21404F779E78CE4C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564589B8733922401DE884E04BFA4A404AE93EA5EF3A224038E5C06158FA4A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564589B8733922401DE884E04BFA4A404AE93EA5EF3A224038E5C06158FA4A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86123F927D202240BBB93B0FBB0A4B40010AE4C8B91F2240D8BF46EDD90A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86123F927D202240BBB93B0FBB0A4B40010AE4C8B91F2240D8BF46EDD90A4B40'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076BF706BAF52A401C1252126D504A40B32781CD39042B40549F9A81804F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D68ADB0D47E42940919F8D5C37484A4062C32EE5D76A2A404F475BF0FD56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15AA40D24C6C2A401BCE46F828574A40DF14FB7035872A4039883144A959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B32781CD39042B40549F9A81804F4A407771C1D4596B2B40B98A9B021845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8D2AC3B81B942A4061F3BBFAC2594A40076BF706BAF52A401C1252126D50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DF14FB7035872A4039883144A9594A408D2AC3B81B942A4061F3BBFAC259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12EEDF06C6EB2B406713BB1171A04A405D8DEC4ACB102C4036B39602D2C0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5414F93FD10E2140935A28999CED484061BBC50D09312140B4999E0B7EF948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1D80EA1A58E2140DD572FD0FFFB4840BDF20F11ED5D21400F1DF11AAAF848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1BBC50D09312140B4999E0B7EF948401DE90C8CBC582140ED63AA059BF848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FC51D890878022403562D7B7A58E4A40E318C91EA14622401DEA77616B6C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318C91EA14622401DEA77616B6C4A409DA223B9FC372240E964A9F57E45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7657D17A53B42740AFEBBC32148C4A40795FF0C4075D2840126A865451E8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6E37F97BE4427400D40FE2D5C224A40E59F747D7AC327409EB0694A578A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2E884D041E71C40E37B35F6DBAC4A40DECCE847C31920408A58C4B0C3AA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014B01D8C2820408ACF9D60FF6D4A402B2BF290CE19204048AAEFFCA2AA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0E6C9560714823400A151C5E102D4B40BA6B09F9A0072340F14C68925830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4AA4236F6F752340126C5CFFAE254B400E6C9560714823400A151C5E102D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BA6B09F9A0072340F14C689258304B409FACBDF49BA2224083B5204A6A5B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5B3DCC03FDFA2340EC34D25279E24A4069458AB7841224400992D2C7D7E6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9458AB7841224400992D2C7D7E64A40706C2C17E0452540DFCFDF3AB5F5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076BF706BAF52A401C1252126D504A40B32781CD39042B40549F9A81804F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4AE93EA5EF3A224038E5C06158FA4A401FCC37EC08592240E12E562F1AF5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4B1A48BCE1332240139D6516A1FD4A404AE93EA5EF3A224038E5C06158FA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000868A162D2240C7AEA3607C004B404B1A48BCE1332240139D6516A1FD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0CE29125D152240AFC623021F0B4B406000868A162D2240C7AEA3607C00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B1AD24D071B22408A624DC00A154B4030CE29125D152240AFC623021F0B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1862E3E62C523409CDBB9E8EB264840730C6DA57C812340EFD34C52F4D247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D00F4E47BD642240209E89FCDB744840AA3AE6B2C6D922403AF0978F3F0848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A84E0A7606F22400880E0E0C1014B406000868A162D2240C7AEA3607C00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0CE29125D152240AFC623021F0B4B40010AE4C8B91F2240D8BF46EDD90A4B40'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7E025765387423408D1F37484D254B4054D1B3B4AEF82340A26C25CF50E24A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1FCC37EC08592240E12E562F1AF54A405FE68585A460224085BB0E304EF44A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51AAD8F3908022404323D8B8FE8E4A4030890EDCDCFF2240FD2E1114E4C54A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1438FC94EA0023401A05EEF07AC54A404E3338A517142340F0CE90E0FCC74A40'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E958EF8167402640E435AFEAAC7F49402459D130C6952840550B36BFAB95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2279420AF917284002767F06E56549409F63F668601A284007E28629DB64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E53FEE6CD91728409FFA511E27664940909F32A3C49F2940B8D507ED306E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E53FEE6CD91728409FFA511E276649402279420AF917284002767F06E565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FFBD2A26F24A2740D0D751D97644494084369435454F27400BC50C439A44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84369435454F27400BC50C439A44494096BABFD595162840C3082B5FE165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2459D130C6952840550B36BFAB95494053D0ED258DA128406FA296E65698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2279420AF917284002767F06E565494096BABFD595162840C3082B5FE165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96BABFD595162840C3082B5FE1654940E53FEE6CD91728409FFA511E27664940'</text:p>
          </table:table-cell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ückbau insgesamt" table:style-name="ta5">
        <office:forms form:automatic-focus="false" form:apply-design-mode="false"/>
        <table:table-column table:style-name="co15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scn_name</text:p>
          </table:table-cell>
          <table:table-cell table:style-name="ce1" office:value-type="string" calcext:value-type="string">
            <text:p>Projekt</text:p>
          </table:table-cell>
          <table:table-cell table:style-name="ce1" office:value-type="string" calcext:value-type="string">
            <text:p>Startpunkt</text:p>
          </table:table-cell>
          <table:table-cell table:style-name="ce1"/>
          <table:table-cell table:style-name="ce1" office:value-type="string" calcext:value-type="string">
            <text:p>Endpunkt</text:p>
          </table:table-cell>
          <table:table-cell table:style-name="ce1"/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s_nom 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line_id</text:p>
          </table:table-cell>
          <table:table-cell table:style-name="ce1" office:value-type="string" calcext:value-type="string">
            <text:p>topo</text:p>
          </table:table-cell>
          <table:table-cell table:style-name="ce1" office:value-type="string" calcext:value-type="string">
            <text:p>geom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0102000020E610000002000000151450F234F22C40A86219D12CC74940BBFF7EE7CD032D403BEBAE473CB54940</text:p>
          </table:table-cell>
          <table:table-cell office:value-type="string" calcext:value-type="string">
            <text:p>0105000020E610000001000000010200000039000000151450F234F22C40A86219D12CC74940151450F234F22C40A86219D12CC74940566FC3DE7AF32C40F657D98871C749401C9E5E29CBF42C4078B6476FB8C74940C841AE79FAF52C40B14DCF60F8C74940CB98CCC2E8F72C4014460E6CF0C749402EB3637EC9F92C406C62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0102000020E610000002000000A349BD022C492A408FB16E17F5F34A40BDD0B76004CC2A40D1AF52E68BE54A40</text:p>
          </table:table-cell>
          <table:table-cell office:value-type="string" calcext:value-type="string">
            <text:p>0105000020E610000001000000010200000047000000A349BD022C492A408FB16E17F5F34A40A349BD022C492A408FB16E17F5F34A40042B3D89BE492A40F3E670ADF6F34A408BA3175A424B2A408FB9217CDEF34A40059376FE484C2A40E58810B287F34A408E51E806544D2A40370994032CF34A4081E5AD5F554E2A40BCF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0102000020E6100000020000005DFB7C5EB6CC2A404AA85A77B0E54A40BDD0B76004CC2A40D1AF52E68BE54A40</text:p>
          </table:table-cell>
          <table:table-cell office:value-type="string" calcext:value-type="string">
            <text:p>0105000020E6100000010000000102000000060000005DFB7C5EB6CC2A404AA85A77B0E54A405E9FDE31E1CC2A4007859C52B9E54A40D969FF5E65CC2A40D79B621FAEE54A40E3B08FA916CC2A401650A8A78FE54A40BDD0B76004CC2A40D1AF52E68BE54A40BDD0B76004CC2A40D1AF52E68BE5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0102000020E610000002000000955FABA9D1442A4022BDF26ACAF34A40F7C9F6C6B5462A40646BC71EEBF34A40</text:p>
          </table:table-cell>
          <table:table-cell office:value-type="string" calcext:value-type="string">
            <text:p>0105000020E610000001000000010200000004000000955FABA9D1442A4022BDF26ACAF34A40955FABA9D1442A4022BDF26ACAF34A40F7C9F6C6B5462A40646BC71EEBF34A40F7C9F6C6B5462A40646BC71EEBF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0102000020E610000002000000128AADA069112C40E29A96B3D2C04A40069D11A840112C40C725AAD601C14A40</text:p>
          </table:table-cell>
          <table:table-cell office:value-type="string" calcext:value-type="string">
            <text:p>0105000020E610000001000000010200000006000000128AADA069112C40E29A96B3D2C04A40128AADA069112C40E29A96B3D2C04A40B7EFF6C54A112C408855174BECC04A4063F19BC24A112C405A428875F4C04A40C86E55C84B112C405DBF057EF9C04A40069D11A840112C40C725AAD601C1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string" calcext:value-type="string">
            <text:p>0102000020E610000002000000F7C9F6C6B5462A40646BC71EEBF34A40A349BD022C492A408FB16E17F5F34A40</text:p>
          </table:table-cell>
          <table:table-cell office:value-type="string" calcext:value-type="string">
            <text:p>0105000020E610000001000000010200000004000000F7C9F6C6B5462A40646BC71EEBF34A40F7C9F6C6B5462A40646BC71EEBF34A40A349BD022C492A408FB16E17F5F34A40A349BD022C492A408FB16E17F5F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0102000020E6100000020000002319C27ABC5F2840572718526BE84A40955FABA9D1442A4022BDF26ACAF34A40</text:p>
          </table:table-cell>
          <table:table-cell office:value-type="string" calcext:value-type="string">
            <text:p>0105000020E6100000010000000102000000D60000002319C27ABC5F2840572718526BE84A4059D06A37B05F2840948C9C853DE84A402001ED58B660284087318E3633E84A40323CF6B358622840847291312DE84A40D6BECAEBD264284056421C9029E84A40DB0BBBDEEC65284029F114CD5EE84A401CD0D2156C672840F3B9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0102000020E610000002000000BDD0B76004CC2A40D1AF52E68BE54A40128AADA069112C40E29A96B3D2C04A40</text:p>
          </table:table-cell>
          <table:table-cell office:value-type="string" calcext:value-type="string">
            <text:p>0105000020E6100000010000000102000000C8000000BDD0B76004CC2A40D1AF52E68BE54A40BDD0B76004CC2A40D1AF52E68BE54A4071404B57B0CD2A403D60C37872E54A40A3B5A2CD71CE2A400DD3AD8D67E54A4043A8F7F994D02A40AE872F1345E54A40D839BCD694D22A402988708225E54A40B1805369D5D42A40406D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string" calcext:value-type="string">
            <text:p>0102000020E610000002000000151450F234F22C40A86219D12CC749408F5F2377A5F12C4059D31456E3C64940</text:p>
          </table:table-cell>
          <table:table-cell office:value-type="string" calcext:value-type="string">
            <text:p>0105000020E610000001000000010200000007000000151450F234F22C40A86219D12CC74940151450F234F22C40A86219D12CC74940A046109D54F22C40F5064E6CF4C649401EBE96A13BF22C409A6A1CA0EAC649403BE2355431F22C4002704793E6C64940C88D6CF827F22C406F0498E8E2C649408F5F2377A5F12C4059D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string" calcext:value-type="string">
            <text:p>0102000020E610000002000000FF6B7DE426042D40EE046F76F4B44940BBFF7EE7CD032D403BEBAE473CB54940</text:p>
          </table:table-cell>
          <table:table-cell office:value-type="string" calcext:value-type="string">
            <text:p>0105000020E610000001000000010200000004000000FF6B7DE426042D40EE046F76F4B44940E9F7FD9B17032D401A6B24AE08B54940BBFF7EE7CD032D403BEBAE473CB54940BBFF7EE7CD032D403BEBAE473CB5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string" calcext:value-type="string">
            <text:p>0102000020E61000000200000050C35CF7FB721E40C871F101CBF24940DB0CF7DCAF6D1E4097A6FE7905F34940</text:p>
          </table:table-cell>
          <table:table-cell office:value-type="string" calcext:value-type="string">
            <text:p>0105000020E61000000100000001020000000500000050C35CF7FB721E40C871F101CBF2494050C35CF7FB721E40C871F101CBF2494003AB3473926F1E4099709EA003F34940B49DA51AAC6E1E409008D7EDFDF24940DB0CF7DCAF6D1E4097A6FE7905F3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61" calcext:value-type="float">
            <text:p>4261</text:p>
          </table:table-cell>
          <table:table-cell office:value-type="string" calcext:value-type="string">
            <text:p>0102000020E61000000200000040F032CFB7D620404B549F401ED14840670E492D94D42040744DDC8541D14840</text:p>
          </table:table-cell>
          <table:table-cell office:value-type="string" calcext:value-type="string">
            <text:p>0105000020E61000000100000001020000000800000040F032CFB7D620404B549F401ED14840559D1F9095D52040DD24ABC722D14840916DCFE27BD5204004AC55BB26D148405C960A8563D520408B0D277A2AD14840284FB4064AD520404E5997642ED14840D82E6D382CD52040169051F932D14840670E492D94D42040744D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4502" calcext:value-type="float">
            <text:p>4502</text:p>
          </table:table-cell>
          <table:table-cell office:value-type="string" calcext:value-type="string">
            <text:p>0102000020E610000002000000FB233CDADBEA21408A0562E4920A4940DD7C23BA67F521409A47FE60E0074940</text:p>
          </table:table-cell>
          <table:table-cell office:value-type="string" calcext:value-type="string">
            <text:p>0105000020E61000000100000001020000000D000000FB233CDADBEA21408A0562E4920A49404607C9A76CE92140C11C3D7E6F0A49402790C82D9CEA21404D73863D480A4940CA17B49080ED2140C4BD8D28480A4940FBCE2F4AD0EF2140D0F57D38480A4940C9AD49B725F2214010B1C1C2490A4940F7CB272B86F3214086AE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2 von 3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0102000020E610000002000000364E548039F42140273F98CA91074940C7D0FB10658D214064EEB5FBB0FC4840</text:p>
          </table:table-cell>
          <table:table-cell office:value-type="string" calcext:value-type="string">
            <text:p>0105000020E610000001000000010200000034000000364E548039F42140273F98CA91074940364E548039F42140273F98CA91074940C6A52A6D71F1214089128832AF0749405B3DCC03FDEE214023C32ADEC8074940BD14C37A48ED214034F5BA4560074940FB3DB14E95EB2140B8BA5285F5064940230736F80CEA2140DDAE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765" calcext:value-type="float">
            <text:p>4765</text:p>
          </table:table-cell>
          <table:table-cell office:value-type="string" calcext:value-type="string">
            <text:p>0102000020E610000002000000670E492D94D42040744DDC8541D14840B72BE4390BD120403F6B82EFA9C34840</text:p>
          </table:table-cell>
          <table:table-cell office:value-type="string" calcext:value-type="string">
            <text:p>0105000020E610000001000000010200000034000000670E492D94D42040744DDC8541D14840670E492D94D42040744DDC8541D1484098851B9540D32040BB0CFFE906D14840D6C0A09630D4204081BCB266BFD048403DD3F0D2F2D420402DB1D76086D0484018EDF1423AD42040E6D76A6A34D04840E7A6727F9AD32040EC00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867" calcext:value-type="float">
            <text:p>4867</text:p>
          </table:table-cell>
          <table:table-cell office:value-type="string" calcext:value-type="string">
            <text:p>0102000020E61000000200000046EF7DADDC0622403B22336234EC4740471273FF47F82140920A630B41EB4740</text:p>
          </table:table-cell>
          <table:table-cell office:value-type="string" calcext:value-type="string">
            <text:p>0105000020E61000000100000001020000000B00000046EF7DADDC0622403B22336234EC47407D128E0F690622403561FBC918EC474038E4FAD236052240F93E0BF8EBEB4740F38986D6D4032240223B6F63B3EB4740D3399A7EE4012240F06A5E7AA0EB47407668A219D5FF21406BA22A018CEB4740AFBE709D35FE2140EBCC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868" calcext:value-type="float">
            <text:p>4868</text:p>
          </table:table-cell>
          <table:table-cell office:value-type="string" calcext:value-type="string">
            <text:p>0102000020E61000000200000067E613C31FF721402F94A70760EB4740C86B8962FC802040DFF548FAE3D14740</text:p>
          </table:table-cell>
          <table:table-cell office:value-type="string" calcext:value-type="string">
            <text:p>0105000020E6100000010000000102000000CD00000067E613C31FF721402F94A70760EB474067E613C31FF721402F94A70760EB47408490E2D2E7F52140293229F4B0EB4740A3A135F570F4214097C3938213EC4740BAFF232E5BF221403152DE7D44EC4740FD3ED29629F02140C38D4AA077EC47402EF53D343DEE21402F76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5" calcext:value-type="float">
            <text:p>5525</text:p>
          </table:table-cell>
          <table:table-cell office:value-type="string" calcext:value-type="string">
            <text:p>0102000020E6100000020000009E222CCF282229406B5496D7008A494099DA520779212940256717C2208A4940</text:p>
          </table:table-cell>
          <table:table-cell office:value-type="string" calcext:value-type="string">
            <text:p>0105000020E6100000010000000102000000040000009E222CCF282229406B5496D7008A49409E222CCF282229406B5496D7008A494099DA520779212940256717C2208A494099DA520779212940256717C2208A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string" calcext:value-type="string">
            <text:p>0102000020E61000000200000084520F2CA2092940C12154A9D993494033473C6954092940DF1664F41A944940</text:p>
          </table:table-cell>
          <table:table-cell office:value-type="string" calcext:value-type="string">
            <text:p>0105000020E61000000100000001020000000500000084520F2CA2092940C12154A9D993494084520F2CA2092940C12154A9D9934940159E865E35092940F0DFBC38F193494050920953EF082940FAE06BBE0094494033473C6954092940DF1664F41A94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string" calcext:value-type="string">
            <text:p>0102000020E6100000020000007A45A6327B9F29404DD3B194766D4940749AEA52A6A029400310E345CF6D4940</text:p>
          </table:table-cell>
          <table:table-cell office:value-type="string" calcext:value-type="string">
            <text:p>0105000020E6100000010000000102000000070000007A45A6327B9F29404DD3B194766D49407A45A6327B9F29404DD3B194766D49400AD40737BE9F294061DB4713946D494017269D92BD9F2940039A081B9E6D4940F34FBA3EBD9F29408FFA905CA36D494082806BDDBC9F29407472D06FA96D4940749AEA52A6A029400310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8" calcext:value-type="float">
            <text:p>5528</text:p>
          </table:table-cell>
          <table:table-cell office:value-type="string" calcext:value-type="string">
            <text:p>0102000020E61000000200000084520F2CA2092940C12154A9D993494099DA520779212940256717C2208A4940</text:p>
          </table:table-cell>
          <table:table-cell office:value-type="string" calcext:value-type="string">
            <text:p>0105000020E61000000100000001020000002300000084520F2CA2092940C12154A9D993494084520F2CA2092940C12154A9D99349400DF8A177CF0A294001FBE8D4959349407234EC9C0B0C29403E3D5BAC4D934940616413AAE50C2940DAC1D20A1D93494057C334C2910E294049B3C3A920934940DAD59A9C901029404D64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6066" calcext:value-type="float">
            <text:p>6066</text:p>
          </table:table-cell>
          <table:table-cell office:value-type="string" calcext:value-type="string">
            <text:p>0102000020E6100000020000007A45A6327B9F29404DD3B194766D49409E222CCF282229406B5496D7008A4940</text:p>
          </table:table-cell>
          <table:table-cell office:value-type="string" calcext:value-type="string">
            <text:p>0105000020E6100000010000000102000000850000007A45A6327B9F29404DD3B194766D49407A45A6327B9F29404DD3B194766D49408465112FF49D2940B0343A31356D49401BDE077B6E9C294072FA1F05F46C494087AB0320EE9A2940574E31BDB36C4940CA833EA253992940AA5038166F6C4940F0D23C36B897294080A7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6140" calcext:value-type="float">
            <text:p>6140</text:p>
          </table:table-cell>
          <table:table-cell office:value-type="string" calcext:value-type="string">
            <text:p>0102000020E6100000020000009F63F668601A284007E28629DB6449402657E5F407172840D232BA3800644940</text:p>
          </table:table-cell>
          <table:table-cell office:value-type="string" calcext:value-type="string">
            <text:p>0105000020E6100000010000000102000000050000009F63F668601A284007E28629DB6449409F63F668601A284007E28629DB6449406D1A80B2CE1928401E13CE1374644940BFFCA94C8C1828409DF6949C136449402657E5F407172840D232BA380064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6141" calcext:value-type="float">
            <text:p>6141</text:p>
          </table:table-cell>
          <table:table-cell office:value-type="string" calcext:value-type="string">
            <text:p>0102000020E6100000020000009F63F668601A284007E28629DB6449404197152FBB20294096DFB3BFFD894940</text:p>
          </table:table-cell>
          <table:table-cell office:value-type="string" calcext:value-type="string">
            <text:p>0105000020E6100000010000000102000000AB0000009F63F668601A284007E28629DB6449409F63F668601A284007E28629DB6449406D825E6EE61A2840EE974F560C65494005E51137021C2840D26751E9716549402C0BCB44B61C284065085B47B06549405F1BE038DF1E2840A8041FDECE654940755DF8C1F92028402F9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6732" calcext:value-type="float">
            <text:p>6732</text:p>
          </table:table-cell>
          <table:table-cell office:value-type="string" calcext:value-type="string">
            <text:p>0102000020E610000002000000CBFF3FA9517F2A40A35C1ABFF0434A4050A702A7807F2A40CF26C3400C444A40</text:p>
          </table:table-cell>
          <table:table-cell office:value-type="string" calcext:value-type="string">
            <text:p>0105000020E610000001000000010200000005000000CBFF3FA9517F2A40A35C1ABFF0434A40CBFF3FA9517F2A40A35C1ABFF0434A404281D2AB5C7F2A401B4CC3F011444A407D2EAE4C537F2A40054AAF720D444A4050A702A7807F2A40CF26C3400C44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6845" calcext:value-type="float">
            <text:p>6845</text:p>
          </table:table-cell>
          <table:table-cell office:value-type="string" calcext:value-type="string">
            <text:p>0102000020E6100000020000003EB12ACB670C2B40D4D67E6A90444A4077D58BA0B1E92A40269F551FBF424A40</text:p>
          </table:table-cell>
          <table:table-cell office:value-type="string" calcext:value-type="string">
            <text:p>0105000020E61000000100000001020000000A0000003EB12ACB670C2B40D4D67E6A90444A402701C5234C0C2B4033ED516E91444A4031009EFEFD0B2B40FEB73764A8444A406229DC3C1F0B2B40D41BA4969C444A40B76A323E27002B40C18CCE9E70444A4087D91544EEFB2A4062DD787764444A40513C1D7EEDF32A4078E4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7215" calcext:value-type="float">
            <text:p>7215</text:p>
          </table:table-cell>
          <table:table-cell office:value-type="string" calcext:value-type="string">
            <text:p>0102000020E61000000200000035B8AD2D3CF72140F73C242136EB47402F9CCAE819B921401876114639E74740</text:p>
          </table:table-cell>
          <table:table-cell office:value-type="string" calcext:value-type="string">
            <text:p>0105000020E61000000100000001020000002100000035B8AD2D3CF72140F73C242136EB474035B8AD2D3CF72140F73C242136EB4740DCB3F85E8DF521406444FD8925EB4740FAC21A1D46F3214046A9CEB40EEB4740CF4653E2DFF02140F370A719F7EA47405F807D74EAEE2140CD4E50D4E3EA4740CB7D175BADEC21409D2E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9171" calcext:value-type="float">
            <text:p>9171</text:p>
          </table:table-cell>
          <table:table-cell office:value-type="string" calcext:value-type="string">
            <text:p>0102000020E610000002000000069D11A840112C40C725AAD601C14A40128AADA069112C40E29A96B3D2C04A40</text:p>
          </table:table-cell>
          <table:table-cell office:value-type="string" calcext:value-type="string">
            <text:p>0105000020E610000001000000010200000006000000069D11A840112C40C725AAD601C14A4084C1903067112C40EC4BDB64F9C04A4013AA8A5F67112C40D7917E56F4C04A403033C74D68112C40ED623F30ECC04A40128AADA069112C40E29A96B3D2C04A40128AADA069112C40E29A96B3D2C0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9287" calcext:value-type="float">
            <text:p>9287</text:p>
          </table:table-cell>
          <table:table-cell office:value-type="string" calcext:value-type="string">
            <text:p>0102000020E610000002000000BBFF7EE7CD032D403BEBAE473CB54940FF6B7DE426042D40EE046F76F4B44940</text:p>
          </table:table-cell>
          <table:table-cell office:value-type="string" calcext:value-type="string">
            <text:p>0105000020E610000001000000010200000004000000BBFF7EE7CD032D403BEBAE473CB54940BBFF7EE7CD032D403BEBAE473CB5494099EDAFC33D032D40491DD3C908B54940FF6B7DE426042D40EE046F76F4B4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9289" calcext:value-type="float">
            <text:p>9289</text:p>
          </table:table-cell>
          <table:table-cell office:value-type="string" calcext:value-type="string">
            <text:p>0102000020E6100000020000008F5F2377A5F12C4059D31456E3C64940151450F234F22C40A86219D12CC74940</text:p>
          </table:table-cell>
          <table:table-cell office:value-type="string" calcext:value-type="string">
            <text:p>0105000020E6100000010000000102000000070000008F5F2377A5F12C4059D31456E3C6494079FD930909F22C40809763C3E4C649402784B30012F22C40A1BDFA78E8C649409990C5EC1BF22C409FF3098FECC64940276BD44334F22C40BE2FD39BF6C64940151450F234F22C40A86219D12CC74940151450F234F22C40A862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1646" calcext:value-type="float">
            <text:p>11646</text:p>
          </table:table-cell>
          <table:table-cell office:value-type="string" calcext:value-type="string">
            <text:p>0102000020E610000002000000DD7C23BA67F521409A47FE60E0074940364E548039F42140273F98CA91074940</text:p>
          </table:table-cell>
          <table:table-cell office:value-type="string" calcext:value-type="string">
            <text:p>0105000020E610000001000000010200000004000000DD7C23BA67F521409A47FE60E0074940DD7C23BA67F521409A47FE60E0074940364E548039F42140273F98CA91074940364E548039F42140273F98CA9107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1928" calcext:value-type="float">
            <text:p>11928</text:p>
          </table:table-cell>
          <table:table-cell office:value-type="string" calcext:value-type="string">
            <text:p>0102000020E61000000200000040F032CFB7D620404B549F401ED14840670E492D94D42040744DDC8541D14840</text:p>
          </table:table-cell>
          <table:table-cell office:value-type="string" calcext:value-type="string">
            <text:p>0105000020E61000000100000001020000000800000040F032CFB7D620404B549F401ED148401D3EE94482D52040C792286A1FD14840AD0CF49A68D52040719CCA5823D1484078352F3D50D52040A5FF401427D14840261DE56036D520406146C2082BD14840E2067C7E18D5204000FECE9B2FD14840670E492D94D42040744D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005" calcext:value-type="float">
            <text:p>12005</text:p>
          </table:table-cell>
          <table:table-cell office:value-type="string" calcext:value-type="string">
            <text:p>0102000020E610000002000000471273FF47F82140920A630B41EB474035B8AD2D3CF72140F73C242136EB4740</text:p>
          </table:table-cell>
          <table:table-cell office:value-type="string" calcext:value-type="string">
            <text:p>0105000020E610000001000000010200000004000000471273FF47F82140920A630B41EB4740471273FF47F82140920A630B41EB474035B8AD2D3CF72140F73C242136EB474035B8AD2D3CF72140F73C242136EB47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839" calcext:value-type="float">
            <text:p>12839</text:p>
          </table:table-cell>
          <table:table-cell office:value-type="string" calcext:value-type="string">
            <text:p>0102000020E61000000200000099DA520779212940256717C2208A49404197152FBB20294096DFB3BFFD894940</text:p>
          </table:table-cell>
          <table:table-cell office:value-type="string" calcext:value-type="string">
            <text:p>0105000020E61000000100000001020000000400000099DA520779212940256717C2208A494099DA520779212940256717C2208A49404197152FBB20294096DFB3BFFD8949404197152FBB20294096DFB3BFFD89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842" calcext:value-type="float">
            <text:p>12842</text:p>
          </table:table-cell>
          <table:table-cell office:value-type="string" calcext:value-type="string">
            <text:p>0102000020E610000002000000749AEA52A6A029400310E345CF6D49407A45A6327B9F29404DD3B194766D4940</text:p>
          </table:table-cell>
          <table:table-cell office:value-type="string" calcext:value-type="string">
            <text:p>0105000020E610000001000000010200000007000000749AEA52A6A029400310E345CF6D49409D03BAE5D99F294098BE7C57A96D494091419369D99F29407185C146A36D4940267733FED89F29400FA4E6069E6D494044D8953BD89F29406DE525FF936D49407A45A6327B9F29404DD3B194766D49407A45A6327B9F29404DD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929" calcext:value-type="float">
            <text:p>12929</text:p>
          </table:table-cell>
          <table:table-cell office:value-type="string" calcext:value-type="string">
            <text:p>0102000020E6100000020000009E222CCF282229406B5496D7008A49404197152FBB20294096DFB3BFFD894940</text:p>
          </table:table-cell>
          <table:table-cell office:value-type="string" calcext:value-type="string">
            <text:p>0105000020E6100000010000000102000000040000009E222CCF282229406B5496D7008A49409E222CCF282229406B5496D7008A49404197152FBB20294096DFB3BFFD8949404197152FBB20294096DFB3BFFD89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float" office:value="13175" calcext:value-type="float">
            <text:p>13175</text:p>
          </table:table-cell>
          <table:table-cell office:value-type="string" calcext:value-type="string">
            <text:p>0102000020E61000000200000050A702A7807F2A40CF26C3400C444A4006245B5B4D6C2A407BEA5403524A4A40</text:p>
          </table:table-cell>
          <table:table-cell office:value-type="string" calcext:value-type="string">
            <text:p>0105000020E61000000100000001020000001800000050A702A7807F2A40CF26C3400C444A40446BEAE1707F2A40E4D06C6814444A407F648401957F2A408DDA58E432444A402F3311DB827E2A40ABFFBD254A444A405CA2693F087F2A40BDFCF3D9A6444A409568C9E3697D2A4093FA57FBE0444A40798FD89365792A404616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8606" calcext:value-type="float">
            <text:p>18606</text:p>
          </table:table-cell>
          <table:table-cell office:value-type="string" calcext:value-type="string">
            <text:p>0102000020E61000000200000050A702A7807F2A40CF26C3400C444A40CBFF3FA9517F2A40A35C1ABFF0434A40</text:p>
          </table:table-cell>
          <table:table-cell office:value-type="string" calcext:value-type="string">
            <text:p>0105000020E61000000100000001020000000500000050A702A7807F2A40CF26C3400C444A40968334BE8A7F2A40A12E52280B444A40FC15D79D937F2A405109997510444A40CBFF3FA9517F2A40A35C1ABFF0434A40CBFF3FA9517F2A40A35C1ABFF04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1479" calcext:value-type="float">
            <text:p>21479</text:p>
          </table:table-cell>
          <table:table-cell office:value-type="string" calcext:value-type="string">
            <text:p>0102000020E610000002000000BA6E374D8BA12A40EB264CE0D0424A40A034005D509E2A4093C4BC00EC424A40</text:p>
          </table:table-cell>
          <table:table-cell office:value-type="string" calcext:value-type="string">
            <text:p>0105000020E610000001000000010200000003000000BA6E374D8BA12A40EB264CE0D0424A40A2DE420D95A12A40CDB22781CD424A408A2BE2364F9E2A40DB7005E2E942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1972" calcext:value-type="float">
            <text:p>21972</text:p>
          </table:table-cell>
          <table:table-cell office:value-type="string" calcext:value-type="string">
            <text:p>0102000020E610000002000000E3B613292FC22A40B1E8C0DCB5404A40E138A139C0BC2A40EFDBCB2367404A40</text:p>
          </table:table-cell>
          <table:table-cell office:value-type="string" calcext:value-type="string">
            <text:p>0105000020E610000001000000010200000003000000E3B613292FC22A40B1E8C0DCB5404A402AD31EE516BD2A407164D46B69404A40E138A139C0BC2A40EFDBCB236740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1981" calcext:value-type="float">
            <text:p>21981</text:p>
          </table:table-cell>
          <table:table-cell office:value-type="string" calcext:value-type="string">
            <text:p>0102000020E610000002000000E7857489E2CF2A409A34675C7D414A40E3B613292FC22A40B1E8C0DCB5404A40</text:p>
          </table:table-cell>
          <table:table-cell office:value-type="string" calcext:value-type="string">
            <text:p>0105000020E61000000100000001020000000F000000E7857489E2CF2A409A34675C7D414A4004E5B67D8FCA2A40DD346C4A68414A409D18ED4CFCC82A40939B977961414A4060402FDCB9C82A40C03225485B414A40E9A1B60DA3C82A40F8E7FDDA55414A4050296508B6C82A4042FC0D2439414A4024B31FCE68C82A40CCE5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29" calcext:value-type="float">
            <text:p>22029</text:p>
          </table:table-cell>
          <table:table-cell office:value-type="string" calcext:value-type="string">
            <text:p>0102000020E610000002000000BA6E374D8BA12A40EB264CE0D0424A40740B2781B4A72A40D1CD47A545424A40</text:p>
          </table:table-cell>
          <table:table-cell office:value-type="string" calcext:value-type="string">
            <text:p>0105000020E610000001000000010200000003000000BA6E374D8BA12A40EB264CE0D0424A40A2DE420D95A12A40CDB22781CD424A40740B2781B4A72A40D1CD47A54542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30" calcext:value-type="float">
            <text:p>22030</text:p>
          </table:table-cell>
          <table:table-cell office:value-type="string" calcext:value-type="string">
            <text:p>0102000020E610000002000000740B2781B4A72A40D1CD47A545424A40E138A139C0BC2A40EFDBCB2367404A40</text:p>
          </table:table-cell>
          <table:table-cell office:value-type="string" calcext:value-type="string">
            <text:p>0105000020E610000001000000010200000003000000740B2781B4A72A40D1CD47A545424A406DDE82B6E6BC2A40B0B14B546F404A40E138A139C0BC2A40EFDBCB236740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47" calcext:value-type="float">
            <text:p>22047</text:p>
          </table:table-cell>
          <table:table-cell office:value-type="string" calcext:value-type="string">
            <text:p>0102000020E61000000200000077D58BA0B1E92A40269F551FBF424A40303BBA6AEEDF2A40A32C1DF444424A40</text:p>
          </table:table-cell>
          <table:table-cell office:value-type="string" calcext:value-type="string">
            <text:p>0105000020E61000000100000001020000000C00000077D58BA0B1E92A40269F551FBF424A40EE9BFBABC7E92A40D41632B2BF424A40434AA24DC4E92A4040A54A94BD424A4099D06E3EBFE92A404269030BBB424A40E2E7BF07AFE92A404BB4E4F1B4424A4008043A9336E92A4018A8D60CBA424A40EB84E16DEFE82A40F547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48" calcext:value-type="float">
            <text:p>22048</text:p>
          </table:table-cell>
          <table:table-cell office:value-type="string" calcext:value-type="string">
            <text:p>0102000020E610000002000000303BBA6AEEDF2A40A32C1DF444424A40E7857489E2CF2A409A34675C7D414A40</text:p>
          </table:table-cell>
          <table:table-cell office:value-type="string" calcext:value-type="string">
            <text:p>0105000020E610000001000000010200000009000000303BBA6AEEDF2A40A32C1DF444424A402BBA3F2839DD2A406F2CCD5257424A40BD491D2E83DB2A400DDB60F250424A40B63176C24BD82A40991249F432424A403E29931ADAD42A407BEC1D24FA414A403763E2A0CED22A40D012BFBDC6414A4054CFDD0951D12A406288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22102" calcext:value-type="float">
            <text:p>22102</text:p>
          </table:table-cell>
          <table:table-cell office:value-type="string" calcext:value-type="string">
            <text:p>0102000020E610000002000000CBFF3FA9517F2A40A35C1ABFF0434A401EC0292044872A40D32493B9BD434A40</text:p>
          </table:table-cell>
          <table:table-cell office:value-type="string" calcext:value-type="string">
            <text:p>0105000020E610000001000000010200000005000000CBFF3FA9517F2A40A35C1ABFF0434A40738CBF48C3802A4059D81D9C99434A4092538550EF832A407817DE9B95434A401D1E673FF7862A40ACA3F496BC434A401EC0292044872A40D32493B9BD4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22103" calcext:value-type="float">
            <text:p>22103</text:p>
          </table:table-cell>
          <table:table-cell office:value-type="string" calcext:value-type="string">
            <text:p>0102000020E6100000020000001EC0292044872A40D32493B9BD434A4071A076AEDE8F2A407E8E8F1667434A40</text:p>
          </table:table-cell>
          <table:table-cell office:value-type="string" calcext:value-type="string">
            <text:p>0105000020E6100000010000000102000000050000001EC0292044872A40D32493B9BD434A40190E3AD7E6892A40D6592DB0C7434A40A15FA5CC178D2A40EBABAB02B5434A40B6262724E38E2A40C07EE3C688434A4071A076AEDE8F2A407E8E8F16674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124" calcext:value-type="float">
            <text:p>22124</text:p>
          </table:table-cell>
          <table:table-cell office:value-type="string" calcext:value-type="string">
            <text:p>0102000020E610000002000000A034005D509E2A4093C4BC00EC424A40EBE940183B952A4091D0669A38434A40</text:p>
          </table:table-cell>
          <table:table-cell office:value-type="string" calcext:value-type="string">
            <text:p>0105000020E6100000010000000102000000020000008A2BE2364F9E2A40DB7005E2E9424A40EBE940183B952A4091D0669A384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125" calcext:value-type="float">
            <text:p>22125</text:p>
          </table:table-cell>
          <table:table-cell office:value-type="string" calcext:value-type="string">
            <text:p>0102000020E610000002000000EBE940183B952A4091D0669A38434A4071A076AEDE8F2A407E8E8F1667434A40</text:p>
          </table:table-cell>
          <table:table-cell office:value-type="string" calcext:value-type="string">
            <text:p>0105000020E610000001000000010200000002000000EBE940183B952A4091D0669A38434A4071A076AEDE8F2A407E8E8F16674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3752" calcext:value-type="float">
            <text:p>23752</text:p>
          </table:table-cell>
          <table:table-cell office:value-type="string" calcext:value-type="string">
            <text:p>0102000020E610000002000000B0AD9FFEB37E2040C7212C746FCE47402E784A4C8984204098C5D4D82DD14740</text:p>
          </table:table-cell>
          <table:table-cell office:value-type="string" calcext:value-type="string">
            <text:p>0105000020E61000000200000001020000000A0000006112D32A9F822040B1FECF61BED04740420702092F822040B06D9BF39DD0474069F8BB1C1B822040D95E0B7A6FD04740094E2267068220404BAE073829D04740EEE7B92AF5812040BEE1992BDECF47403F4FA84CD68120408F25620097CF4740CA0DD0C7C68120408EA1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3895" calcext:value-type="float">
            <text:p>23895</text:p>
          </table:table-cell>
          <table:table-cell office:value-type="string" calcext:value-type="string">
            <text:p>0102000020E6100000020000007808237351D51E40826B74D48DD6494050C35CF7FB721E40C871F101CBF24940</text:p>
          </table:table-cell>
          <table:table-cell office:value-type="string" calcext:value-type="string">
            <text:p>0105000020E6100000050000000102000000050000004BF9FF2735D21E40ACCEC53AB0D649409B3A34D18CD21E40CCB09B638AD649400E96FB2EB6D21E409B93179980D64940EB0BD759E3D21E4040DD408177D649407808237351D51E40826B74D48DD6494001020000002900000004A1061DBEAE1E40F85A2B35D6E449402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32699" calcext:value-type="float">
            <text:p>32699</text:p>
          </table:table-cell>
          <table:table-cell office:value-type="string" calcext:value-type="string">
            <text:p>0102000020E610000002000000CC34F5A862612040F35A1E0B14624740B0AD9FFEB37E2040C7212C746FCE4740</text:p>
          </table:table-cell>
          <table:table-cell office:value-type="string" calcext:value-type="string">
            <text:p>0105000020E610000001000000010200000002000000CC34F5A862612040F35A1E0B14624740B0AD9FFEB37E2040C7212C746FCE47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9000000082E45A8084E1A405AB9BCDEA2B64940082E45A8084E1A405AB9BCDEA2B649404B1C1E673F4F1A400BC160EDDEB64940A4DEF87F7A501A403FCFFAEF1CB74940E2E1E24D23521A40B82407EC6AB749405FD72FD80D531A4012D66B1F97B74940AF0CAA0D4E541A409B9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DB31B57C077E2340187642035B7549403723DE95B87D2340D01BDDF75E754940C9E9EBF99A7D23409459187D6075494038B41204D97C2340E8E8A7EE8075494038B41204D97C2340E8E8A7EE8075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3886B57EB5AA1D40C4FE8BAF80BA49401FF7ADD689AB1D405C35745886BA49406F51C13CBFAB1D40F621140088BA49400232CFA513AC1D40A8EE25E88ABA49403FC2D5A656AC1D40A77224E18CBA4940F45FD67A75AC1D40B2BE81C98DBA49406E6C1BEB87AD1D407B8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6E6C1BEB87AD1D407B8BE2B08FBA49406E6C1BEB87AD1D407B8BE2B08FBA49407F38A34165AF1D403395D97B4CBA49407F38A34165AF1D403395D97B4CBA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54C14DEBDBB61D40423D224B8BBA494054C14DEBDBB61D40423D224B8BBA4940D2AA967494B31D403C51121269BA4940D2AA967494B31D403C51121269BA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D2AA967494B31D403C51121269BA4940D2AA967494B31D403C51121269BA49407F38A34165AF1D403395D97B4CBA49407F38A34165AF1D403395D97B4CBA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E00000054C14DEBDBB61D40423D224B8BBA494054C14DEBDBB61D40423D224B8BBA49400F588341E3BB1D4081A8458EBEBA494027A94C3107C11D40785B3343F4BA4940F312526D26C51D40B295E1896ABB494046C88A2B78CB1D40503750E09DBB49409BF342F0AED11D40FA3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B000000EAACBB1EF1181A4055F99E9108A94940EAACBB1EF1181A4055F99E9108A94940792FAD3C371B1A4082881E42A6A84940A48A879C631D1A40FBAEAD4445A84940D8C45D18441F1A4077137CD3F4A74940388D486F13211A4083667C04A3A7494072885D8022231A40E15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A8469EDACF281A4024731BC352A64940A8469EDACF281A4024731BC352A6494012D033AC98281A408833BF9A03A6494012D033AC98281A408833BF9A03A6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5000000082E45A8084E1A405AB9BCDEA2B64940082E45A8084E1A405AB9BCDEA2B64940017CA64D8B481A40F9A23D5E48B649408DBB9C6DC9451A408E5E0D501AB64940D8947549E6421A40C417DCC5EAB549404EF96B0D00401A4024980FADBAB5494002B38C1E093D1A40136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EAACBB1EF1181A4055F99E9108A94940EAACBB1EF1181A4055F99E9108A9494019247D5A45171A40B8CD548847A9494019247D5A45171A40B8CD548847A9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AE4786C1A1741A409120A68E9FBC4940AE4786C1A1741A409120A68E9FBC4940ECDFF599B3761A4049895DDBDBBC4940FF5B6ED51A771A4013BE52F1DABC4940042AD2B30F781A40EDE6F39BD3BC494030DAE2C432781A4073BAC7B7E6BC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70000003AE40BFF8E551A40B7A62F3A0FB849403AE40BFF8E551A40B7A62F3A0FB849406F4A79AD84561A40826962CB3CB849402AB1C6342E571A400DD06C0D5BB849405BD5928E72581A4053EDD3F198B84940BACB3450CF591A40B5D5F6C0D8B84940CA6BCABA245B1A40EE9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ADEE47403B861F40B54016FDFC214A40ADEE47403B861F40B54016FDFC214A4017D3F13DC8871F40DA5C908884224A409663B2B8FF881F40CD6B36A0EF224A4033E54350358A1F40F6A7435D5A234A4033E54350358A1F40F6A7435D5A23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C10000001C3E8E8B0FC824400FF62686E48049401C3E8E8B0FC824400FF62686E4804940FDFB8C0B07CA2440B64DF1B8A8804940D83A27AC43CC24402CDE23F664804940F8359204E1CE2440AEE584BF158049408ED948C8F6D02440AAEBF593D67F4940EB3DF08C11D424408E9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1A0000005707E52263C22340EF844D53BA7E49405707E52263C22340EF844D53BA7E4940C770D0B936BF2340DE6575615A7E49404BA9F00CBFBC234072FBE593157E494032D582CDEFBA2340DF2F0B92E37D4940FBD577D90AB92340E82E2EFAAF7D494050BC1468C1B52340E754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1E000000F0A65B7688F72340DDA799A4E87D4940F0A65B7688F72340DDA799A4E87D4940C28A53AD85F52340BD93AA48E07D494019F2BEE089F32340C289E8D7D67D49406C9BE27151F1234020042ED9C27D494070A24C593CEF2340D61F6118B07D494043B74DA72BEE234006A0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2100000075305173A82D2440BC59283EE37F494075305173A82D2440BC59283EE37F4940C821872DE22C2440D7581D948B7F4940B7099C114A2C24406AE85553487F49403D3FD69D382A2440A89D503EF37E4940CB5C2A807328244074B44F6CAA7E494046B75ED3832624404F3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7000000829A1029BC9223404A3E1B5EB5794940829A1029BC9223404A3E1B5EB579494003F1153834902340929CA7959D794940302DEA93DC8D234062D80693877949405AD3612AA28B23404FCBB4A2727949408E61A989998823403A059E20567949408E61A989998823403A0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E0000008E61A989998823403A059E20567949408E61A989998823403A059E2056794940641CC81FB18623404D8B55DEE97849409A34FC5D8E8523406235F169A9784940C5138B29A284234089F2052D247849409C487A62E78323403C08F0CCBA77494066CA3D13508323400E21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170000009846DD184C5124404406A85FD88149409846DD184C5124404406A85FD8814940CA7CF612195024407A9274CDE4814940AB460AC09A4E24404805A96FF48149400BFB2C85F64C2440AA317C9F05824940ED1AE3795F4B2440DDC545FF158249409A42E7357649244080A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E000000D80638CEB767244026B1FF95F0804940D80638CEB767244026B1FF95F08049405E4A5D328E652440475854C4E980494084B64192FE632440B387516BF5804940884A2366F6612440DBBB500A04814940A230838CDB5F24402CF933171381494092F76008EF5D2440E4D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2D0000009F0D542179C62440FCB6161C148149409F0D542179C62440FCB6161C1481494057CCADB59CC4244009CE740A4D814940FC7A19202CC22440544F30AD97814940551454F943C024400C34E900D2814940BF66B96C74BE244043D02C640982494026E9F582AABC2440923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D68ADB0D47E42940919F8D5C37484A40D68ADB0D47E42940919F8D5C37484A4045042D6EEDE2294065AFD2382F484A409956F95404E22940FADE3A5A30484A40FC3670821FE22940FF90185DF347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2000000D68ADB0D47E42940919F8D5C37484A40D68ADB0D47E42940919F8D5C37484A4088365BD482E6294059F4F34B69484A40959AE21698E62940E2FE6D60BC484A40150E7338A9E629406C1ED14E17494A40B9043B59C5E62940E6B6D8486D494A40B30E4757E9E629400E5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9000000BF61478897A020407CA1DBA6D3804840BF61478897A020407CA1DBA6D3804840AB3BBB2132A1204002C4B876FD804840689CE16135A1204038B81913078148402C22D45636A120400DD1D7E209814840EEF77AAD3AA1204042E7DABC16814840F8C19E1B3FA120404DD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43000000BE512B4CDF7F20404CC054D8B16C4840BE512B4CDF7F20404CC054D8B16C48401D1549055F7E20406967E2676D6C4840B33E8ADFB97C20401D098F91476C48408F22C6C6177C2040F0DD8BD4206C48400FA4E6069E7A20409665E31CD06B4840D3ECCBE37A792040EB3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45000000BF61478897A020407CA1DBA6D3804840BF61478897A020407CA1DBA6D3804840F1B9B8324DA12040A69AFE918E804840D5A535BC0FA2204068CD340642804840BEA19520C8A22040BC65E2B1FA7F48406724E76965A3204053729879BC7F48408C8E3FAC92A32040E6B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900000018ECE2C2BE3D204057E7F385495A484058B5FF5C8F3D204018EDF1423A5A48404C0D7E2C8E3C204062CE7D83405A4840B4999E0B7E3A2040E4D7B4F74E5A4840EFD176A79638204055C4E9245B5A48402280E552A636204012007734695A48400230F9FAB5342040DC31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A211B33C96A41F402EDD78372A4048406DF019E489A31F400C2252D32E404840380E61A17BA31F40096DDEDD6F404840380E61A17BA31F40096DDEDD6F40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BAD1FE6A597F204099FEDC19546C48407D934B885E7F2040541AD6F95C6C484022F2A7D7777F204081CE4994626C4840805D972BCD7F204036A094FF7F6C4840805D972BCD7F204036A094FF7F6C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ED4749216EA020402DA9255628814840F0045669E6A020401F12BEF737814840B70BCD751AA120409B2FE53224814840AE41A90716A12040FB7C94111781484027E60FBC10A12040860DAA68078148406B85E97B0DA12040BA5972CBFD804840BF61478897A020407CA1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60000007B698A00A7172140BC0276DABFB748407B698A00A7172140BC0276DABFB74840FCA71B28F0162140F712190C64B74840B3B96A9E231621400F95905907B748405487269A51152140FEE54988A8B6484018737C597F142140A0B998B047B648403817DA9486152140E67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100000015AA40D24C6C2A401BCE46F828574A4015AA40D24C6C2A401BCE46F828574A40E08A1FBEA76D2A400D99E1F54F574A40DE150B8D716F2A4093B0CAE083574A401092AA926D712A40B8239C16BC574A40BB87DFA870732A40B10518F1F8574A400FD76A0F7B752A4086A1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076BF706BAF52A401C1252126D504A40076BF706BAF52A401C1252126D504A40E113460E6CF82A40925ACDDF29504A40F06888CF42FB2A40725303CDE74F4A40651D8EAED2FD2A40F00687CDB64F4A405A6034D021012B40AF89BB30884F4A40B32781CD39042B40549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E000000B32781CD39042B40549F9A81804F4A40B32781CD39042B40549F9A81804F4A40A64BFF9254062B40CBF78C44684F4A4026A13E13AB082B40F9382E3E604F4A40FEE4DEB2F90A2B40D3753CC1594F4A40286C9AD2550D2B40604F8589504F4A405C5B785E2A0E2B40F68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60000008D2AC3B81B942A4061F3BBFAC2594A408D2AC3B81B942A4061F3BBFAC2594A404662821ABE952A40938E72309B594A400CDB0539DE972A407649E6A26B594A406839758AFA992A40F05F0FDC37594A40C4B1D3B4309C2A40220CF26904594A4031D461855B9E2A406910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DF14FB7035872A4039883144A9594A40DF14FB7035872A4039883144A9594A4020FF16AE58892A40100FBCB5A7594A40783DE2A1398C2A407C9DD497A5594A402A3E3E213B8F2A4069AD68739C594A4006114EB0A4912A40F00BF9B193594A408D2AC3B81B942A4061F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400000054D1B3B4AEF82340A26C25CF50E24A4054D1B3B4AEF82340A26C25CF50E24A40044AF9FF27F9234059D878550CE24A40F7CBC97921FA2340B9ED066315E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AA0000007E025765387423408D1F37484D254B409639A7A32D74234068F5C42929254B4002E77BFC94752340C5CDA96400254B405FD9603CDE772340526C6006BE244B404F1CE5057D7A2340BA6702EA72244B40363C6299237C2340DE9B3AEA43244B4045B86EEFBF7E2340837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4000000F7CBC97921FA2340B9ED066315E24A40B1C22D1F49F92340D5D97F530EE24A4054D1B3B4AEF82340A26C25CF50E24A4054D1B3B4AEF82340A26C25CF50E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F7CBC97921FA2340B9ED066315E24A40307EBF3D74FA2340C761D5C512E24A408399000D80FA23401DFC0E8F0EE24A406825ADF886FA23408900F1040CE24A400B4F43AF9AFA2340D49CBCC804E24A4071299DFEA2FA234041BB438A01E24A40F35597F848FB2340E59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37CC2B3295F52340B461A81EC4DF4A4037CC2B3295F52340B461A81EC4DF4A4037EB426271F623408C72C4B535E04A400C1A9F6E45F723401263E30BA4E04A40AAB3FFA61CF82340BB3D528E13E14A40D0AD2182BBF92340C4BE53B769E14A40F35597F848FB2340E59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C0000006F7143424A922340C1E5B16664DA4A406F7143424A922340C1E5B16664DA4A40AF9C18ED4C942340D03A996EC8DA4A4073497ABDA09623409DDD5A26C3DA4A40438E52AE95992340162D8A6885DA4A40647EC9213D9C234050D65EFA4DDA4A40A8F45D5B899E2340564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13E952E588D2340F35597F848D94A40C13E952E588D2340F35597F848D94A40702AAD1ADF8E23406E3656629ED94A4045C1E7E2CA9023400B7778190FDA4A406F7143424A922340C1E5B16664DA4A406F7143424A922340C1E5B16664D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6E8F392A92F2234055D68052FEDE4A406E8F392A92F2234055D68052FEDE4A40715CC64D0DF42340ED003E2E60DF4A4037CC2B3295F52340B461A81EC4DF4A4037CC2B3295F52340B461A81EC4DF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1000000152411757A892340DB1B7C6132D94A40152411757A892340DB1B7C6132D94A40F84086E9D6862340B9EC6BB823D94A40F19183C8D8832340A32996B613D94A40F4B6E3970B8223403DCFE9C3C4D84A401A8057152B8023403E80A03770D84A40D82AC1E2707E23405A3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31293E3E217B1A404E2EC6C03AA1494031293E3E217B1A404E2EC6C03AA14940FC92E8C0CD7D1A409D983FF042A14940D4AFBECB56801A40A888789043A149405C9EBDE94C801A40AEBEBA2A50A149401CC5CB54D9801A4042A17AB55BA1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12EEDF06C6EB2B406713BB1171A04A4012EEDF06C6EB2B406713BB1171A04A40E48B513294EA2B40D7C79E9850A04A402B093F2773EA2B40FCD703F74DA04A40FBDCBF6845EA2B40572F75464AA04A4072BFE8972DEA2B405378753348A04A405D4885A3FCE92B406760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6000000012EEDF06C6EB2B406713BB1171A04A4012EEDF06C6EB2B406713BB1171A04A40C9AEB48CD4EB2B404F779E78CEA04A409EF8C500E4EB2B402843FA9232A14A408DB62A89ECEB2B403B57941282A14A408816D9CEF7EB2B40CDECF318E5A14A40B73066A60FEC2B404FB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D424C2D0346A2B408E09319754454A40D424C2D0346A2B408E09319754454A404CA88537106B2B40226F5E413F454A405A0520A45D6B2B40493547B137454A40E1021AB6776B2B40B0D815E934454A407771C1D4596B2B40B98A9B021845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A000000D424C2D0346A2B408E09319754454A40D424C2D0346A2B408E09319754454A40499748B3C3692B40A11DCB16A4454A4007F357C85C692B40B7D9B342EC454A400184B46BE7682B401E68AACC39464A4048286CF58B682B40D875B9D27C464A40AC8207BC82672B40729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D00000068EA758BC0882B4026547078416D4A4068EA758BC0882B4026547078416D4A40BED2437E478A2B40948B31B08E6D4A4014BB1171CE8B2B4095206D2DDD6D4A4046685FD4498D2B40B151D66F266E4A404D987A27B08E2B40DAA6C2E96E6E4A40D7C3978922902B408564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8541064D7CBA2040BE8083E2ABF64940AEABB827FEBA20401F189BB1C3F64940B2A3CC6152BB204093A6E617CAF64940B2A3CC6152BB204093A6E617CAF6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9A00000041B8020AF594234049BC3C9D2B004A4041B8020AF594234049BC3C9D2B004A40CADFBDA3C6942340DFA63FFB91004A40A053909F8D942340E57FF277EF004A4012A3E716BA922340C6FD47A643014A4087C77E164B912340A741D13C80014A409A982EC4EA8F23407D3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E6E37F97BE4427400D40FE2D5C224A40E6E37F97BE4427400D40FE2D5C224A409E68B2DA574527405342B0AA5E224A4062C7DA3A934527400A2E56D460224A40FD304278B44527402813B70A62224A40EB515D6512462740B51D537765224A400695148E1F472740DC4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963A6D324FC327405CBA38E0A98A4A40963A6D324FC327405CBA38E0A98A4A40E59F747D7AC327409EB0694A578A4A40E59F747D7AC327409EB0694A578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657D17A53B42740AFEBBC32148C4A407657D17A53B42740AFEBBC32148C4A40C59272F739B627402B6629FE948B4A40C59272F739B627402B6629FE948B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95FF0C4075D2840126A865451E84A40795FF0C4075D2840126A865451E84A405B3FA2AE5A5E284038A04A7265E84A402319C27ABC5F2840572718526BE8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A0100007657D17A53B42740AFEBBC32148C4A407657D17A53B42740AFEBBC32148C4A409114EC1A88B42740D484ED27638C4A400443B170EDB32740927D9065C18C4A40A0573CF548B3274013109370218D4A40433EE8D9ACB22740C68EC6A17E8D4A4096F661180BB22740FAB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D010000E6E37F97BE4427400D40FE2D5C224A40E6E37F97BE4427400D40FE2D5C224A4061A7583508432740237FD5366A224A40F259434E04422740FD44AF50B5224A4048E8C2A3E840274045F6419605234A401E75CF1500422740950ED6FF39234A4093E0B2AFE1422740E01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63000000FCCA83F414B523402DC9A60128D34940FCCA83F414B523402DC9A60128D34940D03EA07DF6B523404EB6813B50D34940DD9E7B6A50B723402A6BE56F8CD34940BE83447F0DB92340B4CFBE4DDAD34940DEA74F17CEBA2340BCC50D0929D44940C1F4AC5A88BC234030E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500000034491737E0272240077FDE21ED414B4032900CDEFC2722405136E50AEF414B4066790DB04525224041F50F2219424B40CE6F986890222240333674B33F424B400E28E5FF9F202240D17D39B35D424B40075E2D77661E224019A7C6F07D424B40498E2A792B1D2240DA2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1600000017CA504549312240342D73AE813C4B4049C0E8F2E6302240B1DDE286843C4B40228A6E62ED3022409EC02ACD9C3C4B40E15927D30D3122406BE33E28DE3C4B40A7BB46263B312240B1CAE083323D4B40377AEBB24E33224096687F564F3D4B402ADDA7F45D33224067F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DEDCA9CA08B523403AC14879F7D24940DEDCA9CA08B523403AC14879F7D2494024EDEB6580B4234050B2309F07D34940710D220846B42340C10BB66C08D34940F8A177CF26B4234038E0F3C308D349409022A8DDE9B32340454421DD16D3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3000000DEDCA9CA08B523403AC14879F7D24940DEDCA9CA08B523403AC14879F7D24940A001F566D4B423405661D80693D24940FBA58F0AADB42340D30D5E0542D249403D693C6C7DB42340DD2E8F90DCD14940ADA92C0ABBB42340A4EF24D86ED1494076351E11F8B4234083C4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2279420AF917284002767F06E56549402279420AF917284002767F06E56549402B7E9DE5C3192840FC3FE2B2656549409F63F668601A284007E28629DB6449409F63F668601A284007E28629DB64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749AEA52A6A029400310E345CF6D494018A7107E989F29406401B8FE026E4940909F32A3C49F2940B8D507ED306E4940909F32A3C49F2940B8D507ED306E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5E043860D1B20407F385F9CBCAA4A40D38A6F287C1A204057C334C291AA4A403546EBA86A1A204091E91A7794AA4A405266834C321A2040159568249DAA4A402B2BF290CE19204048AAEFFCA2AA4A402B2BF290CE19204048AAEFFCA2A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014B01D8C2820408ACF9D60FF6D4A403014B01D8C2820408ACF9D60FF6D4A40F8713447562A20406B76EE87E96D4A40946342FBCA292040A83068D5E76D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37B7C6C29EE51C40C3F6BF69CAAC4A40F8E461A1D6E41C40593E8166C6AC4A40AACF1FE406E51C40708E84C7C8AC4A4025A0788489E51C40F09C77ADCEAC4A4032E884D041E71C40E37B35F6DBAC4A4032E884D041E71C40E37B35F6DBAC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DECCE847C31920408A58C4B0C3AA4A40DECCE847C31920408A58C4B0C3AA4A40CECA51DBE11A2040FC52E4B5B7AA4A409F0B7E761B1B20401224A58FAFAA4A40957B26A02E1B2040BAB601E9ACAA4A40C5E043860D1B20407F385F9CBCA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9B00000032E884D041E71C40E37B35F6DBAC4A4032E884D041E71C40E37B35F6DBAC4A40CE4B0F54D7EB1C406B46ABFF18AD4A40305A3629BBEF1C40B7C71C1549AD4A40782CB64945F31C40A6040EB276AD4A40DA3F4F0306F91C40ED4B361E6CAD4A406D1FF296ABFF1C407B8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B6000000E53FEE6CD91728409FFA511E27664940E53FEE6CD91728409FFA511E276649403FC516276319284032D527147D6649402F83D668DE1A284037774F79CF664940DD065A26681C2840EEE588C624674940B714EBAFB21D2840E1F9A0C26C674940D447E00F3F1F2840E41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E53FEE6CD91728409FFA511E27664940E53FEE6CD91728409FFA511E276649402279420AF917284002767F06E56549402279420AF917284002767F06E565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990000003014B01D8C2820408ACF9D60FF6D4A403014B01D8C2820408ACF9D60FF6D4A40952D9276A32720402ECA6C90496E4A40B952CF8250262040BC96900F7A6E4A4033FB3C4679262040871A8524B36E4A4008E8BE9CD9262040F35A09DD256F4A4018467A51BB27204055A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FFBD2A26F24A2740D0D751D9764449408D22B59ABF4B2740E5709CCA58444940A14ACD1E684D2740F665C4605944494084369435454F27400BC50C439A44494084369435454F27400BC50C439A44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8C00000084369435454F27400BC50C439A44494084369435454F27400BC50C439A444940AED62E127F512740E24856348C444940109B23867853274043E2C391AC4449404B992F8A795527400A617F23CB444940528AB1A778572740B8F99001EA444940281FCC37EC582740543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4000000C639EAE8B8BA1F4025EEB1F4A1214A40C639EAE8B8BA1F4025EEB1F4A1214A40DDC47F70F4BF1F408F84C7C8A3214A4030719AF4ADC51F40ED86C844A5214A40E447A1D1C2CA1F404CFF9254A6214A4011C8258E3CD01F40DA3D7958A8214A4069E388B5F8D41F406E5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500000075F0A721050A2040E191C20655204A4075F0A721050A2040E191C20655204A4046C4DED5BC0C2040DCD6BBE424204A4020F69DBA4D0F20402F2D3421F71F4A400E7DC1B865112040E6EE737CB41F4A409B9317998013204055601278711F4A4092393BBE62162040F584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E40C6A64FC342040146058FE7C214A40E40C6A64FC342040146058FE7C214A40FFB27BF2B03420400796C8AAAD214A406A41391B3C352040AE5CB928C4214A40DD257156443520400F322482CC214A4059723845BD3520405F945851D321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E000000C639EAE8B8BA1F4025EEB1F4A1214A40C639EAE8B8BA1F4025EEB1F4A1214A40BA30D28BDAB51F4073CBFDC4B7214A40E57FF277EFB01F4053A92391C7214A4072F4424B68AC1F40BCFAC275D6214A400B9B012EC8A61F409C2ED516E8214A40A530EF71A6A11F40219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CE0358E4D7871F40497DA367C4214A40CE0358E4D7871F40497DA367C4214A40ADEE47403B861F40B54016FDFC214A40ADEE47403B861F40B54016FDFC21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690000006A3708EEFEC32340B20C7826FCC14940E852B70E69C32340BB25DEA6E4C14940BEE02E562FC2234014FA4FEDC2C14940D83F999020C22340429EB87768C14940936EF02A10C22340BA1A344F09C149409CDE6A42FFC1234023B42FEAA4C04940CE1EC3BEF8C12340CA3C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EDD8F4A96C012A40815A502D882148402D17E07140012A40B2A4DC7D8E214840C8A64BB505022A40B6053A49A9214840C8A64BB505022A40B6053A49A921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8A64BB505022A40B6053A49A9214840C8A64BB505022A40B6053A49A9214840F07A1FFDE5012A40E5DB16C0EF214840C419B27048012A400A1C64ED4A224840F96FB9556B002A405AB44AFAC5224840F96FB9556B002A405AB44AFAC522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17D6B568B37E2940AFD461160A13484002D5E4CEF17E29403D612E4E21134840753BA011117F2940B70E0EF6261348407DF20B0ADE7F29405D3C17A1331348407DF20B0ADE7F29405D3C17A13313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600000018CF45E80C011F4030116F9D7F0C484018CF45E80C011F4030116F9D7F0C4840F7C6B546A9011F40CFCDED14610C4840E1A018B4EB011F40CD00BCAA580C4840B13FE48810021F40C35E72ED550C48402950C741E8011F407F2F0906570C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600000007DC4EB6DCB02540C43F11305FB0484007DC4EB6DCB02540C43F11305FB048405A8121AB5BB12540C60C9E53DAB04840B55950734DB025407480608E1EB148405332EF2719AF254016F3BDD06DB148405332EF2719AF254016F3BDD06DB1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400000041AF0B24ADAF25403422400079B048400FD6FF39CCAF25401CD8857A55B0484007DC4EB6DCB02540C43F11305FB0484007DC4EB6DCB02540C43F11305FB0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E000000EAEF00AA13FF29406EAAEE91CD254840EAEF00AA13FF29406EAAEE91CD2548405A7336D373012A404923B08394254840A4ECE35762042A4050A84CD64D254840E5E434FA87072A400B60CAC00125484071523D3EC6092A4046C71F56C9244840E0015427560C2A4024E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50000007DF20B0ADE7F29405D3C17A1331348407DF20B0ADE7F29405D3C17A133134840E93A43273A812940F7AD7BD058134840D5415E0F26812940A8E67283A11348400D457012397F294050D88F5E1E144840FC97FFEB377E294088DFA8705F14484002E264D12A7D2940A19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400000030AC43C5F4342A40D8CA9DE3575548401961E52BDC352A40833E479A2E554840D008DBF40C362A408A20CEC309554840C5628A28DC352A40B41E6393A15448407D17A53AD3362A402682829C41544840D7112CB3AD372A4041F10813EB5348403F912749D7382A40EEA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A824462AE71A2A406B7418DD8B224840A824462AE71A2A406B7418DD8B224840FA163147EA1C2A4092C547D5C0224840FA163147EA1C2A4092C547D5C022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D00000054FB1983F3BA2940EEEE01BA2F2A484054FB1983F3BA2940EEEE01BA2F2A4840B6CE09EB10BD2940286D05A8042A4840DF7EAFD7AABF2940D163EF20D1294840D0D556EC2FC32940DC43673E8C294840C9A7114427C52940204A0F9E642948402FDA88CC01C72940C82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B00000086611B4C1E1E2A40AFF83C354D22484086611B4C1E1E2A40AFF83C354D224840411768D201202A40FC404D8814224840A43E24D7A8222A4031B19EFFC3214840DE640A8CAB242A40EBA7A4F3862148400C3554D680262A40DE2EEA494F214840A9B3493437292A402FBC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A000000F96FB9556B002A405AB44AFAC5224840F96FB9556B002A405AB44AFAC52248402A386167AFFF2940B29A536E472348405431DF0BDDFE294010CB0B55D6234840BE1AFBED46FE29404751B17B3C244840858FD2B6ABFD2940A11DCB16A4244840BE6A65C22FFD2940A39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9FACBDF49BA2224083B5204A6A5B4B409FACBDF49BA2224083B5204A6A5B4B40C3A85AC125A22240F1B84D5D9E5B4B40015130630AA22240CDE5AB89AA5B4B404850A15F00A22240BF3FEFD7AE5B4B40F229077EEAA22240E65B0382A75B4B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7A32A42F29732340D69695815E254B407A32A42F29732340D69695815E254B401AD8CF07707323403BA92F4B3B254B405FA9786D80732340F0A7C64B37254B40CE72D9E89C732340F96871C630254B40C08DDEBAAC7323405592D0F12C254B407E025765387423408D1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6000000A7EE25E88A4D22401313D4F02D214B40A7EE25E88A4D22401313D4F02D214B40B9BC83E9C54E22404743215DC7204B40C344285BC94F2240BA2583ED71204B40E8363C180C5122403EA363BD07204B40E8363C180C5122403EA363BD07204B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4000000A2702B3816372240F520DF54E9174B4037E0980A963722404BC164F4ED174B4098E4DB16C03722409C1DA9BEF3174B40E84EB0FF3A3B22406E1393DC06184B4052538149E03D224007BBBC9415184B403F236CD333402240C52A943B22184B40AB0C3E2883422240839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A000000A7EE25E88A4D22401313D4F02D214B40A7EE25E88A4D22401313D4F02D214B404DD3B194764C2240F797DD9387214B40AF0D709C6F4B2240B353BD46DC214B40045F2C674A4A22404DFA7B293C224B4003E55BC41C492240A435ABE39D224B40B8A0AD39F6462240361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C342F7F6F89A2A40EF192E17961D4A40C342F7F6F89A2A40EF192E17961D4A40409F6DDA319A2A40316B18F4941D4A40409F6DDA319A2A40316B18F4941D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A0000000E6C9560714823400A151C5E102D4B400E6C9560714823400A151C5E102D4B40857CD0B359452340A87686A92D2D4B4055F833BC59432340221FF46C562D4B40EE4108C8974023408ECEF9298E2D4B4066941DD1F33D234001FFEFE3C32D4B40D28DB0A8883B2340B90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30000004AA4236F6F752340126C5CFFAE254B404AA4236F6F752340126C5CFFAE254B402D095053CB762340F81BEDB8E1254B40607AFB73D1782340919C4CDC2A264B40736A6798DA7A2340A70A462575264B4039B709F7CA7C23405A83F755B9264B4023C32ADEC87C2340E8F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7A32A42F29732340D69695815E254B407A32A42F29732340D69695815E254B40A011B6E91974234054E751F17F254B404AA4236F6F752340126C5CFFAE254B404AA4236F6F752340126C5CFFAE254B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2000000BA6B09F9A0072340F14C689258304B40BA6B09F9A0072340F14C689258304B4041D5E8D500052340CEA96400A8304B40E5D70FB1C102234082221631EC304B404A2A53CC41002340AE84EE9238314B40925CFE43FAFD22407FE200FA7D314B404A0F43AB93FB22403B3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C00000051EFF329116E22404B9869FB57F44A4051EFF329116E22404B9869FB57F44A400EEBD7E77B6F224032F43E4459F44A404406A85FD8702240BB8F920D5AF44A4000C80913467322403D821B295BF44A4096B6B8C66776224006ABA0585DF44A40487CDDD8A2772240507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0BB7249E42632240A75CB6AC70F44A40167AB3BC61652240774364A252F44A40B029464C3F672240177DAAAF53F44A40B07F8DDAB36922406414BA0155F44A40929158F7346C2240CE4EAB8D56F44A4051EFF329116E22404B9869FB57F44A4051EFF329116E22404B9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493B246BC3A72640CF818A4FA6B24840493B246BC3A72640CF818A4FA6B248405CB45B261EA726409211AB9A7BB24840840AB37515A72640A0EBB1E375B24840CA460A8B66A726408171CA985DB2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00000005B3DCC03FDFA2340EC34D25279E24A405B3DCC03FDFA2340EC34D25279E24A400863FA14B6FD23402BE8AC05ACE24A403B675595C7002440A3AFC513E6E24A40906F4AD466032440A8C6F07D16E34A40387D87ECCD052440C0DEB36444E34A400E00B0952B0724402034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300000069458AB7841224400992D2C7D7E64A4069458AB7841224400992D2C7D7E64A40E1E69EBF1A1524401937DA160AE74A4097CCB1BCAB162440E73686A526E74A40826ED4AF19192440298C779153E74A4091AEE309CE1A244090728B5473E74A40C803DBD2B41D244045C0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06C2C17E0452540DFCFDF3AB5F54A40706C2C17E0452540DFCFDF3AB5F54A40FA7486F3BA4725405C8F673CB6F54A406380D3776E4825406764811FA7F5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7CBC97921FA2340B9ED066315E24A400E0D309864F923406FC61FFB0FE24A40F934272F32F92340BD5EF5DB32E24A40F934272F32F92340BD5EF5DB32E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934272F32F92340BD5EF5DB32E24A40F934272F32F92340BD5EF5DB32E24A405B3DCC03FDFA2340EC34D25279E24A405B3DCC03FDFA2340EC34D25279E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100000001954FC7A67EC2140F817BC009A564B40CC2665F789EC214038482D3993564B40016A0F20E8ED2140ACA690D03B564B40D365D6F786EF2140E9AE3610DC554B408084BC7905F12140B5290DEB7C554B40DC0CDC2681F2214013865C0421554B4040AEC387C8F3214089D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31000000E9482465B4B821400F0985DA6C654B4005CB6CEB02B92140765D537B6C654B406C49A2F20ABB21400C433FAE68654B40D6613BCE23BD2140E059716028654B402BD1A3F32BBF21401D1B26BFEA644B40E5AC99C640C02140720CB73297644B4055EFBAC84EC12140B97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38B41204D97C2340E8E8A7EE8075494038B41204D97C2340E8E8A7EE807549407FB5B4649F7D23407947212466754940C11BD2A8C07D2340BCFA67BC63754940DB31B57C077E2340187642035B75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FC3670821FE22940FF90185DF3474A40C85E944506E22940076E934039484A40F275638BEEE22940553F259D37484A40D68ADB0D47E42940919F8D5C37484A40D68ADB0D47E42940919F8D5C3748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BE512B4CDF7F20404CC054D8B16C4840BE512B4CDF7F20404CC054D8B16C4840805D972BCD7F204036A094FF7F6C4840805D972BCD7F204036A094FF7F6C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6000000D3270351413320400C6366FA805A4840D3270351413320400C6366FA805A4840100C7B359B3220405A35632C2E5A48400CC79860DD312040F495F6BCD1594840611278712C312040444651B17B594840C4FD91335E302040A8FD7B95215948400F7F4DD6A82F2040D20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80E61A17BA31F40096DDEDD6F404840380E61A17BA31F40096DDEDD6F40484022753BFBCAA31F40608209922D404840A211B33C96A41F402EDD78372A40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62C32EE5D76A2A404F475BF0FD564A4062C32EE5D76A2A404F475BF0FD564A4015AA40D24C6C2A401BCE46F828574A4015AA40D24C6C2A401BCE46F82857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F35597F848FB2340E59590B4C0E14A40F35597F848FB2340E59590B4C0E14A400B15771783FA2340BFB44D96FFE14A405789682A7AFA2340114B146B02E24A40C66E9F5566FA23401937DA160AE24A4005B9D5BD5FFA2340D6B1A5A20CE24A40059CEFF153FA234016D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5000000C13E952E588D2340F35597F848D94A40C13E952E588D2340F35597F848D94A4070EF1AF4A58B23409FBE54223FD94A40152411757A892340DB1B7C6132D94A40152411757A892340DB1B7C6132D9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B00000012D033AC98281A408833BF9A03A6494012D033AC98281A408833BF9A03A649403CAAF5D95C281A40FE5B131CA8A54940C494EDE824281A40EC39443756A54940EA899DDFE62B1A40D1E9793716A549400F886B1041301A40429CE2CC0AA54940C36A2C616D341A40D75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AE4786C1A1741A409120A68E9FBC4940AE4786C1A1741A409120A68E9FBC4940FBA01D26D0761A4087E7001CD6BC4940D019074D01771A404B3FE1ECD6BC4940FF8062BF82771A403B70CE88D2BC4940C94D1E60F7771A40619AD832CFBC494030DAE2C432781A4073B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F000000A5DC7D8E8FEE2B406BF5D55581964A40A5DC7D8E8FEE2B406BF5D55581964A40DED506825BEE2B40DDB8C5FCDC964A40C09B6ED921EE2B408C67D0D03F974A401BDB6B41EFED2B40C3F869DC9B974A400573F4F8BDED2B40BD152E50F7974A40906AD8EF89ED2B40D60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5D4885A3FCE92B4067602E2947A04A40B700231E3FEA2B405BBD1EA743A04A4009A9DBD957EA2B4095FDA9A745A04A4016472FB484EA2B407634B33B49A04A405FD218ADA3EA2B4080D6FCF84BA04A4012EEDF06C6EB2B406713BB1171A04A4012EEDF06C6EB2B40671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7771C1D4596B2B40B98A9B0218454A404FC87322666B2B4082F057B730454A40F7AA3A504C6B2B40513239B533454A40E228D42E016B2B401E90847D3B454A40D424C2D0346A2B408E09319754454A40D424C2D0346A2B408E0931975445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D0000009727C6E86FB42340CB23C9BD0AF349409727C6E86FB42340CB23C9BD0AF3494003CA4BA36EB423403F16478A6DF349406E043D2F70B423401777CDF5C7F34940F06E6589CEB22340F80890FC1CF44940E9B1D2495BB123408AC67F2667F449401A8634CFB6AF23404840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0695148E1F472740DC45A3EF65224A4043C81E46AD4527409C1D047866224A404109D8B38C45274050B4064A65224A40D73D682C50452740FE7964BD62224A40E6E37F97BE4427400D40FE2D5C224A40E6E37F97BE4427400D40FE2D5C2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2319C27ABC5F2840572718526BE84A4036B973BC5D5E28404646072461E84A40795FF0C4075D2840126A865451E84A40795FF0C4075D2840126A865451E8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32E884D041E71C40E37B35F6DBAC4A4032E884D041E71C40E37B35F6DBAC4A406B662D05A4E51C40E6CC1BCCCBAC4A403D1FAF5120E51C404E2036A2C5AC4A4097AE601BF1E41C40CC61F71DC3AC4A4037B7C6C29EE51C40C3F6BF69CAAC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5E043860D1B20407F385F9CBCAA4A40A06120BE021B2040704B3F3CA6AA4A40D9898164F01A204027EF2DF6A8AA4A402BD780ADB71A20407082CA53B1AA4A40DECCE847C31920408A58C4B0C3AA4A40DECCE847C31920408A58C4B0C3A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2279420AF917284002767F06E56549402279420AF917284002767F06E565494096BABFD595162840C3082B5FE165494096BABFD595162840C3082B5FE165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909F32A3C49F2940B8D507ED306E4940909F32A3C49F2940B8D507ED306E494008944DB9C29F2940761085E0026E4940749AEA52A6A029400310E345CF6D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2B2BF290CE19204048AAEFFCA2AA4A402B2BF290CE19204048AAEFFCA2AA4A40367FA724461A204037D5A425A0AA4A4054B93FCD7F1A204024CB93B597AA4A4045B467E0911A2040611DC70F95AA4A40C5E043860D1B20407F385F9CBCA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946342FBCA292040A83068D5E76D4A408764123F102A204068F62FFFD76D4A403014B01D8C2820408ACF9D60FF6D4A403014B01D8C2820408ACF9D60FF6D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96BABFD595162840C3082B5FE165494096BABFD595162840C3082B5FE1654940E53FEE6CD91728409FFA511E27664940E53FEE6CD91728409FFA511E2766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8A0000005332EF2719AF254016F3BDD06DB148405332EF2719AF254016F3BDD06DB148401F903AF020B02540F92E4A75A6B14840DE2FB0D870B22540B586F7C19EB1484017F0D709D4B3254059141B9881B14840A59B69673DB52540E0BCDD3763B148405C36DF2D35B72540A00C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9B0645F300FE2940AB2C65749B2548409B0645F300FE2940AB2C65749B2548400FD8D5E429FF2940DA380774CB254840EAEF00AA13FF29406EAAEE91CD254840EAEF00AA13FF29406EAAEE91CD25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86611B4C1E1E2A40AFF83C354D22484086611B4C1E1E2A40AFF83C354D224840A824462AE71A2A406B7418DD8B224840A824462AE71A2A406B7418DD8B22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F000000A824462AE71A2A406B7418DD8B224840A824462AE71A2A406B7418DD8B22484078859911391C2A40E7E7E15F5F224840699FD854271D2A4045CF770140224840A56DFC89CA1E2A40C69ADBCE08224840D6EF784952202A408DD88239D5214840F7F29606D9212A40960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7DF20B0ADE7F29405D3C17A1331348407DF20B0ADE7F29405D3C17A1331348408A754FC35C7F2940349D42531B1348408D9B1A683E7F294054104DEA1513484017D6B568B37E2940AFD461160A13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A163147EA1C2A4092C547D5C0224840FA163147EA1C2A4092C547D5C022484086611B4C1E1E2A40AFF83C354D22484086611B4C1E1E2A40AFF83C354D22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9B0645F300FE2940AB2C65749B2548409B0645F300FE2940AB2C65749B254840B468F0ADFEFE29405BF10D85CF254840EAEF00AA13FF29406EAAEE91CD254840EAEF00AA13FF29406EAAEE91CD25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40000007A84E4AE6F392240155D7237E32F4B407A84E4AE6F392240155D7237E32F4B406D4D04BBAB382240A5E9A2D755304B40EE43DE72F5372240802C4487C0304B40CD261B6A6F372240C3F8C4950E314B4020402BD5AA362240B72A89EC83314B40C1FFFBF8F0352240CD6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9FACBDF49BA2224083B5204A6A5B4B409FACBDF49BA2224083B5204A6A5B4B403877AA3242A222406759411DA05B4B4097FD5F1A2BA222407FE60709AC5B4B40D162844B22A222403556AC2BB05B4B40F229077EEAA22240E65B0382A75B4B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7A32A42F29732340D69695815E254B407A32A42F29732340D69695815E254B40EB31DB5F877323408E87AD8F3D254B403A5D16139B732340B3F96EA939254B405570D3FAB6732340EC3EB61B33254B40F48C7DC9C6732340A79E605A2F254B407E025765387423408D1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06C2C17E0452540DFCFDF3AB5F54A40706C2C17E0452540DFCFDF3AB5F54A40BFD29E37BA4725402FDBF3A1B0F54A406380D3776E4825406764811FA7F5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934272F32F92340BD5EF5DB32E24A40F934272F32F92340BD5EF5DB32E24A40CA17B49080F92340B0AF75A911E24A40F7CBC97921FA2340B9ED066315E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130000003D85B762DAFE21408E4DE1F725524B403D85B762DAFE21408E4DE1F725524B40AABDE36FD6FF2140E8C41EDAC7514B40D10F7E3DBA002240D119620674514B40F80379D1B20122400650E7E50B514B406C7E575FB80222406AA2748EA6504B4038CAB040AA032240C25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FE4AE7C3B36422408D2C996379F44A40FE4AE7C3B36422408D2C996379F44A4003637D03936322406C85443580F44A40AF473C34876322405A48652F80F44A408D2C99637963224089CC012780F44A40410E4A98696322404E10751F80F44A400BB7249E42632240A75C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FE4AE7C3B36422408D2C996379F44A40FE4AE7C3B36422408D2C996379F44A40C778DED7926322403D693C6C7DF44A406E10F7A287632240B4E1557B7DF44A40BC0C5AA379632240A8A9656B7DF44A40C4EC65DB69632240D82D02637DF44A400BB7249E42632240A75C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D000000A0D2348F68CE20400C63E3D0084E4A40543D997FF4CD204060251FBB0B4E4A40C0AD60C037CE2040E8BFACF5EA4D4A40DBC01DA853CE2040467C2766BD4D4A40BC96900F7ACE204008E6E8F17B4D4A40D89E5912A0CE2040053411363C4D4A409F93DE37BECE2040E5B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2000000588E90813C3722406C73AD07DD174B40588E90813C3722406C73AD07DD174B404DEF2C8BD3362240879D730179174B403C889D29743622408ED4D6E319174B40931B45D61A3622408B02D8DBC1164B40740580CFB4352240927241C758164B40E0652BD43F352240652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5FE68585A460224085BB0E304EF44A405FE68585A460224085BB0E304EF44A403B8F8AFF3B6222409058E60874F44A403B8F8AFF3B6222409058E60874F4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1FCC37EC08592240E12E562F1AF54A401FCC37EC08592240E12E562F1AF54A4006CBC7A4755A2240542E9E8BD0F44A40FE4BAD52D55B22405D07623486F44A4065B9B601E95C22400902BFA14BF44A4023D0AAE0015F224009A062E64CF44A405FE68585A460224085B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0BB7249E42632240A75CB6AC70F44A40410E4A98696322404E10751F80F44A401A0E9590596322407D94111780F44A405186AA984A6322407D94111780F44A40C95DDFE23C632240CB5F6B0080F44A403B8F8AFF3B6222409058E60874F44A403B8F8AFF3B622240905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0BB7249E42632240A75CB6AC70F44A40C4EC65DB69632240D82D02637DF44A4043E966DA596322409D71755B7DF44A407A19C5724B632240D82D02637DF44A407012DE793D6322409139854B7DF44A403B8F8AFF3B6222409058E60874F44A403B8F8AFF3B622240905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50000004AE93EA5EF3A224038E5C06158FA4A404AE93EA5EF3A224038E5C06158FA4A400426CBA4E13B2240AFB9A3FFE5F94A40588BF447BD3C224000A13F7E80F94A4027B8A2DE9D3E22409D2BEF4F4EF94A400BB37515F74022405EFF09890FF94A4081EAC48ABF422240E78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3E54350358A1F40F6A7435D5A234A4033E54350358A1F40F6A7435D5A234A406FC1AD16338D1F40D2AF085971234A40CFD12535ED8E1F409FB4C3BC8123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9022A8DDE9B32340454421DD16D349409DEEE1372AB4234034AE6EAB0FD34940FE45D09849B42340E72ACC310FD34940AD18AE0E80B42340525788580ED34940DEDCA9CA08B523403AC14879F7D24940DEDCA9CA08B523403AC14879F7D2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2950C741E8011F407F2F0906570C4840D038C3C36A021F4041A9AC5C5E0C48401E6BEB4C46021F40BDBE2033610C484080D6A13FD9011F40205E7C76650C484018CF45E80C011F4030116F9D7F0C484018CF45E80C011F4030116F9D7F0C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0BB7249E42632240A75CB6AC70F44A40167AB3BC61652240774364A252F44A40FE4AE7C3B36422408D2C996379F44A40FE4AE7C3B36422408D2C996379F4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B0000004B1A48BCE1332240139D6516A1FD4A404B1A48BCE1332240139D6516A1FD4A407E6BCC90CF342240F366C3503DFD4A4095B48762973522404D82DCEADEFC4A40A11749168B36224034B67CC96BFC4A40F4CC261B6A372240114B146B02FC4A4065202AE851382240917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A0000006000868A162D2240C7AEA3607C004B406000868A162D2240C7AEA3607C004B40BAA46ABB092E2240D8C68E7C14004B406E5E8BCC122F22407CB779E3A4FF4A4001906EDFFE2F22407A52CB7B41FF4A401FD72BD1FE3022407BF18F08D7FE4A40398485EEED312240E9B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F00000030CE29125D152240AFC623021F0B4B4030CE29125D152240AFC623021F0B4B4045B3FC0AE314224005E67C0CB10A4B40E593BA09631422403AB764B03D0A4B40903E9C76E7132240FC4A3151CE094B40B582F0B270132240DAB7EE4163094B4006D7DCD1FF122240253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B000000EB1AD24D071B22408A624DC00A154B40EB1AD24D071B22408A624DC00A154B4060747973B81A224008E1760D9F144B40032670EB6E1A224004C93B8732144B409BA5AEC6231A2240FD982034CC134B40CF577F3AD4192240D289A9995A134B40576D48ED8F1922400B9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3886B57EB5AA1D40C4FE8BAF80BA49409D723BEA9EAB1D40769D578682BA4940B8770DFAD2AB1D402EFFC64384BA4940C29CEADA28AC1D40EB03C93B87BA4940E15BFD7D6BAC1D40D245F93889BA49400EEE186888AC1D4078561C188ABA49406E6C1BEB87AD1D407B8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3E54350358A1F40F6A7435D5A234A4033E54350358A1F40F6A7435D5A234A40113AE8120E8D1F407710E09975234A40CFD12535ED8E1F409FB4C3BC8123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B4FA34385BF21940E83D84A746B04940A0AE4912DFF41940633F30ECD5AF49409DB6EB4A70F71940FDA776E162AF49402F2EFAAF18FA1940531A7B40EAAE494098A7D1B7BBFC1940BCC9CC6572AE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F00000098A7D1B7BBFC1940BCC9CC6572AE494056850662D9FC1940938A6B216DAE494041571124A5FF1940B5577AC8EFAD49403AF306F3B2011A40768071BA76AD49402CB6EE8BF0031A40D5997B48F8AC49408DA3CDCC27061A4099220A7778AC494065D46B6924081A40C3E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40000005332EF2719AF254016F3BDD06DB148401F903AF020B02540F92E4A75A6B14840DE2FB0D870B22540B586F7C19EB1484017F0D709D4B3254059141B9881B14840A59B69673DB52540E0BCDD3763B148405C36DF2D35B72540A00C44053DB14840B2DE03CF18B92540577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5000000CA4BA36E0C0E26409C85E2337EAD4840C270091BF90F26401B7739DB92AD484007F1811DFF112640B01AF09EA8AD48407CB94F8E02142640EDD401B5BDAD484051F1C9D46E1526405CC933D4CDAD48408ECAF21A601726408C4A8F4BC1AD484097A88361651926401B1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C0000006D0CF09359AB2040F79A79CD06094A40B5BCBC4A88AB2040667330F6B9084A40B9B0C975AEAB20408591031B7C084A40B9D1B650E8AB2040AC2D86BC2F084A4017BE199018AC20408B901557F0074A4098F1006086AC20401347C3CEB9074A407FD470DB08AD20404E7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60000009D3C2C4DACBB20404410B9E4FE014A40042ED9C23DBC204085D21742CE014A40A022E2410EBD2040F164DC7987014A40D514B7C0D4BD20409C64F55844014A400A078C3F9BBE2040881F52C202014A40BE82D9A95EBF204027B330FAC0004A40F60A0BEE07C020408CB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3000000010200000002000000E5057D8E347922408A86D6D4C3F24A40DCED1FB0177B2240B11303C9E0F24A40010200000004000000AB42FB06A16722406CE0F4C8A1F24A407A47D7964B6822401CA4969CC9F24A40EA99B91B9F682240C7511443CDF24A40183CF14174692240808868CFC0F24A4001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7000000010200000029000000E9EB4F4C182C1E40878BC76003BA4940BB8509FE122C1E40DC37521102BA49406685C7235D301E40F312526D26BA4940EEF9505898341E40FAD687F546BA49404FF4AF9B08391E4069A961646EBA49403122F6AEE63D1E40B3FB445497BA4940CE5E6C109C411E4061A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3000000010200000016000000C447C494489A1A40291C8BB7DFC6494016342DB1329A1A40A5D299C5D5C649405057772CB6991A407F50172994C6494084F34EAA22991A40D32A44D14DC64940959169238D981A402D3EAA0606C6494069E1575128981A400CCC0A45BAC54940626FBD01C1971A40E62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400000001020000000E0000008A592F8672A21A402298593AD5CA49406BECB71BE9A11A40220A1CBFA6CA4940A8D71CD60AA11A40AC1C5A643BCA49406153E751F19F1A40A366FE87AAC949406043CB15399F1A407685E39E53C94940E502E154B59E1A40B2BBE58F0EC949407EACE0B7219E1A40F69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40000000102000000020000006A6391CB24AB2040A08B868C47094A406D0CF09359AB2040F79A79CD06094A4001020000000600000059723845BD3520405F945851D3214A408671DCCE63352040B04390DECB214A4084CF7B084F352040B6B28EF4B3214A40467BBC900E3720400E17B9A7AB214A402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200000001020000001700000018CF45E80C011F4030116F9D7F0C48408768BE94CB001F4012B2E20ADE0C4840DBE3857478001F4087962B723E0D4840781211FE45001F407742F9CCA30D4840202E94A707001F402A125D610B0E4840FC41B85DC3FF1E4039DD0DFD6E0E4840CB68E4F38AFF1E40C54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4000000010200000007000000D38668194E2628406EE34F5436A648405FCF7C73242828409E7B0F971CA64840CA2C8C3E30292840F271B73533A648402155B9F53F292840F8A4B84F33A64840A279A5D1892928401CA9ADC733A648409DA38E8EAB292840636F18BB33A64840BBEF0B431D2A2840230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5" office:value-type="string" calcext:value-type="string">
            <text:p>BBPl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90000000102000000030000007E07C21FC33A28406D829D98C9D048407B8505F7033A28408A6F7209D1D048401A94C4ED2B3A2840B6E276C311D1484001020000000B000000FFB1B5638F292840A30B451559D54840B5EACE6E882C28402E02637D03D54840DFC83CF2072F2840019A52A8B8D4484096 (...)</text:p>
          </table:table-cell>
          <table:table-cell table:number-columns-repeated="1012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Rückbau neu'.A188:'Rückbau neu'.I239" table:contains-header="false">
          <table:sort>
            <table:sort-by table:field-number="8" table:data-type="automatic"/>
          </table:sort>
        </table:database-range>
        <table:database-range table:name="__Anonymous_Sheet_DB__4" table:target-range-address="'Rückbau insgesamt'.A2:'Rückbau insgesamt'.L53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.00.0000</text:date>, <text:time style:data-style-name="N2" text:time-value="09:10:15.42219139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ückbau_20_nach_20_sql" style:display-name="PageStyle_Rückbau nach sq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P2035_5f_B2" style:display-name="PageStyle_NEP2035_B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P2035_5f_confirmed" style:display-name="PageStyle_NEP2035_confirme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ls</meta:initial-creator>
    <meta:creation-date>2017-12-13T08:49:50</meta:creation-date>
    <dc:date>2018-01-11T15:44:38.692455558</dc:date>
    <meta:editing-duration>PT7H2M59S</meta:editing-duration>
    <meta:generator>LibreOffice/5.1.6.2$Linux_X86_64 LibreOffice_project/10m0$Build-2</meta:generator>
    <meta:editing-cycles>36</meta:editing-cycles>
    <meta:document-statistic meta:table-count="5" meta:cell-count="690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